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6641832">
            <text:p>-0,2664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26562947">
            <text:p>-0,2656</text:p>
          </table:table-cell>
          <table:table-cell>
            <draw:frame table:end-cell-address="Sheet1.G17" table:end-x="0.096cm" table:end-y="0.45cm" draw:z-index="0" svg:width="7.999cm" svg:height="6.999cm" svg:x="1.128cm" svg:y="0.225cm">
              <draw:object draw:notify-on-update-of-ranges="Sheet1.A1:Sheet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2623878">
            <text:p>-0,2624</text:p>
          </table:table-cell>
          <table:table-cell table:number-columns-repeated="11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2589179">
            <text:p>-0,2589</text:p>
          </table:table-cell>
          <table:table-cell table:number-columns-repeated="11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25888826">
            <text:p>-0,2589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5260666">
            <text:p>-0,252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24792298">
            <text:p>-0,2479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4429949">
            <text:p>-0,244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429028">
            <text:p>-0,2429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24272866">
            <text:p>-0,242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23941226">
            <text:p>-0,239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23631065">
            <text:p>-0,236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22533242">
            <text:p>-0,225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2214392">
            <text:p>-0,221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21804694">
            <text:p>-0,2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2182862">
            <text:p>-0,218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21528309">
            <text:p>-0,215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21347882">
            <text:p>-0,213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21172115">
            <text:p>-0,2117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21147978">
            <text:p>-0,2115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20936966">
            <text:p>-0,2094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2071997">
            <text:p>-0,2072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20757647">
            <text:p>-0,2076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20496299">
            <text:p>-0,205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20311711">
            <text:p>-0,2031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20312193">
            <text:p>-0,2031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20048989">
            <text:p>-0,2005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9725232">
            <text:p>-0,1973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9487327">
            <text:p>-0,1949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9138988">
            <text:p>-0,1914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891407">
            <text:p>-0,1891</text:p>
          </table:table-cell>
          <table:table-cell table:style-name="ce1" office:value-type="float" office:value="-0.24701801">
            <text:p>-0,247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8714323">
            <text:p>-0,1871</text:p>
          </table:table-cell>
          <table:table-cell table:style-name="ce1" office:value-type="float" office:value="-0.25591565">
            <text:p>-0,2559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8558797">
            <text:p>-0,1856</text:p>
          </table:table-cell>
          <table:table-cell table:style-name="ce1" office:value-type="float" office:value="-0.25285765">
            <text:p>-0,2529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8423543">
            <text:p>-0,1842</text:p>
          </table:table-cell>
          <table:table-cell table:style-name="ce1" office:value-type="float" office:value="-0.24818318">
            <text:p>-0,2482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8327553">
            <text:p>-0,1833</text:p>
          </table:table-cell>
          <table:table-cell table:style-name="ce1" office:value-type="float" office:value="-0.24439233">
            <text:p>-0,2444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860164">
            <text:p>-0,186</text:p>
          </table:table-cell>
          <table:table-cell table:style-name="ce1" office:value-type="float" office:value="-0.23764325">
            <text:p>-0,2376</text:p>
          </table:table-cell>
          <table:table-cell table:formula="oooc:=[.B36]-[.C36]" office:value-type="float" office:value="0.05162685">
            <text:p>0,051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1870305">
            <text:p>-0,187</text:p>
          </table:table-cell>
          <table:table-cell table:style-name="ce1" office:value-type="float" office:value="-0.23865735">
            <text:p>-0,2387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1876323">
            <text:p>-0,1876</text:p>
          </table:table-cell>
          <table:table-cell table:style-name="ce1" office:value-type="float" office:value="-0.23925915">
            <text:p>-0,2393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18158684">
            <text:p>-0,1816</text:p>
          </table:table-cell>
          <table:table-cell table:style-name="ce1" office:value-type="float" office:value="-0.23321369">
            <text:p>-0,2332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17723274">
            <text:p>-0,1772</text:p>
          </table:table-cell>
          <table:table-cell table:style-name="ce1" office:value-type="float" office:value="-0.22885959">
            <text:p>-0,2289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17116587">
            <text:p>-0,1712</text:p>
          </table:table-cell>
          <table:table-cell table:style-name="ce1" office:value-type="float" office:value="-0.22279272">
            <text:p>-0,222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16593094">
            <text:p>-0,1659</text:p>
          </table:table-cell>
          <table:table-cell table:style-name="ce1" office:value-type="float" office:value="-0.21755779">
            <text:p>-0,217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15981782">
            <text:p>-0,1598</text:p>
          </table:table-cell>
          <table:table-cell table:style-name="ce1" office:value-type="float" office:value="-0.21144467">
            <text:p>-0,2114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15504854">
            <text:p>-0,155</text:p>
          </table:table-cell>
          <table:table-cell table:style-name="ce1" office:value-type="float" office:value="-0.20667539">
            <text:p>-0,2067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15394557">
            <text:p>-0,1539</text:p>
          </table:table-cell>
          <table:table-cell table:style-name="ce1" office:value-type="float" office:value="-0.20557242">
            <text:p>-0,2056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14767094">
            <text:p>-0,1477</text:p>
          </table:table-cell>
          <table:table-cell table:style-name="ce1" office:value-type="float" office:value="-0.19929779">
            <text:p>-0,1993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14169075">
            <text:p>-0,1417</text:p>
          </table:table-cell>
          <table:table-cell table:style-name="ce1" office:value-type="float" office:value="-0.1933176">
            <text:p>-0,1933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13484457">
            <text:p>-0,1348</text:p>
          </table:table-cell>
          <table:table-cell table:style-name="ce1" office:value-type="float" office:value="-0.18647142">
            <text:p>-0,1865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13018593">
            <text:p>-0,1302</text:p>
          </table:table-cell>
          <table:table-cell table:style-name="ce1" office:value-type="float" office:value="-0.18181278">
            <text:p>-0,1818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12776532">
            <text:p>-0,1278</text:p>
          </table:table-cell>
          <table:table-cell table:style-name="ce1" office:value-type="float" office:value="-0.17939217">
            <text:p>-0,179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12613383">
            <text:p>-0,1261</text:p>
          </table:table-cell>
          <table:table-cell table:style-name="ce1" office:value-type="float" office:value="-0.17776068">
            <text:p>-0,1778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12002972">
            <text:p>-0,12</text:p>
          </table:table-cell>
          <table:table-cell table:style-name="ce1" office:value-type="float" office:value="-0.17165657">
            <text:p>-0,1717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1153803">
            <text:p>-0,1154</text:p>
          </table:table-cell>
          <table:table-cell table:style-name="ce1" office:value-type="float" office:value="-0.16700715">
            <text:p>-0,167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10974394">
            <text:p>-0,1097</text:p>
          </table:table-cell>
          <table:table-cell table:style-name="ce1" office:value-type="float" office:value="-0.16137079">
            <text:p>-0,1614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10343651">
            <text:p>-0,1034</text:p>
          </table:table-cell>
          <table:table-cell table:style-name="ce1" office:value-type="float" office:value="-0.15506336">
            <text:p>-0,1551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09706028">
            <text:p>-0,0971</text:p>
          </table:table-cell>
          <table:table-cell table:style-name="ce1" office:value-type="float" office:value="-0.14868713">
            <text:p>-0,1487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09053794">
            <text:p>-0,0905</text:p>
          </table:table-cell>
          <table:table-cell table:style-name="ce1" office:value-type="float" office:value="-0.14216479">
            <text:p>-0,1422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08068039">
            <text:p>-0,0807</text:p>
          </table:table-cell>
          <table:table-cell table:style-name="ce1" office:value-type="float" office:value="-0.13230724">
            <text:p>-0,1323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07293879">
            <text:p>-0,0729</text:p>
          </table:table-cell>
          <table:table-cell table:style-name="ce1" office:value-type="float" office:value="-0.12456564">
            <text:p>-0,1246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06445037">
            <text:p>-0,0645</text:p>
          </table:table-cell>
          <table:table-cell table:style-name="ce1" office:value-type="float" office:value="-0.11607722">
            <text:p>-0,1161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5387719">
            <text:p>-0,0539</text:p>
          </table:table-cell>
          <table:table-cell table:style-name="ce1" office:value-type="float" office:value="-0.10550404">
            <text:p>-0,1055</text:p>
          </table:table-cell>
          <table:table-cell table:style-name="ce1" office:value-type="float" office:value="-0.09476205">
            <text:p>-0,0948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404746">
            <text:p>-0,0405</text:p>
          </table:table-cell>
          <table:table-cell table:style-name="ce1" office:value-type="float" office:value="-0.09210145">
            <text:p>-0,0921</text:p>
          </table:table-cell>
          <table:table-cell table:style-name="ce1" office:value-type="float" office:value="-0.09042818">
            <text:p>-0,0904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-0.03194979">
            <text:p>-0,0319</text:p>
          </table:table-cell>
          <table:table-cell table:style-name="ce1" office:value-type="float" office:value="-0.08357664">
            <text:p>-0,0836</text:p>
          </table:table-cell>
          <table:table-cell table:style-name="ce1" office:value-type="float" office:value="-0.09352223">
            <text:p>-0,0935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-0.02403819">
            <text:p>-0,024</text:p>
          </table:table-cell>
          <table:table-cell table:style-name="ce1" office:value-type="float" office:value="-0.07566504">
            <text:p>-0,0757</text:p>
          </table:table-cell>
          <table:table-cell table:style-name="ce1" office:value-type="float" office:value="-0.07494183">
            <text:p>-0,0749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-0.01693352">
            <text:p>-0,0169</text:p>
          </table:table-cell>
          <table:table-cell table:style-name="ce1" office:value-type="float" office:value="-0.06856037">
            <text:p>-0,0686</text:p>
          </table:table-cell>
          <table:table-cell table:style-name="ce1" office:value-type="float" office:value="-0.0673326">
            <text:p>-0,0673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-0.01129987">
            <text:p>-0,0113</text:p>
          </table:table-cell>
          <table:table-cell table:style-name="ce1" office:value-type="float" office:value="-0.06292672">
            <text:p>-0,0629</text:p>
          </table:table-cell>
          <table:table-cell table:style-name="ce1" office:value-type="float" office:value="-0.05163952">
            <text:p>-0,0516</text:p>
          </table:table-cell>
          <table:table-cell table:formula="oooc:=[.B66]-[.D66]" office:value-type="float" office:value="0.04033965">
            <text:p>0,0403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0.0121624">
            <text:p>0,0122</text:p>
          </table:table-cell>
          <table:table-cell/>
          <table:table-cell table:style-name="ce1" office:value-type="float" office:value="-0.02817725">
            <text:p>-0,0282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0.02663182">
            <text:p>0,0266</text:p>
          </table:table-cell>
          <table:table-cell/>
          <table:table-cell table:style-name="ce1" office:value-type="float" office:value="-0.01370783">
            <text:p>-0,0137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0.03432392">
            <text:p>0,0343</text:p>
          </table:table-cell>
          <table:table-cell/>
          <table:table-cell table:style-name="ce1" office:value-type="float" office:value="-0.00601573">
            <text:p>-0,006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0.04358252">
            <text:p>0,0436</text:p>
          </table:table-cell>
          <table:table-cell/>
          <table:table-cell table:style-name="ce1" office:value-type="float" office:value="0.00324286999999999">
            <text:p>0,0032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0.04969798">
            <text:p>0,0497</text:p>
          </table:table-cell>
          <table:table-cell/>
          <table:table-cell table:style-name="ce1" office:value-type="float" office:value="0.00935833">
            <text:p>0,0094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4891748">
            <text:p>0,0489</text:p>
          </table:table-cell>
          <table:table-cell/>
          <table:table-cell table:style-name="ce1" office:value-type="float" office:value="0.00857783000000001">
            <text:p>0,0086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0.04137329">
            <text:p>0,0414</text:p>
          </table:table-cell>
          <table:table-cell/>
          <table:table-cell table:style-name="ce1" office:value-type="float" office:value="0.00103364">
            <text:p>0,001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0.05547612">
            <text:p>0,0555</text:p>
          </table:table-cell>
          <table:table-cell/>
          <table:table-cell table:style-name="ce1" office:value-type="float" office:value="0.01513647">
            <text:p>0,0151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07069918">
            <text:p>0,0707</text:p>
          </table:table-cell>
          <table:table-cell/>
          <table:table-cell table:style-name="ce1" office:value-type="float" office:value="0.03035953">
            <text:p>0,0304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06761609">
            <text:p>0,0676</text:p>
          </table:table-cell>
          <table:table-cell/>
          <table:table-cell table:style-name="ce1" office:value-type="float" office:value="0.02727644">
            <text:p>0,0273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06740527">
            <text:p>0,0674</text:p>
          </table:table-cell>
          <table:table-cell/>
          <table:table-cell table:style-name="ce1" office:value-type="float" office:value="0.02706562">
            <text:p>0,0271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08371095">
            <text:p>0,0837</text:p>
          </table:table-cell>
          <table:table-cell/>
          <table:table-cell table:style-name="ce1" office:value-type="float" office:value="0.0433713">
            <text:p>0,0434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0.07290345">
            <text:p>0,0729</text:p>
          </table:table-cell>
          <table:table-cell/>
          <table:table-cell table:style-name="ce1" office:value-type="float" office:value="0.0325638">
            <text:p>0,0326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0.08185966">
            <text:p>0,0819</text:p>
          </table:table-cell>
          <table:table-cell/>
          <table:table-cell table:style-name="ce1" office:value-type="float" office:value="0.04152001">
            <text:p>0,0415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0.07867181">
            <text:p>0,0787</text:p>
          </table:table-cell>
          <table:table-cell/>
          <table:table-cell table:style-name="ce1" office:value-type="float" office:value="0.03833216">
            <text:p>0,0383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09013973">
            <text:p>0,0901</text:p>
          </table:table-cell>
          <table:table-cell/>
          <table:table-cell table:style-name="ce1" office:value-type="float" office:value="0.04980008">
            <text:p>0,0498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0.10063527">
            <text:p>0,1006</text:p>
          </table:table-cell>
          <table:table-cell/>
          <table:table-cell table:style-name="ce1" office:value-type="float" office:value="0.06029562">
            <text:p>0,0603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11207417">
            <text:p>0,1121</text:p>
          </table:table-cell>
          <table:table-cell/>
          <table:table-cell table:style-name="ce1" office:value-type="float" office:value="0.07173452">
            <text:p>0,0717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11881845">
            <text:p>0,1188</text:p>
          </table:table-cell>
          <table:table-cell/>
          <table:table-cell table:style-name="ce1" office:value-type="float" office:value="0.0784788">
            <text:p>0,0785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12621051">
            <text:p>0,1262</text:p>
          </table:table-cell>
          <table:table-cell/>
          <table:table-cell table:style-name="ce1" office:value-type="float" office:value="0.08587086">
            <text:p>0,085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13593821">
            <text:p>0,1359</text:p>
          </table:table-cell>
          <table:table-cell/>
          <table:table-cell table:style-name="ce1" office:value-type="float" office:value="0.09559856">
            <text:p>0,0956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14502496">
            <text:p>0,145</text:p>
          </table:table-cell>
          <table:table-cell/>
          <table:table-cell table:style-name="ce1" office:value-type="float" office:value="0.10468531">
            <text:p>0,1047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14220579">
            <text:p>0,1422</text:p>
          </table:table-cell>
          <table:table-cell/>
          <table:table-cell table:style-name="ce1" office:value-type="float" office:value="0.10186614">
            <text:p>0,1019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1523963">
            <text:p>0,1524</text:p>
          </table:table-cell>
          <table:table-cell/>
          <table:table-cell table:style-name="ce1" office:value-type="float" office:value="0.11205665">
            <text:p>0,1121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15882701">
            <text:p>0,1588</text:p>
          </table:table-cell>
          <table:table-cell/>
          <table:table-cell table:style-name="ce1" office:value-type="float" office:value="0.11848736">
            <text:p>0,1185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16614257">
            <text:p>0,1661</text:p>
          </table:table-cell>
          <table:table-cell/>
          <table:table-cell table:style-name="ce1" office:value-type="float" office:value="0.12580292">
            <text:p>0,1258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16778864">
            <text:p>0,1678</text:p>
          </table:table-cell>
          <table:table-cell/>
          <table:table-cell table:style-name="ce1" office:value-type="float" office:value="0.12744899">
            <text:p>0,1274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17159155">
            <text:p>0,1716</text:p>
          </table:table-cell>
          <table:table-cell/>
          <table:table-cell table:style-name="ce1" office:value-type="float" office:value="0.1312519">
            <text:p>0,1313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18167605">
            <text:p>0,1817</text:p>
          </table:table-cell>
          <table:table-cell/>
          <table:table-cell table:style-name="ce1" office:value-type="float" office:value="0.1413364">
            <text:p>0,1413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1891833">
            <text:p>0,1892</text:p>
          </table:table-cell>
          <table:table-cell/>
          <table:table-cell table:style-name="ce1" office:value-type="float" office:value="0.14884365">
            <text:p>0,1488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1695457">
            <text:p>-0,217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22084923">
            <text:p>-0,2208</text:p>
          </table:table-cell>
          <table:table-cell>
            <draw:frame table:end-cell-address="Sheet1.G117" table:end-x="0.096cm" table:end-y="0.451cm" draw:z-index="1" svg:width="7.999cm" svg:height="6.999cm" svg:x="1.128cm" svg:y="0.225cm">
              <draw:object draw:notify-on-update-of-ranges="Sheet1.A101:Sheet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22440707">
            <text:p>-0,2244</text:p>
          </table:table-cell>
          <table:table-cell table:number-columns-repeated="11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22723219">
            <text:p>-0,2272</text:p>
          </table:table-cell>
          <table:table-cell table:number-columns-repeated="11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22952303">
            <text:p>-0,2295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3225619">
            <text:p>-0,232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23568302">
            <text:p>-0,235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4001742">
            <text:p>-0,2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4558022">
            <text:p>-0,245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24570768">
            <text:p>-0,245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24858663">
            <text:p>-0,248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25138962">
            <text:p>-0,251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26052492">
            <text:p>-0,260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26476129">
            <text:p>-0,264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26943589">
            <text:p>-0,269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27072425">
            <text:p>-0,270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27118862">
            <text:p>-0,271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27266435">
            <text:p>-0,2727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2735421">
            <text:p>-0,2735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27440066">
            <text:p>-0,2744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27540773">
            <text:p>-0,2754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27555047">
            <text:p>-0,275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27282186">
            <text:p>-0,2728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27356528">
            <text:p>-0,2736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27544421">
            <text:p>-0,2754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27477464">
            <text:p>-0,2748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27557989">
            <text:p>-0,2756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274667">
            <text:p>-0,2747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27464326">
            <text:p>-0,2746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27283432">
            <text:p>-0,2728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27192498">
            <text:p>-0,2719</text:p>
          </table:table-cell>
          <table:table-cell table:style-name="ce1" office:value-type="float" office:value="-0.32615935">
            <text:p>-0,3262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27066413">
            <text:p>-0,2707</text:p>
          </table:table-cell>
          <table:table-cell table:style-name="ce1" office:value-type="float" office:value="-0.3132028">
            <text:p>-0,3132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26723454">
            <text:p>-0,2672</text:p>
          </table:table-cell>
          <table:table-cell table:style-name="ce1" office:value-type="float" office:value="-0.3116944">
            <text:p>-0,311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26563079">
            <text:p>-0,2656</text:p>
          </table:table-cell>
          <table:table-cell table:style-name="ce1" office:value-type="float" office:value="-0.308938">
            <text:p>-0,3089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26661058">
            <text:p>-0,2666</text:p>
          </table:table-cell>
          <table:table-cell table:style-name="ce1" office:value-type="float" office:value="-0.30334488">
            <text:p>-0,303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26846588">
            <text:p>-0,2685</text:p>
          </table:table-cell>
          <table:table-cell table:style-name="ce1" office:value-type="float" office:value="-0.29946737">
            <text:p>-0,2995</text:p>
          </table:table-cell>
          <table:table-cell table:formula="oooc:=[.B136]-[.C136]" office:value-type="float" office:value="0.03100149">
            <text:p>0,03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26422404">
            <text:p>-0,2642</text:p>
          </table:table-cell>
          <table:table-cell table:style-name="ce1" office:value-type="float" office:value="-0.29522553">
            <text:p>-0,2952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26403762">
            <text:p>-0,264</text:p>
          </table:table-cell>
          <table:table-cell table:style-name="ce1" office:value-type="float" office:value="-0.29503911">
            <text:p>-0,295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26203535">
            <text:p>-0,262</text:p>
          </table:table-cell>
          <table:table-cell table:style-name="ce1" office:value-type="float" office:value="-0.29303684">
            <text:p>-0,29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25783546">
            <text:p>-0,2578</text:p>
          </table:table-cell>
          <table:table-cell table:style-name="ce1" office:value-type="float" office:value="-0.28883695">
            <text:p>-0,2888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25455846">
            <text:p>-0,2546</text:p>
          </table:table-cell>
          <table:table-cell table:style-name="ce1" office:value-type="float" office:value="-0.28555995">
            <text:p>-0,285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25334041">
            <text:p>-0,2533</text:p>
          </table:table-cell>
          <table:table-cell table:style-name="ce1" office:value-type="float" office:value="-0.2843419">
            <text:p>-0,2843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24859904">
            <text:p>-0,2486</text:p>
          </table:table-cell>
          <table:table-cell table:style-name="ce1" office:value-type="float" office:value="-0.27960053">
            <text:p>-0,2796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24584697">
            <text:p>-0,2458</text:p>
          </table:table-cell>
          <table:table-cell table:style-name="ce1" office:value-type="float" office:value="-0.27684846">
            <text:p>-0,276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24088888">
            <text:p>-0,2409</text:p>
          </table:table-cell>
          <table:table-cell table:style-name="ce1" office:value-type="float" office:value="-0.27189037">
            <text:p>-0,2719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23589003">
            <text:p>-0,2359</text:p>
          </table:table-cell>
          <table:table-cell table:style-name="ce1" office:value-type="float" office:value="-0.26689152">
            <text:p>-0,2669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23253716">
            <text:p>-0,2325</text:p>
          </table:table-cell>
          <table:table-cell table:style-name="ce1" office:value-type="float" office:value="-0.26353865">
            <text:p>-0,2635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22797501">
            <text:p>-0,228</text:p>
          </table:table-cell>
          <table:table-cell table:style-name="ce1" office:value-type="float" office:value="-0.2589765">
            <text:p>-0,259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2182953">
            <text:p>-0,2183</text:p>
          </table:table-cell>
          <table:table-cell table:style-name="ce1" office:value-type="float" office:value="-0.24929679">
            <text:p>-0,249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21214551">
            <text:p>-0,2121</text:p>
          </table:table-cell>
          <table:table-cell table:style-name="ce1" office:value-type="float" office:value="-0.243147">
            <text:p>-0,2431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2070453">
            <text:p>-0,207</text:p>
          </table:table-cell>
          <table:table-cell table:style-name="ce1" office:value-type="float" office:value="-0.23804679">
            <text:p>-0,238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199587">
            <text:p>-0,1996</text:p>
          </table:table-cell>
          <table:table-cell table:style-name="ce1" office:value-type="float" office:value="-0.23058849">
            <text:p>-0,230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19198063">
            <text:p>-0,192</text:p>
          </table:table-cell>
          <table:table-cell table:style-name="ce1" office:value-type="float" office:value="-0.22298212">
            <text:p>-0,223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18670457">
            <text:p>-0,1867</text:p>
          </table:table-cell>
          <table:table-cell table:style-name="ce1" office:value-type="float" office:value="-0.21770606">
            <text:p>-0,2177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17873145">
            <text:p>-0,1787</text:p>
          </table:table-cell>
          <table:table-cell table:style-name="ce1" office:value-type="float" office:value="-0.20973294">
            <text:p>-0,209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17386328">
            <text:p>-0,1739</text:p>
          </table:table-cell>
          <table:table-cell table:style-name="ce1" office:value-type="float" office:value="-0.20486477">
            <text:p>-0,2049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17120617">
            <text:p>-0,1712</text:p>
          </table:table-cell>
          <table:table-cell table:style-name="ce1" office:value-type="float" office:value="-0.20220766">
            <text:p>-0,2022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16116489">
            <text:p>-0,1612</text:p>
          </table:table-cell>
          <table:table-cell table:style-name="ce1" office:value-type="float" office:value="-0.19216638">
            <text:p>-0,1922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1563427">
            <text:p>-0,1563</text:p>
          </table:table-cell>
          <table:table-cell table:style-name="ce1" office:value-type="float" office:value="-0.18734419">
            <text:p>-0,187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15119067">
            <text:p>-0,1512</text:p>
          </table:table-cell>
          <table:table-cell table:style-name="ce1" office:value-type="float" office:value="-0.18219216">
            <text:p>-0,1822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14731042">
            <text:p>-0,1473</text:p>
          </table:table-cell>
          <table:table-cell table:style-name="ce1" office:value-type="float" office:value="-0.17831191">
            <text:p>-0,1783</text:p>
          </table:table-cell>
          <table:table-cell table:style-name="ce1" office:value-type="float" office:value="-0.18417745">
            <text:p>-0,1842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14514342">
            <text:p>-0,1451</text:p>
          </table:table-cell>
          <table:table-cell table:style-name="ce1" office:value-type="float" office:value="-0.17614491">
            <text:p>-0,1761</text:p>
          </table:table-cell>
          <table:table-cell table:style-name="ce1" office:value-type="float" office:value="-0.17783738">
            <text:p>-0,1778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13945372">
            <text:p>-0,1395</text:p>
          </table:table-cell>
          <table:table-cell table:style-name="ce1" office:value-type="float" office:value="-0.17045521">
            <text:p>-0,1705</text:p>
          </table:table-cell>
          <table:table-cell table:style-name="ce1" office:value-type="float" office:value="-0.17445864">
            <text:p>-0,1745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13379491">
            <text:p>-0,1338</text:p>
          </table:table-cell>
          <table:table-cell table:style-name="ce1" office:value-type="float" office:value="-0.1647964">
            <text:p>-0,1648</text:p>
          </table:table-cell>
          <table:table-cell table:style-name="ce1" office:value-type="float" office:value="-0.18736917">
            <text:p>-0,1874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12906599">
            <text:p>-0,1291</text:p>
          </table:table-cell>
          <table:table-cell table:style-name="ce1" office:value-type="float" office:value="-0.16006748">
            <text:p>-0,1601</text:p>
          </table:table-cell>
          <table:table-cell table:style-name="ce1" office:value-type="float" office:value="-0.18807372">
            <text:p>-0,1881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12500065">
            <text:p>-0,125</text:p>
          </table:table-cell>
          <table:table-cell table:style-name="ce1" office:value-type="float" office:value="-0.15600214">
            <text:p>-0,156</text:p>
          </table:table-cell>
          <table:table-cell table:style-name="ce1" office:value-type="float" office:value="-0.18304504">
            <text:p>-0,183</text:p>
          </table:table-cell>
          <table:table-cell table:formula="oooc:=[.B166]-[.D166]" office:value-type="float" office:value="0.05804439">
            <text:p>0,058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12772747">
            <text:p>-0,1277</text:p>
          </table:table-cell>
          <table:table-cell/>
          <table:table-cell table:style-name="ce1" office:value-type="float" office:value="-0.18577186">
            <text:p>-0,1858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12999984">
            <text:p>-0,13</text:p>
          </table:table-cell>
          <table:table-cell/>
          <table:table-cell table:style-name="ce1" office:value-type="float" office:value="-0.18804423">
            <text:p>-0,188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13649573">
            <text:p>-0,1365</text:p>
          </table:table-cell>
          <table:table-cell/>
          <table:table-cell table:style-name="ce1" office:value-type="float" office:value="-0.19454012">
            <text:p>-0,1945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13889479">
            <text:p>-0,1389</text:p>
          </table:table-cell>
          <table:table-cell/>
          <table:table-cell table:style-name="ce1" office:value-type="float" office:value="-0.19693918">
            <text:p>-0,1969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12971736">
            <text:p>-0,1297</text:p>
          </table:table-cell>
          <table:table-cell/>
          <table:table-cell table:style-name="ce1" office:value-type="float" office:value="-0.18776175">
            <text:p>-0,1878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12562872">
            <text:p>-0,1256</text:p>
          </table:table-cell>
          <table:table-cell/>
          <table:table-cell table:style-name="ce1" office:value-type="float" office:value="-0.18367311">
            <text:p>-0,1837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11579927">
            <text:p>-0,1158</text:p>
          </table:table-cell>
          <table:table-cell/>
          <table:table-cell table:style-name="ce1" office:value-type="float" office:value="-0.17384366">
            <text:p>-0,1738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11153764">
            <text:p>-0,1115</text:p>
          </table:table-cell>
          <table:table-cell/>
          <table:table-cell table:style-name="ce1" office:value-type="float" office:value="-0.16958203">
            <text:p>-0,1696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11006346">
            <text:p>-0,1101</text:p>
          </table:table-cell>
          <table:table-cell/>
          <table:table-cell table:style-name="ce1" office:value-type="float" office:value="-0.16810785">
            <text:p>-0,1681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09613413">
            <text:p>-0,0961</text:p>
          </table:table-cell>
          <table:table-cell/>
          <table:table-cell table:style-name="ce1" office:value-type="float" office:value="-0.15417852">
            <text:p>-0,1542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08329903">
            <text:p>-0,0833</text:p>
          </table:table-cell>
          <table:table-cell/>
          <table:table-cell table:style-name="ce1" office:value-type="float" office:value="-0.14134342">
            <text:p>-0,1413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08164675">
            <text:p>-0,0816</text:p>
          </table:table-cell>
          <table:table-cell/>
          <table:table-cell table:style-name="ce1" office:value-type="float" office:value="-0.13969114">
            <text:p>-0,1397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06505323">
            <text:p>-0,0651</text:p>
          </table:table-cell>
          <table:table-cell/>
          <table:table-cell table:style-name="ce1" office:value-type="float" office:value="-0.12309762">
            <text:p>-0,1231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-0.06051061">
            <text:p>-0,0605</text:p>
          </table:table-cell>
          <table:table-cell/>
          <table:table-cell table:style-name="ce1" office:value-type="float" office:value="-0.118555">
            <text:p>-0,1186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-0.05106149">
            <text:p>-0,0511</text:p>
          </table:table-cell>
          <table:table-cell/>
          <table:table-cell table:style-name="ce1" office:value-type="float" office:value="-0.10910588">
            <text:p>-0,1091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-0.05169665">
            <text:p>-0,0517</text:p>
          </table:table-cell>
          <table:table-cell/>
          <table:table-cell table:style-name="ce1" office:value-type="float" office:value="-0.10974104">
            <text:p>-0,1097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-0.04927262">
            <text:p>-0,0493</text:p>
          </table:table-cell>
          <table:table-cell/>
          <table:table-cell table:style-name="ce1" office:value-type="float" office:value="-0.10731701">
            <text:p>-0,1073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-0.05325181">
            <text:p>-0,0533</text:p>
          </table:table-cell>
          <table:table-cell/>
          <table:table-cell table:style-name="ce1" office:value-type="float" office:value="-0.1112962">
            <text:p>-0,1113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-0.04614522">
            <text:p>-0,0461</text:p>
          </table:table-cell>
          <table:table-cell/>
          <table:table-cell table:style-name="ce1" office:value-type="float" office:value="-0.10418961">
            <text:p>-0,1042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-0.04700938">
            <text:p>-0,047</text:p>
          </table:table-cell>
          <table:table-cell/>
          <table:table-cell table:style-name="ce1" office:value-type="float" office:value="-0.10505377">
            <text:p>-0,1051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-0.04582477">
            <text:p>-0,0458</text:p>
          </table:table-cell>
          <table:table-cell/>
          <table:table-cell table:style-name="ce1" office:value-type="float" office:value="-0.10386916">
            <text:p>-0,1039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-0.04425976">
            <text:p>-0,0443</text:p>
          </table:table-cell>
          <table:table-cell/>
          <table:table-cell table:style-name="ce1" office:value-type="float" office:value="-0.10230415">
            <text:p>-0,1023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-0.03167676">
            <text:p>-0,0317</text:p>
          </table:table-cell>
          <table:table-cell/>
          <table:table-cell table:style-name="ce1" office:value-type="float" office:value="-0.08972115">
            <text:p>-0,0897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-0.0283957">
            <text:p>-0,0284</text:p>
          </table:table-cell>
          <table:table-cell/>
          <table:table-cell table:style-name="ce1" office:value-type="float" office:value="-0.08644009">
            <text:p>-0,0864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-0.0253513">
            <text:p>-0,0254</text:p>
          </table:table-cell>
          <table:table-cell/>
          <table:table-cell table:style-name="ce1" office:value-type="float" office:value="-0.08339569">
            <text:p>-0,0834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-0.02610915">
            <text:p>-0,0261</text:p>
          </table:table-cell>
          <table:table-cell/>
          <table:table-cell table:style-name="ce1" office:value-type="float" office:value="-0.08415354">
            <text:p>-0,0842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-0.01659171">
            <text:p>-0,0166</text:p>
          </table:table-cell>
          <table:table-cell/>
          <table:table-cell table:style-name="ce1" office:value-type="float" office:value="-0.0746361">
            <text:p>-0,0746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-0.01383191">
            <text:p>-0,0138</text:p>
          </table:table-cell>
          <table:table-cell/>
          <table:table-cell table:style-name="ce1" office:value-type="float" office:value="-0.0718763">
            <text:p>-0,071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-0.01507154">
            <text:p>-0,0151</text:p>
          </table:table-cell>
          <table:table-cell/>
          <table:table-cell table:style-name="ce1" office:value-type="float" office:value="-0.07311593">
            <text:p>-0,073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-0.01308313">
            <text:p>-0,0131</text:p>
          </table:table-cell>
          <table:table-cell/>
          <table:table-cell table:style-name="ce1" office:value-type="float" office:value="-0.07112752">
            <text:p>-0,0711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0.07734447">
            <text:p>0,0773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0.08147487">
            <text:p>0,0815</text:p>
          </table:table-cell>
          <table:table-cell>
            <draw:frame table:end-cell-address="Sheet1.G217" table:end-x="0.096cm" table:end-y="0.45cm" draw:z-index="2" svg:width="7.999cm" svg:height="6.999cm" svg:x="1.128cm" svg:y="0.225cm">
              <draw:object draw:notify-on-update-of-ranges="Sheet1.A201:Sheet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0.08600787">
            <text:p>0,086</text:p>
          </table:table-cell>
          <table:table-cell table:number-columns-repeated="11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0.09112903">
            <text:p>0,0911</text:p>
          </table:table-cell>
          <table:table-cell table:number-columns-repeated="11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0.09604885">
            <text:p>0,096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9964566">
            <text:p>0,099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10343473">
            <text:p>0,103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10778599">
            <text:p>0,107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11111244">
            <text:p>0,111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11494071">
            <text:p>0,1149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11832814">
            <text:p>0,118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12231583">
            <text:p>0,122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12435417">
            <text:p>0,124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12539922">
            <text:p>0,125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276685">
            <text:p>0,127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13258509">
            <text:p>0,132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13675223">
            <text:p>0,136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150172">
            <text:p>0,141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827116">
            <text:p>0,148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5312975">
            <text:p>0,1531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5784374">
            <text:p>0,1578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6328609">
            <text:p>0,1633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16753576">
            <text:p>0,1675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7216904">
            <text:p>0,1722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7688722">
            <text:p>0,176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8235555">
            <text:p>0,1824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8836272">
            <text:p>0,1884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9282903">
            <text:p>0,1928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19601509">
            <text:p>0,196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20170999">
            <text:p>0,2017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20537306">
            <text:p>0,2054</text:p>
          </table:table-cell>
          <table:table-cell table:style-name="ce1" office:value-type="float" office:value="-0.07903924">
            <text:p>-0,079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21108722">
            <text:p>0,2111</text:p>
          </table:table-cell>
          <table:table-cell table:style-name="ce1" office:value-type="float" office:value="-0.06405832">
            <text:p>-0,0641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2161702">
            <text:p>0,2162</text:p>
          </table:table-cell>
          <table:table-cell table:style-name="ce1" office:value-type="float" office:value="-0.05588208">
            <text:p>-0,0559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22018287">
            <text:p>0,2202</text:p>
          </table:table-cell>
          <table:table-cell table:style-name="ce1" office:value-type="float" office:value="-0.04980383">
            <text:p>-0,049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22766136">
            <text:p>0,2277</text:p>
          </table:table-cell>
          <table:table-cell table:style-name="ce1" office:value-type="float" office:value="-0.04477969">
            <text:p>-0,0448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23423323">
            <text:p>0,2342</text:p>
          </table:table-cell>
          <table:table-cell table:style-name="ce1" office:value-type="float" office:value="-0.03948637">
            <text:p>-0,0395</text:p>
          </table:table-cell>
          <table:table-cell table:formula="oooc:=[.B236]-[.C236]" office:value-type="float" office:value="0.2737196">
            <text:p>0,2737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24072016">
            <text:p>0,2407</text:p>
          </table:table-cell>
          <table:table-cell table:style-name="ce1" office:value-type="float" office:value="-0.03299944">
            <text:p>-0,033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2432359">
            <text:p>0,2432</text:p>
          </table:table-cell>
          <table:table-cell table:style-name="ce1" office:value-type="float" office:value="-0.0304837">
            <text:p>-0,0305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24357976">
            <text:p>0,2436</text:p>
          </table:table-cell>
          <table:table-cell table:style-name="ce1" office:value-type="float" office:value="-0.03013984">
            <text:p>-0,0301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24708179">
            <text:p>0,2471</text:p>
          </table:table-cell>
          <table:table-cell table:style-name="ce1" office:value-type="float" office:value="-0.02663781">
            <text:p>-0,0266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25112328">
            <text:p>0,2511</text:p>
          </table:table-cell>
          <table:table-cell table:style-name="ce1" office:value-type="float" office:value="-0.02259632">
            <text:p>-0,022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2556376">
            <text:p>0,2556</text:p>
          </table:table-cell>
          <table:table-cell table:style-name="ce1" office:value-type="float" office:value="-0.018082">
            <text:p>-0,018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2644843">
            <text:p>0,2645</text:p>
          </table:table-cell>
          <table:table-cell table:style-name="ce1" office:value-type="float" office:value="-0.0092353">
            <text:p>-0,0092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26978616">
            <text:p>0,2698</text:p>
          </table:table-cell>
          <table:table-cell table:style-name="ce1" office:value-type="float" office:value="-0.00393344000000001">
            <text:p>-0,0039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28501124">
            <text:p>0,285</text:p>
          </table:table-cell>
          <table:table-cell table:style-name="ce1" office:value-type="float" office:value="0.01129164">
            <text:p>0,0113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29397156">
            <text:p>0,294</text:p>
          </table:table-cell>
          <table:table-cell table:style-name="ce1" office:value-type="float" office:value="0.02025196">
            <text:p>0,0203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30129444">
            <text:p>0,3013</text:p>
          </table:table-cell>
          <table:table-cell table:style-name="ce1" office:value-type="float" office:value="0.02757484">
            <text:p>0,0276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30972079">
            <text:p>0,3097</text:p>
          </table:table-cell>
          <table:table-cell table:style-name="ce1" office:value-type="float" office:value="0.03600119">
            <text:p>0,036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32044514">
            <text:p>0,3204</text:p>
          </table:table-cell>
          <table:table-cell table:style-name="ce1" office:value-type="float" office:value="0.04672554">
            <text:p>0,0467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33084071">
            <text:p>0,3308</text:p>
          </table:table-cell>
          <table:table-cell table:style-name="ce1" office:value-type="float" office:value="0.05712111">
            <text:p>0,0571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33978994">
            <text:p>0,3398</text:p>
          </table:table-cell>
          <table:table-cell table:style-name="ce1" office:value-type="float" office:value="0.06607034">
            <text:p>0,0661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34548732">
            <text:p>0,3455</text:p>
          </table:table-cell>
          <table:table-cell table:style-name="ce1" office:value-type="float" office:value="0.07176772">
            <text:p>0,0718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35035503">
            <text:p>0,3504</text:p>
          </table:table-cell>
          <table:table-cell table:style-name="ce1" office:value-type="float" office:value="0.07663543">
            <text:p>0,0766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35438499">
            <text:p>0,3544</text:p>
          </table:table-cell>
          <table:table-cell table:style-name="ce1" office:value-type="float" office:value="0.08066539">
            <text:p>0,0807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35807883">
            <text:p>0,3581</text:p>
          </table:table-cell>
          <table:table-cell table:style-name="ce1" office:value-type="float" office:value="0.08435923">
            <text:p>0,0844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36266277">
            <text:p>0,3627</text:p>
          </table:table-cell>
          <table:table-cell table:style-name="ce1" office:value-type="float" office:value="0.08894317">
            <text:p>0,0889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37257662">
            <text:p>0,3726</text:p>
          </table:table-cell>
          <table:table-cell table:style-name="ce1" office:value-type="float" office:value="0.0988570200000001">
            <text:p>0,098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37165875">
            <text:p>0,3717</text:p>
          </table:table-cell>
          <table:table-cell table:style-name="ce1" office:value-type="float" office:value="0.09793915">
            <text:p>0,0979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37208781">
            <text:p>0,3721</text:p>
          </table:table-cell>
          <table:table-cell table:style-name="ce1" office:value-type="float" office:value="0.09836821">
            <text:p>0,0984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37595301">
            <text:p>0,376</text:p>
          </table:table-cell>
          <table:table-cell table:style-name="ce1" office:value-type="float" office:value="0.10223341">
            <text:p>0,1022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36861622">
            <text:p>0,3686</text:p>
          </table:table-cell>
          <table:table-cell table:style-name="ce1" office:value-type="float" office:value="0.09489662">
            <text:p>0,0949</text:p>
          </table:table-cell>
          <table:table-cell table:style-name="ce1" office:value-type="float" office:value="0.40991883">
            <text:p>0,4099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36338391">
            <text:p>0,3634</text:p>
          </table:table-cell>
          <table:table-cell table:style-name="ce1" office:value-type="float" office:value="0.08966431">
            <text:p>0,0897</text:p>
          </table:table-cell>
          <table:table-cell table:style-name="ce1" office:value-type="float" office:value="0.41214884">
            <text:p>0,4121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3617502">
            <text:p>0,3618</text:p>
          </table:table-cell>
          <table:table-cell table:style-name="ce1" office:value-type="float" office:value="0.0880306">
            <text:p>0,088</text:p>
          </table:table-cell>
          <table:table-cell table:style-name="ce1" office:value-type="float" office:value="0.43177757">
            <text:p>0,4318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36143605">
            <text:p>0,3614</text:p>
          </table:table-cell>
          <table:table-cell table:style-name="ce1" office:value-type="float" office:value="0.08771645">
            <text:p>0,0877</text:p>
          </table:table-cell>
          <table:table-cell table:style-name="ce1" office:value-type="float" office:value="0.40720148">
            <text:p>0,4072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36093269">
            <text:p>0,3609</text:p>
          </table:table-cell>
          <table:table-cell table:style-name="ce1" office:value-type="float" office:value="0.08721309">
            <text:p>0,0872</text:p>
          </table:table-cell>
          <table:table-cell table:style-name="ce1" office:value-type="float" office:value="0.41257693">
            <text:p>0,4126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35803607">
            <text:p>0,358</text:p>
          </table:table-cell>
          <table:table-cell table:style-name="ce1" office:value-type="float" office:value="0.08431647">
            <text:p>0,0843</text:p>
          </table:table-cell>
          <table:table-cell table:style-name="ce1" office:value-type="float" office:value="0.39272852">
            <text:p>0,3927</text:p>
          </table:table-cell>
          <table:table-cell table:formula="oooc:=[.B266]-[.D266]" office:value-type="float" office:value="-0.03469245">
            <text:p>-0,0347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32701532">
            <text:p>0,327</text:p>
          </table:table-cell>
          <table:table-cell/>
          <table:table-cell table:style-name="ce1" office:value-type="float" office:value="0.36170777">
            <text:p>0,3617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32409585">
            <text:p>0,3241</text:p>
          </table:table-cell>
          <table:table-cell/>
          <table:table-cell table:style-name="ce1" office:value-type="float" office:value="0.3587883">
            <text:p>0,3588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33060925">
            <text:p>0,3306</text:p>
          </table:table-cell>
          <table:table-cell/>
          <table:table-cell table:style-name="ce1" office:value-type="float" office:value="0.3653017">
            <text:p>0,3653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3218207">
            <text:p>0,3218</text:p>
          </table:table-cell>
          <table:table-cell/>
          <table:table-cell table:style-name="ce1" office:value-type="float" office:value="0.35651315">
            <text:p>0,3565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32102873">
            <text:p>0,321</text:p>
          </table:table-cell>
          <table:table-cell/>
          <table:table-cell table:style-name="ce1" office:value-type="float" office:value="0.35572118">
            <text:p>0,3557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34486634">
            <text:p>0,3449</text:p>
          </table:table-cell>
          <table:table-cell/>
          <table:table-cell table:style-name="ce1" office:value-type="float" office:value="0.37955879">
            <text:p>0,3796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39479296">
            <text:p>0,3948</text:p>
          </table:table-cell>
          <table:table-cell/>
          <table:table-cell table:style-name="ce1" office:value-type="float" office:value="0.42948541">
            <text:p>0,4295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37330842">
            <text:p>0,3733</text:p>
          </table:table-cell>
          <table:table-cell/>
          <table:table-cell table:style-name="ce1" office:value-type="float" office:value="0.40800087">
            <text:p>0,408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34456915">
            <text:p>0,3446</text:p>
          </table:table-cell>
          <table:table-cell/>
          <table:table-cell table:style-name="ce1" office:value-type="float" office:value="0.3792616">
            <text:p>0,3793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36916241">
            <text:p>0,3692</text:p>
          </table:table-cell>
          <table:table-cell/>
          <table:table-cell table:style-name="ce1" office:value-type="float" office:value="0.40385486">
            <text:p>0,4039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39874756">
            <text:p>0,3987</text:p>
          </table:table-cell>
          <table:table-cell/>
          <table:table-cell table:style-name="ce1" office:value-type="float" office:value="0.43344001">
            <text:p>0,4334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36609796">
            <text:p>0,3661</text:p>
          </table:table-cell>
          <table:table-cell/>
          <table:table-cell table:style-name="ce1" office:value-type="float" office:value="0.40079041">
            <text:p>0,4008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40652182">
            <text:p>0,4065</text:p>
          </table:table-cell>
          <table:table-cell/>
          <table:table-cell table:style-name="ce1" office:value-type="float" office:value="0.44121427">
            <text:p>0,4412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39128799">
            <text:p>0,3913</text:p>
          </table:table-cell>
          <table:table-cell/>
          <table:table-cell table:style-name="ce1" office:value-type="float" office:value="0.42598044">
            <text:p>0,426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41335906">
            <text:p>0,4134</text:p>
          </table:table-cell>
          <table:table-cell/>
          <table:table-cell table:style-name="ce1" office:value-type="float" office:value="0.44805151">
            <text:p>0,4481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39323121">
            <text:p>0,3932</text:p>
          </table:table-cell>
          <table:table-cell/>
          <table:table-cell table:style-name="ce1" office:value-type="float" office:value="0.42792366">
            <text:p>0,4279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37446353">
            <text:p>0,3745</text:p>
          </table:table-cell>
          <table:table-cell/>
          <table:table-cell table:style-name="ce1" office:value-type="float" office:value="0.40915598">
            <text:p>0,4092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36910529">
            <text:p>0,3691</text:p>
          </table:table-cell>
          <table:table-cell/>
          <table:table-cell table:style-name="ce1" office:value-type="float" office:value="0.40379774">
            <text:p>0,4038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33783161">
            <text:p>0,3378</text:p>
          </table:table-cell>
          <table:table-cell/>
          <table:table-cell table:style-name="ce1" office:value-type="float" office:value="0.37252406">
            <text:p>0,3725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34580346">
            <text:p>0,3458</text:p>
          </table:table-cell>
          <table:table-cell/>
          <table:table-cell table:style-name="ce1" office:value-type="float" office:value="0.38049591">
            <text:p>0,3805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32653584">
            <text:p>0,3265</text:p>
          </table:table-cell>
          <table:table-cell/>
          <table:table-cell table:style-name="ce1" office:value-type="float" office:value="0.36122829">
            <text:p>0,3612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32289974">
            <text:p>0,3229</text:p>
          </table:table-cell>
          <table:table-cell/>
          <table:table-cell table:style-name="ce1" office:value-type="float" office:value="0.35759219">
            <text:p>0,3576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34078989">
            <text:p>0,3408</text:p>
          </table:table-cell>
          <table:table-cell/>
          <table:table-cell table:style-name="ce1" office:value-type="float" office:value="0.37548234">
            <text:p>0,3755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30726841">
            <text:p>0,3073</text:p>
          </table:table-cell>
          <table:table-cell/>
          <table:table-cell table:style-name="ce1" office:value-type="float" office:value="0.34196086">
            <text:p>0,342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28901957">
            <text:p>0,289</text:p>
          </table:table-cell>
          <table:table-cell/>
          <table:table-cell table:style-name="ce1" office:value-type="float" office:value="0.32371202">
            <text:p>0,3237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27208004">
            <text:p>0,2721</text:p>
          </table:table-cell>
          <table:table-cell/>
          <table:table-cell table:style-name="ce1" office:value-type="float" office:value="0.30677249">
            <text:p>0,3068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30416596">
            <text:p>0,3042</text:p>
          </table:table-cell>
          <table:table-cell/>
          <table:table-cell table:style-name="ce1" office:value-type="float" office:value="0.33885841">
            <text:p>0,3389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33418414">
            <text:p>0,3342</text:p>
          </table:table-cell>
          <table:table-cell/>
          <table:table-cell table:style-name="ce1" office:value-type="float" office:value="0.36887659">
            <text:p>0,3689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3459557">
            <text:p>0,346</text:p>
          </table:table-cell>
          <table:table-cell/>
          <table:table-cell table:style-name="ce1" office:value-type="float" office:value="0.38064815">
            <text:p>0,3806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34602345">
            <text:p>0,346</text:p>
          </table:table-cell>
          <table:table-cell/>
          <table:table-cell table:style-name="ce1" office:value-type="float" office:value="0.3807159">
            <text:p>0,3807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7775583">
            <text:p>-0,1778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7303107">
            <text:p>-0,173</text:p>
          </table:table-cell>
          <table:table-cell>
            <draw:frame table:end-cell-address="Sheet1.G317" table:end-x="0.096cm" table:end-y="0.451cm" draw:z-index="3" svg:width="7.999cm" svg:height="6.999cm" svg:x="1.128cm" svg:y="0.225cm">
              <draw:object draw:notify-on-update-of-ranges="Sheet1.A301:Sheet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6801052">
            <text:p>-0,168</text:p>
          </table:table-cell>
          <table:table-cell table:number-columns-repeated="11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6428461">
            <text:p>-0,1643</text:p>
          </table:table-cell>
          <table:table-cell table:number-columns-repeated="11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6002383">
            <text:p>-0,16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5588544">
            <text:p>-0,1559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5096814">
            <text:p>-0,15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4549424">
            <text:p>-0,1455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412381">
            <text:p>-0,141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3620608">
            <text:p>-0,136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3005508">
            <text:p>-0,130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2395998">
            <text:p>-0,12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2025871">
            <text:p>-0,120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1220913">
            <text:p>-0,112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0615379">
            <text:p>-0,106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0082388">
            <text:p>-0,100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9585738">
            <text:p>-0,0959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9076966">
            <text:p>-0,090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8712184">
            <text:p>-0,0871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8132689">
            <text:p>-0,0813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7559122">
            <text:p>-0,0756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6961125">
            <text:p>-0,069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52729">
            <text:p>-0,0653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5971086">
            <text:p>-0,059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5200502">
            <text:p>-0,052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4677122">
            <text:p>-0,0468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427592">
            <text:p>-0,0428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3647202">
            <text:p>-0,0365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3003695">
            <text:p>-0,03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2478469">
            <text:p>-0,0248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1971908">
            <text:p>-0,0197</text:p>
          </table:table-cell>
          <table:table-cell table:style-name="ce1" office:value-type="float" office:value="0.04812566">
            <text:p>0,048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1438475">
            <text:p>-0,0144</text:p>
          </table:table-cell>
          <table:table-cell table:style-name="ce1" office:value-type="float" office:value="0.0521588">
            <text:p>0,0522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114423">
            <text:p>-0,0114</text:p>
          </table:table-cell>
          <table:table-cell table:style-name="ce1" office:value-type="float" office:value="0.06100343">
            <text:p>0,061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0606025">
            <text:p>-0,0061</text:p>
          </table:table-cell>
          <table:table-cell table:style-name="ce1" office:value-type="float" office:value="0.06831088">
            <text:p>0,0683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00778379999999995">
            <text:p>-0,0008</text:p>
          </table:table-cell>
          <table:table-cell table:style-name="ce1" office:value-type="float" office:value="0.06918065">
            <text:p>0,0692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00509290999999999">
            <text:p>0,0051</text:p>
          </table:table-cell>
          <table:table-cell table:style-name="ce1" office:value-type="float" office:value="0.07285253">
            <text:p>0,0729</text:p>
          </table:table-cell>
          <table:table-cell table:formula="oooc:=[.B336]-[.C336]" office:value-type="float" office:value="-0.06775962">
            <text:p>-0,0678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0.01773416">
            <text:p>0,0177</text:p>
          </table:table-cell>
          <table:table-cell table:style-name="ce1" office:value-type="float" office:value="0.08549378">
            <text:p>0,0855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0.02370154">
            <text:p>0,0237</text:p>
          </table:table-cell>
          <table:table-cell table:style-name="ce1" office:value-type="float" office:value="0.09146116">
            <text:p>0,0915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0.02438822">
            <text:p>0,0244</text:p>
          </table:table-cell>
          <table:table-cell table:style-name="ce1" office:value-type="float" office:value="0.09214784">
            <text:p>0,0921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0.02876923">
            <text:p>0,0288</text:p>
          </table:table-cell>
          <table:table-cell table:style-name="ce1" office:value-type="float" office:value="0.09652885">
            <text:p>0,0965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3040343">
            <text:p>0,0304</text:p>
          </table:table-cell>
          <table:table-cell table:style-name="ce1" office:value-type="float" office:value="0.09816305">
            <text:p>0,0982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3699055">
            <text:p>0,037</text:p>
          </table:table-cell>
          <table:table-cell table:style-name="ce1" office:value-type="float" office:value="0.10475017">
            <text:p>0,1048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0.03649221">
            <text:p>0,0365</text:p>
          </table:table-cell>
          <table:table-cell table:style-name="ce1" office:value-type="float" office:value="0.10425183">
            <text:p>0,1043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0.03993627">
            <text:p>0,0399</text:p>
          </table:table-cell>
          <table:table-cell table:style-name="ce1" office:value-type="float" office:value="0.10769589">
            <text:p>0,1077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0.04382917">
            <text:p>0,0438</text:p>
          </table:table-cell>
          <table:table-cell table:style-name="ce1" office:value-type="float" office:value="0.11158879">
            <text:p>0,1116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0.0496498">
            <text:p>0,0496</text:p>
          </table:table-cell>
          <table:table-cell table:style-name="ce1" office:value-type="float" office:value="0.11740942">
            <text:p>0,117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0.05429845">
            <text:p>0,0543</text:p>
          </table:table-cell>
          <table:table-cell table:style-name="ce1" office:value-type="float" office:value="0.12205807">
            <text:p>0,122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0.05829416">
            <text:p>0,0583</text:p>
          </table:table-cell>
          <table:table-cell table:style-name="ce1" office:value-type="float" office:value="0.12605378">
            <text:p>0,1261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06190244">
            <text:p>0,0619</text:p>
          </table:table-cell>
          <table:table-cell table:style-name="ce1" office:value-type="float" office:value="0.12966206">
            <text:p>0,1297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06089699">
            <text:p>0,0609</text:p>
          </table:table-cell>
          <table:table-cell table:style-name="ce1" office:value-type="float" office:value="0.12865661">
            <text:p>0,1287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06125956">
            <text:p>0,0613</text:p>
          </table:table-cell>
          <table:table-cell table:style-name="ce1" office:value-type="float" office:value="0.12901918">
            <text:p>0,129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06344394">
            <text:p>0,0634</text:p>
          </table:table-cell>
          <table:table-cell table:style-name="ce1" office:value-type="float" office:value="0.13120356">
            <text:p>0,1312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0687171">
            <text:p>0,0687</text:p>
          </table:table-cell>
          <table:table-cell table:style-name="ce1" office:value-type="float" office:value="0.13647672">
            <text:p>0,1365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07472747">
            <text:p>0,0747</text:p>
          </table:table-cell>
          <table:table-cell table:style-name="ce1" office:value-type="float" office:value="0.14248709">
            <text:p>0,1425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07636989">
            <text:p>0,0764</text:p>
          </table:table-cell>
          <table:table-cell table:style-name="ce1" office:value-type="float" office:value="0.14412951">
            <text:p>0,1441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08335327">
            <text:p>0,0834</text:p>
          </table:table-cell>
          <table:table-cell table:style-name="ce1" office:value-type="float" office:value="0.15111289">
            <text:p>0,151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09077604">
            <text:p>0,0908</text:p>
          </table:table-cell>
          <table:table-cell table:style-name="ce1" office:value-type="float" office:value="0.15853566">
            <text:p>0,1585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09227286">
            <text:p>0,0923</text:p>
          </table:table-cell>
          <table:table-cell table:style-name="ce1" office:value-type="float" office:value="0.16003248">
            <text:p>0,16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09655199">
            <text:p>0,0966</text:p>
          </table:table-cell>
          <table:table-cell table:style-name="ce1" office:value-type="float" office:value="0.16431161">
            <text:p>0,1643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0980507">
            <text:p>0,0981</text:p>
          </table:table-cell>
          <table:table-cell table:style-name="ce1" office:value-type="float" office:value="0.16581032">
            <text:p>0,165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10665876">
            <text:p>0,1067</text:p>
          </table:table-cell>
          <table:table-cell table:style-name="ce1" office:value-type="float" office:value="0.17441838">
            <text:p>0,1744</text:p>
          </table:table-cell>
          <table:table-cell table:style-name="ce1" office:value-type="float" office:value="0.15747476">
            <text:p>0,1575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11690028">
            <text:p>0,1169</text:p>
          </table:table-cell>
          <table:table-cell table:style-name="ce1" office:value-type="float" office:value="0.1846599">
            <text:p>0,1847</text:p>
          </table:table-cell>
          <table:table-cell table:style-name="ce1" office:value-type="float" office:value="0.15344615">
            <text:p>0,1534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12615219">
            <text:p>0,1262</text:p>
          </table:table-cell>
          <table:table-cell table:style-name="ce1" office:value-type="float" office:value="0.19391181">
            <text:p>0,1939</text:p>
          </table:table-cell>
          <table:table-cell table:style-name="ce1" office:value-type="float" office:value="0.15825676">
            <text:p>0,1583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13546376">
            <text:p>0,1355</text:p>
          </table:table-cell>
          <table:table-cell table:style-name="ce1" office:value-type="float" office:value="0.20322338">
            <text:p>0,2032</text:p>
          </table:table-cell>
          <table:table-cell table:style-name="ce1" office:value-type="float" office:value="0.19726055">
            <text:p>0,1973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13670095">
            <text:p>0,1367</text:p>
          </table:table-cell>
          <table:table-cell table:style-name="ce1" office:value-type="float" office:value="0.20446057">
            <text:p>0,2045</text:p>
          </table:table-cell>
          <table:table-cell table:style-name="ce1" office:value-type="float" office:value="0.21061312">
            <text:p>0,2106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14111677">
            <text:p>0,1411</text:p>
          </table:table-cell>
          <table:table-cell table:style-name="ce1" office:value-type="float" office:value="0.20887639">
            <text:p>0,2089</text:p>
          </table:table-cell>
          <table:table-cell table:style-name="ce1" office:value-type="float" office:value="0.21336661">
            <text:p>0,2134</text:p>
          </table:table-cell>
          <table:table-cell table:formula="oooc:=[.B366]-[.D366]" office:value-type="float" office:value="-0.07224984">
            <text:p>-0,0722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15173554">
            <text:p>0,1517</text:p>
          </table:table-cell>
          <table:table-cell/>
          <table:table-cell table:style-name="ce1" office:value-type="float" office:value="0.22398538">
            <text:p>0,224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1526054">
            <text:p>0,1526</text:p>
          </table:table-cell>
          <table:table-cell/>
          <table:table-cell table:style-name="ce1" office:value-type="float" office:value="0.22485524">
            <text:p>0,2249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16977671">
            <text:p>0,1698</text:p>
          </table:table-cell>
          <table:table-cell/>
          <table:table-cell table:style-name="ce1" office:value-type="float" office:value="0.24202655">
            <text:p>0,242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18786892">
            <text:p>0,1879</text:p>
          </table:table-cell>
          <table:table-cell/>
          <table:table-cell table:style-name="ce1" office:value-type="float" office:value="0.26011876">
            <text:p>0,2601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17971633">
            <text:p>0,1797</text:p>
          </table:table-cell>
          <table:table-cell/>
          <table:table-cell table:style-name="ce1" office:value-type="float" office:value="0.25196617">
            <text:p>0,252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17838594">
            <text:p>0,1784</text:p>
          </table:table-cell>
          <table:table-cell/>
          <table:table-cell table:style-name="ce1" office:value-type="float" office:value="0.25063578">
            <text:p>0,2506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15964346">
            <text:p>0,1596</text:p>
          </table:table-cell>
          <table:table-cell/>
          <table:table-cell table:style-name="ce1" office:value-type="float" office:value="0.2318933">
            <text:p>0,2319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15726165">
            <text:p>0,1573</text:p>
          </table:table-cell>
          <table:table-cell/>
          <table:table-cell table:style-name="ce1" office:value-type="float" office:value="0.22951149">
            <text:p>0,2295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1722736">
            <text:p>0,1723</text:p>
          </table:table-cell>
          <table:table-cell/>
          <table:table-cell table:style-name="ce1" office:value-type="float" office:value="0.24452344">
            <text:p>0,2445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15174202">
            <text:p>0,1517</text:p>
          </table:table-cell>
          <table:table-cell/>
          <table:table-cell table:style-name="ce1" office:value-type="float" office:value="0.22399186">
            <text:p>0,224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12555913">
            <text:p>0,1256</text:p>
          </table:table-cell>
          <table:table-cell/>
          <table:table-cell table:style-name="ce1" office:value-type="float" office:value="0.19780897">
            <text:p>0,1978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13920672">
            <text:p>0,1392</text:p>
          </table:table-cell>
          <table:table-cell/>
          <table:table-cell table:style-name="ce1" office:value-type="float" office:value="0.21145656">
            <text:p>0,2115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11818239">
            <text:p>0,1182</text:p>
          </table:table-cell>
          <table:table-cell/>
          <table:table-cell table:style-name="ce1" office:value-type="float" office:value="0.19043223">
            <text:p>0,1904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12608349">
            <text:p>0,1261</text:p>
          </table:table-cell>
          <table:table-cell/>
          <table:table-cell table:style-name="ce1" office:value-type="float" office:value="0.19833333">
            <text:p>0,1983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12004151">
            <text:p>0,12</text:p>
          </table:table-cell>
          <table:table-cell/>
          <table:table-cell table:style-name="ce1" office:value-type="float" office:value="0.19229135">
            <text:p>0,1923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13654252">
            <text:p>0,1365</text:p>
          </table:table-cell>
          <table:table-cell/>
          <table:table-cell table:style-name="ce1" office:value-type="float" office:value="0.20879236">
            <text:p>0,2088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15643526">
            <text:p>0,1564</text:p>
          </table:table-cell>
          <table:table-cell/>
          <table:table-cell table:style-name="ce1" office:value-type="float" office:value="0.2286851">
            <text:p>0,2287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18536782">
            <text:p>0,1854</text:p>
          </table:table-cell>
          <table:table-cell/>
          <table:table-cell table:style-name="ce1" office:value-type="float" office:value="0.25761766">
            <text:p>0,2576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19685079">
            <text:p>0,1969</text:p>
          </table:table-cell>
          <table:table-cell/>
          <table:table-cell table:style-name="ce1" office:value-type="float" office:value="0.26910063">
            <text:p>0,2691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20038595">
            <text:p>0,2004</text:p>
          </table:table-cell>
          <table:table-cell/>
          <table:table-cell table:style-name="ce1" office:value-type="float" office:value="0.27263579">
            <text:p>0,2726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20897856">
            <text:p>0,209</text:p>
          </table:table-cell>
          <table:table-cell/>
          <table:table-cell table:style-name="ce1" office:value-type="float" office:value="0.2812284">
            <text:p>0,2812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21532055">
            <text:p>0,2153</text:p>
          </table:table-cell>
          <table:table-cell/>
          <table:table-cell table:style-name="ce1" office:value-type="float" office:value="0.28757039">
            <text:p>0,2876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21973459">
            <text:p>0,2197</text:p>
          </table:table-cell>
          <table:table-cell/>
          <table:table-cell table:style-name="ce1" office:value-type="float" office:value="0.29198443">
            <text:p>0,292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22063924">
            <text:p>0,2206</text:p>
          </table:table-cell>
          <table:table-cell/>
          <table:table-cell table:style-name="ce1" office:value-type="float" office:value="0.29288908">
            <text:p>0,292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24077457">
            <text:p>0,2408</text:p>
          </table:table-cell>
          <table:table-cell/>
          <table:table-cell table:style-name="ce1" office:value-type="float" office:value="0.31302441">
            <text:p>0,313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26678808">
            <text:p>0,2668</text:p>
          </table:table-cell>
          <table:table-cell/>
          <table:table-cell table:style-name="ce1" office:value-type="float" office:value="0.33903792">
            <text:p>0,339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22947123">
            <text:p>0,2295</text:p>
          </table:table-cell>
          <table:table-cell/>
          <table:table-cell table:style-name="ce1" office:value-type="float" office:value="0.30172107">
            <text:p>0,3017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20518138">
            <text:p>0,2052</text:p>
          </table:table-cell>
          <table:table-cell/>
          <table:table-cell table:style-name="ce1" office:value-type="float" office:value="0.27743122">
            <text:p>0,2774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19991976">
            <text:p>0,1999</text:p>
          </table:table-cell>
          <table:table-cell/>
          <table:table-cell table:style-name="ce1" office:value-type="float" office:value="0.2721696">
            <text:p>0,2722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21541347">
            <text:p>0,2154</text:p>
          </table:table-cell>
          <table:table-cell/>
          <table:table-cell table:style-name="ce1" office:value-type="float" office:value="0.28766331">
            <text:p>0,2877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2924876">
            <text:p>-0,2292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3339079">
            <text:p>-0,1334</text:p>
          </table:table-cell>
          <table:table-cell>
            <draw:frame table:end-cell-address="Sheet1.G417" table:end-x="0.096cm" table:end-y="0.45cm" draw:z-index="4" svg:width="7.999cm" svg:height="6.999cm" svg:x="1.128cm" svg:y="0.225cm">
              <draw:object draw:notify-on-update-of-ranges="Sheet1.A401:Sheet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8283391">
            <text:p>-0,1828</text:p>
          </table:table-cell>
          <table:table-cell table:number-columns-repeated="11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215193">
            <text:p>-0,1215</text:p>
          </table:table-cell>
          <table:table-cell table:number-columns-repeated="11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4521259">
            <text:p>-0,1452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1614519">
            <text:p>-0,216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8221611">
            <text:p>-0,182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3075691">
            <text:p>-0,230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22589">
            <text:p>-0,222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7525596">
            <text:p>-0,175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8878257">
            <text:p>-0,188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8089051">
            <text:p>-0,1809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8599704">
            <text:p>-0,18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7441905">
            <text:p>-0,174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6894133">
            <text:p>-0,1689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6650871">
            <text:p>-0,1665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694932">
            <text:p>-0,1695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7079967">
            <text:p>-0,170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7384229">
            <text:p>-0,1738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7543832">
            <text:p>-0,1754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7687535">
            <text:p>-0,1769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7758375">
            <text:p>-0,177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7811366">
            <text:p>-0,1781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8065467">
            <text:p>-0,1807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8355218">
            <text:p>-0,1836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8477594">
            <text:p>-0,1848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8461413">
            <text:p>-0,1846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8601107">
            <text:p>-0,186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8576583">
            <text:p>-0,1858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8820423">
            <text:p>-0,1882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8841317">
            <text:p>-0,1884</text:p>
          </table:table-cell>
          <table:table-cell table:style-name="ce1" office:value-type="float" office:value="-0.27145702">
            <text:p>-0,271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9040545">
            <text:p>-0,1904</text:p>
          </table:table-cell>
          <table:table-cell table:style-name="ce1" office:value-type="float" office:value="-0.24309611">
            <text:p>-0,2431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9099217">
            <text:p>-0,191</text:p>
          </table:table-cell>
          <table:table-cell table:style-name="ce1" office:value-type="float" office:value="-0.24615257">
            <text:p>-0,2462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912661">
            <text:p>-0,1913</text:p>
          </table:table-cell>
          <table:table-cell table:style-name="ce1" office:value-type="float" office:value="-0.24954853">
            <text:p>-0,2495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9633126">
            <text:p>-0,1963</text:p>
          </table:table-cell>
          <table:table-cell table:style-name="ce1" office:value-type="float" office:value="-0.24833725">
            <text:p>-0,2483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21206723">
            <text:p>-0,2121</text:p>
          </table:table-cell>
          <table:table-cell table:formula="oooc:=[.F436]*COS(RADIANS(30))" office:value-type="float" office:value="-0.213209522137713">
            <text:p>-0,2132</text:p>
          </table:table-cell>
          <table:table-cell table:formula="oooc:=[.B436]-[.C436]" office:value-type="float" office:value="0.00114229213771289">
            <text:p>0,0011</text:p>
          </table:table-cell>
          <table:table-cell/>
          <table:table-cell table:style-name="ce1" office:value-type="float" office:value="-0.24619315">
            <text:p>-0,2462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21190435237945">
            <text:p>-0,2212</text:p>
          </table:table-cell>
          <table:table-cell table:formula="oooc:=[.F437]*COS(RADIANS(30))" office:value-type="float" office:value="-0.222332727375658">
            <text:p>-0,2223</text:p>
          </table:table-cell>
          <table:table-cell table:number-columns-repeated="2"/>
          <table:table-cell table:style-name="ce1" office:value-type="float" office:value="-0.25672772">
            <text:p>-0,2567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29461662004156">
            <text:p>-0,2295</text:p>
          </table:table-cell>
          <table:table-cell table:formula="oooc:=[.F438]*COS(RADIANS(30))" office:value-type="float" office:value="-0.230603954141869">
            <text:p>-0,2306</text:p>
          </table:table-cell>
          <table:table-cell table:number-columns-repeated="2"/>
          <table:table-cell table:style-name="ce1" office:value-type="float" office:value="-0.26627851">
            <text:p>-0,2663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26537267420656">
            <text:p>-0,2265</text:p>
          </table:table-cell>
          <table:table-cell table:formula="oooc:=[.F439]*COS(RADIANS(30))" office:value-type="float" office:value="-0.227679559558369">
            <text:p>-0,2277</text:p>
          </table:table-cell>
          <table:table-cell table:number-columns-repeated="2"/>
          <table:table-cell table:style-name="ce1" office:value-type="float" office:value="-0.26290171">
            <text:p>-0,2629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27327905313041">
            <text:p>-0,2273</text:p>
          </table:table-cell>
          <table:table-cell table:formula="oooc:=[.F440]*COS(RADIANS(30))" office:value-type="float" office:value="-0.228470197450754">
            <text:p>-0,2285</text:p>
          </table:table-cell>
          <table:table-cell table:number-columns-repeated="2"/>
          <table:table-cell table:style-name="ce1" office:value-type="float" office:value="-0.26381466">
            <text:p>-0,2638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27162338576346">
            <text:p>-0,2272</text:p>
          </table:table-cell>
          <table:table-cell table:formula="oooc:=[.F441]*COS(RADIANS(30))" office:value-type="float" office:value="-0.228304630714059">
            <text:p>-0,2283</text:p>
          </table:table-cell>
          <table:table-cell table:number-columns-repeated="2"/>
          <table:table-cell table:style-name="ce1" office:value-type="float" office:value="-0.26362348">
            <text:p>-0,2636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30194501361092">
            <text:p>-0,2302</text:p>
          </table:table-cell>
          <table:table-cell table:formula="oooc:=[.F442]*COS(RADIANS(30))" office:value-type="float" office:value="-0.231336793498805">
            <text:p>-0,2313</text:p>
          </table:table-cell>
          <table:table-cell table:number-columns-repeated="2"/>
          <table:table-cell table:style-name="ce1" office:value-type="float" office:value="-0.26712472">
            <text:p>-0,2671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26596884609453">
            <text:p>-0,2266</text:p>
          </table:table-cell>
          <table:table-cell table:formula="oooc:=[.F443]*COS(RADIANS(30))" office:value-type="float" office:value="-0.227739176747166">
            <text:p>-0,2277</text:p>
          </table:table-cell>
          <table:table-cell table:number-columns-repeated="2"/>
          <table:table-cell table:style-name="ce1" office:value-type="float" office:value="-0.26297055">
            <text:p>-0,263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27303907749103">
            <text:p>-0,2273</text:p>
          </table:table-cell>
          <table:table-cell table:formula="oooc:=[.F444]*COS(RADIANS(30))" office:value-type="float" office:value="-0.228446199886816">
            <text:p>-0,2284</text:p>
          </table:table-cell>
          <table:table-cell table:number-columns-repeated="2"/>
          <table:table-cell table:style-name="ce1" office:value-type="float" office:value="-0.26378695">
            <text:p>-0,2638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2728327036373">
            <text:p>-0,2273</text:p>
          </table:table-cell>
          <table:table-cell table:formula="oooc:=[.F445]*COS(RADIANS(30))" office:value-type="float" office:value="-0.228425562501443">
            <text:p>-0,2284</text:p>
          </table:table-cell>
          <table:table-cell table:number-columns-repeated="2"/>
          <table:table-cell table:style-name="ce1" office:value-type="float" office:value="-0.26376312">
            <text:p>-0,2638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28343346079741">
            <text:p>-0,2283</text:p>
          </table:table-cell>
          <table:table-cell table:formula="oooc:=[.F446]*COS(RADIANS(30))" office:value-type="float" office:value="-0.229485638217454">
            <text:p>-0,2295</text:p>
          </table:table-cell>
          <table:table-cell table:number-columns-repeated="2"/>
          <table:table-cell table:style-name="ce1" office:value-type="float" office:value="-0.26498719">
            <text:p>-0,265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32495028564213">
            <text:p>-0,2325</text:p>
          </table:table-cell>
          <table:table-cell table:formula="oooc:=[.F447]*COS(RADIANS(30))" office:value-type="float" office:value="-0.233637320701926">
            <text:p>-0,2336</text:p>
          </table:table-cell>
          <table:table-cell table:number-columns-repeated="2"/>
          <table:table-cell table:style-name="ce1" office:value-type="float" office:value="-0.26978114">
            <text:p>-0,2698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33947942063634">
            <text:p>-0,2339</text:p>
          </table:table-cell>
          <table:table-cell table:formula="oooc:=[.F448]*COS(RADIANS(30))" office:value-type="float" office:value="-0.235090234201347">
            <text:p>-0,2351</text:p>
          </table:table-cell>
          <table:table-cell table:number-columns-repeated="2"/>
          <table:table-cell table:style-name="ce1" office:value-type="float" office:value="-0.27145882">
            <text:p>-0,2715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36539228635822">
            <text:p>-0,2365</text:p>
          </table:table-cell>
          <table:table-cell table:formula="oooc:=[.F449]*COS(RADIANS(30))" office:value-type="float" office:value="-0.237681520773535">
            <text:p>-0,2377</text:p>
          </table:table-cell>
          <table:table-cell table:number-columns-repeated="2"/>
          <table:table-cell table:style-name="ce1" office:value-type="float" office:value="-0.27445098">
            <text:p>-0,2745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39404265838146">
            <text:p>-0,2394</text:p>
          </table:table-cell>
          <table:table-cell table:formula="oooc:=[.F450]*COS(RADIANS(30))" office:value-type="float" office:value="-0.240546557975859">
            <text:p>-0,2405</text:p>
          </table:table-cell>
          <table:table-cell table:number-columns-repeated="2"/>
          <table:table-cell table:style-name="ce1" office:value-type="float" office:value="-0.27775924">
            <text:p>-0,2778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3967475155251">
            <text:p>-0,2397</text:p>
          </table:table-cell>
          <table:table-cell table:formula="oooc:=[.F451]*COS(RADIANS(30))" office:value-type="float" office:value="-0.240817043690223">
            <text:p>-0,2408</text:p>
          </table:table-cell>
          <table:table-cell table:number-columns-repeated="2"/>
          <table:table-cell table:style-name="ce1" office:value-type="float" office:value="-0.27807157">
            <text:p>-0,2781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41712959660825">
            <text:p>-0,2417</text:p>
          </table:table-cell>
          <table:table-cell table:formula="oooc:=[.F452]*COS(RADIANS(30))" office:value-type="float" office:value="-0.242855251798538">
            <text:p>-0,2429</text:p>
          </table:table-cell>
          <table:table-cell table:number-columns-repeated="2"/>
          <table:table-cell table:style-name="ce1" office:value-type="float" office:value="-0.28042509">
            <text:p>-0,2804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244828546672717">
            <text:p>-0,2448</text:p>
          </table:table-cell>
          <table:table-cell table:formula="oooc:=[.F453]*COS(RADIANS(30))" office:value-type="float" office:value="-0.24597083881043">
            <text:p>-0,246</text:p>
          </table:table-cell>
          <table:table-cell table:number-columns-repeated="2"/>
          <table:table-cell table:style-name="ce1" office:value-type="float" office:value="-0.28402266">
            <text:p>-0,284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249474374592335">
            <text:p>-0,2495</text:p>
          </table:table-cell>
          <table:table-cell table:formula="oooc:=[.F454]*COS(RADIANS(30))" office:value-type="float" office:value="-0.250616666730048">
            <text:p>-0,2506</text:p>
          </table:table-cell>
          <table:table-cell table:number-columns-repeated="2"/>
          <table:table-cell table:style-name="ce1" office:value-type="float" office:value="-0.2893872">
            <text:p>-0,2894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252238571796642">
            <text:p>-0,2522</text:p>
          </table:table-cell>
          <table:table-cell table:formula="oooc:=[.F455]*COS(RADIANS(30))" office:value-type="float" office:value="-0.253380863934355">
            <text:p>-0,2534</text:p>
          </table:table-cell>
          <table:table-cell table:number-columns-repeated="2"/>
          <table:table-cell table:style-name="ce1" office:value-type="float" office:value="-0.29257902">
            <text:p>-0,2926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260358062251856">
            <text:p>-0,2604</text:p>
          </table:table-cell>
          <table:table-cell table:formula="oooc:=[.F456]*COS(RADIANS(30))" office:value-type="float" office:value="-0.261500354389569">
            <text:p>-0,2615</text:p>
          </table:table-cell>
          <table:table-cell table:number-columns-repeated="2"/>
          <table:table-cell table:style-name="ce1" office:value-type="float" office:value="-0.3019546">
            <text:p>-0,302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282996407979737">
            <text:p>-0,283</text:p>
          </table:table-cell>
          <table:table-cell table:formula="oooc:=[.F457]*COS(RADIANS(30))" office:value-type="float" office:value="-0.28413870011745">
            <text:p>-0,2841</text:p>
          </table:table-cell>
          <table:table-cell table:number-columns-repeated="2"/>
          <table:table-cell table:style-name="ce1" office:value-type="float" office:value="-0.32809511">
            <text:p>-0,3281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279742984364578">
            <text:p>-0,2797</text:p>
          </table:table-cell>
          <table:table-cell table:formula="oooc:=[.F458]*COS(RADIANS(30))" office:value-type="float" office:value="-0.280885276502291">
            <text:p>-0,2809</text:p>
          </table:table-cell>
          <table:table-cell table:number-columns-repeated="2"/>
          <table:table-cell table:style-name="ce1" office:value-type="float" office:value="-0.32433838">
            <text:p>-0,3243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277504914913578">
            <text:p>-0,2775</text:p>
          </table:table-cell>
          <table:table-cell table:formula="oooc:=[.F459]*COS(RADIANS(30))" office:value-type="float" office:value="-0.278647207051291">
            <text:p>-0,2786</text:p>
          </table:table-cell>
          <table:table-cell table:number-columns-repeated="2"/>
          <table:table-cell table:style-name="ce1" office:value-type="float" office:value="-0.32175408">
            <text:p>-0,3218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276086244058622">
            <text:p>-0,2761</text:p>
          </table:table-cell>
          <table:table-cell table:formula="oooc:=[.F460]*COS(RADIANS(30))" office:value-type="float" office:value="-0.277228536196335">
            <text:p>-0,2772</text:p>
          </table:table-cell>
          <table:table-cell table:number-columns-repeated="2"/>
          <table:table-cell table:style-name="ce1" office:value-type="float" office:value="-0.32011594">
            <text:p>-0,3201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277717195060553">
            <text:p>-0,2777</text:p>
          </table:table-cell>
          <table:table-cell table:formula="oooc:=[.F461]*COS(RADIANS(30))" office:value-type="float" office:value="-0.278859487198266">
            <text:p>-0,2789</text:p>
          </table:table-cell>
          <table:table-cell table:style-name="ce1" office:value-type="float" office:value="-0.06638968">
            <text:p>-0,0664</text:p>
          </table:table-cell>
          <table:table-cell/>
          <table:table-cell table:style-name="ce1" office:value-type="float" office:value="-0.3219992">
            <text:p>-0,322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285290873005031">
            <text:p>-0,2853</text:p>
          </table:table-cell>
          <table:table-cell table:formula="oooc:=[.F462]*COS(RADIANS(30))" office:value-type="float" office:value="-0.286433165142744">
            <text:p>-0,2864</text:p>
          </table:table-cell>
          <table:table-cell table:style-name="ce1" office:value-type="float" office:value="-0.06091156">
            <text:p>-0,0609</text:p>
          </table:table-cell>
          <table:table-cell/>
          <table:table-cell table:style-name="ce1" office:value-type="float" office:value="-0.33074453">
            <text:p>-0,330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295115792646901">
            <text:p>-0,2951</text:p>
          </table:table-cell>
          <table:table-cell table:formula="oooc:=[.F463]*COS(RADIANS(30))" office:value-type="float" office:value="-0.296258084784614">
            <text:p>-0,2963</text:p>
          </table:table-cell>
          <table:table-cell table:style-name="ce1" office:value-type="float" office:value="-0.08154237">
            <text:p>-0,0815</text:p>
          </table:table-cell>
          <table:table-cell/>
          <table:table-cell table:style-name="ce1" office:value-type="float" office:value="-0.34208937">
            <text:p>-0,342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3056777172279">
            <text:p>-0,3057</text:p>
          </table:table-cell>
          <table:table-cell table:formula="oooc:=[.F464]*COS(RADIANS(30))" office:value-type="float" office:value="-0.306820009365613">
            <text:p>-0,3068</text:p>
          </table:table-cell>
          <table:table-cell table:style-name="ce1" office:value-type="float" office:value="-0.09149317">
            <text:p>-0,0915</text:p>
          </table:table-cell>
          <table:table-cell/>
          <table:table-cell table:style-name="ce1" office:value-type="float" office:value="-0.35428523">
            <text:p>-0,354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307101385049435">
            <text:p>-0,3071</text:p>
          </table:table-cell>
          <table:table-cell table:formula="oooc:=[.F465]*COS(RADIANS(30))" office:value-type="float" office:value="-0.308243677187148">
            <text:p>-0,3082</text:p>
          </table:table-cell>
          <table:table-cell table:style-name="ce1" office:value-type="float" office:value="-0.1052178">
            <text:p>-0,1052</text:p>
          </table:table-cell>
          <table:table-cell/>
          <table:table-cell table:style-name="ce1" office:value-type="float" office:value="-0.35592914">
            <text:p>-0,3559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308173247371191">
            <text:p>-0,3082</text:p>
          </table:table-cell>
          <table:table-cell table:formula="oooc:=[.F466]*COS(RADIANS(30))" office:value-type="float" office:value="-0.309315539508904">
            <text:p>-0,3093</text:p>
          </table:table-cell>
          <table:table-cell table:formula="oooc:=[.G466]*COS(RADIANS(60))" office:value-type="float" office:value="-0.042579385">
            <text:p>-0,0426</text:p>
          </table:table-cell>
          <table:table-cell table:formula="oooc:=[.B466]-[.D466]" office:value-type="float" office:value="-0.265593862371191">
            <text:p>-0,2656</text:p>
          </table:table-cell>
          <table:table-cell table:style-name="ce1" office:value-type="float" office:value="-0.35716682">
            <text:p>-0,3572</text:p>
          </table:table-cell>
          <table:table-cell table:style-name="ce1" office:value-type="float" office:value="-0.0851587699999999">
            <text:p>-0,085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295205457371191">
            <text:p>-0,2952</text:p>
          </table:table-cell>
          <table:table-cell/>
          <table:table-cell table:formula="oooc:=[.G467]*COS(RADIANS(60))" office:value-type="float" office:value="-0.029611595">
            <text:p>-0,0296</text:p>
          </table:table-cell>
          <table:table-cell table:number-columns-repeated="2"/>
          <table:table-cell table:style-name="ce1" office:value-type="float" office:value="-0.05922319">
            <text:p>-0,0592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293871477371191">
            <text:p>-0,2939</text:p>
          </table:table-cell>
          <table:table-cell/>
          <table:table-cell table:formula="oooc:=[.G468]*COS(RADIANS(60))" office:value-type="float" office:value="-0.0282776150000001">
            <text:p>-0,0283</text:p>
          </table:table-cell>
          <table:table-cell table:number-columns-repeated="2"/>
          <table:table-cell table:style-name="ce1" office:value-type="float" office:value="-0.0565552300000001">
            <text:p>-0,0566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01457612371191">
            <text:p>-0,3015</text:p>
          </table:table-cell>
          <table:table-cell/>
          <table:table-cell table:formula="oooc:=[.G469]*COS(RADIANS(60))" office:value-type="float" office:value="-0.0358637500000001">
            <text:p>-0,0359</text:p>
          </table:table-cell>
          <table:table-cell table:number-columns-repeated="2"/>
          <table:table-cell table:style-name="ce1" office:value-type="float" office:value="-0.0717275000000001">
            <text:p>-0,0717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08066897371191">
            <text:p>-0,3081</text:p>
          </table:table-cell>
          <table:table-cell/>
          <table:table-cell table:formula="oooc:=[.G470]*COS(RADIANS(60))" office:value-type="float" office:value="-0.042473035">
            <text:p>-0,0425</text:p>
          </table:table-cell>
          <table:table-cell table:number-columns-repeated="2"/>
          <table:table-cell table:style-name="ce1" office:value-type="float" office:value="-0.08494607">
            <text:p>-0,0849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299434467371191">
            <text:p>-0,2994</text:p>
          </table:table-cell>
          <table:table-cell/>
          <table:table-cell table:formula="oooc:=[.G471]*COS(RADIANS(60))" office:value-type="float" office:value="-0.033840605">
            <text:p>-0,0338</text:p>
          </table:table-cell>
          <table:table-cell table:number-columns-repeated="2"/>
          <table:table-cell table:style-name="ce1" office:value-type="float" office:value="-0.06768121">
            <text:p>-0,0677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12472622371191">
            <text:p>-0,3125</text:p>
          </table:table-cell>
          <table:table-cell/>
          <table:table-cell table:formula="oooc:=[.G472]*COS(RADIANS(60))" office:value-type="float" office:value="-0.04687876">
            <text:p>-0,0469</text:p>
          </table:table-cell>
          <table:table-cell table:number-columns-repeated="2"/>
          <table:table-cell table:style-name="ce1" office:value-type="float" office:value="-0.09375752">
            <text:p>-0,0938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44915682371191">
            <text:p>-0,3449</text:p>
          </table:table-cell>
          <table:table-cell/>
          <table:table-cell table:formula="oooc:=[.G473]*COS(RADIANS(60))" office:value-type="float" office:value="-0.07932182">
            <text:p>-0,0793</text:p>
          </table:table-cell>
          <table:table-cell table:number-columns-repeated="2"/>
          <table:table-cell table:style-name="ce1" office:value-type="float" office:value="-0.15864364">
            <text:p>-0,1586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26990017371191">
            <text:p>-0,327</text:p>
          </table:table-cell>
          <table:table-cell/>
          <table:table-cell table:formula="oooc:=[.G474]*COS(RADIANS(60))" office:value-type="float" office:value="-0.061396155">
            <text:p>-0,0614</text:p>
          </table:table-cell>
          <table:table-cell table:number-columns-repeated="2"/>
          <table:table-cell table:style-name="ce1" office:value-type="float" office:value="-0.12279231">
            <text:p>-0,1228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11649932371191">
            <text:p>-0,3116</text:p>
          </table:table-cell>
          <table:table-cell/>
          <table:table-cell table:formula="oooc:=[.G475]*COS(RADIANS(60))" office:value-type="float" office:value="-0.04605607">
            <text:p>-0,0461</text:p>
          </table:table-cell>
          <table:table-cell table:number-columns-repeated="2"/>
          <table:table-cell table:style-name="ce1" office:value-type="float" office:value="-0.09211214">
            <text:p>-0,092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19056007371191">
            <text:p>-0,3191</text:p>
          </table:table-cell>
          <table:table-cell/>
          <table:table-cell table:formula="oooc:=[.G476]*COS(RADIANS(60))" office:value-type="float" office:value="-0.053462145">
            <text:p>-0,0535</text:p>
          </table:table-cell>
          <table:table-cell table:number-columns-repeated="2"/>
          <table:table-cell table:style-name="ce1" office:value-type="float" office:value="-0.10692429">
            <text:p>-0,1069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20336922371191">
            <text:p>-0,3203</text:p>
          </table:table-cell>
          <table:table-cell/>
          <table:table-cell table:formula="oooc:=[.G477]*COS(RADIANS(60))" office:value-type="float" office:value="-0.05474306">
            <text:p>-0,0547</text:p>
          </table:table-cell>
          <table:table-cell table:number-columns-repeated="2"/>
          <table:table-cell table:style-name="ce1" office:value-type="float" office:value="-0.10948612">
            <text:p>-0,1095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00222402371191">
            <text:p>-0,3002</text:p>
          </table:table-cell>
          <table:table-cell/>
          <table:table-cell table:formula="oooc:=[.G478]*COS(RADIANS(60))" office:value-type="float" office:value="-0.03462854">
            <text:p>-0,0346</text:p>
          </table:table-cell>
          <table:table-cell table:number-columns-repeated="2"/>
          <table:table-cell table:style-name="ce1" office:value-type="float" office:value="-0.06925708">
            <text:p>-0,0693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14674562371191">
            <text:p>-0,3147</text:p>
          </table:table-cell>
          <table:table-cell/>
          <table:table-cell table:formula="oooc:=[.G479]*COS(RADIANS(60))" office:value-type="float" office:value="-0.0490807">
            <text:p>-0,0491</text:p>
          </table:table-cell>
          <table:table-cell table:number-columns-repeated="2"/>
          <table:table-cell table:style-name="ce1" office:value-type="float" office:value="-0.0981614">
            <text:p>-0,0982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294365607371191">
            <text:p>-0,2944</text:p>
          </table:table-cell>
          <table:table-cell/>
          <table:table-cell table:formula="oooc:=[.G480]*COS(RADIANS(60))" office:value-type="float" office:value="-0.028771745">
            <text:p>-0,0288</text:p>
          </table:table-cell>
          <table:table-cell table:number-columns-repeated="2"/>
          <table:table-cell table:style-name="ce1" office:value-type="float" office:value="-0.05754349">
            <text:p>-0,0575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23630362371191">
            <text:p>-0,3236</text:p>
          </table:table-cell>
          <table:table-cell/>
          <table:table-cell table:formula="oooc:=[.G481]*COS(RADIANS(60))" office:value-type="float" office:value="-0.0580365">
            <text:p>-0,058</text:p>
          </table:table-cell>
          <table:table-cell table:number-columns-repeated="2"/>
          <table:table-cell table:style-name="ce1" office:value-type="float" office:value="-0.116073">
            <text:p>-0,1161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20108942371191">
            <text:p>-0,3201</text:p>
          </table:table-cell>
          <table:table-cell/>
          <table:table-cell table:formula="oooc:=[.G482]*COS(RADIANS(60))" office:value-type="float" office:value="-0.05451508">
            <text:p>-0,0545</text:p>
          </table:table-cell>
          <table:table-cell table:number-columns-repeated="2"/>
          <table:table-cell table:style-name="ce1" office:value-type="float" office:value="-0.10903016">
            <text:p>-0,109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11831037371191">
            <text:p>-0,3118</text:p>
          </table:table-cell>
          <table:table-cell/>
          <table:table-cell table:formula="oooc:=[.G483]*COS(RADIANS(60))" office:value-type="float" office:value="-0.046237175">
            <text:p>-0,0462</text:p>
          </table:table-cell>
          <table:table-cell table:number-columns-repeated="2"/>
          <table:table-cell table:style-name="ce1" office:value-type="float" office:value="-0.09247435">
            <text:p>-0,092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30092522371191">
            <text:p>-0,3301</text:p>
          </table:table-cell>
          <table:table-cell/>
          <table:table-cell table:formula="oooc:=[.G484]*COS(RADIANS(60))" office:value-type="float" office:value="-0.06449866">
            <text:p>-0,0645</text:p>
          </table:table-cell>
          <table:table-cell table:number-columns-repeated="2"/>
          <table:table-cell table:style-name="ce1" office:value-type="float" office:value="-0.12899732">
            <text:p>-0,12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15238307371191">
            <text:p>-0,3152</text:p>
          </table:table-cell>
          <table:table-cell/>
          <table:table-cell table:formula="oooc:=[.G485]*COS(RADIANS(60))" office:value-type="float" office:value="-0.049644445">
            <text:p>-0,0496</text:p>
          </table:table-cell>
          <table:table-cell table:number-columns-repeated="2"/>
          <table:table-cell table:style-name="ce1" office:value-type="float" office:value="-0.09928889">
            <text:p>-0,099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29464222371191">
            <text:p>-0,3295</text:p>
          </table:table-cell>
          <table:table-cell/>
          <table:table-cell table:formula="oooc:=[.G486]*COS(RADIANS(60))" office:value-type="float" office:value="-0.06387036">
            <text:p>-0,0639</text:p>
          </table:table-cell>
          <table:table-cell table:number-columns-repeated="2"/>
          <table:table-cell table:style-name="ce1" office:value-type="float" office:value="-0.12774072">
            <text:p>-0,1277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11771037371191">
            <text:p>-0,3118</text:p>
          </table:table-cell>
          <table:table-cell/>
          <table:table-cell table:formula="oooc:=[.G487]*COS(RADIANS(60))" office:value-type="float" office:value="-0.046177175">
            <text:p>-0,0462</text:p>
          </table:table-cell>
          <table:table-cell table:number-columns-repeated="2"/>
          <table:table-cell table:style-name="ce1" office:value-type="float" office:value="-0.09235435">
            <text:p>-0,0924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15528282371191">
            <text:p>-0,3155</text:p>
          </table:table-cell>
          <table:table-cell/>
          <table:table-cell table:formula="oooc:=[.G488]*COS(RADIANS(60))" office:value-type="float" office:value="-0.04993442">
            <text:p>-0,0499</text:p>
          </table:table-cell>
          <table:table-cell table:number-columns-repeated="2"/>
          <table:table-cell table:style-name="ce1" office:value-type="float" office:value="-0.09986884">
            <text:p>-0,099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29927762371191">
            <text:p>-0,3299</text:p>
          </table:table-cell>
          <table:table-cell/>
          <table:table-cell table:formula="oooc:=[.G489]*COS(RADIANS(60))" office:value-type="float" office:value="-0.0643339">
            <text:p>-0,0643</text:p>
          </table:table-cell>
          <table:table-cell table:number-columns-repeated="2"/>
          <table:table-cell table:style-name="ce1" office:value-type="float" office:value="-0.1286678">
            <text:p>-0,1287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00077252371191">
            <text:p>-0,3001</text:p>
          </table:table-cell>
          <table:table-cell/>
          <table:table-cell table:formula="oooc:=[.G490]*COS(RADIANS(60))" office:value-type="float" office:value="-0.03448339">
            <text:p>-0,0345</text:p>
          </table:table-cell>
          <table:table-cell table:number-columns-repeated="2"/>
          <table:table-cell table:style-name="ce1" office:value-type="float" office:value="-0.06896678">
            <text:p>-0,06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13935222371191">
            <text:p>-0,3139</text:p>
          </table:table-cell>
          <table:table-cell/>
          <table:table-cell table:formula="oooc:=[.G491]*COS(RADIANS(60))" office:value-type="float" office:value="-0.04834136">
            <text:p>-0,0483</text:p>
          </table:table-cell>
          <table:table-cell table:number-columns-repeated="2"/>
          <table:table-cell table:style-name="ce1" office:value-type="float" office:value="-0.09668272">
            <text:p>-0,0967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11485112371191">
            <text:p>-0,3115</text:p>
          </table:table-cell>
          <table:table-cell/>
          <table:table-cell table:formula="oooc:=[.G492]*COS(RADIANS(60))" office:value-type="float" office:value="-0.04589125">
            <text:p>-0,0459</text:p>
          </table:table-cell>
          <table:table-cell table:number-columns-repeated="2"/>
          <table:table-cell table:style-name="ce1" office:value-type="float" office:value="-0.0917825">
            <text:p>-0,0918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08225087371191">
            <text:p>-0,3082</text:p>
          </table:table-cell>
          <table:table-cell/>
          <table:table-cell table:formula="oooc:=[.G493]*COS(RADIANS(60))" office:value-type="float" office:value="-0.0426312250000001">
            <text:p>-0,0426</text:p>
          </table:table-cell>
          <table:table-cell table:number-columns-repeated="2"/>
          <table:table-cell table:style-name="ce1" office:value-type="float" office:value="-0.0852624500000001">
            <text:p>-0,0853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11311962371191">
            <text:p>-0,3113</text:p>
          </table:table-cell>
          <table:table-cell/>
          <table:table-cell table:formula="oooc:=[.G494]*COS(RADIANS(60))" office:value-type="float" office:value="-0.0457181">
            <text:p>-0,0457</text:p>
          </table:table-cell>
          <table:table-cell table:number-columns-repeated="2"/>
          <table:table-cell table:style-name="ce1" office:value-type="float" office:value="-0.0914362">
            <text:p>-0,0914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18163297371191">
            <text:p>-0,3182</text:p>
          </table:table-cell>
          <table:table-cell/>
          <table:table-cell table:formula="oooc:=[.G495]*COS(RADIANS(60))" office:value-type="float" office:value="-0.052569435">
            <text:p>-0,0526</text:p>
          </table:table-cell>
          <table:table-cell table:number-columns-repeated="2"/>
          <table:table-cell table:style-name="ce1" office:value-type="float" office:value="-0.10513887">
            <text:p>-0,105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12238017371191">
            <text:p>-0,3122</text:p>
          </table:table-cell>
          <table:table-cell/>
          <table:table-cell table:formula="oooc:=[.G496]*COS(RADIANS(60))" office:value-type="float" office:value="-0.046644155">
            <text:p>-0,0466</text:p>
          </table:table-cell>
          <table:table-cell table:number-columns-repeated="2"/>
          <table:table-cell table:style-name="ce1" office:value-type="float" office:value="-0.09328831">
            <text:p>-0,0933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11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11"/>
        </table:table-row>
        <table:table-row table:style-name="ro1">
          <table:table-cell office:value-type="string">
            <text:p>D2</text:p>
            <draw:frame table:end-cell-address="Sheet1.H533" table:end-x="0.253cm" table:end-y="0.082cm" draw:z-index="8" svg:width="15.361cm" svg:height="13.575cm" svg:x="0.697cm" svg:y="0.054cm">
              <draw:object draw:notify-on-update-of-ranges="Sheet1.A506:Sheet1.A602 Sheet1.E506:Sheet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office:value-type="float" office:value="0.092">
            <text:p>0,092</text:p>
          </table:table-cell>
          <table:table-cell table:number-columns-repeated="11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Sheet1.K521" table:end-x="0.123cm" table:end-y="0.132cm" draw:z-index="5" svg:width="7.999cm" svg:height="6.999cm" svg:x="1.156cm" svg:y="0.358cm">
              <draw:object draw:notify-on-update-of-ranges="Sheet1.A506:Sheet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4"/>
          <table:table-cell>
            <draw:frame table:end-cell-address="Sheet1.O521" table:end-x="0.975cm" table:end-y="0.332cm" draw:z-index="6" svg:width="7.999cm" svg:height="6.999cm" svg:x="2.007cm" svg:y="0.106cm">
              <draw:object draw:notify-on-update-of-ranges="Sheet1.A506:Sheet1.A602 Sheet1.C506:Sheet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878867254722767">
            <text:p>-0,0009</text:p>
          </table:table-cell>
          <table:table-cell table:formula="oooc:=[.$B$501]/2*(([.B301]-[.B201])*COS(RADIANS([.A507]))+([.B101]-[.B1])*SIN(RADIANS([.A507])))" office:value-type="float" office:value="-0.00839932002688832">
            <text:p>-0,0084</text:p>
          </table:table-cell>
          <table:table-cell table:formula="oooc:=-[.B401]*[.$B$502]" office:value-type="float" office:value="0.0183399008">
            <text:p>0,0183</text:p>
          </table:table-cell>
          <table:table-cell table:formula="oooc:=([.B301]+[.B201])*SIN(RADIANS([.A507]))-([.B101]+[.B1])*COS(RADIANS([.A507]))" office:value-type="float" office:value="0.490284936880387">
            <text:p>0,4903</text:p>
          </table:table-cell>
          <table:table-cell table:formula="oooc:=-([.B301]+[.B201])*COS(RADIANS([.A507]))-([.B1]+[.B101])*SIN(RADIANS([.A507]))-[.B401]" office:value-type="float" office:value="0.287149301208149">
            <text:p>0,2871</text:p>
          </table:table-cell>
          <table:table-cell table:number-columns-repeated="7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874825921601873">
            <text:p>-0,0009</text:p>
          </table:table-cell>
          <table:table-cell table:formula="oooc:=[.$B$501]/2*(([.B302]-[.B202])*COS(RADIANS([.A508]))+([.B102]-[.B2])*SIN(RADIANS([.A508])))" office:value-type="float" office:value="-0.00835281485861548">
            <text:p>-0,0084</text:p>
          </table:table-cell>
          <table:table-cell table:formula="oooc:=-[.B402]*[.$B$502]" office:value-type="float" office:value="0.0106712632">
            <text:p>0,0107</text:p>
          </table:table-cell>
          <table:table-cell table:formula="oooc:=([.B302]+[.B202])*SIN(RADIANS([.A508]))-([.B102]+[.B2])*COS(RADIANS([.A508]))" office:value-type="float" office:value="0.491680299998546">
            <text:p>0,4917</text:p>
          </table:table-cell>
          <table:table-cell table:formula="oooc:=-([.B302]+[.B202])*COS(RADIANS([.A508]))-([.B2]+[.B102])*SIN(RADIANS([.A508]))-[.B402]" office:value-type="float" office:value="0.190788925034772">
            <text:p>0,1908</text:p>
          </table:table-cell>
          <table:table-cell table:number-columns-repeated="7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800617460031871">
            <text:p>-0,0008</text:p>
          </table:table-cell>
          <table:table-cell table:formula="oooc:=[.$B$501]/2*(([.B303]-[.B203])*COS(RADIANS([.A509]))+([.B103]-[.B3])*SIN(RADIANS([.A509])))" office:value-type="float" office:value="-0.00830888579456523">
            <text:p>-0,0083</text:p>
          </table:table-cell>
          <table:table-cell table:formula="oooc:=-[.B403]*[.$B$502]" office:value-type="float" office:value="0.0146267128">
            <text:p>0,0146</text:p>
          </table:table-cell>
          <table:table-cell table:formula="oooc:=([.B303]+[.B203])*SIN(RADIANS([.A509]))-([.B103]+[.B3])*COS(RADIANS([.A509]))" office:value-type="float" office:value="0.490419421651219">
            <text:p>0,4904</text:p>
          </table:table-cell>
          <table:table-cell table:formula="oooc:=-([.B303]+[.B203])*COS(RADIANS([.A509]))-([.B3]+[.B103])*SIN(RADIANS([.A509]))-[.B403]" office:value-type="float" office:value="0.239247303202533">
            <text:p>0,2392</text:p>
          </table:table-cell>
          <table:table-cell table:number-columns-repeated="7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739459514125587">
            <text:p>-0,0007</text:p>
          </table:table-cell>
          <table:table-cell table:formula="oooc:=[.$B$501]/2*(([.B304]-[.B204])*COS(RADIANS([.A510]))+([.B104]-[.B4])*SIN(RADIANS([.A510])))" office:value-type="float" office:value="-0.00833182558790462">
            <text:p>-0,0083</text:p>
          </table:table-cell>
          <table:table-cell table:formula="oooc:=-[.B404]*[.$B$502]" office:value-type="float" office:value="0.009721544">
            <text:p>0,0097</text:p>
          </table:table-cell>
          <table:table-cell table:formula="oooc:=([.B304]+[.B204])*SIN(RADIANS([.A510]))-([.B104]+[.B4])*COS(RADIANS([.A510]))" office:value-type="float" office:value="0.488407033423487">
            <text:p>0,4884</text:p>
          </table:table-cell>
          <table:table-cell table:formula="oooc:=-([.B304]+[.B204])*COS(RADIANS([.A510]))-([.B4]+[.B104])*SIN(RADIANS([.A510]))-[.B404]" office:value-type="float" office:value="0.177663922134386">
            <text:p>0,1777</text:p>
          </table:table-cell>
          <table:table-cell table:number-columns-repeated="7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808979373942767">
            <text:p>-0,0008</text:p>
          </table:table-cell>
          <table:table-cell table:formula="oooc:=[.$B$501]/2*(([.B305]-[.B205])*COS(RADIANS([.A511]))+([.B105]-[.B5])*SIN(RADIANS([.A511])))" office:value-type="float" office:value="-0.00833775061663715">
            <text:p>-0,0083</text:p>
          </table:table-cell>
          <table:table-cell table:formula="oooc:=-[.B405]*[.$B$502]" office:value-type="float" office:value="0.0116170072">
            <text:p>0,0116</text:p>
          </table:table-cell>
          <table:table-cell table:formula="oooc:=([.B305]+[.B205])*SIN(RADIANS([.A511]))-([.B105]+[.B5])*COS(RADIANS([.A511]))" office:value-type="float" office:value="0.489453419947637">
            <text:p>0,4895</text:p>
          </table:table-cell>
          <table:table-cell table:formula="oooc:=-([.B305]+[.B205])*COS(RADIANS([.A511]))-([.B5]+[.B105])*SIN(RADIANS([.A511]))-[.B405]" office:value-type="float" office:value="0.200653873959038">
            <text:p>0,2007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-0.000661390274999999">
            <text:p>-0,0007</text:p>
          </table:table-cell>
          <table:table-cell table:formula="oooc:=[.$B$501]/2*(([.B306]-[.B206])*COS(RADIANS([.A512]))+([.B106]-[.B6])*SIN(RADIANS([.A512])))" office:value-type="float" office:value="-0.00830476075">
            <text:p>-0,0083</text:p>
          </table:table-cell>
          <table:table-cell table:formula="oooc:=-[.B406]*[.$B$502]" office:value-type="float" office:value="0.0172916152">
            <text:p>0,0173</text:p>
          </table:table-cell>
          <table:table-cell table:formula="oooc:=([.B306]+[.B206])*SIN(RADIANS([.A512]))-([.B106]+[.B6])*COS(RADIANS([.A512]))" office:value-type="float" office:value="0.48486285">
            <text:p>0,4849</text:p>
          </table:table-cell>
          <table:table-cell table:formula="oooc:=-([.B306]+[.B206])*COS(RADIANS([.A512]))-([.B6]+[.B106])*SIN(RADIANS([.A512]))-[.B406]" office:value-type="float" office:value="0.27238497">
            <text:p>0,272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-0.00054203623762788">
            <text:p>-0,0005</text:p>
          </table:table-cell>
          <table:table-cell table:formula="oooc:=[.$B$501]/2*(([.B307]-[.B207])*COS(RADIANS([.A513]))+([.B107]-[.B7])*SIN(RADIANS([.A513])))" office:value-type="float" office:value="-0.00825989145975419">
            <text:p>-0,0083</text:p>
          </table:table-cell>
          <table:table-cell table:formula="oooc:=-[.B407]*[.$B$502]" office:value-type="float" office:value="0.0145772888">
            <text:p>0,0146</text:p>
          </table:table-cell>
          <table:table-cell table:formula="oooc:=([.B307]+[.B207])*SIN(RADIANS([.A513]))-([.B107]+[.B7])*COS(RADIANS([.A513]))" office:value-type="float" office:value="0.482702772073132">
            <text:p>0,4827</text:p>
          </table:table-cell>
          <table:table-cell table:formula="oooc:=-([.B307]+[.B207])*COS(RADIANS([.A513]))-([.B7]+[.B107])*SIN(RADIANS([.A513]))-[.B407]" office:value-type="float" office:value="0.238182368898933">
            <text:p>0,238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-0.000426361455986289">
            <text:p>-0,0004</text:p>
          </table:table-cell>
          <table:table-cell table:formula="oooc:=[.$B$501]/2*(([.B308]-[.B208])*COS(RADIANS([.A514]))+([.B108]-[.B8])*SIN(RADIANS([.A514])))" office:value-type="float" office:value="-0.00822173613428186">
            <text:p>-0,0082</text:p>
          </table:table-cell>
          <table:table-cell table:formula="oooc:=-[.B408]*[.$B$502]" office:value-type="float" office:value="0.0184605528">
            <text:p>0,0185</text:p>
          </table:table-cell>
          <table:table-cell table:formula="oooc:=([.B308]+[.B208])*SIN(RADIANS([.A514]))-([.B108]+[.B8])*COS(RADIANS([.A514]))" office:value-type="float" office:value="0.482705878277701">
            <text:p>0,4827</text:p>
          </table:table-cell>
          <table:table-cell table:formula="oooc:=-([.B308]+[.B208])*COS(RADIANS([.A514]))-([.B8]+[.B108])*SIN(RADIANS([.A514]))-[.B408]" office:value-type="float" office:value="0.285344605556453">
            <text:p>0,285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-0.000342330824237371">
            <text:p>-0,0003</text:p>
          </table:table-cell>
          <table:table-cell table:formula="oooc:=[.$B$501]/2*(([.B309]-[.B209])*COS(RADIANS([.A515]))+([.B109]-[.B9])*SIN(RADIANS([.A515])))" office:value-type="float" office:value="-0.00819470689996496">
            <text:p>-0,0082</text:p>
          </table:table-cell>
          <table:table-cell table:formula="oooc:=-[.B409]*[.$B$502]" office:value-type="float" office:value="0.01780712">
            <text:p>0,0178</text:p>
          </table:table-cell>
          <table:table-cell table:formula="oooc:=([.B309]+[.B209])*SIN(RADIANS([.A515]))-([.B109]+[.B9])*COS(RADIANS([.A515]))" office:value-type="float" office:value="0.486236915774559">
            <text:p>0,4862</text:p>
          </table:table-cell>
          <table:table-cell table:formula="oooc:=-([.B309]+[.B209])*COS(RADIANS([.A515]))-([.B9]+[.B109])*SIN(RADIANS([.A515]))-[.B409]" office:value-type="float" office:value="0.278238599790115">
            <text:p>0,278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472788914180418">
            <text:p>-0,0005</text:p>
          </table:table-cell>
          <table:table-cell table:formula="oooc:=[.$B$501]/2*(([.B310]-[.B210])*COS(RADIANS([.A516]))+([.B110]-[.B10])*SIN(RADIANS([.A516])))" office:value-type="float" office:value="-0.00814914148660842">
            <text:p>-0,0081</text:p>
          </table:table-cell>
          <table:table-cell table:formula="oooc:=-[.B410]*[.$B$502]" office:value-type="float" office:value="0.0140204768">
            <text:p>0,014</text:p>
          </table:table-cell>
          <table:table-cell table:formula="oooc:=([.B310]+[.B210])*SIN(RADIANS([.A516]))-([.B110]+[.B10])*COS(RADIANS([.A516]))" office:value-type="float" office:value="0.485763136400421">
            <text:p>0,4858</text:p>
          </table:table-cell>
          <table:table-cell table:formula="oooc:=-([.B310]+[.B210])*COS(RADIANS([.A516]))-([.B10]+[.B110])*SIN(RADIANS([.A516]))-[.B410]" office:value-type="float" office:value="0.23054112535436">
            <text:p>0,230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406528371366748">
            <text:p>-0,0004</text:p>
          </table:table-cell>
          <table:table-cell table:formula="oooc:=[.$B$501]/2*(([.B311]-[.B211])*COS(RADIANS([.A517]))+([.B111]-[.B11])*SIN(RADIANS([.A517])))" office:value-type="float" office:value="-0.00806772349144279">
            <text:p>-0,0081</text:p>
          </table:table-cell>
          <table:table-cell table:formula="oooc:=-[.B411]*[.$B$502]" office:value-type="float" office:value="0.0151026056">
            <text:p>0,0151</text:p>
          </table:table-cell>
          <table:table-cell table:formula="oooc:=([.B311]+[.B211])*SIN(RADIANS([.A517]))-([.B111]+[.B11])*COS(RADIANS([.A517]))" office:value-type="float" office:value="0.4851198367268">
            <text:p>0,4851</text:p>
          </table:table-cell>
          <table:table-cell table:formula="oooc:=-([.B311]+[.B211])*COS(RADIANS([.A517]))-([.B11]+[.B111])*SIN(RADIANS([.A517]))-[.B411]" office:value-type="float" office:value="0.242996791170823">
            <text:p>0,24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-0.000349260149377597">
            <text:p>-0,0003</text:p>
          </table:table-cell>
          <table:table-cell table:formula="oooc:=[.$B$501]/2*(([.B312]-[.B212])*COS(RADIANS([.A518]))+([.B112]-[.B12])*SIN(RADIANS([.A518])))" office:value-type="float" office:value="-0.00801134317445526">
            <text:p>-0,008</text:p>
          </table:table-cell>
          <table:table-cell table:formula="oooc:=-[.B412]*[.$B$502]" office:value-type="float" office:value="0.0144712408">
            <text:p>0,0145</text:p>
          </table:table-cell>
          <table:table-cell table:formula="oooc:=([.B312]+[.B212])*SIN(RADIANS([.A518]))-([.B112]+[.B12])*COS(RADIANS([.A518]))" office:value-type="float" office:value="0.484856736419137">
            <text:p>0,4849</text:p>
          </table:table-cell>
          <table:table-cell table:formula="oooc:=-([.B312]+[.B212])*COS(RADIANS([.A518]))-([.B12]+[.B112])*SIN(RADIANS([.A518]))-[.B412]" office:value-type="float" office:value="0.233504212932589">
            <text:p>0,23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16637950444684">
            <text:p>0,0002</text:p>
          </table:table-cell>
          <table:table-cell table:formula="oooc:=[.$B$501]/2*(([.B313]-[.B213])*COS(RADIANS([.A519]))+([.B113]-[.B13])*SIN(RADIANS([.A519])))" office:value-type="float" office:value="-0.0080300499354948">
            <text:p>-0,008</text:p>
          </table:table-cell>
          <table:table-cell table:formula="oooc:=-[.B413]*[.$B$502]" office:value-type="float" office:value="0.0148797632">
            <text:p>0,0149</text:p>
          </table:table-cell>
          <table:table-cell table:formula="oooc:=([.B313]+[.B213])*SIN(RADIANS([.A519]))-([.B113]+[.B13])*COS(RADIANS([.A519]))" office:value-type="float" office:value="0.482734944084831">
            <text:p>0,4827</text:p>
          </table:table-cell>
          <table:table-cell table:formula="oooc:=-([.B313]+[.B213])*COS(RADIANS([.A519]))-([.B13]+[.B113])*SIN(RADIANS([.A519]))-[.B413]" office:value-type="float" office:value="0.241143221952171">
            <text:p>0,241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319533224225927">
            <text:p>0,0003</text:p>
          </table:table-cell>
          <table:table-cell table:formula="oooc:=[.$B$501]/2*(([.B314]-[.B214])*COS(RADIANS([.A520]))+([.B114]-[.B14])*SIN(RADIANS([.A520])))" office:value-type="float" office:value="-0.00784307002299412">
            <text:p>-0,0078</text:p>
          </table:table-cell>
          <table:table-cell table:formula="oooc:=-[.B414]*[.$B$502]" office:value-type="float" office:value="0.013953524">
            <text:p>0,014</text:p>
          </table:table-cell>
          <table:table-cell table:formula="oooc:=([.B314]+[.B214])*SIN(RADIANS([.A520]))-([.B114]+[.B14])*COS(RADIANS([.A520]))" office:value-type="float" office:value="0.483304525980748">
            <text:p>0,4833</text:p>
          </table:table-cell>
          <table:table-cell table:formula="oooc:=-([.B314]+[.B214])*COS(RADIANS([.A520]))-([.B14]+[.B114])*SIN(RADIANS([.A520]))-[.B414]" office:value-type="float" office:value="0.229023354930776">
            <text:p>0,229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460798061743331">
            <text:p>0,0005</text:p>
          </table:table-cell>
          <table:table-cell table:formula="oooc:=[.$B$501]/2*(([.B315]-[.B215])*COS(RADIANS([.A521]))+([.B115]-[.B15])*SIN(RADIANS([.A521])))" office:value-type="float" office:value="-0.00776693295646074">
            <text:p>-0,0078</text:p>
          </table:table-cell>
          <table:table-cell table:formula="oooc:=-[.B415]*[.$B$502]" office:value-type="float" office:value="0.0135153064">
            <text:p>0,0135</text:p>
          </table:table-cell>
          <table:table-cell table:formula="oooc:=([.B315]+[.B215])*SIN(RADIANS([.A521]))-([.B115]+[.B15])*COS(RADIANS([.A521]))" office:value-type="float" office:value="0.484846749580667">
            <text:p>0,4848</text:p>
          </table:table-cell>
          <table:table-cell table:formula="oooc:=-([.B315]+[.B215])*COS(RADIANS([.A521]))-([.B15]+[.B115])*SIN(RADIANS([.A521]))-[.B415]" office:value-type="float" office:value="0.223950617509062">
            <text:p>0,224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361086566789865">
            <text:p>0,0004</text:p>
          </table:table-cell>
          <table:table-cell table:formula="oooc:=[.$B$501]/2*(([.B316]-[.B216])*COS(RADIANS([.A522]))+([.B116]-[.B16])*SIN(RADIANS([.A522])))" office:value-type="float" office:value="-0.00776648389079879">
            <text:p>-0,0078</text:p>
          </table:table-cell>
          <table:table-cell table:formula="oooc:=-[.B416]*[.$B$502]" office:value-type="float" office:value="0.0133206968">
            <text:p>0,0133</text:p>
          </table:table-cell>
          <table:table-cell table:formula="oooc:=([.B316]+[.B216])*SIN(RADIANS([.A522]))-([.B116]+[.B16])*COS(RADIANS([.A522]))" office:value-type="float" office:value="0.487096558700985">
            <text:p>0,4871</text:p>
          </table:table-cell>
          <table:table-cell table:formula="oooc:=-([.B316]+[.B216])*COS(RADIANS([.A522]))-([.B16]+[.B116])*SIN(RADIANS([.A522]))-[.B416]" office:value-type="float" office:value="0.220145797649537">
            <text:p>0,2201</text:p>
          </table:table-cell>
          <table:table-cell>
            <draw:frame table:end-cell-address="Sheet1.K538" table:end-x="0.417cm" table:end-y="0.12cm" draw:z-index="7" svg:width="7.999cm" svg:height="6.999cm" svg:x="1.45cm" svg:y="0.346cm">
              <draw:object draw:notify-on-update-of-ranges="Sheet1.A506:Sheet1.A602 Sheet1.D506:Sheet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341067413505616">
            <text:p>0,0003</text:p>
          </table:table-cell>
          <table:table-cell table:formula="oooc:=[.$B$501]/2*(([.B317]-[.B217])*COS(RADIANS([.A523]))+([.B117]-[.B17])*SIN(RADIANS([.A523])))" office:value-type="float" office:value="-0.00776760381547972">
            <text:p>-0,0078</text:p>
          </table:table-cell>
          <table:table-cell table:formula="oooc:=-[.B417]*[.$B$502]" office:value-type="float" office:value="0.013559456">
            <text:p>0,0136</text:p>
          </table:table-cell>
          <table:table-cell table:formula="oooc:=([.B317]+[.B217])*SIN(RADIANS([.A523]))-([.B117]+[.B17])*COS(RADIANS([.A523]))" office:value-type="float" office:value="0.485336959758843">
            <text:p>0,4853</text:p>
          </table:table-cell>
          <table:table-cell table:formula="oooc:=-([.B317]+[.B217])*COS(RADIANS([.A523]))-([.B17]+[.B117])*SIN(RADIANS([.A523]))-[.B417]" office:value-type="float" office:value="0.222172881841195">
            <text:p>0,2222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312008086756742">
            <text:p>0,0003</text:p>
          </table:table-cell>
          <table:table-cell table:formula="oooc:=[.$B$501]/2*(([.B318]-[.B218])*COS(RADIANS([.A524]))+([.B118]-[.B18])*SIN(RADIANS([.A524])))" office:value-type="float" office:value="-0.0077837843421122">
            <text:p>-0,0078</text:p>
          </table:table-cell>
          <table:table-cell table:formula="oooc:=-[.B418]*[.$B$502]" office:value-type="float" office:value="0.0136639736">
            <text:p>0,0137</text:p>
          </table:table-cell>
          <table:table-cell table:formula="oooc:=([.B318]+[.B218])*SIN(RADIANS([.A524]))-([.B118]+[.B18])*COS(RADIANS([.A524]))" office:value-type="float" office:value="0.486067563721895">
            <text:p>0,4861</text:p>
          </table:table-cell>
          <table:table-cell table:formula="oooc:=-([.B318]+[.B218])*COS(RADIANS([.A524]))-([.B18]+[.B118])*SIN(RADIANS([.A524]))-[.B418]" office:value-type="float" office:value="0.222251075684922">
            <text:p>0,2223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0.00023674883444613">
            <text:p>0,0002</text:p>
          </table:table-cell>
          <table:table-cell table:formula="oooc:=[.$B$501]/2*(([.B319]-[.B219])*COS(RADIANS([.A525]))+([.B119]-[.B19])*SIN(RADIANS([.A525])))" office:value-type="float" office:value="-0.00790616386764848">
            <text:p>-0,0079</text:p>
          </table:table-cell>
          <table:table-cell table:formula="oooc:=-[.B419]*[.$B$502]" office:value-type="float" office:value="0.0139073832">
            <text:p>0,0139</text:p>
          </table:table-cell>
          <table:table-cell table:formula="oooc:=([.B319]+[.B219])*SIN(RADIANS([.A525]))-([.B119]+[.B19])*COS(RADIANS([.A525]))" office:value-type="float" office:value="0.486581588346804">
            <text:p>0,4866</text:p>
          </table:table-cell>
          <table:table-cell table:formula="oooc:=-([.B319]+[.B219])*COS(RADIANS([.A525]))-([.B19]+[.B119])*SIN(RADIANS([.A525]))-[.B419]" office:value-type="float" office:value="0.223420702831857">
            <text:p>0,2234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0.000140779150615868">
            <text:p>0,0001</text:p>
          </table:table-cell>
          <table:table-cell table:formula="oooc:=[.$B$501]/2*(([.B320]-[.B220])*COS(RADIANS([.A526]))+([.B120]-[.B20])*SIN(RADIANS([.A526])))" office:value-type="float" office:value="-0.00788821196642145">
            <text:p>-0,0079</text:p>
          </table:table-cell>
          <table:table-cell table:formula="oooc:=-[.B420]*[.$B$502]" office:value-type="float" office:value="0.0140350656">
            <text:p>0,014</text:p>
          </table:table-cell>
          <table:table-cell table:formula="oooc:=([.B320]+[.B220])*SIN(RADIANS([.A526]))-([.B120]+[.B20])*COS(RADIANS([.A526]))" office:value-type="float" office:value="0.488818398413778">
            <text:p>0,4888</text:p>
          </table:table-cell>
          <table:table-cell table:formula="oooc:=-([.B320]+[.B220])*COS(RADIANS([.A526]))-([.B20]+[.B120])*SIN(RADIANS([.A526]))-[.B420]" office:value-type="float" office:value="0.223313428887207">
            <text:p>0,223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0.000109540076442557">
            <text:p>0,0001</text:p>
          </table:table-cell>
          <table:table-cell table:formula="oooc:=[.$B$501]/2*(([.B321]-[.B221])*COS(RADIANS([.A527]))+([.B121]-[.B21])*SIN(RADIANS([.A527])))" office:value-type="float" office:value="-0.00788361492231849">
            <text:p>-0,0079</text:p>
          </table:table-cell>
          <table:table-cell table:formula="oooc:=-[.B421]*[.$B$502]" office:value-type="float" office:value="0.014150028">
            <text:p>0,0142</text:p>
          </table:table-cell>
          <table:table-cell table:formula="oooc:=([.B321]+[.B221])*SIN(RADIANS([.A527]))-([.B121]+[.B21])*COS(RADIANS([.A527]))" office:value-type="float" office:value="0.489547519685684">
            <text:p>0,4895</text:p>
          </table:table-cell>
          <table:table-cell table:formula="oooc:=-([.B321]+[.B221])*COS(RADIANS([.A527]))-([.B21]+[.B121])*SIN(RADIANS([.A527]))-[.B421]" office:value-type="float" office:value="0.222895137821734">
            <text:p>0,2229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0.0000490025287205134">
            <text:p>0</text:p>
          </table:table-cell>
          <table:table-cell table:formula="oooc:=[.$B$501]/2*(([.B322]-[.B222])*COS(RADIANS([.A528]))+([.B122]-[.B22])*SIN(RADIANS([.A528])))" office:value-type="float" office:value="-0.00788824782001032">
            <text:p>-0,0079</text:p>
          </table:table-cell>
          <table:table-cell table:formula="oooc:=-[.B422]*[.$B$502]" office:value-type="float" office:value="0.0142067">
            <text:p>0,0142</text:p>
          </table:table-cell>
          <table:table-cell table:formula="oooc:=([.B322]+[.B222])*SIN(RADIANS([.A528]))-([.B122]+[.B22])*COS(RADIANS([.A528]))" office:value-type="float" office:value="0.489869532332892">
            <text:p>0,4899</text:p>
          </table:table-cell>
          <table:table-cell table:formula="oooc:=-([.B322]+[.B222])*COS(RADIANS([.A528]))-([.B22]+[.B122])*SIN(RADIANS([.A528]))-[.B422]" office:value-type="float" office:value="0.220601694813856">
            <text:p>0,220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18434611119447">
            <text:p>-0,0002</text:p>
          </table:table-cell>
          <table:table-cell table:formula="oooc:=[.$B$501]/2*(([.B323]-[.B223])*COS(RADIANS([.A529]))+([.B123]-[.B23])*SIN(RADIANS([.A529])))" office:value-type="float" office:value="-0.00785563787732689">
            <text:p>-0,0079</text:p>
          </table:table-cell>
          <table:table-cell table:formula="oooc:=-[.B423]*[.$B$502]" office:value-type="float" office:value="0.0142490928">
            <text:p>0,0142</text:p>
          </table:table-cell>
          <table:table-cell table:formula="oooc:=([.B323]+[.B223])*SIN(RADIANS([.A529]))-([.B123]+[.B23])*COS(RADIANS([.A529]))" office:value-type="float" office:value="0.489305974443722">
            <text:p>0,4893</text:p>
          </table:table-cell>
          <table:table-cell table:formula="oooc:=-([.B323]+[.B223])*COS(RADIANS([.A529]))-([.B23]+[.B123])*SIN(RADIANS([.A529]))-[.B423]" office:value-type="float" office:value="0.220774079311674">
            <text:p>0,2208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208330681542539">
            <text:p>-0,0002</text:p>
          </table:table-cell>
          <table:table-cell table:formula="oooc:=[.$B$501]/2*(([.B324]-[.B224])*COS(RADIANS([.A530]))+([.B124]-[.B24])*SIN(RADIANS([.A530])))" office:value-type="float" office:value="-0.00785623030906698">
            <text:p>-0,0079</text:p>
          </table:table-cell>
          <table:table-cell table:formula="oooc:=-[.B424]*[.$B$502]" office:value-type="float" office:value="0.0144523736">
            <text:p>0,0145</text:p>
          </table:table-cell>
          <table:table-cell table:formula="oooc:=([.B324]+[.B224])*SIN(RADIANS([.A530]))-([.B124]+[.B24])*COS(RADIANS([.A530]))" office:value-type="float" office:value="0.489858918191423">
            <text:p>0,4899</text:p>
          </table:table-cell>
          <table:table-cell table:formula="oooc:=-([.B324]+[.B224])*COS(RADIANS([.A530]))-([.B24]+[.B124])*SIN(RADIANS([.A530]))-[.B424]" office:value-type="float" office:value="0.22157395281915">
            <text:p>0,2216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199335746256895">
            <text:p>-0,0002</text:p>
          </table:table-cell>
          <table:table-cell table:formula="oooc:=[.$B$501]/2*(([.B325]-[.B225])*COS(RADIANS([.A531]))+([.B125]-[.B25])*SIN(RADIANS([.A531])))" office:value-type="float" office:value="-0.0077990011188302">
            <text:p>-0,0078</text:p>
          </table:table-cell>
          <table:table-cell table:formula="oooc:=-[.B425]*[.$B$502]" office:value-type="float" office:value="0.0146841744">
            <text:p>0,0147</text:p>
          </table:table-cell>
          <table:table-cell table:formula="oooc:=([.B325]+[.B225])*SIN(RADIANS([.A531]))-([.B125]+[.B25])*COS(RADIANS([.A531]))" office:value-type="float" office:value="0.493146285001878">
            <text:p>0,4931</text:p>
          </table:table-cell>
          <table:table-cell table:formula="oooc:=-([.B325]+[.B225])*COS(RADIANS([.A531]))-([.B25]+[.B125])*SIN(RADIANS([.A531]))-[.B425]" office:value-type="float" office:value="0.221278065885272">
            <text:p>0,2213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358619555737133">
            <text:p>-0,0004</text:p>
          </table:table-cell>
          <table:table-cell table:formula="oooc:=[.$B$501]/2*(([.B326]-[.B226])*COS(RADIANS([.A532]))+([.B126]-[.B26])*SIN(RADIANS([.A532])))" office:value-type="float" office:value="-0.00779400066696494">
            <text:p>-0,0078</text:p>
          </table:table-cell>
          <table:table-cell table:formula="oooc:=-[.B426]*[.$B$502]" office:value-type="float" office:value="0.0147820752">
            <text:p>0,0148</text:p>
          </table:table-cell>
          <table:table-cell table:formula="oooc:=([.B326]+[.B226])*SIN(RADIANS([.A532]))-([.B126]+[.B26])*COS(RADIANS([.A532]))" office:value-type="float" office:value="0.495448452307211">
            <text:p>0,4954</text:p>
          </table:table-cell>
          <table:table-cell table:formula="oooc:=-([.B326]+[.B226])*COS(RADIANS([.A532]))-([.B26]+[.B126])*SIN(RADIANS([.A532]))-[.B426]" office:value-type="float" office:value="0.220818598971044">
            <text:p>0,2208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413534366040187">
            <text:p>-0,0004</text:p>
          </table:table-cell>
          <table:table-cell table:formula="oooc:=[.$B$501]/2*(([.B327]-[.B227])*COS(RADIANS([.A533]))+([.B127]-[.B27])*SIN(RADIANS([.A533])))" office:value-type="float" office:value="-0.00788712437427878">
            <text:p>-0,0079</text:p>
          </table:table-cell>
          <table:table-cell table:formula="oooc:=-[.B427]*[.$B$502]" office:value-type="float" office:value="0.0147691304">
            <text:p>0,0148</text:p>
          </table:table-cell>
          <table:table-cell table:formula="oooc:=([.B327]+[.B227])*SIN(RADIANS([.A533]))-([.B127]+[.B27])*COS(RADIANS([.A533]))" office:value-type="float" office:value="0.496629063163807">
            <text:p>0,4966</text:p>
          </table:table-cell>
          <table:table-cell table:formula="oooc:=-([.B327]+[.B227])*COS(RADIANS([.A533]))-([.B27]+[.B127])*SIN(RADIANS([.A533]))-[.B427]" office:value-type="float" office:value="0.219289684597988">
            <text:p>0,2193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458901423653963">
            <text:p>-0,0005</text:p>
          </table:table-cell>
          <table:table-cell table:formula="oooc:=[.$B$501]/2*(([.B328]-[.B228])*COS(RADIANS([.A534]))+([.B128]-[.B28])*SIN(RADIANS([.A534])))" office:value-type="float" office:value="-0.00785213913088782">
            <text:p>-0,0079</text:p>
          </table:table-cell>
          <table:table-cell table:formula="oooc:=-[.B428]*[.$B$502]" office:value-type="float" office:value="0.0148808856">
            <text:p>0,0149</text:p>
          </table:table-cell>
          <table:table-cell table:formula="oooc:=([.B328]+[.B228])*SIN(RADIANS([.A534]))-([.B128]+[.B28])*COS(RADIANS([.A534]))" office:value-type="float" office:value="0.496128341034935">
            <text:p>0,4961</text:p>
          </table:table-cell>
          <table:table-cell table:formula="oooc:=-([.B328]+[.B228])*COS(RADIANS([.A534]))-([.B28]+[.B128])*SIN(RADIANS([.A534]))-[.B428]" office:value-type="float" office:value="0.217823463612016">
            <text:p>0,2178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48414943627862">
            <text:p>-0,0005</text:p>
          </table:table-cell>
          <table:table-cell table:formula="oooc:=[.$B$501]/2*(([.B329]-[.B229])*COS(RADIANS([.A535]))+([.B129]-[.B29])*SIN(RADIANS([.A535])))" office:value-type="float" office:value="-0.00777564509036586">
            <text:p>-0,0078</text:p>
          </table:table-cell>
          <table:table-cell table:formula="oooc:=-[.B429]*[.$B$502]" office:value-type="float" office:value="0.0148612664">
            <text:p>0,0149</text:p>
          </table:table-cell>
          <table:table-cell table:formula="oooc:=([.B329]+[.B229])*SIN(RADIANS([.A535]))-([.B129]+[.B29])*COS(RADIANS([.A535]))" office:value-type="float" office:value="0.497045070587899">
            <text:p>0,497</text:p>
          </table:table-cell>
          <table:table-cell table:formula="oooc:=-([.B329]+[.B229])*COS(RADIANS([.A535]))-([.B29]+[.B129])*SIN(RADIANS([.A535]))-[.B429]" office:value-type="float" office:value="0.216436870174259">
            <text:p>0,2164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575915847178173">
            <text:p>-0,0006</text:p>
          </table:table-cell>
          <table:table-cell table:formula="oooc:=[.$B$501]/2*(([.B330]-[.B230])*COS(RADIANS([.A536]))+([.B130]-[.B30])*SIN(RADIANS([.A536])))" office:value-type="float" office:value="-0.00780128778705259">
            <text:p>-0,0078</text:p>
          </table:table-cell>
          <table:table-cell table:formula="oooc:=-[.B430]*[.$B$502]" office:value-type="float" office:value="0.0150563384">
            <text:p>0,0151</text:p>
          </table:table-cell>
          <table:table-cell table:formula="oooc:=([.B330]+[.B230])*SIN(RADIANS([.A536]))-([.B130]+[.B30])*COS(RADIANS([.A536]))" office:value-type="float" office:value="0.496051911834949">
            <text:p>0,4961</text:p>
          </table:table-cell>
          <table:table-cell table:formula="oooc:=-([.B330]+[.B230])*COS(RADIANS([.A536]))-([.B30]+[.B130])*SIN(RADIANS([.A536]))-[.B430]" office:value-type="float" office:value="0.215391918585494">
            <text:p>0,2154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653250368227333">
            <text:p>-0,0007</text:p>
          </table:table-cell>
          <table:table-cell table:formula="oooc:=[.$B$501]/2*(([.B331]-[.B231])*COS(RADIANS([.A537]))+([.B131]-[.B31])*SIN(RADIANS([.A537])))" office:value-type="float" office:value="-0.00776713950336347">
            <text:p>-0,0078</text:p>
          </table:table-cell>
          <table:table-cell table:formula="oooc:=-[.B431]*[.$B$502]" office:value-type="float" office:value="0.0150730536">
            <text:p>0,0151</text:p>
          </table:table-cell>
          <table:table-cell table:formula="oooc:=([.B331]+[.B231])*SIN(RADIANS([.A537]))-([.B131]+[.B31])*COS(RADIANS([.A537]))" office:value-type="float" office:value="0.496328178432191">
            <text:p>0,4963</text:p>
          </table:table-cell>
          <table:table-cell table:formula="oooc:=-([.B331]+[.B231])*COS(RADIANS([.A537]))-([.B31]+[.B131])*SIN(RADIANS([.A537]))-[.B431]" office:value-type="float" office:value="0.215008298461547">
            <text:p>0,215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772600347874691">
            <text:p>-0,0008</text:p>
          </table:table-cell>
          <table:table-cell table:formula="oooc:=[.$B$501]/2*(([.B332]-[.B232])*COS(RADIANS([.A538]))+([.B132]-[.B32])*SIN(RADIANS([.A538])))" office:value-type="float" office:value="-0.00777614555110901">
            <text:p>-0,0078</text:p>
          </table:table-cell>
          <table:table-cell table:formula="oooc:=-[.B432]*[.$B$502]" office:value-type="float" office:value="0.015232436">
            <text:p>0,0152</text:p>
          </table:table-cell>
          <table:table-cell table:formula="oooc:=([.B332]+[.B232])*SIN(RADIANS([.A538]))-([.B132]+[.B32])*COS(RADIANS([.A538]))" office:value-type="float" office:value="0.497703216870084">
            <text:p>0,4977</text:p>
          </table:table-cell>
          <table:table-cell table:formula="oooc:=-([.B332]+[.B232])*COS(RADIANS([.A538]))-([.B32]+[.B132])*SIN(RADIANS([.A538]))-[.B432]" office:value-type="float" office:value="0.214299978483339">
            <text:p>0,2143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0994054297416872">
            <text:p>-0,001</text:p>
          </table:table-cell>
          <table:table-cell table:formula="oooc:=[.$B$501]/2*(([.B333]-[.B233])*COS(RADIANS([.A539]))+([.B133]-[.B33])*SIN(RADIANS([.A539])))" office:value-type="float" office:value="-0.0077958071621022">
            <text:p>-0,0078</text:p>
          </table:table-cell>
          <table:table-cell table:formula="oooc:=-[.B433]*[.$B$502]" office:value-type="float" office:value="0.0152793736">
            <text:p>0,0153</text:p>
          </table:table-cell>
          <table:table-cell table:formula="oooc:=([.B333]+[.B233])*SIN(RADIANS([.A539]))-([.B133]+[.B33])*COS(RADIANS([.A539]))" office:value-type="float" office:value="0.49641233234098">
            <text:p>0,4964</text:p>
          </table:table-cell>
          <table:table-cell table:formula="oooc:=-([.B333]+[.B233])*COS(RADIANS([.A539]))-([.B33]+[.B133])*SIN(RADIANS([.A539]))-[.B433]" office:value-type="float" office:value="0.214155393024832">
            <text:p>0,2142</text:p>
          </table:table-cell>
          <table:table-cell table:number-columns-repeated="2"/>
          <table:table-cell>
            <draw:frame table:end-cell-address="Sheet1.L554" table:end-x="1.284cm" table:end-y="0.402cm" draw:z-index="9" svg:width="8.001cm" svg:height="6.987cm" svg:x="0.056cm" svg:y="0.189cm">
              <draw:object draw:notify-on-update-of-ranges="Sheet1.A506:Sheet1.A602 Sheet1.F506:Sheet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111627340285728">
            <text:p>-0,0011</text:p>
          </table:table-cell>
          <table:table-cell table:formula="oooc:=[.$B$501]/2*(([.B334]-[.B234])*COS(RADIANS([.A540]))+([.B134]-[.B34])*SIN(RADIANS([.A540])))" office:value-type="float" office:value="-0.00773414281469744">
            <text:p>-0,0077</text:p>
          </table:table-cell>
          <table:table-cell table:formula="oooc:=-[.B434]*[.$B$502]" office:value-type="float" office:value="0.015301288">
            <text:p>0,0153</text:p>
          </table:table-cell>
          <table:table-cell table:formula="oooc:=([.B334]+[.B234])*SIN(RADIANS([.A540]))-([.B134]+[.B34])*COS(RADIANS([.A540]))" office:value-type="float" office:value="0.497732777096754">
            <text:p>0,4977</text:p>
          </table:table-cell>
          <table:table-cell table:formula="oooc:=-([.B334]+[.B234])*COS(RADIANS([.A540]))-([.B34]+[.B134])*SIN(RADIANS([.A540]))-[.B434]" office:value-type="float" office:value="0.213406445442335">
            <text:p>0,2134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123055746362657">
            <text:p>-0,0012</text:p>
          </table:table-cell>
          <table:table-cell table:formula="oooc:=[.$B$501]/2*(([.B335]-[.B235])*COS(RADIANS([.A541]))+([.B135]-[.B35])*SIN(RADIANS([.A541])))" office:value-type="float" office:value="-0.00780648480434905">
            <text:p>-0,0078</text:p>
          </table:table-cell>
          <table:table-cell table:formula="oooc:=-[.B435]*[.$B$502]" office:value-type="float" office:value="0.0157065008">
            <text:p>0,0157</text:p>
          </table:table-cell>
          <table:table-cell table:formula="oooc:=([.B335]+[.B235])*SIN(RADIANS([.A541]))-([.B135]+[.B35])*COS(RADIANS([.A541]))" office:value-type="float" office:value="0.503474309148439">
            <text:p>0,5035</text:p>
          </table:table-cell>
          <table:table-cell table:formula="oooc:=-([.B335]+[.B235])*COS(RADIANS([.A541]))-([.B35]+[.B135])*SIN(RADIANS([.A541]))-[.B435]" office:value-type="float" office:value="0.216004048620688">
            <text:p>0,21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140292151321345">
            <text:p>-0,0014</text:p>
          </table:table-cell>
          <table:table-cell table:formula="oooc:=[.$B$501]/2*(([.B336]-[.B236])*COS(RADIANS([.A542]))+([.B136]-[.B36])*SIN(RADIANS([.A542])))" office:value-type="float" office:value="-0.0077891475399171">
            <text:p>-0,0078</text:p>
          </table:table-cell>
          <table:table-cell table:formula="oooc:=-[.B436]*[.$B$502]" office:value-type="float" office:value="0.0169653784">
            <text:p>0,017</text:p>
          </table:table-cell>
          <table:table-cell table:formula="oooc:=([.B336]+[.B236])*SIN(RADIANS([.A542]))-([.B136]+[.B36])*COS(RADIANS([.A542]))" office:value-type="float" office:value="0.513256270049872">
            <text:p>0,5133</text:p>
          </table:table-cell>
          <table:table-cell table:formula="oooc:=-([.B336]+[.B236])*COS(RADIANS([.A542]))-([.B36]+[.B136])*SIN(RADIANS([.A542]))-[.B436]" office:value-type="float" office:value="0.232045852970329">
            <text:p>0,232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158205131039972">
            <text:p>-0,0016</text:p>
          </table:table-cell>
          <table:table-cell table:formula="oooc:=[.$B$501]/2*(([.B337]-[.B237])*COS(RADIANS([.A543]))+([.B137]-[.B37])*SIN(RADIANS([.A543])))" office:value-type="float" office:value="-0.00750405239842224">
            <text:p>-0,0075</text:p>
          </table:table-cell>
          <table:table-cell table:formula="oooc:=-[.B437]*[.$B$502]" office:value-type="float" office:value="0.0176952348190356">
            <text:p>0,0177</text:p>
          </table:table-cell>
          <table:table-cell table:formula="oooc:=([.B337]+[.B237])*SIN(RADIANS([.A543]))-([.B137]+[.B37])*COS(RADIANS([.A543]))" office:value-type="float" office:value="0.51991445140636">
            <text:p>0,5199</text:p>
          </table:table-cell>
          <table:table-cell table:formula="oooc:=-([.B337]+[.B237])*COS(RADIANS([.A543]))-([.B37]+[.B137])*SIN(RADIANS([.A543]))-[.B437]" office:value-type="float" office:value="0.232065112984767">
            <text:p>0,232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167505326179376">
            <text:p>-0,0017</text:p>
          </table:table-cell>
          <table:table-cell table:formula="oooc:=[.$B$501]/2*(([.B338]-[.B238])*COS(RADIANS([.A544]))+([.B138]-[.B38])*SIN(RADIANS([.A544])))" office:value-type="float" office:value="-0.00736659127739672">
            <text:p>-0,0074</text:p>
          </table:table-cell>
          <table:table-cell table:formula="oooc:=-[.B438]*[.$B$502]" office:value-type="float" office:value="0.0183569329603325">
            <text:p>0,0184</text:p>
          </table:table-cell>
          <table:table-cell table:formula="oooc:=([.B338]+[.B238])*SIN(RADIANS([.A544]))-([.B138]+[.B38])*COS(RADIANS([.A544]))" office:value-type="float" office:value="0.52449310754822">
            <text:p>0,5245</text:p>
          </table:table-cell>
          <table:table-cell table:formula="oooc:=-([.B338]+[.B238])*COS(RADIANS([.A544]))-([.B38]+[.B138])*SIN(RADIANS([.A544]))-[.B438]" office:value-type="float" office:value="0.242434465901956">
            <text:p>0,2424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168709031585232">
            <text:p>-0,0017</text:p>
          </table:table-cell>
          <table:table-cell table:formula="oooc:=[.$B$501]/2*(([.B339]-[.B239])*COS(RADIANS([.A545]))+([.B139]-[.B39])*SIN(RADIANS([.A545])))" office:value-type="float" office:value="-0.00739845899635144">
            <text:p>-0,0074</text:p>
          </table:table-cell>
          <table:table-cell table:formula="oooc:=-[.B439]*[.$B$502]" office:value-type="float" office:value="0.0181229813936525">
            <text:p>0,0181</text:p>
          </table:table-cell>
          <table:table-cell table:formula="oooc:=([.B339]+[.B239])*SIN(RADIANS([.A545]))-([.B139]+[.B39])*COS(RADIANS([.A545]))" office:value-type="float" office:value="0.517998696082619">
            <text:p>0,518</text:p>
          </table:table-cell>
          <table:table-cell table:formula="oooc:=-([.B339]+[.B239])*COS(RADIANS([.A545]))-([.B39]+[.B139])*SIN(RADIANS([.A545]))-[.B439]" office:value-type="float" office:value="0.243414370915721">
            <text:p>0,243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179582490621293">
            <text:p>-0,0018</text:p>
          </table:table-cell>
          <table:table-cell table:formula="oooc:=[.$B$501]/2*(([.B340]-[.B240])*COS(RADIANS([.A546]))+([.B140]-[.B40])*SIN(RADIANS([.A546])))" office:value-type="float" office:value="-0.00734700797431629">
            <text:p>-0,0073</text:p>
          </table:table-cell>
          <table:table-cell table:formula="oooc:=-[.B440]*[.$B$502]" office:value-type="float" office:value="0.0181862324250433">
            <text:p>0,0182</text:p>
          </table:table-cell>
          <table:table-cell table:formula="oooc:=([.B340]+[.B240])*SIN(RADIANS([.A546]))-([.B140]+[.B40])*COS(RADIANS([.A546]))" office:value-type="float" office:value="0.514941817223058">
            <text:p>0,5149</text:p>
          </table:table-cell>
          <table:table-cell table:formula="oooc:=-([.B340]+[.B240])*COS(RADIANS([.A546]))-([.B40]+[.B140])*SIN(RADIANS([.A546]))-[.B440]" office:value-type="float" office:value="0.241924095271201">
            <text:p>0,2419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189437606858122">
            <text:p>-0,0019</text:p>
          </table:table-cell>
          <table:table-cell table:formula="oooc:=[.$B$501]/2*(([.B341]-[.B241])*COS(RADIANS([.A547]))+([.B141]-[.B41])*SIN(RADIANS([.A547])))" office:value-type="float" office:value="-0.00743064208032066">
            <text:p>-0,0074</text:p>
          </table:table-cell>
          <table:table-cell table:formula="oooc:=-[.B441]*[.$B$502]" office:value-type="float" office:value="0.0181729870861077">
            <text:p>0,0182</text:p>
          </table:table-cell>
          <table:table-cell table:formula="oooc:=([.B341]+[.B241])*SIN(RADIANS([.A547]))-([.B141]+[.B41])*COS(RADIANS([.A547]))" office:value-type="float" office:value="0.510210042282496">
            <text:p>0,5102</text:p>
          </table:table-cell>
          <table:table-cell table:formula="oooc:=-([.B341]+[.B241])*COS(RADIANS([.A547]))-([.B41]+[.B141])*SIN(RADIANS([.A547]))-[.B441]" office:value-type="float" office:value="0.240734602627229">
            <text:p>0,2407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187855735430831">
            <text:p>-0,0019</text:p>
          </table:table-cell>
          <table:table-cell table:formula="oooc:=[.$B$501]/2*(([.B342]-[.B242])*COS(RADIANS([.A548]))+([.B142]-[.B42])*SIN(RADIANS([.A548])))" office:value-type="float" office:value="-0.00741868323939113">
            <text:p>-0,0074</text:p>
          </table:table-cell>
          <table:table-cell table:formula="oooc:=-[.B442]*[.$B$502]" office:value-type="float" office:value="0.0184155601088874">
            <text:p>0,0184</text:p>
          </table:table-cell>
          <table:table-cell table:formula="oooc:=([.B342]+[.B242])*SIN(RADIANS([.A548]))-([.B142]+[.B42])*COS(RADIANS([.A548]))" office:value-type="float" office:value="0.511200158380156">
            <text:p>0,5112</text:p>
          </table:table-cell>
          <table:table-cell table:formula="oooc:=-([.B342]+[.B242])*COS(RADIANS([.A548]))-([.B42]+[.B142])*SIN(RADIANS([.A548]))-[.B442]" office:value-type="float" office:value="0.239894871217347">
            <text:p>0,2399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215491997514667">
            <text:p>-0,0022</text:p>
          </table:table-cell>
          <table:table-cell table:formula="oooc:=[.$B$501]/2*(([.B343]-[.B243])*COS(RADIANS([.A549]))+([.B143]-[.B43])*SIN(RADIANS([.A549])))" office:value-type="float" office:value="-0.00765415465924413">
            <text:p>-0,0077</text:p>
          </table:table-cell>
          <table:table-cell table:formula="oooc:=-[.B443]*[.$B$502]" office:value-type="float" office:value="0.0181277507687562">
            <text:p>0,0181</text:p>
          </table:table-cell>
          <table:table-cell table:formula="oooc:=([.B343]+[.B243])*SIN(RADIANS([.A549]))-([.B143]+[.B43])*COS(RADIANS([.A549]))" office:value-type="float" office:value="0.507308392631886">
            <text:p>0,5073</text:p>
          </table:table-cell>
          <table:table-cell table:formula="oooc:=-([.B343]+[.B243])*COS(RADIANS([.A549]))-([.B43]+[.B143])*SIN(RADIANS([.A549]))-[.B443]" office:value-type="float" office:value="0.232017758089936">
            <text:p>0,232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227368645173258">
            <text:p>-0,0023</text:p>
          </table:table-cell>
          <table:table-cell table:formula="oooc:=[.$B$501]/2*(([.B344]-[.B244])*COS(RADIANS([.A550]))+([.B144]-[.B44])*SIN(RADIANS([.A550])))" office:value-type="float" office:value="-0.00770332161320721">
            <text:p>-0,0077</text:p>
          </table:table-cell>
          <table:table-cell table:formula="oooc:=-[.B444]*[.$B$502]" office:value-type="float" office:value="0.0181843126199282">
            <text:p>0,0182</text:p>
          </table:table-cell>
          <table:table-cell table:formula="oooc:=([.B344]+[.B244])*SIN(RADIANS([.A550]))-([.B144]+[.B44])*COS(RADIANS([.A550]))" office:value-type="float" office:value="0.506594141147899">
            <text:p>0,5066</text:p>
          </table:table-cell>
          <table:table-cell table:formula="oooc:=-([.B344]+[.B244])*COS(RADIANS([.A550]))-([.B44]+[.B144])*SIN(RADIANS([.A550]))-[.B444]" office:value-type="float" office:value="0.23005522341393">
            <text:p>0,2301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273692745184325">
            <text:p>-0,0027</text:p>
          </table:table-cell>
          <table:table-cell table:formula="oooc:=[.$B$501]/2*(([.B345]-[.B245])*COS(RADIANS([.A551]))+([.B145]-[.B45])*SIN(RADIANS([.A551])))" office:value-type="float" office:value="-0.00786983825955274">
            <text:p>-0,0079</text:p>
          </table:table-cell>
          <table:table-cell table:formula="oooc:=-[.B445]*[.$B$502]" office:value-type="float" office:value="0.0181826616290984">
            <text:p>0,0182</text:p>
          </table:table-cell>
          <table:table-cell table:formula="oooc:=([.B345]+[.B245])*SIN(RADIANS([.A551]))-([.B145]+[.B45])*COS(RADIANS([.A551]))" office:value-type="float" office:value="0.513789973675773">
            <text:p>0,5138</text:p>
          </table:table-cell>
          <table:table-cell table:formula="oooc:=-([.B345]+[.B245])*COS(RADIANS([.A551]))-([.B45]+[.B145])*SIN(RADIANS([.A551]))-[.B445]" office:value-type="float" office:value="0.220203644242323">
            <text:p>0,220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29076858340821">
            <text:p>-0,0029</text:p>
          </table:table-cell>
          <table:table-cell table:formula="oooc:=[.$B$501]/2*(([.B346]-[.B246])*COS(RADIANS([.A552]))+([.B146]-[.B46])*SIN(RADIANS([.A552])))" office:value-type="float" office:value="-0.00792569259855329">
            <text:p>-0,0079</text:p>
          </table:table-cell>
          <table:table-cell table:formula="oooc:=-[.B446]*[.$B$502]" office:value-type="float" office:value="0.0182674676863793">
            <text:p>0,0183</text:p>
          </table:table-cell>
          <table:table-cell table:formula="oooc:=([.B346]+[.B246])*SIN(RADIANS([.A552]))-([.B146]+[.B46])*COS(RADIANS([.A552]))" office:value-type="float" office:value="0.514700302297463">
            <text:p>0,5147</text:p>
          </table:table-cell>
          <table:table-cell table:formula="oooc:=-([.B346]+[.B246])*COS(RADIANS([.A552]))-([.B46]+[.B146])*SIN(RADIANS([.A552]))-[.B446]" office:value-type="float" office:value="0.211662351790105">
            <text:p>0,2117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303814203576335">
            <text:p>-0,003</text:p>
          </table:table-cell>
          <table:table-cell table:formula="oooc:=[.$B$501]/2*(([.B347]-[.B247])*COS(RADIANS([.A553]))+([.B147]-[.B47])*SIN(RADIANS([.A553])))" office:value-type="float" office:value="-0.00799535254249815">
            <text:p>-0,008</text:p>
          </table:table-cell>
          <table:table-cell table:formula="oooc:=-[.B447]*[.$B$502]" office:value-type="float" office:value="0.0185996022851371">
            <text:p>0,0186</text:p>
          </table:table-cell>
          <table:table-cell table:formula="oooc:=([.B347]+[.B247])*SIN(RADIANS([.A553]))-([.B147]+[.B47])*COS(RADIANS([.A553]))" office:value-type="float" office:value="0.515723314993074">
            <text:p>0,5157</text:p>
          </table:table-cell>
          <table:table-cell table:formula="oooc:=-([.B347]+[.B247])*COS(RADIANS([.A553]))-([.B47]+[.B147])*SIN(RADIANS([.A553]))-[.B447]" office:value-type="float" office:value="0.209641267077858">
            <text:p>0,2096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321840508620252">
            <text:p>-0,0032</text:p>
          </table:table-cell>
          <table:table-cell table:formula="oooc:=[.$B$501]/2*(([.B348]-[.B248])*COS(RADIANS([.A554]))+([.B148]-[.B48])*SIN(RADIANS([.A554])))" office:value-type="float" office:value="-0.00809779187293007">
            <text:p>-0,0081</text:p>
          </table:table-cell>
          <table:table-cell table:formula="oooc:=-[.B448]*[.$B$502]" office:value-type="float" office:value="0.0187158353650908">
            <text:p>0,0187</text:p>
          </table:table-cell>
          <table:table-cell table:formula="oooc:=([.B348]+[.B248])*SIN(RADIANS([.A554]))-([.B148]+[.B48])*COS(RADIANS([.A554]))" office:value-type="float" office:value="0.515877560101506">
            <text:p>0,5159</text:p>
          </table:table-cell>
          <table:table-cell table:formula="oooc:=-([.B348]+[.B248])*COS(RADIANS([.A554]))-([.B48]+[.B148])*SIN(RADIANS([.A554]))-[.B448]" office:value-type="float" office:value="0.203233221837079">
            <text:p>0,2032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363631396405217">
            <text:p>-0,0036</text:p>
          </table:table-cell>
          <table:table-cell table:formula="oooc:=[.$B$501]/2*(([.B349]-[.B249])*COS(RADIANS([.A555]))+([.B149]-[.B49])*SIN(RADIANS([.A555])))" office:value-type="float" office:value="-0.00809823971182702">
            <text:p>-0,0081</text:p>
          </table:table-cell>
          <table:table-cell table:formula="oooc:=-[.B449]*[.$B$502]" office:value-type="float" office:value="0.0189231382908658">
            <text:p>0,0189</text:p>
          </table:table-cell>
          <table:table-cell table:formula="oooc:=([.B349]+[.B249])*SIN(RADIANS([.A555]))-([.B149]+[.B49])*COS(RADIANS([.A555]))" office:value-type="float" office:value="0.515623460039167">
            <text:p>0,5156</text:p>
          </table:table-cell>
          <table:table-cell table:formula="oooc:=-([.B349]+[.B249])*COS(RADIANS([.A555]))-([.B49]+[.B149])*SIN(RADIANS([.A555]))-[.B449]" office:value-type="float" office:value="0.194571538070252">
            <text:p>0,1946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412167065777033">
            <text:p>-0,0041</text:p>
          </table:table-cell>
          <table:table-cell table:formula="oooc:=[.$B$501]/2*(([.B350]-[.B250])*COS(RADIANS([.A556]))+([.B150]-[.B50])*SIN(RADIANS([.A556])))" office:value-type="float" office:value="-0.00821589167528654">
            <text:p>-0,0082</text:p>
          </table:table-cell>
          <table:table-cell table:formula="oooc:=-[.B450]*[.$B$502]" office:value-type="float" office:value="0.0191523412670517">
            <text:p>0,0192</text:p>
          </table:table-cell>
          <table:table-cell table:formula="oooc:=([.B350]+[.B250])*SIN(RADIANS([.A556]))-([.B150]+[.B50])*COS(RADIANS([.A556]))" office:value-type="float" office:value="0.516635260914501">
            <text:p>0,5166</text:p>
          </table:table-cell>
          <table:table-cell table:formula="oooc:=-([.B350]+[.B250])*COS(RADIANS([.A556]))-([.B50]+[.B150])*SIN(RADIANS([.A556]))-[.B450]" office:value-type="float" office:value="0.193733650204189">
            <text:p>0,1937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454147431893006">
            <text:p>-0,0045</text:p>
          </table:table-cell>
          <table:table-cell table:formula="oooc:=[.$B$501]/2*(([.B351]-[.B251])*COS(RADIANS([.A557]))+([.B151]-[.B51])*SIN(RADIANS([.A557])))" office:value-type="float" office:value="-0.00826032251126023">
            <text:p>-0,0083</text:p>
          </table:table-cell>
          <table:table-cell table:formula="oooc:=-[.B451]*[.$B$502]" office:value-type="float" office:value="0.0191739801242008">
            <text:p>0,0192</text:p>
          </table:table-cell>
          <table:table-cell table:formula="oooc:=([.B351]+[.B251])*SIN(RADIANS([.A557]))-([.B151]+[.B51])*COS(RADIANS([.A557]))" office:value-type="float" office:value="0.519178043214308">
            <text:p>0,5192</text:p>
          </table:table-cell>
          <table:table-cell table:formula="oooc:=-([.B351]+[.B251])*COS(RADIANS([.A557]))-([.B51]+[.B151])*SIN(RADIANS([.A557]))-[.B451]" office:value-type="float" office:value="0.19168315268387">
            <text:p>0,1917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479764669062537">
            <text:p>-0,0048</text:p>
          </table:table-cell>
          <table:table-cell table:formula="oooc:=[.$B$501]/2*(([.B352]-[.B252])*COS(RADIANS([.A558]))+([.B152]-[.B52])*SIN(RADIANS([.A558])))" office:value-type="float" office:value="-0.0082274566614576">
            <text:p>-0,0082</text:p>
          </table:table-cell>
          <table:table-cell table:formula="oooc:=-[.B452]*[.$B$502]" office:value-type="float" office:value="0.019337036772866">
            <text:p>0,0193</text:p>
          </table:table-cell>
          <table:table-cell table:formula="oooc:=([.B352]+[.B252])*SIN(RADIANS([.A558]))-([.B152]+[.B52])*COS(RADIANS([.A558]))" office:value-type="float" office:value="0.516184960807283">
            <text:p>0,5162</text:p>
          </table:table-cell>
          <table:table-cell table:formula="oooc:=-([.B352]+[.B252])*COS(RADIANS([.A558]))-([.B52]+[.B152])*SIN(RADIANS([.A558]))-[.B452]" office:value-type="float" office:value="0.187558464509175">
            <text:p>0,1876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499640840340248">
            <text:p>-0,005</text:p>
          </table:table-cell>
          <table:table-cell table:formula="oooc:=[.$B$501]/2*(([.B353]-[.B253])*COS(RADIANS([.A559]))+([.B153]-[.B53])*SIN(RADIANS([.A559])))" office:value-type="float" office:value="-0.00806320259166977">
            <text:p>-0,0081</text:p>
          </table:table-cell>
          <table:table-cell table:formula="oooc:=-[.B453]*[.$B$502]" office:value-type="float" office:value="0.0195862837338174">
            <text:p>0,0196</text:p>
          </table:table-cell>
          <table:table-cell table:formula="oooc:=([.B353]+[.B253])*SIN(RADIANS([.A559]))-([.B153]+[.B53])*COS(RADIANS([.A559]))" office:value-type="float" office:value="0.516109603728215">
            <text:p>0,5161</text:p>
          </table:table-cell>
          <table:table-cell table:formula="oooc:=-([.B353]+[.B253])*COS(RADIANS([.A559]))-([.B53]+[.B153])*SIN(RADIANS([.A559]))-[.B453]" office:value-type="float" office:value="0.18381159515343">
            <text:p>0,1838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508070309097589">
            <text:p>-0,0051</text:p>
          </table:table-cell>
          <table:table-cell table:formula="oooc:=[.$B$501]/2*(([.B354]-[.B254])*COS(RADIANS([.A560]))+([.B154]-[.B54])*SIN(RADIANS([.A560])))" office:value-type="float" office:value="-0.00794040974611283">
            <text:p>-0,0079</text:p>
          </table:table-cell>
          <table:table-cell table:formula="oooc:=-[.B454]*[.$B$502]" office:value-type="float" office:value="0.0199579499673868">
            <text:p>0,02</text:p>
          </table:table-cell>
          <table:table-cell table:formula="oooc:=([.B354]+[.B254])*SIN(RADIANS([.A560]))-([.B154]+[.B54])*COS(RADIANS([.A560]))" office:value-type="float" office:value="0.517255475447355">
            <text:p>0,5173</text:p>
          </table:table-cell>
          <table:table-cell table:formula="oooc:=-([.B354]+[.B254])*COS(RADIANS([.A560]))-([.B54]+[.B154])*SIN(RADIANS([.A560]))-[.B454]" office:value-type="float" office:value="0.182646270263377">
            <text:p>0,1826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530434159541337">
            <text:p>-0,0053</text:p>
          </table:table-cell>
          <table:table-cell table:formula="oooc:=[.$B$501]/2*(([.B355]-[.B255])*COS(RADIANS([.A561]))+([.B155]-[.B55])*SIN(RADIANS([.A561])))" office:value-type="float" office:value="-0.00785341395132593">
            <text:p>-0,0079</text:p>
          </table:table-cell>
          <table:table-cell table:formula="oooc:=-[.B455]*[.$B$502]" office:value-type="float" office:value="0.0201790857437314">
            <text:p>0,0202</text:p>
          </table:table-cell>
          <table:table-cell table:formula="oooc:=([.B355]+[.B255])*SIN(RADIANS([.A561]))-([.B155]+[.B55])*COS(RADIANS([.A561]))" office:value-type="float" office:value="0.513001448949353">
            <text:p>0,513</text:p>
          </table:table-cell>
          <table:table-cell table:formula="oooc:=-([.B355]+[.B255])*COS(RADIANS([.A561]))-([.B55]+[.B155])*SIN(RADIANS([.A561]))-[.B455]" office:value-type="float" office:value="0.18016942905119">
            <text:p>0,1802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534935289195401">
            <text:p>-0,0053</text:p>
          </table:table-cell>
          <table:table-cell table:formula="oooc:=[.$B$501]/2*(([.B356]-[.B256])*COS(RADIANS([.A562]))+([.B156]-[.B56])*SIN(RADIANS([.A562])))" office:value-type="float" office:value="-0.0077470639100598">
            <text:p>-0,0077</text:p>
          </table:table-cell>
          <table:table-cell table:formula="oooc:=-[.B456]*[.$B$502]" office:value-type="float" office:value="0.0208286449801485">
            <text:p>0,0208</text:p>
          </table:table-cell>
          <table:table-cell table:formula="oooc:=([.B356]+[.B256])*SIN(RADIANS([.A562]))-([.B156]+[.B56])*COS(RADIANS([.A562]))" office:value-type="float" office:value="0.5158144165241">
            <text:p>0,5158</text:p>
          </table:table-cell>
          <table:table-cell table:formula="oooc:=-([.B356]+[.B256])*COS(RADIANS([.A562]))-([.B56]+[.B156])*SIN(RADIANS([.A562]))-[.B456]" office:value-type="float" office:value="0.181203965666411">
            <text:p>0,1812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546760567061585">
            <text:p>-0,0055</text:p>
          </table:table-cell>
          <table:table-cell table:formula="oooc:=[.$B$501]/2*(([.B357]-[.B257])*COS(RADIANS([.A563]))+([.B157]-[.B57])*SIN(RADIANS([.A563])))" office:value-type="float" office:value="-0.00780109981189673">
            <text:p>-0,0078</text:p>
          </table:table-cell>
          <table:table-cell table:formula="oooc:=-[.B457]*[.$B$502]" office:value-type="float" office:value="0.022639712638379">
            <text:p>0,0226</text:p>
          </table:table-cell>
          <table:table-cell table:formula="oooc:=([.B357]+[.B257])*SIN(RADIANS([.A563]))-([.B157]+[.B57])*COS(RADIANS([.A563]))" office:value-type="float" office:value="0.524813554109537">
            <text:p>0,5248</text:p>
          </table:table-cell>
          <table:table-cell table:formula="oooc:=-([.B357]+[.B257])*COS(RADIANS([.A563]))-([.B57]+[.B157])*SIN(RADIANS([.A563]))-[.B457]" office:value-type="float" office:value="0.194812508816204">
            <text:p>0,1948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554475609074195">
            <text:p>-0,0055</text:p>
          </table:table-cell>
          <table:table-cell table:formula="oooc:=[.$B$501]/2*(([.B358]-[.B258])*COS(RADIANS([.A564]))+([.B158]-[.B58])*SIN(RADIANS([.A564])))" office:value-type="float" office:value="-0.00765146787344005">
            <text:p>-0,0077</text:p>
          </table:table-cell>
          <table:table-cell table:formula="oooc:=-[.B458]*[.$B$502]" office:value-type="float" office:value="0.0223794387491662">
            <text:p>0,0224</text:p>
          </table:table-cell>
          <table:table-cell table:formula="oooc:=([.B358]+[.B258])*SIN(RADIANS([.A564]))-([.B158]+[.B58])*COS(RADIANS([.A564]))" office:value-type="float" office:value="0.514477919503427">
            <text:p>0,5145</text:p>
          </table:table-cell>
          <table:table-cell table:formula="oooc:=-([.B358]+[.B258])*COS(RADIANS([.A564]))-([.B58]+[.B158])*SIN(RADIANS([.A564]))-[.B458]" office:value-type="float" office:value="0.184694846250799">
            <text:p>0,1847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552041633371728">
            <text:p>-0,0055</text:p>
          </table:table-cell>
          <table:table-cell table:formula="oooc:=[.$B$501]/2*(([.B359]-[.B259])*COS(RADIANS([.A565]))+([.B159]-[.B59])*SIN(RADIANS([.A565])))" office:value-type="float" office:value="-0.00755400490309748">
            <text:p>-0,0076</text:p>
          </table:table-cell>
          <table:table-cell table:formula="oooc:=-[.B459]*[.$B$502]" office:value-type="float" office:value="0.0222003931930862">
            <text:p>0,0222</text:p>
          </table:table-cell>
          <table:table-cell table:formula="oooc:=([.B359]+[.B259])*SIN(RADIANS([.A565]))-([.B159]+[.B59])*COS(RADIANS([.A565]))" office:value-type="float" office:value="0.512257430914147">
            <text:p>0,5123</text:p>
          </table:table-cell>
          <table:table-cell table:formula="oooc:=-([.B359]+[.B259])*COS(RADIANS([.A565]))-([.B59]+[.B159])*SIN(RADIANS([.A565]))-[.B459]" office:value-type="float" office:value="0.17858278253716">
            <text:p>0,1786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564989822951548">
            <text:p>-0,0056</text:p>
          </table:table-cell>
          <table:table-cell table:formula="oooc:=[.$B$501]/2*(([.B360]-[.B260])*COS(RADIANS([.A566]))+([.B160]-[.B60])*SIN(RADIANS([.A566])))" office:value-type="float" office:value="-0.00758944082627875">
            <text:p>-0,0076</text:p>
          </table:table-cell>
          <table:table-cell table:formula="oooc:=-[.B460]*[.$B$502]" office:value-type="float" office:value="0.0220868995246898">
            <text:p>0,0221</text:p>
          </table:table-cell>
          <table:table-cell table:formula="oooc:=([.B360]+[.B260])*SIN(RADIANS([.A566]))-([.B160]+[.B60])*COS(RADIANS([.A566]))" office:value-type="float" office:value="0.510227679887785">
            <text:p>0,5102</text:p>
          </table:table-cell>
          <table:table-cell table:formula="oooc:=-([.B360]+[.B260])*COS(RADIANS([.A566]))-([.B60]+[.B160])*SIN(RADIANS([.A566]))-[.B460]" office:value-type="float" office:value="0.171931119833392">
            <text:p>0,1719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523223641770649">
            <text:p>-0,0052</text:p>
          </table:table-cell>
          <table:table-cell table:formula="oooc:=[.$B$501]/2*(([.B361]-[.B261])*COS(RADIANS([.A567]))+([.B161]-[.B61])*SIN(RADIANS([.A567])))" office:value-type="float" office:value="-0.00737063105159535">
            <text:p>-0,0074</text:p>
          </table:table-cell>
          <table:table-cell table:formula="oooc:=-[.B461]*[.$B$502]" office:value-type="float" office:value="0.0222173756048443">
            <text:p>0,0222</text:p>
          </table:table-cell>
          <table:table-cell table:formula="oooc:=([.B361]+[.B261])*SIN(RADIANS([.A567]))-([.B161]+[.B61])*COS(RADIANS([.A567]))" office:value-type="float" office:value="0.504718943848194">
            <text:p>0,5047</text:p>
          </table:table-cell>
          <table:table-cell table:formula="oooc:=-([.B361]+[.B261])*COS(RADIANS([.A567]))-([.B61]+[.B161])*SIN(RADIANS([.A567]))-[.B461]" office:value-type="float" office:value="0.169913907762455">
            <text:p>0,169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473895919026069">
            <text:p>-0,0047</text:p>
          </table:table-cell>
          <table:table-cell table:formula="oooc:=[.$B$501]/2*(([.B362]-[.B262])*COS(RADIANS([.A568]))+([.B162]-[.B62])*SIN(RADIANS([.A568])))" office:value-type="float" office:value="-0.00729970413811307">
            <text:p>-0,0073</text:p>
          </table:table-cell>
          <table:table-cell table:formula="oooc:=-[.B462]*[.$B$502]" office:value-type="float" office:value="0.0228232698404025">
            <text:p>0,0228</text:p>
          </table:table-cell>
          <table:table-cell table:formula="oooc:=([.B362]+[.B262])*SIN(RADIANS([.A568]))-([.B162]+[.B62])*COS(RADIANS([.A568]))" office:value-type="float" office:value="0.501969918554456">
            <text:p>0,502</text:p>
          </table:table-cell>
          <table:table-cell table:formula="oooc:=-([.B362]+[.B262])*COS(RADIANS([.A568]))-([.B62]+[.B162])*SIN(RADIANS([.A568]))-[.B462]" office:value-type="float" office:value="0.170603675031109">
            <text:p>0,1706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451874410513463">
            <text:p>-0,0045</text:p>
          </table:table-cell>
          <table:table-cell table:formula="oooc:=[.$B$501]/2*(([.B363]-[.B263])*COS(RADIANS([.A569]))+([.B163]-[.B63])*SIN(RADIANS([.A569])))" office:value-type="float" office:value="-0.00710047828253809">
            <text:p>-0,0071</text:p>
          </table:table-cell>
          <table:table-cell table:formula="oooc:=-[.B463]*[.$B$502]" office:value-type="float" office:value="0.0236092634117521">
            <text:p>0,0236</text:p>
          </table:table-cell>
          <table:table-cell table:formula="oooc:=([.B363]+[.B263])*SIN(RADIANS([.A569]))-([.B163]+[.B63])*COS(RADIANS([.A569]))" office:value-type="float" office:value="0.502542416807818">
            <text:p>0,5025</text:p>
          </table:table-cell>
          <table:table-cell table:formula="oooc:=-([.B363]+[.B263])*COS(RADIANS([.A569]))-([.B63]+[.B163])*SIN(RADIANS([.A569]))-[.B463]" office:value-type="float" office:value="0.173136184855315">
            <text:p>0,173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433787802537563">
            <text:p>-0,0043</text:p>
          </table:table-cell>
          <table:table-cell table:formula="oooc:=[.$B$501]/2*(([.B364]-[.B264])*COS(RADIANS([.A570]))+([.B164]-[.B64])*SIN(RADIANS([.A570])))" office:value-type="float" office:value="-0.00691684653043366">
            <text:p>-0,0069</text:p>
          </table:table-cell>
          <table:table-cell table:formula="oooc:=-[.B464]*[.$B$502]" office:value-type="float" office:value="0.024454217378232">
            <text:p>0,0245</text:p>
          </table:table-cell>
          <table:table-cell table:formula="oooc:=([.B364]+[.B264])*SIN(RADIANS([.A570]))-([.B164]+[.B64])*COS(RADIANS([.A570]))" office:value-type="float" office:value="0.505033738074636">
            <text:p>0,505</text:p>
          </table:table-cell>
          <table:table-cell table:formula="oooc:=-([.B364]+[.B264])*COS(RADIANS([.A570]))-([.B64]+[.B164])*SIN(RADIANS([.A570]))-[.B464]" office:value-type="float" office:value="0.176210995480547">
            <text:p>0,176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436967777427443">
            <text:p>-0,0044</text:p>
          </table:table-cell>
          <table:table-cell table:formula="oooc:=[.$B$501]/2*(([.B365]-[.B265])*COS(RADIANS([.A571]))+([.B165]-[.B65])*SIN(RADIANS([.A571])))" office:value-type="float" office:value="-0.0068771355358645">
            <text:p>-0,0069</text:p>
          </table:table-cell>
          <table:table-cell table:formula="oooc:=-[.B465]*[.$B$502]" office:value-type="float" office:value="0.0245681108039548">
            <text:p>0,0246</text:p>
          </table:table-cell>
          <table:table-cell table:formula="oooc:=([.B365]+[.B265])*SIN(RADIANS([.A571]))-([.B165]+[.B65])*COS(RADIANS([.A571]))" office:value-type="float" office:value="0.501750590505578">
            <text:p>0,5018</text:p>
          </table:table-cell>
          <table:table-cell table:formula="oooc:=-([.B365]+[.B265])*COS(RADIANS([.A571]))-([.B65]+[.B165])*SIN(RADIANS([.A571]))-[.B465]" office:value-type="float" office:value="0.175947118983883">
            <text:p>0,1759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425773511706198">
            <text:p>-0,0043</text:p>
          </table:table-cell>
          <table:table-cell table:formula="oooc:=[.$B$501]/2*(([.B366]-[.B266])*COS(RADIANS([.A572]))+([.B166]-[.B66])*SIN(RADIANS([.A572])))" office:value-type="float" office:value="-0.00672514095207843">
            <text:p>-0,0067</text:p>
          </table:table-cell>
          <table:table-cell table:formula="oooc:=-[.B466]*[.$B$502]" office:value-type="float" office:value="0.0246538597896953">
            <text:p>0,0247</text:p>
          </table:table-cell>
          <table:table-cell table:formula="oooc:=([.B366]+[.B266])*SIN(RADIANS([.A572]))-([.B166]+[.B66])*COS(RADIANS([.A572]))" office:value-type="float" office:value="0.500429299811149">
            <text:p>0,5004</text:p>
          </table:table-cell>
          <table:table-cell table:formula="oooc:=-([.B366]+[.B266])*COS(RADIANS([.A572]))-([.B66]+[.B166])*SIN(RADIANS([.A572]))-[.B466]" office:value-type="float" office:value="0.17663654024022">
            <text:p>0,176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277820384075157">
            <text:p>-0,0028</text:p>
          </table:table-cell>
          <table:table-cell table:formula="oooc:=[.$B$501]/2*(([.B367]-[.B267])*COS(RADIANS([.A573]))+([.B167]-[.B67])*SIN(RADIANS([.A573])))" office:value-type="float" office:value="-0.00673815222306946">
            <text:p>-0,0067</text:p>
          </table:table-cell>
          <table:table-cell table:formula="oooc:=-[.B467]*[.$B$502]" office:value-type="float" office:value="0.0236164365896953">
            <text:p>0,0236</text:p>
          </table:table-cell>
          <table:table-cell table:formula="oooc:=([.B367]+[.B267])*SIN(RADIANS([.A573]))-([.B167]+[.B67])*COS(RADIANS([.A573]))" office:value-type="float" office:value="0.474751994666375">
            <text:p>0,4748</text:p>
          </table:table-cell>
          <table:table-cell table:formula="oooc:=-([.B367]+[.B267])*COS(RADIANS([.A573]))-([.B67]+[.B167])*SIN(RADIANS([.A573]))-[.B467]" office:value-type="float" office:value="0.164177922420928">
            <text:p>0,164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253119651927499">
            <text:p>-0,0025</text:p>
          </table:table-cell>
          <table:table-cell table:formula="oooc:=[.$B$501]/2*(([.B368]-[.B268])*COS(RADIANS([.A574]))+([.B168]-[.B68])*SIN(RADIANS([.A574])))" office:value-type="float" office:value="-0.00711124169362274">
            <text:p>-0,0071</text:p>
          </table:table-cell>
          <table:table-cell table:formula="oooc:=-[.B468]*[.$B$502]" office:value-type="float" office:value="0.0235097181896953">
            <text:p>0,0235</text:p>
          </table:table-cell>
          <table:table-cell table:formula="oooc:=([.B368]+[.B268])*SIN(RADIANS([.A574]))-([.B168]+[.B68])*COS(RADIANS([.A574]))" office:value-type="float" office:value="0.469430567091825">
            <text:p>0,4694</text:p>
          </table:table-cell>
          <table:table-cell table:formula="oooc:=-([.B368]+[.B268])*COS(RADIANS([.A574]))-([.B68]+[.B168])*SIN(RADIANS([.A574]))-[.B468]" office:value-type="float" office:value="0.161342340989297">
            <text:p>0,1613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213695118562095">
            <text:p>-0,0021</text:p>
          </table:table-cell>
          <table:table-cell table:formula="oooc:=[.$B$501]/2*(([.B369]-[.B269])*COS(RADIANS([.A575]))+([.B169]-[.B69])*SIN(RADIANS([.A575])))" office:value-type="float" office:value="-0.00731958070410301">
            <text:p>-0,0073</text:p>
          </table:table-cell>
          <table:table-cell table:formula="oooc:=-[.B469]*[.$B$502]" office:value-type="float" office:value="0.0241166089896953">
            <text:p>0,0241</text:p>
          </table:table-cell>
          <table:table-cell table:formula="oooc:=([.B369]+[.B269])*SIN(RADIANS([.A575]))-([.B169]+[.B69])*COS(RADIANS([.A575]))" office:value-type="float" office:value="0.492232186053454">
            <text:p>0,4922</text:p>
          </table:table-cell>
          <table:table-cell table:formula="oooc:=-([.B369]+[.B269])*COS(RADIANS([.A575]))-([.B69]+[.B169])*SIN(RADIANS([.A575]))-[.B469]" office:value-type="float" office:value="0.165322889626273">
            <text:p>0,1653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131307392799342">
            <text:p>-0,0013</text:p>
          </table:table-cell>
          <table:table-cell table:formula="oooc:=[.$B$501]/2*(([.B370]-[.B270])*COS(RADIANS([.A576]))+([.B170]-[.B70])*SIN(RADIANS([.A576])))" office:value-type="float" office:value="-0.00723872874483608">
            <text:p>-0,0072</text:p>
          </table:table-cell>
          <table:table-cell table:formula="oooc:=-[.B470]*[.$B$502]" office:value-type="float" office:value="0.0246453517896953">
            <text:p>0,0246</text:p>
          </table:table-cell>
          <table:table-cell table:formula="oooc:=([.B370]+[.B270])*SIN(RADIANS([.A576]))-([.B170]+[.B70])*COS(RADIANS([.A576]))" office:value-type="float" office:value="0.499888145019455">
            <text:p>0,4999</text:p>
          </table:table-cell>
          <table:table-cell table:formula="oooc:=-([.B370]+[.B270])*COS(RADIANS([.A576]))-([.B70]+[.B170])*SIN(RADIANS([.A576]))-[.B470]" office:value-type="float" office:value="0.170299774960561">
            <text:p>0,1703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169807070564369">
            <text:p>-0,0017</text:p>
          </table:table-cell>
          <table:table-cell table:formula="oooc:=[.$B$501]/2*(([.B371]-[.B271])*COS(RADIANS([.A577]))+([.B171]-[.B71])*SIN(RADIANS([.A577])))" office:value-type="float" office:value="-0.00722561841970262">
            <text:p>-0,0072</text:p>
          </table:table-cell>
          <table:table-cell table:formula="oooc:=-[.B471]*[.$B$502]" office:value-type="float" office:value="0.0239547573896953">
            <text:p>0,024</text:p>
          </table:table-cell>
          <table:table-cell table:formula="oooc:=([.B371]+[.B271])*SIN(RADIANS([.A577]))-([.B171]+[.B71])*COS(RADIANS([.A577]))" office:value-type="float" office:value="0.487646798479303">
            <text:p>0,4876</text:p>
          </table:table-cell>
          <table:table-cell table:formula="oooc:=-([.B371]+[.B271])*COS(RADIANS([.A577]))-([.B71]+[.B171])*SIN(RADIANS([.A577]))-[.B471]" office:value-type="float" office:value="0.160332647746594">
            <text:p>0,1603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26355250270988">
            <text:p>-0,0026</text:p>
          </table:table-cell>
          <table:table-cell table:formula="oooc:=[.$B$501]/2*(([.B372]-[.B272])*COS(RADIANS([.A578]))+([.B172]-[.B72])*SIN(RADIANS([.A578])))" office:value-type="float" office:value="-0.00738301093376254">
            <text:p>-0,0074</text:p>
          </table:table-cell>
          <table:table-cell table:formula="oooc:=-[.B472]*[.$B$502]" office:value-type="float" office:value="0.0249978097896953">
            <text:p>0,025</text:p>
          </table:table-cell>
          <table:table-cell table:formula="oooc:=([.B372]+[.B272])*SIN(RADIANS([.A578]))-([.B172]+[.B72])*COS(RADIANS([.A578]))" office:value-type="float" office:value="0.509216015838917">
            <text:p>0,5092</text:p>
          </table:table-cell>
          <table:table-cell table:formula="oooc:=-([.B372]+[.B272])*COS(RADIANS([.A578]))-([.B72]+[.B172])*SIN(RADIANS([.A578]))-[.B472]" office:value-type="float" office:value="0.169725951374364">
            <text:p>0,1697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503893143976841">
            <text:p>-0,005</text:p>
          </table:table-cell>
          <table:table-cell table:formula="oooc:=[.$B$501]/2*(([.B373]-[.B273])*COS(RADIANS([.A579]))+([.B173]-[.B73])*SIN(RADIANS([.A579])))" office:value-type="float" office:value="-0.00768814584876759">
            <text:p>-0,0077</text:p>
          </table:table-cell>
          <table:table-cell table:formula="oooc:=-[.B473]*[.$B$502]" office:value-type="float" office:value="0.0275932545896953">
            <text:p>0,0276</text:p>
          </table:table-cell>
          <table:table-cell table:formula="oooc:=([.B373]+[.B273])*SIN(RADIANS([.A579]))-([.B173]+[.B73])*COS(RADIANS([.A579]))" office:value-type="float" office:value="0.539441962695116">
            <text:p>0,5394</text:p>
          </table:table-cell>
          <table:table-cell table:formula="oooc:=-([.B373]+[.B273])*COS(RADIANS([.A579]))-([.B73]+[.B173])*SIN(RADIANS([.A579]))-[.B473]" office:value-type="float" office:value="0.196789590121992">
            <text:p>0,1968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447689519186395">
            <text:p>-0,0045</text:p>
          </table:table-cell>
          <table:table-cell table:formula="oooc:=[.$B$501]/2*(([.B374]-[.B274])*COS(RADIANS([.A580]))+([.B174]-[.B74])*SIN(RADIANS([.A580])))" office:value-type="float" office:value="-0.00766301270444786">
            <text:p>-0,0077</text:p>
          </table:table-cell>
          <table:table-cell table:formula="oooc:=-[.B474]*[.$B$502]" office:value-type="float" office:value="0.0261592013896953">
            <text:p>0,0262</text:p>
          </table:table-cell>
          <table:table-cell table:formula="oooc:=([.B374]+[.B274])*SIN(RADIANS([.A580]))-([.B174]+[.B74])*COS(RADIANS([.A580]))" office:value-type="float" office:value="0.512937017649288">
            <text:p>0,5129</text:p>
          </table:table-cell>
          <table:table-cell table:formula="oooc:=-([.B374]+[.B274])*COS(RADIANS([.A580]))-([.B74]+[.B174])*SIN(RADIANS([.A580]))-[.B474]" office:value-type="float" office:value="0.180214307086522">
            <text:p>0,180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312234703304468">
            <text:p>-0,0031</text:p>
          </table:table-cell>
          <table:table-cell table:formula="oooc:=[.$B$501]/2*(([.B375]-[.B275])*COS(RADIANS([.A581]))+([.B175]-[.B75])*SIN(RADIANS([.A581])))" office:value-type="float" office:value="-0.0074913041292453">
            <text:p>-0,0075</text:p>
          </table:table-cell>
          <table:table-cell table:formula="oooc:=-[.B475]*[.$B$502]" office:value-type="float" office:value="0.0249319945896953">
            <text:p>0,0249</text:p>
          </table:table-cell>
          <table:table-cell table:formula="oooc:=([.B375]+[.B275])*SIN(RADIANS([.A581]))-([.B175]+[.B75])*COS(RADIANS([.A581]))" office:value-type="float" office:value="0.496621171285914">
            <text:p>0,4966</text:p>
          </table:table-cell>
          <table:table-cell table:formula="oooc:=-([.B375]+[.B275])*COS(RADIANS([.A581]))-([.B75]+[.B175])*SIN(RADIANS([.A581]))-[.B475]" office:value-type="float" office:value="0.163179777127492">
            <text:p>0,1632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4819830027265">
            <text:p>-0,0048</text:p>
          </table:table-cell>
          <table:table-cell table:formula="oooc:=[.$B$501]/2*(([.B376]-[.B276])*COS(RADIANS([.A582]))+([.B176]-[.B76])*SIN(RADIANS([.A582])))" office:value-type="float" office:value="-0.00741770335591324">
            <text:p>-0,0074</text:p>
          </table:table-cell>
          <table:table-cell table:formula="oooc:=-[.B476]*[.$B$502]" office:value-type="float" office:value="0.0255244805896953">
            <text:p>0,0255</text:p>
          </table:table-cell>
          <table:table-cell table:formula="oooc:=([.B376]+[.B276])*SIN(RADIANS([.A582]))-([.B176]+[.B76])*COS(RADIANS([.A582]))" office:value-type="float" office:value="0.499243793133857">
            <text:p>0,4992</text:p>
          </table:table-cell>
          <table:table-cell table:formula="oooc:=-([.B376]+[.B276])*COS(RADIANS([.A582]))-([.B76]+[.B176])*SIN(RADIANS([.A582]))-[.B476]" office:value-type="float" office:value="0.167694391310893">
            <text:p>0,1677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680030696748182">
            <text:p>-0,0068</text:p>
          </table:table-cell>
          <table:table-cell table:formula="oooc:=[.$B$501]/2*(([.B377]-[.B277])*COS(RADIANS([.A583]))+([.B177]-[.B77])*SIN(RADIANS([.A583])))" office:value-type="float" office:value="-0.00752164296152231">
            <text:p>-0,0075</text:p>
          </table:table-cell>
          <table:table-cell table:formula="oooc:=-[.B477]*[.$B$502]" office:value-type="float" office:value="0.0256269537896953">
            <text:p>0,0256</text:p>
          </table:table-cell>
          <table:table-cell table:formula="oooc:=([.B377]+[.B277])*SIN(RADIANS([.A583]))-([.B177]+[.B77])*COS(RADIANS([.A583]))" office:value-type="float" office:value="0.500916216816577">
            <text:p>0,5009</text:p>
          </table:table-cell>
          <table:table-cell table:formula="oooc:=-([.B377]+[.B277])*COS(RADIANS([.A583]))-([.B77]+[.B177])*SIN(RADIANS([.A583]))-[.B477]" office:value-type="float" office:value="0.164667206254468">
            <text:p>0,1647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535236171734983">
            <text:p>-0,0054</text:p>
          </table:table-cell>
          <table:table-cell table:formula="oooc:=[.$B$501]/2*(([.B378]-[.B278])*COS(RADIANS([.A584]))+([.B178]-[.B78])*SIN(RADIANS([.A584])))" office:value-type="float" office:value="-0.00738977743202998">
            <text:p>-0,0074</text:p>
          </table:table-cell>
          <table:table-cell table:formula="oooc:=-[.B478]*[.$B$502]" office:value-type="float" office:value="0.0240177921896953">
            <text:p>0,024</text:p>
          </table:table-cell>
          <table:table-cell table:formula="oooc:=([.B378]+[.B278])*SIN(RADIANS([.A584]))-([.B178]+[.B78])*COS(RADIANS([.A584]))" office:value-type="float" office:value="0.479935435748649">
            <text:p>0,4799</text:p>
          </table:table-cell>
          <table:table-cell table:formula="oooc:=-([.B378]+[.B278])*COS(RADIANS([.A584]))-([.B78]+[.B178])*SIN(RADIANS([.A584]))-[.B478]" office:value-type="float" office:value="0.14211149805306">
            <text:p>0,142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76506865022634">
            <text:p>-0,0077</text:p>
          </table:table-cell>
          <table:table-cell table:formula="oooc:=[.$B$501]/2*(([.B379]-[.B279])*COS(RADIANS([.A585]))+([.B179]-[.B79])*SIN(RADIANS([.A585])))" office:value-type="float" office:value="-0.00702750489638447">
            <text:p>-0,007</text:p>
          </table:table-cell>
          <table:table-cell table:formula="oooc:=-[.B479]*[.$B$502]" office:value-type="float" office:value="0.0251739649896953">
            <text:p>0,0252</text:p>
          </table:table-cell>
          <table:table-cell table:formula="oooc:=([.B379]+[.B279])*SIN(RADIANS([.A585]))-([.B179]+[.B79])*COS(RADIANS([.A585]))" office:value-type="float" office:value="0.499481949292979">
            <text:p>0,4995</text:p>
          </table:table-cell>
          <table:table-cell table:formula="oooc:=-([.B379]+[.B279])*COS(RADIANS([.A585]))-([.B79]+[.B179])*SIN(RADIANS([.A585]))-[.B479]" office:value-type="float" office:value="0.153758695296938">
            <text:p>0,1538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0700987178679846">
            <text:p>-0,007</text:p>
          </table:table-cell>
          <table:table-cell table:formula="oooc:=[.$B$501]/2*(([.B380]-[.B280])*COS(RADIANS([.A586]))+([.B180]-[.B80])*SIN(RADIANS([.A586])))" office:value-type="float" office:value="-0.00682354901547039">
            <text:p>-0,0068</text:p>
          </table:table-cell>
          <table:table-cell table:formula="oooc:=-[.B480]*[.$B$502]" office:value-type="float" office:value="0.0235492485896953">
            <text:p>0,0235</text:p>
          </table:table-cell>
          <table:table-cell table:formula="oooc:=([.B380]+[.B280])*SIN(RADIANS([.A586]))-([.B180]+[.B80])*COS(RADIANS([.A586]))" office:value-type="float" office:value="0.491444790603713">
            <text:p>0,4914</text:p>
          </table:table-cell>
          <table:table-cell table:formula="oooc:=-([.B380]+[.B280])*COS(RADIANS([.A586]))-([.B80]+[.B180])*SIN(RADIANS([.A586]))-[.B480]" office:value-type="float" office:value="0.131236676639192">
            <text:p>0,131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0811673031080718">
            <text:p>-0,0081</text:p>
          </table:table-cell>
          <table:table-cell table:formula="oooc:=[.$B$501]/2*(([.B381]-[.B281])*COS(RADIANS([.A587]))+([.B181]-[.B81])*SIN(RADIANS([.A587])))" office:value-type="float" office:value="-0.00653993967908185">
            <text:p>-0,0065</text:p>
          </table:table-cell>
          <table:table-cell table:formula="oooc:=-[.B481]*[.$B$502]" office:value-type="float" office:value="0.0258904289896953">
            <text:p>0,0259</text:p>
          </table:table-cell>
          <table:table-cell table:formula="oooc:=([.B381]+[.B281])*SIN(RADIANS([.A587]))-([.B181]+[.B81])*COS(RADIANS([.A587]))" office:value-type="float" office:value="0.508079309662935">
            <text:p>0,5081</text:p>
          </table:table-cell>
          <table:table-cell table:formula="oooc:=-([.B381]+[.B281])*COS(RADIANS([.A587]))-([.B81]+[.B181])*SIN(RADIANS([.A587]))-[.B481]" office:value-type="float" office:value="0.158906615026545">
            <text:p>0,1589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0697939492171315">
            <text:p>-0,007</text:p>
          </table:table-cell>
          <table:table-cell table:formula="oooc:=[.$B$501]/2*(([.B382]-[.B282])*COS(RADIANS([.A588]))+([.B182]-[.B82])*SIN(RADIANS([.A588])))" office:value-type="float" office:value="-0.00649096005376824">
            <text:p>-0,0065</text:p>
          </table:table-cell>
          <table:table-cell table:formula="oooc:=-[.B482]*[.$B$502]" office:value-type="float" office:value="0.0256087153896953">
            <text:p>0,0256</text:p>
          </table:table-cell>
          <table:table-cell table:formula="oooc:=([.B382]+[.B282])*SIN(RADIANS([.A588]))-([.B182]+[.B82])*COS(RADIANS([.A588]))" office:value-type="float" office:value="0.504736963326004">
            <text:p>0,5047</text:p>
          </table:table-cell>
          <table:table-cell table:formula="oooc:=-([.B382]+[.B282])*COS(RADIANS([.A588]))-([.B82]+[.B182])*SIN(RADIANS([.A588]))-[.B482]" office:value-type="float" office:value="0.154643921141798">
            <text:p>0,1546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0580834415378583">
            <text:p>-0,0058</text:p>
          </table:table-cell>
          <table:table-cell table:formula="oooc:=[.$B$501]/2*(([.B383]-[.B283])*COS(RADIANS([.A589]))+([.B183]-[.B83])*SIN(RADIANS([.A589])))" office:value-type="float" office:value="-0.00634112211539257">
            <text:p>-0,0063</text:p>
          </table:table-cell>
          <table:table-cell table:formula="oooc:=-[.B483]*[.$B$502]" office:value-type="float" office:value="0.0249464829896953">
            <text:p>0,0249</text:p>
          </table:table-cell>
          <table:table-cell table:formula="oooc:=([.B383]+[.B283])*SIN(RADIANS([.A589]))-([.B183]+[.B83])*COS(RADIANS([.A589]))" office:value-type="float" office:value="0.505737806135308">
            <text:p>0,5057</text:p>
          </table:table-cell>
          <table:table-cell table:formula="oooc:=-([.B383]+[.B283])*COS(RADIANS([.A589]))-([.B83]+[.B183])*SIN(RADIANS([.A589]))-[.B483]" office:value-type="float" office:value="0.142358566202768">
            <text:p>0,1424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0472384774574364">
            <text:p>-0,0047</text:p>
          </table:table-cell>
          <table:table-cell table:formula="oooc:=[.$B$501]/2*(([.B384]-[.B284])*COS(RADIANS([.A590]))+([.B184]-[.B84])*SIN(RADIANS([.A590])))" office:value-type="float" office:value="-0.00649721730873288">
            <text:p>-0,0065</text:p>
          </table:table-cell>
          <table:table-cell table:formula="oooc:=-[.B484]*[.$B$502]" office:value-type="float" office:value="0.0264074017896953">
            <text:p>0,0264</text:p>
          </table:table-cell>
          <table:table-cell table:formula="oooc:=([.B384]+[.B284])*SIN(RADIANS([.A590]))-([.B184]+[.B84])*COS(RADIANS([.A590]))" office:value-type="float" office:value="0.530126685892421">
            <text:p>0,5301</text:p>
          </table:table-cell>
          <table:table-cell table:formula="oooc:=-([.B384]+[.B284])*COS(RADIANS([.A590]))-([.B84]+[.B184])*SIN(RADIANS([.A590]))-[.B484]" office:value-type="float" office:value="0.157274130254609">
            <text:p>0,1573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0347470672608846">
            <text:p>-0,0035</text:p>
          </table:table-cell>
          <table:table-cell table:formula="oooc:=[.$B$501]/2*(([.B385]-[.B285])*COS(RADIANS([.A591]))+([.B185]-[.B85])*SIN(RADIANS([.A591])))" office:value-type="float" office:value="-0.00613708002000767">
            <text:p>-0,0061</text:p>
          </table:table-cell>
          <table:table-cell table:formula="oooc:=-[.B485]*[.$B$502]" office:value-type="float" office:value="0.0252190645896953">
            <text:p>0,0252</text:p>
          </table:table-cell>
          <table:table-cell table:formula="oooc:=([.B385]+[.B285])*SIN(RADIANS([.A591]))-([.B185]+[.B85])*COS(RADIANS([.A591]))" office:value-type="float" office:value="0.510992072343969">
            <text:p>0,511</text:p>
          </table:table-cell>
          <table:table-cell table:formula="oooc:=-([.B385]+[.B285])*COS(RADIANS([.A591]))-([.B85]+[.B185])*SIN(RADIANS([.A591]))-[.B485]" office:value-type="float" office:value="0.141878077704727">
            <text:p>0,141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0367669162372084">
            <text:p>-0,0037</text:p>
          </table:table-cell>
          <table:table-cell table:formula="oooc:=[.$B$501]/2*(([.B386]-[.B286])*COS(RADIANS([.A592]))+([.B186]-[.B86])*SIN(RADIANS([.A592])))" office:value-type="float" office:value="-0.00636479272845925">
            <text:p>-0,0064</text:p>
          </table:table-cell>
          <table:table-cell table:formula="oooc:=-[.B486]*[.$B$502]" office:value-type="float" office:value="0.0263571377896953">
            <text:p>0,0264</text:p>
          </table:table-cell>
          <table:table-cell table:formula="oooc:=([.B386]+[.B286])*SIN(RADIANS([.A592]))-([.B186]+[.B86])*COS(RADIANS([.A592]))" office:value-type="float" office:value="0.524138433687502">
            <text:p>0,5241</text:p>
          </table:table-cell>
          <table:table-cell table:formula="oooc:=-([.B386]+[.B286])*COS(RADIANS([.A592]))-([.B86]+[.B186])*SIN(RADIANS([.A592]))-[.B486]" office:value-type="float" office:value="0.156621539792387">
            <text:p>0,1566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0284946870869894">
            <text:p>-0,0028</text:p>
          </table:table-cell>
          <table:table-cell table:formula="oooc:=[.$B$501]/2*(([.B387]-[.B287])*COS(RADIANS([.A593]))+([.B187]-[.B87])*SIN(RADIANS([.A593])))" office:value-type="float" office:value="-0.00643224355495189">
            <text:p>-0,0064</text:p>
          </table:table-cell>
          <table:table-cell table:formula="oooc:=-[.B487]*[.$B$502]" office:value-type="float" office:value="0.0249416829896953">
            <text:p>0,0249</text:p>
          </table:table-cell>
          <table:table-cell table:formula="oooc:=([.B387]+[.B287])*SIN(RADIANS([.A593]))-([.B187]+[.B87])*COS(RADIANS([.A593]))" office:value-type="float" office:value="0.514824481321466">
            <text:p>0,5148</text:p>
          </table:table-cell>
          <table:table-cell table:formula="oooc:=-([.B387]+[.B287])*COS(RADIANS([.A593]))-([.B87]+[.B187])*SIN(RADIANS([.A593]))-[.B487]" office:value-type="float" office:value="0.138994134666931">
            <text:p>0,139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0260613909631806">
            <text:p>-0,0026</text:p>
          </table:table-cell>
          <table:table-cell table:formula="oooc:=[.$B$501]/2*(([.B388]-[.B288])*COS(RADIANS([.A594]))+([.B188]-[.B88])*SIN(RADIANS([.A594])))" office:value-type="float" office:value="-0.00657847916660223">
            <text:p>-0,0066</text:p>
          </table:table-cell>
          <table:table-cell table:formula="oooc:=-[.B488]*[.$B$502]" office:value-type="float" office:value="0.0252422625896953">
            <text:p>0,0252</text:p>
          </table:table-cell>
          <table:table-cell table:formula="oooc:=([.B388]+[.B288])*SIN(RADIANS([.A594]))-([.B188]+[.B88])*COS(RADIANS([.A594]))" office:value-type="float" office:value="0.518958561782967">
            <text:p>0,519</text:p>
          </table:table-cell>
          <table:table-cell table:formula="oooc:=-([.B388]+[.B288])*COS(RADIANS([.A594]))-([.B88]+[.B188])*SIN(RADIANS([.A594]))-[.B488]" office:value-type="float" office:value="0.140837935611907">
            <text:p>0,1408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0321626564846187">
            <text:p>-0,0032</text:p>
          </table:table-cell>
          <table:table-cell table:formula="oooc:=[.$B$501]/2*(([.B389]-[.B289])*COS(RADIANS([.A595]))+([.B189]-[.B89])*SIN(RADIANS([.A595])))" office:value-type="float" office:value="-0.00608853003742077">
            <text:p>-0,0061</text:p>
          </table:table-cell>
          <table:table-cell table:formula="oooc:=-[.B489]*[.$B$502]" office:value-type="float" office:value="0.0263942209896953">
            <text:p>0,0264</text:p>
          </table:table-cell>
          <table:table-cell table:formula="oooc:=([.B389]+[.B289])*SIN(RADIANS([.A595]))-([.B189]+[.B89])*COS(RADIANS([.A595]))" office:value-type="float" office:value="0.542876315211445">
            <text:p>0,5429</text:p>
          </table:table-cell>
          <table:table-cell table:formula="oooc:=-([.B389]+[.B289])*COS(RADIANS([.A595]))-([.B89]+[.B189])*SIN(RADIANS([.A595]))-[.B489]" office:value-type="float" office:value="0.151911848659931">
            <text:p>0,1519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0218584263337358">
            <text:p>-0,0022</text:p>
          </table:table-cell>
          <table:table-cell table:formula="oooc:=[.$B$501]/2*(([.B390]-[.B290])*COS(RADIANS([.A596]))+([.B190]-[.B90])*SIN(RADIANS([.A596])))" office:value-type="float" office:value="-0.00613784653695438">
            <text:p>-0,0061</text:p>
          </table:table-cell>
          <table:table-cell table:formula="oooc:=-[.B490]*[.$B$502]" office:value-type="float" office:value="0.0240061801896953">
            <text:p>0,024</text:p>
          </table:table-cell>
          <table:table-cell table:formula="oooc:=([.B390]+[.B290])*SIN(RADIANS([.A596]))-([.B190]+[.B90])*COS(RADIANS([.A596]))" office:value-type="float" office:value="0.512054124495144">
            <text:p>0,5121</text:p>
          </table:table-cell>
          <table:table-cell table:formula="oooc:=-([.B390]+[.B290])*COS(RADIANS([.A596]))-([.B90]+[.B190])*SIN(RADIANS([.A596]))-[.B490]" office:value-type="float" office:value="0.12157456523065">
            <text:p>0,1216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0104029951360978">
            <text:p>-0,001</text:p>
          </table:table-cell>
          <table:table-cell table:formula="oooc:=[.$B$501]/2*(([.B391]-[.B291])*COS(RADIANS([.A597]))+([.B191]-[.B91])*SIN(RADIANS([.A597])))" office:value-type="float" office:value="-0.00609967425386666">
            <text:p>-0,0061</text:p>
          </table:table-cell>
          <table:table-cell table:formula="oooc:=-[.B491]*[.$B$502]" office:value-type="float" office:value="0.0251148177896953">
            <text:p>0,0251</text:p>
          </table:table-cell>
          <table:table-cell table:formula="oooc:=([.B391]+[.B291])*SIN(RADIANS([.A597]))-([.B191]+[.B91])*COS(RADIANS([.A597]))" office:value-type="float" office:value="0.516144938704255">
            <text:p>0,5161</text:p>
          </table:table-cell>
          <table:table-cell table:formula="oooc:=-([.B391]+[.B291])*COS(RADIANS([.A597]))-([.B91]+[.B191])*SIN(RADIANS([.A597]))-[.B491]" office:value-type="float" office:value="0.134792825970103">
            <text:p>0,1348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0.000264281322728472">
            <text:p>0,0003</text:p>
          </table:table-cell>
          <table:table-cell table:formula="oooc:=[.$B$501]/2*(([.B392]-[.B292])*COS(RADIANS([.A598]))+([.B192]-[.B92])*SIN(RADIANS([.A598])))" office:value-type="float" office:value="-0.00624495797059591">
            <text:p>-0,0062</text:p>
          </table:table-cell>
          <table:table-cell table:formula="oooc:=-[.B492]*[.$B$502]" office:value-type="float" office:value="0.0249188089896953">
            <text:p>0,0249</text:p>
          </table:table-cell>
          <table:table-cell table:formula="oooc:=([.B392]+[.B292])*SIN(RADIANS([.A598]))-([.B192]+[.B92])*COS(RADIANS([.A598]))" office:value-type="float" office:value="0.527787226757567">
            <text:p>0,5278</text:p>
          </table:table-cell>
          <table:table-cell table:formula="oooc:=-([.B392]+[.B292])*COS(RADIANS([.A598]))-([.B92]+[.B192])*SIN(RADIANS([.A598]))-[.B492]" office:value-type="float" office:value="0.13420326687993">
            <text:p>0,1342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0211063585001295">
            <text:p>-0,0021</text:p>
          </table:table-cell>
          <table:table-cell table:formula="oooc:=[.$B$501]/2*(([.B393]-[.B293])*COS(RADIANS([.A599]))+([.B193]-[.B93])*SIN(RADIANS([.A599])))" office:value-type="float" office:value="-0.00611119870592543">
            <text:p>-0,0061</text:p>
          </table:table-cell>
          <table:table-cell table:formula="oooc:=-[.B493]*[.$B$502]" office:value-type="float" office:value="0.0246580069896953">
            <text:p>0,0247</text:p>
          </table:table-cell>
          <table:table-cell table:formula="oooc:=([.B393]+[.B293])*SIN(RADIANS([.A599]))-([.B193]+[.B93])*COS(RADIANS([.A599]))" office:value-type="float" office:value="0.524992822864891">
            <text:p>0,525</text:p>
          </table:table-cell>
          <table:table-cell table:formula="oooc:=-([.B393]+[.B293])*COS(RADIANS([.A599]))-([.B93]+[.B193])*SIN(RADIANS([.A599]))-[.B493]" office:value-type="float" office:value="0.129306954883524">
            <text:p>0,1293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0397972216113256">
            <text:p>-0,004</text:p>
          </table:table-cell>
          <table:table-cell table:formula="oooc:=[.$B$501]/2*(([.B394]-[.B294])*COS(RADIANS([.A600]))+([.B194]-[.B94])*SIN(RADIANS([.A600])))" office:value-type="float" office:value="-0.00616891068414971">
            <text:p>-0,0062</text:p>
          </table:table-cell>
          <table:table-cell table:formula="oooc:=-[.B494]*[.$B$502]" office:value-type="float" office:value="0.0249049569896953">
            <text:p>0,0249</text:p>
          </table:table-cell>
          <table:table-cell table:formula="oooc:=([.B394]+[.B294])*SIN(RADIANS([.A600]))-([.B194]+[.B94])*COS(RADIANS([.A600]))" office:value-type="float" office:value="0.533531221062417">
            <text:p>0,5335</text:p>
          </table:table-cell>
          <table:table-cell table:formula="oooc:=-([.B394]+[.B294])*COS(RADIANS([.A600]))-([.B94]+[.B194])*SIN(RADIANS([.A600]))-[.B494]" office:value-type="float" office:value="0.134824840094673">
            <text:p>0,1348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0463384932116473">
            <text:p>-0,0046</text:p>
          </table:table-cell>
          <table:table-cell table:formula="oooc:=[.$B$501]/2*(([.B395]-[.B295])*COS(RADIANS([.A601]))+([.B195]-[.B95])*SIN(RADIANS([.A601])))" office:value-type="float" office:value="-0.00647615484647318">
            <text:p>-0,0065</text:p>
          </table:table-cell>
          <table:table-cell table:formula="oooc:=-[.B495]*[.$B$502]" office:value-type="float" office:value="0.0254530637896953">
            <text:p>0,0255</text:p>
          </table:table-cell>
          <table:table-cell table:formula="oooc:=([.B395]+[.B295])*SIN(RADIANS([.A601]))-([.B195]+[.B95])*COS(RADIANS([.A601]))" office:value-type="float" office:value="0.54288467090063">
            <text:p>0,5429</text:p>
          </table:table-cell>
          <table:table-cell table:formula="oooc:=-([.B395]+[.B295])*COS(RADIANS([.A601]))-([.B95]+[.B195])*SIN(RADIANS([.A601]))-[.B495]" office:value-type="float" office:value="0.142057321652972">
            <text:p>0,142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424482435">
            <text:p>-0,0042</text:p>
          </table:table-cell>
          <table:table-cell table:formula="oooc:=[.$B$501]/2*(([.B396]-[.B296])*COS(RADIANS([.A602]))+([.B196]-[.B96])*SIN(RADIANS([.A602])))" office:value-type="float" office:value="-0.006573658975">
            <text:p>-0,0066</text:p>
          </table:table-cell>
          <table:table-cell table:formula="oooc:=-[.B496]*[.$B$502]" office:value-type="float" office:value="0.0249790413896953">
            <text:p>0,025</text:p>
          </table:table-cell>
          <table:table-cell table:formula="oooc:=([.B396]+[.B296])*SIN(RADIANS([.A602]))-([.B196]+[.B96])*COS(RADIANS([.A602]))" office:value-type="float" office:value="0.56143692">
            <text:p>0,5614</text:p>
          </table:table-cell>
          <table:table-cell table:formula="oooc:=-([.B396]+[.B296])*COS(RADIANS([.A602]))-([.B96]+[.B196])*SIN(RADIANS([.A602]))-[.B496]" office:value-type="float" office:value="0.136137847371191">
            <text:p>0,1361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8784.23828125">
            <text:p>8784,2383</text:p>
          </table:table-cell>
          <table:table-cell table:number-columns-repeated="1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8793.828125">
            <text:p>8793,8281</text:p>
          </table:table-cell>
          <table:table-cell>
            <draw:frame table:end-cell-address="Sheet1.J642" table:end-x="0.726cm" table:end-y="0.294cm" draw:z-index="10" svg:width="15.417cm" svg:height="14.08cm" svg:x="1.115cm" svg:y="0.214cm">
              <draw:object draw:notify-on-update-of-ranges="Sheet1.A610:Sheet1.B7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8785.0390625">
            <text:p>8785,0391</text:p>
          </table:table-cell>
          <table:table-cell table:number-columns-repeated="11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8784.74609375">
            <text:p>8784,7461</text:p>
          </table:table-cell>
          <table:table-cell table:number-columns-repeated="1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83.9453125">
            <text:p>8783,9453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85.46875">
            <text:p>8785,468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4.35546875">
            <text:p>8784,355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86.640625">
            <text:p>8786,640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84.53125">
            <text:p>8784,53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5.25390625">
            <text:p>8785,2539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794.55078125">
            <text:p>8794,550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784.2578125">
            <text:p>8784,257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768.49609375">
            <text:p>8768,496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64.39453125">
            <text:p>8764,3945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74.47265625">
            <text:p>8774,472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93.73046875">
            <text:p>8793,7305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84.58984375">
            <text:p>8784,589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790.56640625">
            <text:p>8790,566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784.21875">
            <text:p>8784,2188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84.51171875">
            <text:p>8784,5117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90.25390625">
            <text:p>8790,2539</text:p>
          </table:table-cell>
          <table:table-cell table:number-columns-repeated="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83.73046875">
            <text:p>8783,7305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85.0390625">
            <text:p>8785,0391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74.86328125">
            <text:p>8774,8633</text:p>
          </table:table-cell>
          <table:table-cell table:number-columns-repeated="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784.27734375">
            <text:p>8784,2773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85.625">
            <text:p>8785,625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784.4140625">
            <text:p>8784,4141</text:p>
          </table:table-cell>
          <table:table-cell table:number-columns-repeated="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783.76953125">
            <text:p>8783,7695</text:p>
          </table:table-cell>
          <table:table-cell table:number-columns-repeated="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783.41796875">
            <text:p>8783,418</text:p>
          </table:table-cell>
          <table:table-cell table:number-columns-repeated="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74.31640625">
            <text:p>8774,3164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774.6875">
            <text:p>8774,6875</text:p>
          </table:table-cell>
          <table:table-cell office:value-type="float" office:value="8808.828125">
            <text:p>8808,828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764.765625">
            <text:p>8764,7656</text:p>
          </table:table-cell>
          <table:table-cell office:value-type="float" office:value="8791.62109375">
            <text:p>8791,6211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745.05859375">
            <text:p>8745,0586</text:p>
          </table:table-cell>
          <table:table-cell office:value-type="float" office:value="8781.93359375">
            <text:p>8781,9336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735.7421875">
            <text:p>8735,7422</text:p>
          </table:table-cell>
          <table:table-cell office:value-type="float" office:value="8769.4921875">
            <text:p>8769,4922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753.92578125">
            <text:p>8753,9258</text:p>
          </table:table-cell>
          <table:table-cell office:value-type="float" office:value="8772.9296875">
            <text:p>8772,9297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755.4296875">
            <text:p>8755,4297</text:p>
          </table:table-cell>
          <table:table-cell office:value-type="float" office:value="8769.70703125">
            <text:p>8769,707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765.5078125">
            <text:p>8765,5078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766.30859375">
            <text:p>8766,3086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755.625">
            <text:p>8755,625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45.3515625">
            <text:p>8745,3516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755.05859375">
            <text:p>8755,0586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765.6640625">
            <text:p>8765,6641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759.6875">
            <text:p>8759,6875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775.13671875">
            <text:p>8775,1367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812.16796875">
            <text:p>8812,168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823.8671875">
            <text:p>8823,8672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816.640625">
            <text:p>8816,6406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816.30859375">
            <text:p>8816,3086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85.625">
            <text:p>8785,625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785.625">
            <text:p>8785,625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806.9921875">
            <text:p>8806,9922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807.01171875">
            <text:p>8807,0117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807.20703125">
            <text:p>8807,207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805.859375">
            <text:p>8805,8594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795.8984375">
            <text:p>8795,8984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796.15234375">
            <text:p>8796,1523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84.6875">
            <text:p>8784,6875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765.9375">
            <text:p>8765,9375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776.484375">
            <text:p>8776,4844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766.09375">
            <text:p>8766,0938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755.37109375">
            <text:p>8755,3711</text:p>
          </table:table-cell>
          <table:table-cell/>
          <table:table-cell office:value-type="float" office:value="8642.63671875">
            <text:p>8642,6367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726.11328125">
            <text:p>8726,1133</text:p>
          </table:table-cell>
          <table:table-cell/>
          <table:table-cell office:value-type="float" office:value="8644.8046875">
            <text:p>8644,8047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715.56640625">
            <text:p>8715,5664</text:p>
          </table:table-cell>
          <table:table-cell/>
          <table:table-cell office:value-type="float" office:value="8623.87695313">
            <text:p>8623,877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705.56640625">
            <text:p>8705,5664</text:p>
          </table:table-cell>
          <table:table-cell/>
          <table:table-cell office:value-type="float" office:value="8612.5390625">
            <text:p>8612,5391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725.3125">
            <text:p>8725,3125</text:p>
          </table:table-cell>
          <table:table-cell/>
          <table:table-cell office:value-type="float" office:value="8597.70507813">
            <text:p>8597,7051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715.60546875">
            <text:p>8715,6055</text:p>
          </table:table-cell>
          <table:table-cell/>
          <table:table-cell office:value-type="float" office:value="8579.94140625">
            <text:p>8579,9414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567.55859375">
            <text:p>8567,5586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547.265625">
            <text:p>8547,2656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523.91601563">
            <text:p>8523,916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504.9609375">
            <text:p>8504,9609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496.27929688">
            <text:p>8496,2793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472.01171875">
            <text:p>8472,0117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452.25585938">
            <text:p>8452,2559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452.00195313">
            <text:p>8452,002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418.70117188">
            <text:p>8418,7012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402.40234375">
            <text:p>8402,4023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392.48046875">
            <text:p>8392,4805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349.18945313">
            <text:p>8349,1895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344.7265625">
            <text:p>8344,7266</text:p>
          </table:table-cell>
          <table:table-cell table:number-columns-repeated="2"/>
          <table:table-cell>
            <draw:frame table:end-cell-address="Sheet1.K703" table:end-x="1.562cm" table:end-y="0.267cm" draw:z-index="13" svg:width="14.831cm" svg:height="6.987cm" svg:x="0.279cm" svg:y="0.054cm">
              <draw:object draw:notify-on-update-of-ranges="Sheet1.G710:Sheet1.G805 Sheet1.J710:Sheet1.J80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333.14453125">
            <text:p>8333,1445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15.40039063">
            <text:p>8315,4004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315.96679688">
            <text:p>8315,9668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292.0703125">
            <text:p>8292,0703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267.44140625">
            <text:p>8267,4414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37.25585938">
            <text:p>8237,2559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03.37890625">
            <text:p>8203,3789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168.59326172">
            <text:p>8168,5933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38.49658203">
            <text:p>8138,4966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109.75537109">
            <text:p>8109,7554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082.11914063">
            <text:p>8082,1191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057.64697266">
            <text:p>8057,647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038.95458984">
            <text:p>8038,9546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007.41210938">
            <text:p>8007,4121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987.98828125">
            <text:p>7987,9883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962.45117188">
            <text:p>7962,4512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937.87109375">
            <text:p>7937,871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>
            <draw:frame table:end-cell-address="Sheet1.I723" table:end-x="0.5cm" table:end-y="0.438cm" draw:z-index="14" svg:width="7.999cm" svg:height="6.999cm" svg:x="1.533cm" svg:y="0.212cm">
              <draw:object draw:notify-on-update-of-ranges="Sheet1.K710:Sheet1.K805 Sheet1.M710:Sheet1.M80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ooc:=[.E710]/(287.053*(273.15+[.F710]))" office:value-type="float" office:value="1.15789844905192">
            <text:p>1,1579</text:p>
          </table:table-cell>
          <table:table-cell table:number-columns-repeated="8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8.90068436">
            <text:p>18,9007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5">
            <text:p>23,5</text:p>
          </table:table-cell>
          <table:table-cell office:value-type="float" office:value="0.0552118453113925">
            <text:p>0,0552</text:p>
          </table:table-cell>
          <table:table-cell table:formula="oooc:=([.B710]*2/[.$E$709])^(1/2)" office:value-type="float" office:value="5.7137143748228">
            <text:p>5,7137</text:p>
          </table:table-cell>
          <table:table-cell table:formula="oooc:=[.E507]/([.$E$709]*(2*3.1416/60*[.B610])^2*(0.045*2.5)^4)" office:value-type="float" office:value="0.00312392433028701">
            <text:p>0,0031</text:p>
          </table:table-cell>
          <table:table-cell table:formula="oooc:=ABS([.C507])/([.$E$709]*(2*3.1416/60*[.B610])^2*(0.045*2.5)^5)" office:value-type="float" office:value="0.000475711402648923">
            <text:p>0,0005</text:p>
          </table:table-cell>
          <table:table-cell table:formula="oooc:=[.H710]/(2*3.1416/60*[.B610]*(0.045*2.5))" office:value-type="float" office:value="0.0552118453113925">
            <text:p>0,0552</text:p>
          </table:table-cell>
          <table:table-cell/>
          <table:table-cell table:formula="oooc:=[.G710]*[.I710]/[.J710]" office:value-type="float" office:value="0.362567779388696">
            <text:p>0,362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9.21650314">
            <text:p>19,2165</text:p>
          </table:table-cell>
          <table:table-cell table:number-columns-repeated="4"/>
          <table:table-cell office:value-type="float" office:value="0.0556105017104372">
            <text:p>0,0556</text:p>
          </table:table-cell>
          <table:table-cell table:formula="oooc:=([.B711]*2/[.$E$709])^(1/2)" office:value-type="float" office:value="5.76125293435617">
            <text:p>5,7613</text:p>
          </table:table-cell>
          <table:table-cell table:formula="oooc:=[.E508]/([.$E$709]*(2*3.1416/60*[.B611])^2*(0.045*2.5)^4)" office:value-type="float" office:value="0.00312598602840667">
            <text:p>0,0031</text:p>
          </table:table-cell>
          <table:table-cell table:formula="oooc:=ABS([.C508])/([.$E$709]*(2*3.1416/60*[.B611])^2*(0.045*2.5)^5)" office:value-type="float" office:value="0.000472046256181359">
            <text:p>0,0005</text:p>
          </table:table-cell>
          <table:table-cell table:formula="oooc:=[.H711]/(2*3.1416/60*[.B611]*(0.045*2.5))" office:value-type="float" office:value="0.0556105017104372">
            <text:p>0,0556</text:p>
          </table:table-cell>
          <table:table-cell/>
          <table:table-cell table:formula="oooc:=[.G711]*[.I711]/[.J711]" office:value-type="float" office:value="0.368264018839551">
            <text:p>0,3683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9.17275429">
            <text:p>19,1728</text:p>
          </table:table-cell>
          <table:table-cell table:number-columns-repeated="4"/>
          <table:table-cell office:value-type="float" office:value="0.0556027360008652">
            <text:p>0,0556</text:p>
          </table:table-cell>
          <table:table-cell table:formula="oooc:=([.B712]*2/[.$E$709])^(1/2)" office:value-type="float" office:value="5.75469107949657">
            <text:p>5,7547</text:p>
          </table:table-cell>
          <table:table-cell table:formula="oooc:=[.E509]/([.$E$709]*(2*3.1416/60*[.B612])^2*(0.045*2.5)^4)" office:value-type="float" office:value="0.00312421158086797">
            <text:p>0,0031</text:p>
          </table:table-cell>
          <table:table-cell table:formula="oooc:=ABS([.C509])/([.$E$709]*(2*3.1416/60*[.B612])^2*(0.045*2.5)^5)" office:value-type="float" office:value="0.000470503701343607">
            <text:p>0,0005</text:p>
          </table:table-cell>
          <table:table-cell table:formula="oooc:=[.H712]/(2*3.1416/60*[.B612]*(0.045*2.5))" office:value-type="float" office:value="0.0556027360008652">
            <text:p>0,0556</text:p>
          </table:table-cell>
          <table:table-cell/>
          <table:table-cell table:formula="oooc:=[.G712]*[.I712]/[.J712]" office:value-type="float" office:value="0.369210085373982">
            <text:p>0,369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9.49404335">
            <text:p>19,494</text:p>
          </table:table-cell>
          <table:table-cell table:number-columns-repeated="4"/>
          <table:table-cell office:value-type="float" office:value="0.0560685540088438">
            <text:p>0,0561</text:p>
          </table:table-cell>
          <table:table-cell table:formula="oooc:=([.B713]*2/[.$E$709])^(1/2)" office:value-type="float" office:value="5.80270811536912">
            <text:p>5,8027</text:p>
          </table:table-cell>
          <table:table-cell table:formula="oooc:=[.E510]/([.$E$709]*(2*3.1416/60*[.B613])^2*(0.045*2.5)^4)" office:value-type="float" office:value="0.00311159921508698">
            <text:p>0,0031</text:p>
          </table:table-cell>
          <table:table-cell table:formula="oooc:=ABS([.C510])/([.$E$709]*(2*3.1416/60*[.B613])^2*(0.045*2.5)^5)" office:value-type="float" office:value="0.000471834172645209">
            <text:p>0,0005</text:p>
          </table:table-cell>
          <table:table-cell table:formula="oooc:=[.H713]/(2*3.1416/60*[.B613]*(0.045*2.5))" office:value-type="float" office:value="0.0560685540088438">
            <text:p>0,0561</text:p>
          </table:table-cell>
          <table:table-cell/>
          <table:table-cell table:formula="oooc:=[.G713]*[.I713]/[.J713]" office:value-type="float" office:value="0.369754627281237">
            <text:p>0,3698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9.01689529">
            <text:p>19,0169</text:p>
          </table:table-cell>
          <table:table-cell table:number-columns-repeated="4"/>
          <table:table-cell office:value-type="float" office:value="0.0553831674465145">
            <text:p>0,0554</text:p>
          </table:table-cell>
          <table:table-cell table:formula="oooc:=([.B714]*2/[.$E$709])^(1/2)" office:value-type="float" office:value="5.73125285461434">
            <text:p>5,7313</text:p>
          </table:table-cell>
          <table:table-cell table:formula="oooc:=[.E511]/([.$E$709]*(2*3.1416/60*[.B614])^2*(0.045*2.5)^4)" office:value-type="float" office:value="0.00311883422789453">
            <text:p>0,0031</text:p>
          </table:table-cell>
          <table:table-cell table:formula="oooc:=ABS([.C511])/([.$E$709]*(2*3.1416/60*[.B614])^2*(0.045*2.5)^5)" office:value-type="float" office:value="0.000472255802938509">
            <text:p>0,0005</text:p>
          </table:table-cell>
          <table:table-cell table:formula="oooc:=[.H714]/(2*3.1416/60*[.B614]*(0.045*2.5))" office:value-type="float" office:value="0.0553831674465145">
            <text:p>0,0554</text:p>
          </table:table-cell>
          <table:table-cell/>
          <table:table-cell table:formula="oooc:=[.G714]*[.I714]/[.J714]" office:value-type="float" office:value="0.365757111308369">
            <text:p>0,36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4814377">
            <text:p>19,1481</text:p>
          </table:table-cell>
          <table:table-cell table:number-columns-repeated="4"/>
          <table:table-cell office:value-type="float" office:value="0.055564320443334">
            <text:p>0,0556</text:p>
          </table:table-cell>
          <table:table-cell table:formula="oooc:=([.B715]*2/[.$E$709])^(1/2)" office:value-type="float" office:value="5.75099647684826">
            <text:p>5,751</text:p>
          </table:table-cell>
          <table:table-cell table:formula="oooc:=[.E512]/([.$E$709]*(2*3.1416/60*[.B615])^2*(0.045*2.5)^4)" office:value-type="float" office:value="0.00308851136824781">
            <text:p>0,0031</text:p>
          </table:table-cell>
          <table:table-cell table:formula="oooc:=ABS([.C512])/([.$E$709]*(2*3.1416/60*[.B615])^2*(0.045*2.5)^5)" office:value-type="float" office:value="0.000470224114568631">
            <text:p>0,0005</text:p>
          </table:table-cell>
          <table:table-cell table:formula="oooc:=[.H715]/(2*3.1416/60*[.B615]*(0.045*2.5))" office:value-type="float" office:value="0.055564320443334">
            <text:p>0,0556</text:p>
          </table:table-cell>
          <table:table-cell/>
          <table:table-cell table:formula="oooc:=[.G715]*[.I715]/[.J715]" office:value-type="float" office:value="0.364955837102553">
            <text:p>0,3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91367149">
            <text:p>18,9137</text:p>
          </table:table-cell>
          <table:table-cell table:number-columns-repeated="4"/>
          <table:table-cell office:value-type="float" office:value="0.0552300739642336">
            <text:p>0,0552</text:p>
          </table:table-cell>
          <table:table-cell table:formula="oooc:=([.B716]*2/[.$E$709])^(1/2)" office:value-type="float" office:value="5.71567705530967">
            <text:p>5,7157</text:p>
          </table:table-cell>
          <table:table-cell table:formula="oooc:=[.E513]/([.$E$709]*(2*3.1416/60*[.B616])^2*(0.045*2.5)^4)" office:value-type="float" office:value="0.00307553136530605">
            <text:p>0,0031</text:p>
          </table:table-cell>
          <table:table-cell table:formula="oooc:=ABS([.C513])/([.$E$709]*(2*3.1416/60*[.B616])^2*(0.045*2.5)^5)" office:value-type="float" office:value="0.000467802119937532">
            <text:p>0,0005</text:p>
          </table:table-cell>
          <table:table-cell table:formula="oooc:=[.H716]/(2*3.1416/60*[.B616]*(0.045*2.5))" office:value-type="float" office:value="0.0552300739642336">
            <text:p>0,0552</text:p>
          </table:table-cell>
          <table:table-cell/>
          <table:table-cell table:formula="oooc:=[.G716]*[.I716]/[.J716]" office:value-type="float" office:value="0.363106145837595">
            <text:p>0,3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05039024">
            <text:p>19,0504</text:p>
          </table:table-cell>
          <table:table-cell table:number-columns-repeated="4"/>
          <table:table-cell office:value-type="float" office:value="0.0554149160844442">
            <text:p>0,0554</text:p>
          </table:table-cell>
          <table:table-cell table:formula="oooc:=([.B717]*2/[.$E$709])^(1/2)" office:value-type="float" office:value="5.73629793609773">
            <text:p>5,7363</text:p>
          </table:table-cell>
          <table:table-cell table:formula="oooc:=[.E514]/([.$E$709]*(2*3.1416/60*[.B617])^2*(0.045*2.5)^4)" office:value-type="float" office:value="0.00307395163703509">
            <text:p>0,0031</text:p>
          </table:table-cell>
          <table:table-cell table:formula="oooc:=ABS([.C514])/([.$E$709]*(2*3.1416/60*[.B617])^2*(0.045*2.5)^5)" office:value-type="float" office:value="0.000465399009791706">
            <text:p>0,0005</text:p>
          </table:table-cell>
          <table:table-cell table:formula="oooc:=[.H717]/(2*3.1416/60*[.B617]*(0.045*2.5))" office:value-type="float" office:value="0.0554149160844442">
            <text:p>0,0554</text:p>
          </table:table-cell>
          <table:table-cell/>
          <table:table-cell table:formula="oooc:=[.G717]*[.I717]/[.J717]" office:value-type="float" office:value="0.366014470228842">
            <text:p>0,3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16728592">
            <text:p>19,1673</text:p>
          </table:table-cell>
          <table:table-cell table:number-columns-repeated="4"/>
          <table:table-cell office:value-type="float" office:value="0.0555980198507726">
            <text:p>0,0556</text:p>
          </table:table-cell>
          <table:table-cell table:formula="oooc:=([.B718]*2/[.$E$709])^(1/2)" office:value-type="float" office:value="5.75387035692981">
            <text:p>5,7539</text:p>
          </table:table-cell>
          <table:table-cell table:formula="oooc:=[.E515]/([.$E$709]*(2*3.1416/60*[.B618])^2*(0.045*2.5)^4)" office:value-type="float" office:value="0.00309792510882041">
            <text:p>0,0031</text:p>
          </table:table-cell>
          <table:table-cell table:formula="oooc:=ABS([.C515])/([.$E$709]*(2*3.1416/60*[.B618])^2*(0.045*2.5)^5)" office:value-type="float" office:value="0.000464091793595178">
            <text:p>0,0005</text:p>
          </table:table-cell>
          <table:table-cell table:formula="oooc:=[.H718]/(2*3.1416/60*[.B618]*(0.045*2.5))" office:value-type="float" office:value="0.0555980198507726">
            <text:p>0,0556</text:p>
          </table:table-cell>
          <table:table-cell/>
          <table:table-cell table:formula="oooc:=[.G718]*[.I718]/[.J718]" office:value-type="float" office:value="0.371130246372435">
            <text:p>0,37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46396446">
            <text:p>19,464</text:p>
          </table:table-cell>
          <table:table-cell table:number-columns-repeated="4"/>
          <table:table-cell office:value-type="float" office:value="0.0560220426035102">
            <text:p>0,056</text:p>
          </table:table-cell>
          <table:table-cell table:formula="oooc:=([.B719]*2/[.$E$709])^(1/2)" office:value-type="float" office:value="5.79822966019563">
            <text:p>5,7982</text:p>
          </table:table-cell>
          <table:table-cell table:formula="oooc:=[.E516]/([.$E$709]*(2*3.1416/60*[.B619])^2*(0.045*2.5)^4)" office:value-type="float" office:value="0.00309439741363646">
            <text:p>0,0031</text:p>
          </table:table-cell>
          <table:table-cell table:formula="oooc:=ABS([.C516])/([.$E$709]*(2*3.1416/60*[.B619])^2*(0.045*2.5)^5)" office:value-type="float" office:value="0.000461435359470381">
            <text:p>0,0005</text:p>
          </table:table-cell>
          <table:table-cell table:formula="oooc:=[.H719]/(2*3.1416/60*[.B619]*(0.045*2.5))" office:value-type="float" office:value="0.0560220426035102">
            <text:p>0,056</text:p>
          </table:table-cell>
          <table:table-cell/>
          <table:table-cell table:formula="oooc:=[.G719]*[.I719]/[.J719]" office:value-type="float" office:value="0.375685261610431">
            <text:p>0,37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25136757">
            <text:p>19,2514</text:p>
          </table:table-cell>
          <table:table-cell table:number-columns-repeated="4"/>
          <table:table-cell office:value-type="float" office:value="0.0556563521037096">
            <text:p>0,0557</text:p>
          </table:table-cell>
          <table:table-cell table:formula="oooc:=([.B720]*2/[.$E$709])^(1/2)" office:value-type="float" office:value="5.76647687584478">
            <text:p>5,7665</text:p>
          </table:table-cell>
          <table:table-cell table:formula="oooc:=[.E517]/([.$E$709]*(2*3.1416/60*[.B620])^2*(0.045*2.5)^4)" office:value-type="float" office:value="0.00308376931356551">
            <text:p>0,0031</text:p>
          </table:table-cell>
          <table:table-cell table:formula="oooc:=ABS([.C517])/([.$E$709]*(2*3.1416/60*[.B620])^2*(0.045*2.5)^5)" office:value-type="float" office:value="0.000455859837778209">
            <text:p>0,0005</text:p>
          </table:table-cell>
          <table:table-cell table:formula="oooc:=[.H720]/(2*3.1416/60*[.B620]*(0.045*2.5))" office:value-type="float" office:value="0.0556563521037096">
            <text:p>0,0557</text:p>
          </table:table-cell>
          <table:table-cell/>
          <table:table-cell table:formula="oooc:=[.G720]*[.I720]/[.J720]" office:value-type="float" office:value="0.376500267185023">
            <text:p>0,3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12148476">
            <text:p>19,1215</text:p>
          </table:table-cell>
          <table:table-cell table:number-columns-repeated="4"/>
          <table:table-cell office:value-type="float" office:value="0.0555332816304298">
            <text:p>0,0555</text:p>
          </table:table-cell>
          <table:table-cell table:formula="oooc:=([.B721]*2/[.$E$709])^(1/2)" office:value-type="float" office:value="5.74699166898991">
            <text:p>5,747</text:p>
          </table:table-cell>
          <table:table-cell table:formula="oooc:=[.E518]/([.$E$709]*(2*3.1416/60*[.B621])^2*(0.045*2.5)^4)" office:value-type="float" office:value="0.00308932399547671">
            <text:p>0,0031</text:p>
          </table:table-cell>
          <table:table-cell table:formula="oooc:=ABS([.C518])/([.$E$709]*(2*3.1416/60*[.B621])^2*(0.045*2.5)^5)" office:value-type="float" office:value="0.00045373558085777">
            <text:p>0,0005</text:p>
          </table:table-cell>
          <table:table-cell table:formula="oooc:=[.H721]/(2*3.1416/60*[.B621]*(0.045*2.5))" office:value-type="float" office:value="0.0555332816304298">
            <text:p>0,0555</text:p>
          </table:table-cell>
          <table:table-cell/>
          <table:table-cell table:formula="oooc:=[.G721]*[.I721]/[.J721]" office:value-type="float" office:value="0.378106339300357">
            <text:p>0,37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.40722656">
            <text:p>19,4072</text:p>
          </table:table-cell>
          <table:table-cell table:number-columns-repeated="4"/>
          <table:table-cell office:value-type="float" office:value="0.056047239977992">
            <text:p>0,056</text:p>
          </table:table-cell>
          <table:table-cell table:formula="oooc:=([.B722]*2/[.$E$709])^(1/2)" office:value-type="float" office:value="5.78977250669596">
            <text:p>5,7898</text:p>
          </table:table-cell>
          <table:table-cell table:formula="oooc:=[.E519]/([.$E$709]*(2*3.1416/60*[.B622])^2*(0.045*2.5)^4)" office:value-type="float" office:value="0.00308687243598136">
            <text:p>0,0031</text:p>
          </table:table-cell>
          <table:table-cell table:formula="oooc:=ABS([.C519])/([.$E$709]*(2*3.1416/60*[.B622])^2*(0.045*2.5)^5)" office:value-type="float" office:value="0.000456431562780051">
            <text:p>0,0005</text:p>
          </table:table-cell>
          <table:table-cell table:formula="oooc:=[.H722]/(2*3.1416/60*[.B622]*(0.045*2.5))" office:value-type="float" office:value="0.056047239977992">
            <text:p>0,056</text:p>
          </table:table-cell>
          <table:table-cell/>
          <table:table-cell table:formula="oooc:=[.G722]*[.I722]/[.J722]" office:value-type="float" office:value="0.379050649230118">
            <text:p>0,37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17138672">
            <text:p>19,1714</text:p>
          </table:table-cell>
          <table:table-cell table:number-columns-repeated="4"/>
          <table:table-cell office:value-type="float" office:value="0.0557317204997257">
            <text:p>0,0557</text:p>
          </table:table-cell>
          <table:table-cell table:formula="oooc:=([.B723]*2/[.$E$709])^(1/2)" office:value-type="float" office:value="5.75448583816547">
            <text:p>5,7545</text:p>
          </table:table-cell>
          <table:table-cell table:formula="oooc:=[.E520]/([.$E$709]*(2*3.1416/60*[.B623])^2*(0.045*2.5)^4)" office:value-type="float" office:value="0.00309340793128458">
            <text:p>0,0031</text:p>
          </table:table-cell>
          <table:table-cell table:formula="oooc:=ABS([.C520])/([.$E$709]*(2*3.1416/60*[.B623])^2*(0.045*2.5)^5)" office:value-type="float" office:value="0.00044622089452041">
            <text:p>0,0004</text:p>
          </table:table-cell>
          <table:table-cell table:formula="oooc:=[.H723]/(2*3.1416/60*[.B623]*(0.045*2.5))" office:value-type="float" office:value="0.0557317204997257">
            <text:p>0,0557</text:p>
          </table:table-cell>
          <table:table-cell/>
          <table:table-cell table:formula="oooc:=[.G723]*[.I723]/[.J723]" office:value-type="float" office:value="0.386357851761469">
            <text:p>0,38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.17070389">
            <text:p>19,1707</text:p>
          </table:table-cell>
          <table:table-cell table:number-columns-repeated="4"/>
          <table:table-cell office:value-type="float" office:value="0.0556667171625262">
            <text:p>0,0557</text:p>
          </table:table-cell>
          <table:table-cell table:formula="oooc:=([.B724]*2/[.$E$709])^(1/2)" office:value-type="float" office:value="5.7543833580838">
            <text:p>5,7544</text:p>
          </table:table-cell>
          <table:table-cell table:formula="oooc:=[.E521]/([.$E$709]*(2*3.1416/60*[.B624])^2*(0.045*2.5)^4)" office:value-type="float" office:value="0.00309615439582302">
            <text:p>0,0031</text:p>
          </table:table-cell>
          <table:table-cell table:formula="oooc:=ABS([.C521])/([.$E$709]*(2*3.1416/60*[.B624])^2*(0.045*2.5)^5)" office:value-type="float" office:value="0.000440874677498164">
            <text:p>0,0004</text:p>
          </table:table-cell>
          <table:table-cell table:formula="oooc:=[.H724]/(2*3.1416/60*[.B624]*(0.045*2.5))" office:value-type="float" office:value="0.0556667171625262">
            <text:p>0,0557</text:p>
          </table:table-cell>
          <table:table-cell/>
          <table:table-cell table:formula="oooc:=[.G724]*[.I724]/[.J724]" office:value-type="float" office:value="0.390933659474035">
            <text:p>0,39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18847656">
            <text:p>19,1885</text:p>
          </table:table-cell>
          <table:table-cell table:number-columns-repeated="4"/>
          <table:table-cell office:value-type="float" office:value="0.0555705510691133">
            <text:p>0,0556</text:p>
          </table:table-cell>
          <table:table-cell table:formula="oooc:=([.B725]*2/[.$E$709])^(1/2)" office:value-type="float" office:value="5.757050111086">
            <text:p>5,7571</text:p>
          </table:table-cell>
          <table:table-cell table:formula="oooc:=[.E522]/([.$E$709]*(2*3.1416/60*[.B625])^2*(0.045*2.5)^4)" office:value-type="float" office:value="0.00309691247755504">
            <text:p>0,0031</text:p>
          </table:table-cell>
          <table:table-cell table:formula="oooc:=ABS([.C522])/([.$E$709]*(2*3.1416/60*[.B625])^2*(0.045*2.5)^5)" office:value-type="float" office:value="0.000438920427828993">
            <text:p>0,0004</text:p>
          </table:table-cell>
          <table:table-cell table:formula="oooc:=[.H725]/(2*3.1416/60*[.B625]*(0.045*2.5))" office:value-type="float" office:value="0.0555705510691133">
            <text:p>0,0556</text:p>
          </table:table-cell>
          <table:table-cell/>
          <table:table-cell table:formula="oooc:=[.G725]*[.I725]/[.J725]" office:value-type="float" office:value="0.392091873786282">
            <text:p>0,39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.19462967">
            <text:p>19,1946</text:p>
          </table:table-cell>
          <table:table-cell table:number-columns-repeated="4"/>
          <table:table-cell office:value-type="float" office:value="0.0556372922428283">
            <text:p>0,0556</text:p>
          </table:table-cell>
          <table:table-cell table:formula="oooc:=([.B726]*2/[.$E$709])^(1/2)" office:value-type="float" office:value="5.75797308491215">
            <text:p>5,758</text:p>
          </table:table-cell>
          <table:table-cell table:formula="oooc:=[.E523]/([.$E$709]*(2*3.1416/60*[.B626])^2*(0.045*2.5)^4)" office:value-type="float" office:value="0.0030921500358996">
            <text:p>0,0031</text:p>
          </table:table-cell>
          <table:table-cell table:formula="oooc:=ABS([.C523])/([.$E$709]*(2*3.1416/60*[.B626])^2*(0.045*2.5)^5)" office:value-type="float" office:value="0.00043989774634695">
            <text:p>0,0004</text:p>
          </table:table-cell>
          <table:table-cell table:formula="oooc:=[.H726]/(2*3.1416/60*[.B626]*(0.045*2.5))" office:value-type="float" office:value="0.0556372922428283">
            <text:p>0,0556</text:p>
          </table:table-cell>
          <table:table-cell/>
          <table:table-cell table:formula="oooc:=[.G726]*[.I726]/[.J726]" office:value-type="float" office:value="0.39108828502688">
            <text:p>0,39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30400467">
            <text:p>19,304</text:p>
          </table:table-cell>
          <table:table-cell table:number-columns-repeated="4"/>
          <table:table-cell office:value-type="float" office:value="0.0557576490061879">
            <text:p>0,0558</text:p>
          </table:table-cell>
          <table:table-cell table:formula="oooc:=([.B727]*2/[.$E$709])^(1/2)" office:value-type="float" office:value="5.77435484668558">
            <text:p>5,7744</text:p>
          </table:table-cell>
          <table:table-cell table:formula="oooc:=[.E524]/([.$E$709]*(2*3.1416/60*[.B627])^2*(0.045*2.5)^4)" office:value-type="float" office:value="0.00309259531397138">
            <text:p>0,0031</text:p>
          </table:table-cell>
          <table:table-cell table:formula="oooc:=ABS([.C524])/([.$E$709]*(2*3.1416/60*[.B627])^2*(0.045*2.5)^5)" office:value-type="float" office:value="0.000440214886946647">
            <text:p>0,0004</text:p>
          </table:table-cell>
          <table:table-cell table:formula="oooc:=[.H727]/(2*3.1416/60*[.B627]*(0.045*2.5))" office:value-type="float" office:value="0.0557576490061879">
            <text:p>0,0558</text:p>
          </table:table-cell>
          <table:table-cell/>
          <table:table-cell table:formula="oooc:=[.G727]*[.I727]/[.J727]" office:value-type="float" office:value="0.391708343238052">
            <text:p>0,39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.26230431">
            <text:p>19,2623</text:p>
          </table:table-cell>
          <table:table-cell table:number-columns-repeated="4"/>
          <table:table-cell office:value-type="float" office:value="0.0557376409045676">
            <text:p>0,0557</text:p>
          </table:table-cell>
          <table:table-cell table:formula="oooc:=([.B728]*2/[.$E$709])^(1/2)" office:value-type="float" office:value="5.76811461673712">
            <text:p>5,7681</text:p>
          </table:table-cell>
          <table:table-cell table:formula="oooc:=[.E525]/([.$E$709]*(2*3.1416/60*[.B628])^2*(0.045*2.5)^4)" office:value-type="float" office:value="0.00310034167409318">
            <text:p>0,0031</text:p>
          </table:table-cell>
          <table:table-cell table:formula="oooc:=ABS([.C525])/([.$E$709]*(2*3.1416/60*[.B628])^2*(0.045*2.5)^5)" office:value-type="float" office:value="0.000447782560497174">
            <text:p>0,0004</text:p>
          </table:table-cell>
          <table:table-cell table:formula="oooc:=[.H728]/(2*3.1416/60*[.B628]*(0.045*2.5))" office:value-type="float" office:value="0.0557376409045676">
            <text:p>0,0557</text:p>
          </table:table-cell>
          <table:table-cell/>
          <table:table-cell table:formula="oooc:=[.G728]*[.I728]/[.J728]" office:value-type="float" office:value="0.385914383803168">
            <text:p>0,38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.11328125">
            <text:p>19,1133</text:p>
          </table:table-cell>
          <table:table-cell table:number-columns-repeated="4"/>
          <table:table-cell office:value-type="float" office:value="0.0555197631112879">
            <text:p>0,0555</text:p>
          </table:table-cell>
          <table:table-cell table:formula="oooc:=([.B729]*2/[.$E$709])^(1/2)" office:value-type="float" office:value="5.74575874796153">
            <text:p>5,7458</text:p>
          </table:table-cell>
          <table:table-cell table:formula="oooc:=[.E526]/([.$E$709]*(2*3.1416/60*[.B629])^2*(0.045*2.5)^4)" office:value-type="float" office:value="0.0031143861660622">
            <text:p>0,0031</text:p>
          </table:table-cell>
          <table:table-cell table:formula="oooc:=ABS([.C526])/([.$E$709]*(2*3.1416/60*[.B629])^2*(0.045*2.5)^5)" office:value-type="float" office:value="0.000446736016718579">
            <text:p>0,0004</text:p>
          </table:table-cell>
          <table:table-cell table:formula="oooc:=[.H729]/(2*3.1416/60*[.B629]*(0.045*2.5))" office:value-type="float" office:value="0.0555197631112879">
            <text:p>0,0555</text:p>
          </table:table-cell>
          <table:table-cell/>
          <table:table-cell table:formula="oooc:=[.G729]*[.I729]/[.J729]" office:value-type="float" office:value="0.387051806225353">
            <text:p>0,38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87812424">
            <text:p>18,8781</text:p>
          </table:table-cell>
          <table:table-cell table:number-columns-repeated="4"/>
          <table:table-cell office:value-type="float" office:value="0.0551411228970136">
            <text:p>0,0551</text:p>
          </table:table-cell>
          <table:table-cell table:formula="oooc:=([.B730]*2/[.$E$709])^(1/2)" office:value-type="float" office:value="5.71030337214985">
            <text:p>5,7103</text:p>
          </table:table-cell>
          <table:table-cell table:formula="oooc:=[.E527]/([.$E$709]*(2*3.1416/60*[.B630])^2*(0.045*2.5)^4)" office:value-type="float" office:value="0.00311495793163254">
            <text:p>0,0031</text:p>
          </table:table-cell>
          <table:table-cell table:formula="oooc:=ABS([.C527])/([.$E$709]*(2*3.1416/60*[.B630])^2*(0.045*2.5)^5)" office:value-type="float" office:value="0.00044589254534436">
            <text:p>0,0004</text:p>
          </table:table-cell>
          <table:table-cell table:formula="oooc:=[.H730]/(2*3.1416/60*[.B630]*(0.045*2.5))" office:value-type="float" office:value="0.0551411228970136">
            <text:p>0,0551</text:p>
          </table:table-cell>
          <table:table-cell/>
          <table:table-cell table:formula="oooc:=[.G730]*[.I730]/[.J730]" office:value-type="float" office:value="0.385210024075478">
            <text:p>0,38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.8671875">
            <text:p>18,8672</text:p>
          </table:table-cell>
          <table:table-cell table:number-columns-repeated="4"/>
          <table:table-cell office:value-type="float" office:value="0.055166087964971">
            <text:p>0,0552</text:p>
          </table:table-cell>
          <table:table-cell table:formula="oooc:=([.B731]*2/[.$E$709])^(1/2)" office:value-type="float" office:value="5.70864904594968">
            <text:p>5,7086</text:p>
          </table:table-cell>
          <table:table-cell table:formula="oooc:=[.E528]/([.$E$709]*(2*3.1416/60*[.B631])^2*(0.045*2.5)^4)" office:value-type="float" office:value="0.0031216384279733">
            <text:p>0,0031</text:p>
          </table:table-cell>
          <table:table-cell table:formula="oooc:=ABS([.C528])/([.$E$709]*(2*3.1416/60*[.B631])^2*(0.045*2.5)^5)" office:value-type="float" office:value="0.000446817519070225">
            <text:p>0,0004</text:p>
          </table:table-cell>
          <table:table-cell table:formula="oooc:=[.H731]/(2*3.1416/60*[.B631]*(0.045*2.5))" office:value-type="float" office:value="0.055166087964971">
            <text:p>0,0552</text:p>
          </table:table-cell>
          <table:table-cell/>
          <table:table-cell table:formula="oooc:=[.G731]*[.I731]/[.J731]" office:value-type="float" office:value="0.385411432548023">
            <text:p>0,38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.23837852">
            <text:p>19,2384</text:p>
          </table:table-cell>
          <table:table-cell table:number-columns-repeated="4"/>
          <table:table-cell office:value-type="float" office:value="0.0556978128394242">
            <text:p>0,0557</text:p>
          </table:table-cell>
          <table:table-cell table:formula="oooc:=([.B732]*2/[.$E$709])^(1/2)" office:value-type="float" office:value="5.76453120381552">
            <text:p>5,7645</text:p>
          </table:table-cell>
          <table:table-cell table:formula="oooc:=[.E529]/([.$E$709]*(2*3.1416/60*[.B632])^2*(0.045*2.5)^4)" office:value-type="float" office:value="0.00311711837756735">
            <text:p>0,0031</text:p>
          </table:table-cell>
          <table:table-cell table:formula="oooc:=ABS([.C529])/([.$E$709]*(2*3.1416/60*[.B632])^2*(0.045*2.5)^5)" office:value-type="float" office:value="0.000444837826524819">
            <text:p>0,0004</text:p>
          </table:table-cell>
          <table:table-cell table:formula="oooc:=[.H732]/(2*3.1416/60*[.B632]*(0.045*2.5))" office:value-type="float" office:value="0.0556978128394242">
            <text:p>0,0557</text:p>
          </table:table-cell>
          <table:table-cell/>
          <table:table-cell table:formula="oooc:=[.G732]*[.I732]/[.J732]" office:value-type="float" office:value="0.39029206969293">
            <text:p>0,39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74482346">
            <text:p>18,7448</text:p>
          </table:table-cell>
          <table:table-cell table:number-columns-repeated="4"/>
          <table:table-cell office:value-type="float" office:value="0.0550424712753276">
            <text:p>0,055</text:p>
          </table:table-cell>
          <table:table-cell table:formula="oooc:=([.B733]*2/[.$E$709])^(1/2)" office:value-type="float" office:value="5.69010707617498">
            <text:p>5,6901</text:p>
          </table:table-cell>
          <table:table-cell table:formula="oooc:=[.E530]/([.$E$709]*(2*3.1416/60*[.B633])^2*(0.045*2.5)^4)" office:value-type="float" office:value="0.00312788280659108">
            <text:p>0,0031</text:p>
          </table:table-cell>
          <table:table-cell table:formula="oooc:=ABS([.C530])/([.$E$709]*(2*3.1416/60*[.B633])^2*(0.045*2.5)^5)" office:value-type="float" office:value="0.000445903763458645">
            <text:p>0,0004</text:p>
          </table:table-cell>
          <table:table-cell table:formula="oooc:=[.H733]/(2*3.1416/60*[.B633]*(0.045*2.5))" office:value-type="float" office:value="0.0550424712753276">
            <text:p>0,055</text:p>
          </table:table-cell>
          <table:table-cell/>
          <table:table-cell table:formula="oooc:=[.G733]*[.I733]/[.J733]" office:value-type="float" office:value="0.386106630271462">
            <text:p>0,38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77285194">
            <text:p>18,7729</text:p>
          </table:table-cell>
          <table:table-cell table:number-columns-repeated="4"/>
          <table:table-cell office:value-type="float" office:value="0.0550245746423236">
            <text:p>0,055</text:p>
          </table:table-cell>
          <table:table-cell table:formula="oooc:=([.B734]*2/[.$E$709])^(1/2)" office:value-type="float" office:value="5.6943595963213">
            <text:p>5,6944</text:p>
          </table:table-cell>
          <table:table-cell table:formula="oooc:=[.E531]/([.$E$709]*(2*3.1416/60*[.B634])^2*(0.045*2.5)^4)" office:value-type="float" office:value="0.00314212789544064">
            <text:p>0,0031</text:p>
          </table:table-cell>
          <table:table-cell table:formula="oooc:=ABS([.C531])/([.$E$709]*(2*3.1416/60*[.B634])^2*(0.045*2.5)^5)" office:value-type="float" office:value="0.000441707275505362">
            <text:p>0,0004</text:p>
          </table:table-cell>
          <table:table-cell table:formula="oooc:=[.H734]/(2*3.1416/60*[.B634]*(0.045*2.5))" office:value-type="float" office:value="0.0550245746423236">
            <text:p>0,055</text:p>
          </table:table-cell>
          <table:table-cell/>
          <table:table-cell table:formula="oooc:=[.G734]*[.I734]/[.J734]" office:value-type="float" office:value="0.391422692145134">
            <text:p>0,39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.04628944">
            <text:p>19,0463</text:p>
          </table:table-cell>
          <table:table-cell table:number-columns-repeated="4"/>
          <table:table-cell office:value-type="float" office:value="0.0554153567544739">
            <text:p>0,0554</text:p>
          </table:table-cell>
          <table:table-cell table:formula="oooc:=([.B735]*2/[.$E$709])^(1/2)" office:value-type="float" office:value="5.73568050316506">
            <text:p>5,7357</text:p>
          </table:table-cell>
          <table:table-cell table:formula="oooc:=[.E532]/([.$E$709]*(2*3.1416/60*[.B635])^2*(0.045*2.5)^4)" office:value-type="float" office:value="0.00315582798204022">
            <text:p>0,0032</text:p>
          </table:table-cell>
          <table:table-cell table:formula="oooc:=ABS([.C532])/([.$E$709]*(2*3.1416/60*[.B635])^2*(0.045*2.5)^5)" office:value-type="float" office:value="0.000441288655332699">
            <text:p>0,0004</text:p>
          </table:table-cell>
          <table:table-cell table:formula="oooc:=[.H735]/(2*3.1416/60*[.B635]*(0.045*2.5))" office:value-type="float" office:value="0.0554153567544739">
            <text:p>0,0554</text:p>
          </table:table-cell>
          <table:table-cell/>
          <table:table-cell table:formula="oooc:=[.G735]*[.I735]/[.J735]" office:value-type="float" office:value="0.396296916694272">
            <text:p>0,39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3750076">
            <text:p>18,6375</text:p>
          </table:table-cell>
          <table:table-cell table:number-columns-repeated="4"/>
          <table:table-cell office:value-type="float" office:value="0.054825000499817">
            <text:p>0,0548</text:p>
          </table:table-cell>
          <table:table-cell table:formula="oooc:=([.B736]*2/[.$E$709])^(1/2)" office:value-type="float" office:value="5.67379445873054">
            <text:p>5,6738</text:p>
          </table:table-cell>
          <table:table-cell table:formula="oooc:=[.E533]/([.$E$709]*(2*3.1416/60*[.B636])^2*(0.045*2.5)^4)" office:value-type="float" office:value="0.00316422024697338">
            <text:p>0,0032</text:p>
          </table:table-cell>
          <table:table-cell table:formula="oooc:=ABS([.C533])/([.$E$709]*(2*3.1416/60*[.B636])^2*(0.045*2.5)^5)" office:value-type="float" office:value="0.00044668435411783">
            <text:p>0,0004</text:p>
          </table:table-cell>
          <table:table-cell table:formula="oooc:=[.H736]/(2*3.1416/60*[.B636]*(0.045*2.5))" office:value-type="float" office:value="0.054825000499817">
            <text:p>0,0548</text:p>
          </table:table-cell>
          <table:table-cell/>
          <table:table-cell table:formula="oooc:=[.G736]*[.I736]/[.J736]" office:value-type="float" office:value="0.38836904633576">
            <text:p>0,38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.6484375">
            <text:p>18,6484</text:p>
          </table:table-cell>
          <table:table-cell table:number-columns-repeated="4"/>
          <table:table-cell office:value-type="float" office:value="0.0548451082730948">
            <text:p>0,0548</text:p>
          </table:table-cell>
          <table:table-cell table:formula="oooc:=([.B737]*2/[.$E$709])^(1/2)" office:value-type="float" office:value="5.67545894462158">
            <text:p>5,6755</text:p>
          </table:table-cell>
          <table:table-cell table:formula="oooc:=[.E534]/([.$E$709]*(2*3.1416/60*[.B637])^2*(0.045*2.5)^4)" office:value-type="float" office:value="0.00316149386230008">
            <text:p>0,0032</text:p>
          </table:table-cell>
          <table:table-cell table:formula="oooc:=ABS([.C534])/([.$E$709]*(2*3.1416/60*[.B637])^2*(0.045*2.5)^5)" office:value-type="float" office:value="0.000444768242676772">
            <text:p>0,0004</text:p>
          </table:table-cell>
          <table:table-cell table:formula="oooc:=[.H737]/(2*3.1416/60*[.B637]*(0.045*2.5))" office:value-type="float" office:value="0.0548451082730948">
            <text:p>0,0548</text:p>
          </table:table-cell>
          <table:table-cell/>
          <table:table-cell table:formula="oooc:=[.G737]*[.I737]/[.J737]" office:value-type="float" office:value="0.389849041691996">
            <text:p>0,38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.77011681">
            <text:p>18,7701</text:p>
          </table:table-cell>
          <table:table-cell table:number-columns-repeated="4"/>
          <table:table-cell office:value-type="float" office:value="0.0550259493111922">
            <text:p>0,055</text:p>
          </table:table-cell>
          <table:table-cell table:formula="oooc:=([.B738]*2/[.$E$709])^(1/2)" office:value-type="float" office:value="5.69394475841732">
            <text:p>5,6939</text:p>
          </table:table-cell>
          <table:table-cell table:formula="oooc:=[.E535]/([.$E$709]*(2*3.1416/60*[.B638])^2*(0.045*2.5)^4)" office:value-type="float" office:value="0.00316758912093544">
            <text:p>0,0032</text:p>
          </table:table-cell>
          <table:table-cell table:formula="oooc:=ABS([.C535])/([.$E$709]*(2*3.1416/60*[.B638])^2*(0.045*2.5)^5)" office:value-type="float" office:value="0.000440470653538581">
            <text:p>0,0004</text:p>
          </table:table-cell>
          <table:table-cell table:formula="oooc:=[.H738]/(2*3.1416/60*[.B638]*(0.045*2.5))" office:value-type="float" office:value="0.0550259493111922">
            <text:p>0,055</text:p>
          </table:table-cell>
          <table:table-cell/>
          <table:table-cell table:formula="oooc:=[.G738]*[.I738]/[.J738]" office:value-type="float" office:value="0.395712170622533">
            <text:p>0,39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.05107498">
            <text:p>19,0511</text:p>
          </table:table-cell>
          <table:table-cell table:number-columns-repeated="2"/>
          <table:table-cell table:formula="oooc:=[.E740]/(287.053*(273.15+[.F740]))" office:value-type="float" office:value="1.15946185624052">
            <text:p>1,1595</text:p>
          </table:table-cell>
          <table:table-cell/>
          <table:table-cell office:value-type="float" office:value="0.0554937479966378">
            <text:p>0,0555</text:p>
          </table:table-cell>
          <table:table-cell table:formula="oooc:=([.B739]*2/[.$E$709])^(1/2)" office:value-type="float" office:value="5.73640102682985">
            <text:p>5,7364</text:p>
          </table:table-cell>
          <table:table-cell table:formula="oooc:=[.E536]/([.$E$709]*(2*3.1416/60*[.B639])^2*(0.045*2.5)^4)" office:value-type="float" office:value="0.00316782160361281">
            <text:p>0,0032</text:p>
          </table:table-cell>
          <table:table-cell table:formula="oooc:=ABS([.C536])/([.$E$709]*(2*3.1416/60*[.B639])^2*(0.045*2.5)^5)" office:value-type="float" office:value="0.000442840533387987">
            <text:p>0,0004</text:p>
          </table:table-cell>
          <table:table-cell table:formula="oooc:=[.H739]/(2*3.1416/60*[.B639]*(0.045*2.5))" office:value-type="float" office:value="0.0554937479966378">
            <text:p>0,0555</text:p>
          </table:table-cell>
          <table:table-cell/>
          <table:table-cell table:formula="oooc:=[.G739]*[.I739]/[.J739]" office:value-type="float" office:value="0.396969745348886">
            <text:p>0,39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04355431">
            <text:p>19,0436</text:p>
          </table:table-cell>
          <table:table-cell office:value-type="float" office:value="20.24531174">
            <text:p>20,2453</text:p>
          </table:table-cell>
          <table:table-cell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 office:value-type="float" office:value="0.0554804470163478">
            <text:p>0,0555</text:p>
          </table:table-cell>
          <table:table-cell table:formula="oooc:=([.B740]*2/[.$E$709])^(1/2)" office:value-type="float" office:value="5.73526865404572">
            <text:p>5,7353</text:p>
          </table:table-cell>
          <table:table-cell table:formula="oooc:=[.E537]/([.$E$709]*(2*3.1416/60*[.B640])^2*(0.045*2.5)^4)" office:value-type="float" office:value="0.00316931777436298">
            <text:p>0,0032</text:p>
          </table:table-cell>
          <table:table-cell table:formula="oooc:=ABS([.C537])/([.$E$709]*(2*3.1416/60*[.B640])^2*(0.045*2.5)^5)" office:value-type="float" office:value="0.000440864812233726">
            <text:p>0,0004</text:p>
          </table:table-cell>
          <table:table-cell table:formula="oooc:=[.H740]/(2*3.1416/60*[.B640]*(0.045*2.5))" office:value-type="float" office:value="0.0554804470163478">
            <text:p>0,0555</text:p>
          </table:table-cell>
          <table:table-cell/>
          <table:table-cell table:formula="oooc:=[.G740]*[.I740]/[.J740]" office:value-type="float" office:value="0.398841463367448">
            <text:p>0,39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.90615273">
            <text:p>18,9062</text:p>
          </table:table-cell>
          <table:table-cell office:value-type="float" office:value="20.07168007">
            <text:p>20,0717</text:p>
          </table:table-cell>
          <table:table-cell table:number-columns-repeated="3"/>
          <table:table-cell office:value-type="float" office:value="0.0553425134661921">
            <text:p>0,0553</text:p>
          </table:table-cell>
          <table:table-cell table:formula="oooc:=([.B741]*2/[.$E$709])^(1/2)" office:value-type="float" office:value="5.71454086459608">
            <text:p>5,7145</text:p>
          </table:table-cell>
          <table:table-cell table:formula="oooc:=[.E538]/([.$E$709]*(2*3.1416/60*[.B641])^2*(0.045*2.5)^4)" office:value-type="float" office:value="0.00318529752465173">
            <text:p>0,0032</text:p>
          </table:table-cell>
          <table:table-cell table:formula="oooc:=ABS([.C538])/([.$E$709]*(2*3.1416/60*[.B641])^2*(0.045*2.5)^5)" office:value-type="float" office:value="0.000442375854805763">
            <text:p>0,0004</text:p>
          </table:table-cell>
          <table:table-cell table:formula="oooc:=[.H741]/(2*3.1416/60*[.B641]*(0.045*2.5))" office:value-type="float" office:value="0.0553425134661921">
            <text:p>0,0553</text:p>
          </table:table-cell>
          <table:table-cell/>
          <table:table-cell table:formula="oooc:=[.G741]*[.I741]/[.J741]" office:value-type="float" office:value="0.398490037909661">
            <text:p>0,398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.49257851">
            <text:p>18,4926</text:p>
          </table:table-cell>
          <table:table-cell office:value-type="float" office:value="20.10244179">
            <text:p>20,1024</text:p>
          </table:table-cell>
          <table:table-cell table:number-columns-repeated="3"/>
          <table:table-cell office:value-type="float" office:value="0.0548571975856811">
            <text:p>0,0549</text:p>
          </table:table-cell>
          <table:table-cell table:formula="oooc:=([.B742]*2/[.$E$709])^(1/2)" office:value-type="float" office:value="5.65169214593694">
            <text:p>5,6517</text:p>
          </table:table-cell>
          <table:table-cell table:formula="oooc:=[.E539]/([.$E$709]*(2*3.1416/60*[.B642])^2*(0.045*2.5)^4)" office:value-type="float" office:value="0.00319137093647905">
            <text:p>0,0032</text:p>
          </table:table-cell>
          <table:table-cell table:formula="oooc:=ABS([.C539])/([.$E$709]*(2*3.1416/60*[.B642])^2*(0.045*2.5)^5)" office:value-type="float" office:value="0.000445495466528846">
            <text:p>0,0004</text:p>
          </table:table-cell>
          <table:table-cell table:formula="oooc:=[.H742]/(2*3.1416/60*[.B642]*(0.045*2.5))" office:value-type="float" office:value="0.0548571975856811">
            <text:p>0,0549</text:p>
          </table:table-cell>
          <table:table-cell/>
          <table:table-cell table:formula="oooc:=[.G742]*[.I742]/[.J742]" office:value-type="float" office:value="0.392977435653199">
            <text:p>0,39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.76601601">
            <text:p>18,766</text:p>
          </table:table-cell>
          <table:table-cell office:value-type="float" office:value="19.63212967">
            <text:p>19,6321</text:p>
          </table:table-cell>
          <table:table-cell table:number-columns-repeated="3"/>
          <table:table-cell office:value-type="float" office:value="0.0553202123489176">
            <text:p>0,0553</text:p>
          </table:table-cell>
          <table:table-cell table:formula="oooc:=([.B743]*2/[.$E$709])^(1/2)" office:value-type="float" office:value="5.69332273234327">
            <text:p>5,6933</text:p>
          </table:table-cell>
          <table:table-cell table:formula="oooc:=[.E540]/([.$E$709]*(2*3.1416/60*[.B643])^2*(0.045*2.5)^4)" office:value-type="float" office:value="0.00320668865375926">
            <text:p>0,0032</text:p>
          </table:table-cell>
          <table:table-cell table:formula="oooc:=ABS([.C540])/([.$E$709]*(2*3.1416/60*[.B643])^2*(0.045*2.5)^5)" office:value-type="float" office:value="0.000442914826798012">
            <text:p>0,0004</text:p>
          </table:table-cell>
          <table:table-cell table:formula="oooc:=[.H743]/(2*3.1416/60*[.B643]*(0.045*2.5))" office:value-type="float" office:value="0.0553202123489176">
            <text:p>0,0553</text:p>
          </table:table-cell>
          <table:table-cell/>
          <table:table-cell table:formula="oooc:=[.G743]*[.I743]/[.J743]" office:value-type="float" office:value="0.400516502338104">
            <text:p>0,40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.78652382">
            <text:p>18,7865</text:p>
          </table:table-cell>
          <table:table-cell office:value-type="float" office:value="20.12841797">
            <text:p>20,1284</text:p>
          </table:table-cell>
          <table:table-cell table:number-columns-repeated="3"/>
          <table:table-cell office:value-type="float" office:value="0.0552354579813589">
            <text:p>0,0552</text:p>
          </table:table-cell>
          <table:table-cell table:formula="oooc:=([.B744]*2/[.$E$709])^(1/2)" office:value-type="float" office:value="5.69643276112001">
            <text:p>5,6964</text:p>
          </table:table-cell>
          <table:table-cell table:formula="oooc:=[.E541]/([.$E$709]*(2*3.1416/60*[.B644])^2*(0.045*2.5)^4)" office:value-type="float" office:value="0.00323021749653231">
            <text:p>0,0032</text:p>
          </table:table-cell>
          <table:table-cell table:formula="oooc:=ABS([.C541])/([.$E$709]*(2*3.1416/60*[.B644])^2*(0.045*2.5)^5)" office:value-type="float" office:value="0.000445202348617639">
            <text:p>0,0004</text:p>
          </table:table-cell>
          <table:table-cell table:formula="oooc:=[.H744]/(2*3.1416/60*[.B644]*(0.045*2.5))" office:value-type="float" office:value="0.0552354579813589">
            <text:p>0,0552</text:p>
          </table:table-cell>
          <table:table-cell/>
          <table:table-cell table:formula="oooc:=[.G744]*[.I744]/[.J744]" office:value-type="float" office:value="0.400767299081791">
            <text:p>0,40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34355545">
            <text:p>18,3436</text:p>
          </table:table-cell>
          <table:table-cell office:value-type="float" office:value="19.89462852">
            <text:p>19,8946</text:p>
          </table:table-cell>
          <table:table-cell table:number-columns-repeated="3"/>
          <table:table-cell office:value-type="float" office:value="0.0545709984036144">
            <text:p>0,0546</text:p>
          </table:table-cell>
          <table:table-cell table:formula="oooc:=([.B745]*2/[.$E$709])^(1/2)" office:value-type="float" office:value="5.62887390784385">
            <text:p>5,6289</text:p>
          </table:table-cell>
          <table:table-cell table:formula="oooc:=[.E542]/([.$E$709]*(2*3.1416/60*[.B645])^2*(0.045*2.5)^4)" office:value-type="float" office:value="0.00329184596458546">
            <text:p>0,0033</text:p>
          </table:table-cell>
          <table:table-cell table:formula="oooc:=ABS([.C542])/([.$E$709]*(2*3.1416/60*[.B645])^2*(0.045*2.5)^5)" office:value-type="float" office:value="0.00044406101708815">
            <text:p>0,0004</text:p>
          </table:table-cell>
          <table:table-cell table:formula="oooc:=[.H745]/(2*3.1416/60*[.B645]*(0.045*2.5))" office:value-type="float" office:value="0.0545709984036144">
            <text:p>0,0546</text:p>
          </table:table-cell>
          <table:table-cell/>
          <table:table-cell table:formula="oooc:=[.G745]*[.I745]/[.J745]" office:value-type="float" office:value="0.40453747112568">
            <text:p>0,40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.04228592">
            <text:p>20,0423</text:p>
          </table:table-cell>
          <table:table-cell table:number-columns-repeated="4"/>
          <table:table-cell office:value-type="float" office:value="0.0569378618648904">
            <text:p>0,0569</text:p>
          </table:table-cell>
          <table:table-cell table:formula="oooc:=([.B746]*2/[.$E$739])^(1/2)" office:value-type="float" office:value="5.87977072525709">
            <text:p>5,8798</text:p>
          </table:table-cell>
          <table:table-cell table:formula="oooc:=[.E543]/([.$E$739]*(2*3.1416/60*[.B646])^2*(0.045*2.5)^4)" office:value-type="float" office:value="0.00332239989270983">
            <text:p>0,0033</text:p>
          </table:table-cell>
          <table:table-cell table:formula="oooc:=ABS([.C543])/([.$E$739]*(2*3.1416/60*[.B646])^2*(0.045*2.5)^5)" office:value-type="float" office:value="0.000426248977708934">
            <text:p>0,0004</text:p>
          </table:table-cell>
          <table:table-cell table:formula="oooc:=[.H746]/(2*3.1416/60*[.B646]*(0.045*2.5))" office:value-type="float" office:value="0.0569378618648904">
            <text:p>0,0569</text:p>
          </table:table-cell>
          <table:table-cell/>
          <table:table-cell table:formula="oooc:=[.G746]*[.I746]/[.J746]" office:value-type="float" office:value="0.443802462982597">
            <text:p>0,443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.82900429">
            <text:p>19,829</text:p>
          </table:table-cell>
          <table:table-cell table:number-columns-repeated="4"/>
          <table:table-cell office:value-type="float" office:value="0.0566289237159003">
            <text:p>0,0566</text:p>
          </table:table-cell>
          <table:table-cell table:formula="oooc:=([.B747]*2/[.$E$739])^(1/2)" office:value-type="float" office:value="5.84840201758914">
            <text:p>5,8484</text:p>
          </table:table-cell>
          <table:table-cell table:formula="oooc:=[.E544]/([.$E$739]*(2*3.1416/60*[.B647])^2*(0.045*2.5)^4)" office:value-type="float" office:value="0.00335104649203571">
            <text:p>0,0034</text:p>
          </table:table-cell>
          <table:table-cell table:formula="oooc:=ABS([.C544])/([.$E$739]*(2*3.1416/60*[.B647])^2*(0.045*2.5)^5)" office:value-type="float" office:value="0.000418364397982935">
            <text:p>0,0004</text:p>
          </table:table-cell>
          <table:table-cell table:formula="oooc:=[.H747]/(2*3.1416/60*[.B647]*(0.045*2.5))" office:value-type="float" office:value="0.0566289237159003">
            <text:p>0,0566</text:p>
          </table:table-cell>
          <table:table-cell/>
          <table:table-cell table:formula="oooc:=[.G747]*[.I747]/[.J747]" office:value-type="float" office:value="0.453590594899679">
            <text:p>0,45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.21582031">
            <text:p>19,2158</text:p>
          </table:table-cell>
          <table:table-cell table:number-columns-repeated="4"/>
          <table:table-cell office:value-type="float" office:value="0.055814484855525">
            <text:p>0,0558</text:p>
          </table:table-cell>
          <table:table-cell table:formula="oooc:=([.B748]*2/[.$E$739])^(1/2)" office:value-type="float" office:value="5.75726512448494">
            <text:p>5,7573</text:p>
          </table:table-cell>
          <table:table-cell table:formula="oooc:=[.E545]/([.$E$739]*(2*3.1416/60*[.B648])^2*(0.045*2.5)^4)" office:value-type="float" office:value="0.00331763449943963">
            <text:p>0,0033</text:p>
          </table:table-cell>
          <table:table-cell table:formula="oooc:=ABS([.C545])/([.$E$739]*(2*3.1416/60*[.B648])^2*(0.045*2.5)^5)" office:value-type="float" office:value="0.000421200250452972">
            <text:p>0,0004</text:p>
          </table:table-cell>
          <table:table-cell table:formula="oooc:=[.H748]/(2*3.1416/60*[.B648]*(0.045*2.5))" office:value-type="float" office:value="0.055814484855525">
            <text:p>0,0558</text:p>
          </table:table-cell>
          <table:table-cell/>
          <table:table-cell table:formula="oooc:=[.G748]*[.I748]/[.J748]" office:value-type="float" office:value="0.43962951191506">
            <text:p>0,439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.58906174">
            <text:p>19,5891</text:p>
          </table:table-cell>
          <table:table-cell table:number-columns-repeated="4"/>
          <table:table-cell office:value-type="float" office:value="0.0564201392435971">
            <text:p>0,0564</text:p>
          </table:table-cell>
          <table:table-cell table:formula="oooc:=([.B749]*2/[.$E$739])^(1/2)" office:value-type="float" office:value="5.8129097790025">
            <text:p>5,8129</text:p>
          </table:table-cell>
          <table:table-cell table:formula="oooc:=[.E546]/([.$E$739]*(2*3.1416/60*[.B649])^2*(0.045*2.5)^4)" office:value-type="float" office:value="0.00330580926884099">
            <text:p>0,0033</text:p>
          </table:table-cell>
          <table:table-cell table:formula="oooc:=ABS([.C546])/([.$E$739]*(2*3.1416/60*[.B649])^2*(0.045*2.5)^5)" office:value-type="float" office:value="0.000419254391638021">
            <text:p>0,0004</text:p>
          </table:table-cell>
          <table:table-cell table:formula="oooc:=[.H749]/(2*3.1416/60*[.B649]*(0.045*2.5))" office:value-type="float" office:value="0.0564201392435971">
            <text:p>0,0564</text:p>
          </table:table-cell>
          <table:table-cell/>
          <table:table-cell table:formula="oooc:=[.G749]*[.I749]/[.J749]" office:value-type="float" office:value="0.444871235652592">
            <text:p>0,444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.77431679">
            <text:p>19,7743</text:p>
          </table:table-cell>
          <table:table-cell table:number-columns-repeated="4"/>
          <table:table-cell office:value-type="float" office:value="0.0566234459252045">
            <text:p>0,0566</text:p>
          </table:table-cell>
          <table:table-cell table:formula="oooc:=([.B750]*2/[.$E$739])^(1/2)" office:value-type="float" office:value="5.84033163474112">
            <text:p>5,8403</text:p>
          </table:table-cell>
          <table:table-cell table:formula="oooc:=[.E547]/([.$E$739]*(2*3.1416/60*[.B650])^2*(0.045*2.5)^4)" office:value-type="float" office:value="0.00326817321059676">
            <text:p>0,0033</text:p>
          </table:table-cell>
          <table:table-cell table:formula="oooc:=ABS([.C547])/([.$E$739]*(2*3.1416/60*[.B650])^2*(0.045*2.5)^5)" office:value-type="float" office:value="0.000423087197156794">
            <text:p>0,0004</text:p>
          </table:table-cell>
          <table:table-cell table:formula="oooc:=[.H750]/(2*3.1416/60*[.B650]*(0.045*2.5))" office:value-type="float" office:value="0.0566234459252045">
            <text:p>0,0566</text:p>
          </table:table-cell>
          <table:table-cell/>
          <table:table-cell table:formula="oooc:=[.G750]*[.I750]/[.J750]" office:value-type="float" office:value="0.437392646972125">
            <text:p>0,43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.7948246">
            <text:p>19,7948</text:p>
          </table:table-cell>
          <table:table-cell table:number-columns-repeated="4"/>
          <table:table-cell office:value-type="float" office:value="0.0565842566888248">
            <text:p>0,0566</text:p>
          </table:table-cell>
          <table:table-cell table:formula="oooc:=([.B751]*2/[.$E$739])^(1/2)" office:value-type="float" office:value="5.84335933413213">
            <text:p>5,8434</text:p>
          </table:table-cell>
          <table:table-cell table:formula="oooc:=[.E548]/([.$E$739]*(2*3.1416/60*[.B651])^2*(0.045*2.5)^4)" office:value-type="float" office:value="0.00326659664517241">
            <text:p>0,0033</text:p>
          </table:table-cell>
          <table:table-cell table:formula="oooc:=ABS([.C548])/([.$E$739]*(2*3.1416/60*[.B651])^2*(0.045*2.5)^5)" office:value-type="float" office:value="0.000421384772617908">
            <text:p>0,0004</text:p>
          </table:table-cell>
          <table:table-cell table:formula="oooc:=[.H751]/(2*3.1416/60*[.B651]*(0.045*2.5))" office:value-type="float" office:value="0.0565842566888248">
            <text:p>0,0566</text:p>
          </table:table-cell>
          <table:table-cell/>
          <table:table-cell table:formula="oooc:=[.G751]*[.I751]/[.J751]" office:value-type="float" office:value="0.438644096987557">
            <text:p>0,438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.70527267">
            <text:p>19,7053</text:p>
          </table:table-cell>
          <table:table-cell table:number-columns-repeated="4"/>
          <table:table-cell office:value-type="float" office:value="0.0564946367043163">
            <text:p>0,0565</text:p>
          </table:table-cell>
          <table:table-cell table:formula="oooc:=([.B752]*2/[.$E$739])^(1/2)" office:value-type="float" office:value="5.83012665098276">
            <text:p>5,8301</text:p>
          </table:table-cell>
          <table:table-cell table:formula="oooc:=[.E549]/([.$E$739]*(2*3.1416/60*[.B652])^2*(0.045*2.5)^4)" office:value-type="float" office:value="0.00324615309530124">
            <text:p>0,0032</text:p>
          </table:table-cell>
          <table:table-cell table:formula="oooc:=ABS([.C549])/([.$E$739]*(2*3.1416/60*[.B652])^2*(0.045*2.5)^5)" office:value-type="float" office:value="0.000435353120725241">
            <text:p>0,0004</text:p>
          </table:table-cell>
          <table:table-cell table:formula="oooc:=[.H752]/(2*3.1416/60*[.B652]*(0.045*2.5))" office:value-type="float" office:value="0.0564946367043163">
            <text:p>0,0565</text:p>
          </table:table-cell>
          <table:table-cell/>
          <table:table-cell table:formula="oooc:=[.G752]*[.I752]/[.J752]" office:value-type="float" office:value="0.421244803528987">
            <text:p>0,42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.79413986">
            <text:p>19,7941</text:p>
          </table:table-cell>
          <table:table-cell table:number-columns-repeated="4"/>
          <table:table-cell office:value-type="float" office:value="0.0565221970236912">
            <text:p>0,0565</text:p>
          </table:table-cell>
          <table:table-cell table:formula="oooc:=([.B753]*2/[.$E$739])^(1/2)" office:value-type="float" office:value="5.84325826689476">
            <text:p>5,8433</text:p>
          </table:table-cell>
          <table:table-cell table:formula="oooc:=[.E550]/([.$E$739]*(2*3.1416/60*[.B653])^2*(0.045*2.5)^4)" office:value-type="float" office:value="0.00323017875798062">
            <text:p>0,0032</text:p>
          </table:table-cell>
          <table:table-cell table:formula="oooc:=ABS([.C550])/([.$E$739]*(2*3.1416/60*[.B653])^2*(0.045*2.5)^5)" office:value-type="float" office:value="0.000436608213685253">
            <text:p>0,0004</text:p>
          </table:table-cell>
          <table:table-cell table:formula="oooc:=[.H753]/(2*3.1416/60*[.B653]*(0.045*2.5))" office:value-type="float" office:value="0.0565221970236912">
            <text:p>0,0565</text:p>
          </table:table-cell>
          <table:table-cell/>
          <table:table-cell table:formula="oooc:=[.G753]*[.I753]/[.J753]" office:value-type="float" office:value="0.418170786663076">
            <text:p>0,41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.75927734">
            <text:p>19,7593</text:p>
          </table:table-cell>
          <table:table-cell table:number-columns-repeated="4"/>
          <table:table-cell office:value-type="float" office:value="0.0562350869220631">
            <text:p>0,0562</text:p>
          </table:table-cell>
          <table:table-cell table:formula="oooc:=([.B754]*2/[.$E$739])^(1/2)" office:value-type="float" office:value="5.83811026639263">
            <text:p>5,8381</text:p>
          </table:table-cell>
          <table:table-cell table:formula="oooc:=[.E551]/([.$E$739]*(2*3.1416/60*[.B654])^2*(0.045*2.5)^4)" office:value-type="float" office:value="0.00324858525652396">
            <text:p>0,0032</text:p>
          </table:table-cell>
          <table:table-cell table:formula="oooc:=ABS([.C551])/([.$E$739]*(2*3.1416/60*[.B654])^2*(0.045*2.5)^5)" office:value-type="float" office:value="0.000442305080996549">
            <text:p>0,0004</text:p>
          </table:table-cell>
          <table:table-cell table:formula="oooc:=[.H754]/(2*3.1416/60*[.B654]*(0.045*2.5))" office:value-type="float" office:value="0.0562350869220631">
            <text:p>0,0562</text:p>
          </table:table-cell>
          <table:table-cell/>
          <table:table-cell table:formula="oooc:=[.G754]*[.I754]/[.J754]" office:value-type="float" office:value="0.413028206374557">
            <text:p>0,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.26708984">
            <text:p>19,2671</text:p>
          </table:table-cell>
          <table:table-cell table:number-columns-repeated="4"/>
          <table:table-cell office:value-type="float" office:value="0.0554566597128428">
            <text:p>0,0555</text:p>
          </table:table-cell>
          <table:table-cell table:formula="oooc:=([.B755]*2/[.$E$739])^(1/2)" office:value-type="float" office:value="5.76494045782898">
            <text:p>5,7649</text:p>
          </table:table-cell>
          <table:table-cell table:formula="oooc:=[.E552]/([.$E$739]*(2*3.1416/60*[.B655])^2*(0.045*2.5)^4)" office:value-type="float" office:value="0.00324571718666898">
            <text:p>0,0032</text:p>
          </table:table-cell>
          <table:table-cell table:formula="oooc:=ABS([.C552])/([.$E$739]*(2*3.1416/60*[.B655])^2*(0.045*2.5)^5)" office:value-type="float" office:value="0.0004442638270345">
            <text:p>0,0004</text:p>
          </table:table-cell>
          <table:table-cell table:formula="oooc:=[.H755]/(2*3.1416/60*[.B655]*(0.045*2.5))" office:value-type="float" office:value="0.0554566597128428">
            <text:p>0,0555</text:p>
          </table:table-cell>
          <table:table-cell/>
          <table:table-cell table:formula="oooc:=[.G755]*[.I755]/[.J755]" office:value-type="float" office:value="0.405157076925935">
            <text:p>0,405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.3067379">
            <text:p>19,3067</text:p>
          </table:table-cell>
          <table:table-cell table:number-columns-repeated="4"/>
          <table:table-cell office:value-type="float" office:value="0.0555591919097238">
            <text:p>0,0556</text:p>
          </table:table-cell>
          <table:table-cell table:formula="oooc:=([.B756]*2/[.$E$739])^(1/2)" office:value-type="float" office:value="5.77086899296343">
            <text:p>5,7709</text:p>
          </table:table-cell>
          <table:table-cell table:formula="oooc:=[.E553]/([.$E$739]*(2*3.1416/60*[.B656])^2*(0.045*2.5)^4)" office:value-type="float" office:value="0.00325750180534919">
            <text:p>0,0033</text:p>
          </table:table-cell>
          <table:table-cell table:formula="oooc:=ABS([.C553])/([.$E$739]*(2*3.1416/60*[.B656])^2*(0.045*2.5)^5)" office:value-type="float" office:value="0.000448903503692621">
            <text:p>0,0004</text:p>
          </table:table-cell>
          <table:table-cell table:formula="oooc:=[.H756]/(2*3.1416/60*[.B656]*(0.045*2.5))" office:value-type="float" office:value="0.0555591919097238">
            <text:p>0,0556</text:p>
          </table:table-cell>
          <table:table-cell/>
          <table:table-cell table:formula="oooc:=[.G756]*[.I756]/[.J756]" office:value-type="float" office:value="0.403169426081364">
            <text:p>0,403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.67724609">
            <text:p>19,6772</text:p>
          </table:table-cell>
          <table:table-cell table:number-columns-repeated="4"/>
          <table:table-cell office:value-type="float" office:value="0.0560918784474985">
            <text:p>0,0561</text:p>
          </table:table-cell>
          <table:table-cell table:formula="oooc:=([.B757]*2/[.$E$739])^(1/2)" office:value-type="float" office:value="5.82597911506596">
            <text:p>5,826</text:p>
          </table:table-cell>
          <table:table-cell table:formula="oooc:=[.E554]/([.$E$739]*(2*3.1416/60*[.B657])^2*(0.045*2.5)^4)" office:value-type="float" office:value="0.00325872151502442">
            <text:p>0,0033</text:p>
          </table:table-cell>
          <table:table-cell table:formula="oooc:=ABS([.C554])/([.$E$739]*(2*3.1416/60*[.B657])^2*(0.045*2.5)^5)" office:value-type="float" office:value="0.000454689262921049">
            <text:p>0,0005</text:p>
          </table:table-cell>
          <table:table-cell table:formula="oooc:=[.H757]/(2*3.1416/60*[.B657]*(0.045*2.5))" office:value-type="float" office:value="0.0560918784474985">
            <text:p>0,0561</text:p>
          </table:table-cell>
          <table:table-cell/>
          <table:table-cell table:formula="oooc:=[.G757]*[.I757]/[.J757]" office:value-type="float" office:value="0.402005998427847">
            <text:p>0,40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.20078087">
            <text:p>19,2008</text:p>
          </table:table-cell>
          <table:table-cell table:number-columns-repeated="4"/>
          <table:table-cell office:value-type="float" office:value="0.0556021253326382">
            <text:p>0,0556</text:p>
          </table:table-cell>
          <table:table-cell table:formula="oooc:=([.B758]*2/[.$E$739])^(1/2)" office:value-type="float" office:value="5.75501169500647">
            <text:p>5,755</text:p>
          </table:table-cell>
          <table:table-cell table:formula="oooc:=[.E555]/([.$E$739]*(2*3.1416/60*[.B658])^2*(0.045*2.5)^4)" office:value-type="float" office:value="0.00327990693983461">
            <text:p>0,0033</text:p>
          </table:table-cell>
          <table:table-cell table:formula="oooc:=ABS([.C555])/([.$E$739]*(2*3.1416/60*[.B658])^2*(0.045*2.5)^5)" office:value-type="float" office:value="0.000457896114592322">
            <text:p>0,0005</text:p>
          </table:table-cell>
          <table:table-cell table:formula="oooc:=[.H758]/(2*3.1416/60*[.B658]*(0.045*2.5))" office:value-type="float" office:value="0.0556021253326382">
            <text:p>0,0556</text:p>
          </table:table-cell>
          <table:table-cell/>
          <table:table-cell table:formula="oooc:=[.G758]*[.I758]/[.J758]" office:value-type="float" office:value="0.398277668091687">
            <text:p>0,398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.43115234">
            <text:p>19,4312</text:p>
          </table:table-cell>
          <table:table-cell table:number-columns-repeated="4"/>
          <table:table-cell office:value-type="float" office:value="0.0559346886564989">
            <text:p>0,0559</text:p>
          </table:table-cell>
          <table:table-cell table:formula="oooc:=([.B759]*2/[.$E$739])^(1/2)" office:value-type="float" office:value="5.78943314574596">
            <text:p>5,7894</text:p>
          </table:table-cell>
          <table:table-cell table:formula="oooc:=[.E556]/([.$E$739]*(2*3.1416/60*[.B659])^2*(0.045*2.5)^4)" office:value-type="float" office:value="0.00328634305643894">
            <text:p>0,0033</text:p>
          </table:table-cell>
          <table:table-cell table:formula="oooc:=ABS([.C556])/([.$E$739]*(2*3.1416/60*[.B659])^2*(0.045*2.5)^5)" office:value-type="float" office:value="0.00046454847101289">
            <text:p>0,0005</text:p>
          </table:table-cell>
          <table:table-cell table:formula="oooc:=[.H759]/(2*3.1416/60*[.B659]*(0.045*2.5))" office:value-type="float" office:value="0.0559346886564989">
            <text:p>0,0559</text:p>
          </table:table-cell>
          <table:table-cell/>
          <table:table-cell table:formula="oooc:=[.G759]*[.I759]/[.J759]" office:value-type="float" office:value="0.395697299960026">
            <text:p>0,39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.04013634">
            <text:p>19,0401</text:p>
          </table:table-cell>
          <table:table-cell table:number-columns-repeated="4"/>
          <table:table-cell office:value-type="float" office:value="0.055234703208485">
            <text:p>0,0552</text:p>
          </table:table-cell>
          <table:table-cell table:formula="oooc:=([.B760]*2/[.$E$739])^(1/2)" office:value-type="float" office:value="5.73088629531181">
            <text:p>5,7309</text:p>
          </table:table-cell>
          <table:table-cell table:formula="oooc:=[.E557]/([.$E$739]*(2*3.1416/60*[.B660])^2*(0.045*2.5)^4)" office:value-type="float" office:value="0.00328651237810719">
            <text:p>0,0033</text:p>
          </table:table-cell>
          <table:table-cell table:formula="oooc:=ABS([.C557])/([.$E$739]*(2*3.1416/60*[.B660])^2*(0.045*2.5)^5)" office:value-type="float" office:value="0.000464797128807495">
            <text:p>0,0005</text:p>
          </table:table-cell>
          <table:table-cell table:formula="oooc:=[.H760]/(2*3.1416/60*[.B660]*(0.045*2.5))" office:value-type="float" office:value="0.055234703208485">
            <text:p>0,0552</text:p>
          </table:table-cell>
          <table:table-cell/>
          <table:table-cell table:formula="oooc:=[.G760]*[.I760]/[.J760]" office:value-type="float" office:value="0.390556491305149">
            <text:p>0,39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.38740158">
            <text:p>19,3874</text:p>
          </table:table-cell>
          <table:table-cell table:number-columns-repeated="4"/>
          <table:table-cell office:value-type="float" office:value="0.0557360051623216">
            <text:p>0,0557</text:p>
          </table:table-cell>
          <table:table-cell table:formula="oooc:=([.B761]*2/[.$E$739])^(1/2)" office:value-type="float" office:value="5.78291179196455">
            <text:p>5,7829</text:p>
          </table:table-cell>
          <table:table-cell table:formula="oooc:=[.E558]/([.$E$739]*(2*3.1416/60*[.B661])^2*(0.045*2.5)^4)" office:value-type="float" office:value="0.00326755100848985">
            <text:p>0,0033</text:p>
          </table:table-cell>
          <table:table-cell table:formula="oooc:=ABS([.C558])/([.$E$739]*(2*3.1416/60*[.B661])^2*(0.045*2.5)^5)" office:value-type="float" office:value="0.000462945758726276">
            <text:p>0,0005</text:p>
          </table:table-cell>
          <table:table-cell table:formula="oooc:=[.H761]/(2*3.1416/60*[.B661]*(0.045*2.5))" office:value-type="float" office:value="0.0557360051623216">
            <text:p>0,0557</text:p>
          </table:table-cell>
          <table:table-cell/>
          <table:table-cell table:formula="oooc:=[.G761]*[.I761]/[.J761]" office:value-type="float" office:value="0.393394337121513">
            <text:p>0,393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37167931">
            <text:p>19,3717</text:p>
          </table:table-cell>
          <table:table-cell table:number-columns-repeated="4"/>
          <table:table-cell office:value-type="float" office:value="0.0557121654155691">
            <text:p>0,0557</text:p>
          </table:table-cell>
          <table:table-cell table:formula="oooc:=([.B762]*2/[.$E$739])^(1/2)" office:value-type="float" office:value="5.78056648177062">
            <text:p>5,7806</text:p>
          </table:table-cell>
          <table:table-cell table:formula="oooc:=[.E559]/([.$E$739]*(2*3.1416/60*[.B662])^2*(0.045*2.5)^4)" office:value-type="float" office:value="0.00326692908101546">
            <text:p>0,0033</text:p>
          </table:table-cell>
          <table:table-cell table:formula="oooc:=ABS([.C559])/([.$E$739]*(2*3.1416/60*[.B662])^2*(0.045*2.5)^5)" office:value-type="float" office:value="0.000453683323465652">
            <text:p>0,0005</text:p>
          </table:table-cell>
          <table:table-cell table:formula="oooc:=[.H762]/(2*3.1416/60*[.B662]*(0.045*2.5))" office:value-type="float" office:value="0.0557121654155691">
            <text:p>0,0557</text:p>
          </table:table-cell>
          <table:table-cell/>
          <table:table-cell table:formula="oooc:=[.G762]*[.I762]/[.J762]" office:value-type="float" office:value="0.401177834733099">
            <text:p>0,40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.52607346">
            <text:p>18,5261</text:p>
          </table:table-cell>
          <table:table-cell table:number-columns-repeated="4"/>
          <table:table-cell office:value-type="float" office:value="0.0544909719049975">
            <text:p>0,0545</text:p>
          </table:table-cell>
          <table:table-cell table:formula="oooc:=([.B763]*2/[.$E$739])^(1/2)" office:value-type="float" office:value="5.65299310558907">
            <text:p>5,653</text:p>
          </table:table-cell>
          <table:table-cell table:formula="oooc:=[.E560]/([.$E$739]*(2*3.1416/60*[.B663])^2*(0.045*2.5)^4)" office:value-type="float" office:value="0.00327518459375113">
            <text:p>0,0033</text:p>
          </table:table-cell>
          <table:table-cell table:formula="oooc:=ABS([.C560])/([.$E$739]*(2*3.1416/60*[.B663])^2*(0.045*2.5)^5)" office:value-type="float" office:value="0.000446911033809712">
            <text:p>0,0004</text:p>
          </table:table-cell>
          <table:table-cell table:formula="oooc:=[.H763]/(2*3.1416/60*[.B663]*(0.045*2.5))" office:value-type="float" office:value="0.0544909719049975">
            <text:p>0,0545</text:p>
          </table:table-cell>
          <table:table-cell/>
          <table:table-cell table:formula="oooc:=[.G763]*[.I763]/[.J763]" office:value-type="float" office:value="0.399336731877966">
            <text:p>0,399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.77216721">
            <text:p>18,7722</text:p>
          </table:table-cell>
          <table:table-cell table:number-columns-repeated="4"/>
          <table:table-cell office:value-type="float" office:value="0.0549138141786619">
            <text:p>0,0549</text:p>
          </table:table-cell>
          <table:table-cell table:formula="oooc:=([.B764]*2/[.$E$739])^(1/2)" office:value-type="float" office:value="5.69041541119454">
            <text:p>5,6904</text:p>
          </table:table-cell>
          <table:table-cell table:formula="oooc:=[.E561]/([.$E$739]*(2*3.1416/60*[.B664])^2*(0.045*2.5)^4)" office:value-type="float" office:value="0.00325560987260912">
            <text:p>0,0033</text:p>
          </table:table-cell>
          <table:table-cell table:formula="oooc:=ABS([.C561])/([.$E$739]*(2*3.1416/60*[.B664])^2*(0.045*2.5)^5)" office:value-type="float" office:value="0.000443016327120607">
            <text:p>0,0004</text:p>
          </table:table-cell>
          <table:table-cell table:formula="oooc:=[.H764]/(2*3.1416/60*[.B664]*(0.045*2.5))" office:value-type="float" office:value="0.0549138141786619">
            <text:p>0,0549</text:p>
          </table:table-cell>
          <table:table-cell/>
          <table:table-cell table:formula="oooc:=[.G764]*[.I764]/[.J764]" office:value-type="float" office:value="0.403547103432157">
            <text:p>0,40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.60058594">
            <text:p>18,6006</text:p>
          </table:table-cell>
          <table:table-cell table:number-columns-repeated="4"/>
          <table:table-cell office:value-type="float" office:value="0.054660698737423">
            <text:p>0,0547</text:p>
          </table:table-cell>
          <table:table-cell table:formula="oooc:=([.B765]*2/[.$E$739])^(1/2)" office:value-type="float" office:value="5.66434996022741">
            <text:p>5,6643</text:p>
          </table:table-cell>
          <table:table-cell table:formula="oooc:=[.E562]/([.$E$739]*(2*3.1416/60*[.B665])^2*(0.045*2.5)^4)" office:value-type="float" office:value="0.00327327254969515">
            <text:p>0,0033</text:p>
          </table:table-cell>
          <table:table-cell table:formula="oooc:=ABS([.C562])/([.$E$739]*(2*3.1416/60*[.B665])^2*(0.045*2.5)^5)" office:value-type="float" office:value="0.000436991821092271">
            <text:p>0,0004</text:p>
          </table:table-cell>
          <table:table-cell table:formula="oooc:=[.H765]/(2*3.1416/60*[.B665]*(0.045*2.5))" office:value-type="float" office:value="0.054660698737423">
            <text:p>0,0547</text:p>
          </table:table-cell>
          <table:table-cell/>
          <table:table-cell table:formula="oooc:=[.G765]*[.I765]/[.J765]" office:value-type="float" office:value="0.409434126884">
            <text:p>0,409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.99697304">
            <text:p>17,997</text:p>
          </table:table-cell>
          <table:table-cell table:number-columns-repeated="4"/>
          <table:table-cell office:value-type="float" office:value="0.0538366496457607">
            <text:p>0,0538</text:p>
          </table:table-cell>
          <table:table-cell table:formula="oooc:=([.B766]*2/[.$E$739])^(1/2)" office:value-type="float" office:value="5.5716842648624">
            <text:p>5,5717</text:p>
          </table:table-cell>
          <table:table-cell table:formula="oooc:=[.E563]/([.$E$739]*(2*3.1416/60*[.B666])^2*(0.045*2.5)^4)" office:value-type="float" office:value="0.00333907817095831">
            <text:p>0,0033</text:p>
          </table:table-cell>
          <table:table-cell table:formula="oooc:=ABS([.C563])/([.$E$739]*(2*3.1416/60*[.B666])^2*(0.045*2.5)^5)" office:value-type="float" office:value="0.000441189182751339">
            <text:p>0,0004</text:p>
          </table:table-cell>
          <table:table-cell table:formula="oooc:=[.H766]/(2*3.1416/60*[.B666]*(0.045*2.5))" office:value-type="float" office:value="0.0538366496457607">
            <text:p>0,0538</text:p>
          </table:table-cell>
          <table:table-cell/>
          <table:table-cell table:formula="oooc:=[.G766]*[.I766]/[.J766]" office:value-type="float" office:value="0.407455097853132">
            <text:p>0,40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9.06679726">
            <text:p>19,0668</text:p>
          </table:table-cell>
          <table:table-cell table:number-columns-repeated="4"/>
          <table:table-cell office:value-type="float" office:value="0.0555322299557589">
            <text:p>0,0555</text:p>
          </table:table-cell>
          <table:table-cell table:formula="oooc:=([.B767]*2/[.$E$739])^(1/2)" office:value-type="float" office:value="5.73489722384464">
            <text:p>5,7349</text:p>
          </table:table-cell>
          <table:table-cell table:formula="oooc:=[.E564]/([.$E$739]*(2*3.1416/60*[.B667])^2*(0.045*2.5)^4)" office:value-type="float" office:value="0.0032873366213433">
            <text:p>0,0033</text:p>
          </table:table-cell>
          <table:table-cell table:formula="oooc:=ABS([.C564])/([.$E$739]*(2*3.1416/60*[.B667])^2*(0.045*2.5)^5)" office:value-type="float" office:value="0.000434579938550674">
            <text:p>0,0004</text:p>
          </table:table-cell>
          <table:table-cell table:formula="oooc:=[.H767]/(2*3.1416/60*[.B667]*(0.045*2.5))" office:value-type="float" office:value="0.0555322299557589">
            <text:p>0,0555</text:p>
          </table:table-cell>
          <table:table-cell/>
          <table:table-cell table:formula="oooc:=[.G767]*[.I767]/[.J767]" office:value-type="float" office:value="0.420068017422156">
            <text:p>0,420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.66074181">
            <text:p>18,6607</text:p>
          </table:table-cell>
          <table:table-cell table:number-columns-repeated="4"/>
          <table:table-cell office:value-type="float" office:value="0.0548717077697537">
            <text:p>0,0549</text:p>
          </table:table-cell>
          <table:table-cell table:formula="oooc:=([.B768]*2/[.$E$739])^(1/2)" office:value-type="float" office:value="5.673502060244">
            <text:p>5,6735</text:p>
          </table:table-cell>
          <table:table-cell table:formula="oooc:=[.E565]/([.$E$739]*(2*3.1416/60*[.B668])^2*(0.045*2.5)^4)" office:value-type="float" office:value="0.00326528637667046">
            <text:p>0,0033</text:p>
          </table:table-cell>
          <table:table-cell table:formula="oooc:=ABS([.C565])/([.$E$739]*(2*3.1416/60*[.B668])^2*(0.045*2.5)^5)" office:value-type="float" office:value="0.000428013777809913">
            <text:p>0,0004</text:p>
          </table:table-cell>
          <table:table-cell table:formula="oooc:=[.H768]/(2*3.1416/60*[.B668]*(0.045*2.5))" office:value-type="float" office:value="0.0548717077697537">
            <text:p>0,0549</text:p>
          </table:table-cell>
          <table:table-cell/>
          <table:table-cell table:formula="oooc:=[.G768]*[.I768]/[.J768]" office:value-type="float" office:value="0.418612318421188">
            <text:p>0,418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.03457069">
            <text:p>18,0346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/>
          <table:table-cell office:value-type="float" office:value="0.054007167703714">
            <text:p>0,054</text:p>
          </table:table-cell>
          <table:table-cell table:formula="oooc:=([.B769]*2/[.$E$739])^(1/2)" office:value-type="float" office:value="5.57750115809021">
            <text:p>5,5775</text:p>
          </table:table-cell>
          <table:table-cell table:formula="oooc:=[.E566]/([.$E$739]*(2*3.1416/60*[.B669])^2*(0.045*2.5)^4)" office:value-type="float" office:value="0.00326006283462575">
            <text:p>0,0033</text:p>
          </table:table-cell>
          <table:table-cell table:formula="oooc:=ABS([.C566])/([.$E$739]*(2*3.1416/60*[.B669])^2*(0.045*2.5)^5)" office:value-type="float" office:value="0.000431041625770488">
            <text:p>0,0004</text:p>
          </table:table-cell>
          <table:table-cell table:formula="oooc:=[.H769]/(2*3.1416/60*[.B669]*(0.045*2.5))" office:value-type="float" office:value="0.054007167703714">
            <text:p>0,054</text:p>
          </table:table-cell>
          <table:table-cell/>
          <table:table-cell table:formula="oooc:=[.G769]*[.I769]/[.J769]" office:value-type="float" office:value="0.408468114696715">
            <text:p>0,408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.51240158">
            <text:p>18,5124</text:p>
          </table:table-cell>
          <table:table-cell/>
          <table:table-cell office:value-type="float" office:value="20.41757774">
            <text:p>20,4176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 office:value-type="float" office:value="0.0547849704803742">
            <text:p>0,0548</text:p>
          </table:table-cell>
          <table:table-cell table:formula="oooc:=([.B770]*2/[.$E$739])^(1/2)" office:value-type="float" office:value="5.65090682141522">
            <text:p>5,6509</text:p>
          </table:table-cell>
          <table:table-cell table:formula="oooc:=[.E567]/([.$E$739]*(2*3.1416/60*[.B670])^2*(0.045*2.5)^4)" office:value-type="float" office:value="0.00323276895158883">
            <text:p>0,0032</text:p>
          </table:table-cell>
          <table:table-cell table:formula="oooc:=ABS([.C567])/([.$E$739]*(2*3.1416/60*[.B670])^2*(0.045*2.5)^5)" office:value-type="float" office:value="0.000419640321192842">
            <text:p>0,0004</text:p>
          </table:table-cell>
          <table:table-cell table:formula="oooc:=[.H770]/(2*3.1416/60*[.B670]*(0.045*2.5))" office:value-type="float" office:value="0.0547849704803742">
            <text:p>0,0548</text:p>
          </table:table-cell>
          <table:table-cell/>
          <table:table-cell table:formula="oooc:=[.G770]*[.I770]/[.J770]" office:value-type="float" office:value="0.422045124451413">
            <text:p>0,42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.00253868">
            <text:p>19,0025</text:p>
          </table:table-cell>
          <table:table-cell/>
          <table:table-cell office:value-type="float" office:value="20.28837967">
            <text:p>20,2884</text:p>
          </table:table-cell>
          <table:table-cell table:number-columns-repeated="2"/>
          <table:table-cell office:value-type="float" office:value="0.0556915845707283">
            <text:p>0,0557</text:p>
          </table:table-cell>
          <table:table-cell table:formula="oooc:=([.B771]*2/[.$E$739])^(1/2)" office:value-type="float" office:value="5.72522524372282">
            <text:p>5,7252</text:p>
          </table:table-cell>
          <table:table-cell table:formula="oooc:=[.E568]/([.$E$739]*(2*3.1416/60*[.B671])^2*(0.045*2.5)^4)" office:value-type="float" office:value="0.00323675759711457">
            <text:p>0,0032</text:p>
          </table:table-cell>
          <table:table-cell table:formula="oooc:=ABS([.C568])/([.$E$739]*(2*3.1416/60*[.B671])^2*(0.045*2.5)^5)" office:value-type="float" office:value="0.00041839378022699">
            <text:p>0,0004</text:p>
          </table:table-cell>
          <table:table-cell table:formula="oooc:=[.H771]/(2*3.1416/60*[.B671]*(0.045*2.5))" office:value-type="float" office:value="0.0556915845707283">
            <text:p>0,0557</text:p>
          </table:table-cell>
          <table:table-cell/>
          <table:table-cell table:formula="oooc:=[.G771]*[.I771]/[.J771]" office:value-type="float" office:value="0.430838525746864">
            <text:p>0,430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.56230545">
            <text:p>18,5623</text:p>
          </table:table-cell>
          <table:table-cell/>
          <table:table-cell office:value-type="float" office:value="20.37109375">
            <text:p>20,3711</text:p>
          </table:table-cell>
          <table:table-cell table:number-columns-repeated="2"/>
          <table:table-cell office:value-type="float" office:value="0.0551093070380362">
            <text:p>0,0551</text:p>
          </table:table-cell>
          <table:table-cell table:formula="oooc:=([.B772]*2/[.$E$739])^(1/2)" office:value-type="float" office:value="5.65851826841385">
            <text:p>5,6585</text:p>
          </table:table-cell>
          <table:table-cell table:formula="oooc:=[.E569]/([.$E$739]*(2*3.1416/60*[.B672])^2*(0.045*2.5)^4)" office:value-type="float" office:value="0.00324829653447391">
            <text:p>0,0032</text:p>
          </table:table-cell>
          <table:table-cell table:formula="oooc:=ABS([.C569])/([.$E$739]*(2*3.1416/60*[.B672])^2*(0.045*2.5)^5)" office:value-type="float" office:value="0.000407960415799905">
            <text:p>0,0004</text:p>
          </table:table-cell>
          <table:table-cell table:formula="oooc:=[.H772]/(2*3.1416/60*[.B672]*(0.045*2.5))" office:value-type="float" office:value="0.0551093070380362">
            <text:p>0,0551</text:p>
          </table:table-cell>
          <table:table-cell/>
          <table:table-cell table:formula="oooc:=[.G772]*[.I772]/[.J772]" office:value-type="float" office:value="0.43879593248751">
            <text:p>0,438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9.04970741">
            <text:p>19,0497</text:p>
          </table:table-cell>
          <table:table-cell/>
          <table:table-cell office:value-type="float" office:value="20.22617149">
            <text:p>20,2262</text:p>
          </table:table-cell>
          <table:table-cell table:number-columns-repeated="2"/>
          <table:table-cell office:value-type="float" office:value="0.0558922677727107">
            <text:p>0,0559</text:p>
          </table:table-cell>
          <table:table-cell table:formula="oooc:=([.B773]*2/[.$E$739])^(1/2)" office:value-type="float" office:value="5.7323265114315">
            <text:p>5,7323</text:p>
          </table:table-cell>
          <table:table-cell table:formula="oooc:=[.E570]/([.$E$739]*(2*3.1416/60*[.B673])^2*(0.045*2.5)^4)" office:value-type="float" office:value="0.0032719036290014">
            <text:p>0,0033</text:p>
          </table:table-cell>
          <table:table-cell table:formula="oooc:=ABS([.C570])/([.$E$739]*(2*3.1416/60*[.B673])^2*(0.045*2.5)^5)" office:value-type="float" office:value="0.000398323316430742">
            <text:p>0,0004</text:p>
          </table:table-cell>
          <table:table-cell table:formula="oooc:=[.H773]/(2*3.1416/60*[.B673]*(0.045*2.5))" office:value-type="float" office:value="0.0558922677727107">
            <text:p>0,0559</text:p>
          </table:table-cell>
          <table:table-cell/>
          <table:table-cell table:formula="oooc:=[.G773]*[.I773]/[.J773]" office:value-type="float" office:value="0.459109738785396">
            <text:p>0,459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.5916996">
            <text:p>18,5917</text:p>
          </table:table-cell>
          <table:table-cell/>
          <table:table-cell office:value-type="float" office:value="20.50097656">
            <text:p>20,501</text:p>
          </table:table-cell>
          <table:table-cell table:number-columns-repeated="2"/>
          <table:table-cell office:value-type="float" office:value="0.055091318360942">
            <text:p>0,0551</text:p>
          </table:table-cell>
          <table:table-cell table:formula="oooc:=([.B774]*2/[.$E$739])^(1/2)" office:value-type="float" office:value="5.66299674068125">
            <text:p>5,663</text:p>
          </table:table-cell>
          <table:table-cell table:formula="oooc:=[.E571]/([.$E$739]*(2*3.1416/60*[.B674])^2*(0.045*2.5)^4)" office:value-type="float" office:value="0.00323593723174028">
            <text:p>0,0032</text:p>
          </table:table-cell>
          <table:table-cell table:formula="oooc:=ABS([.C571])/([.$E$739]*(2*3.1416/60*[.B674])^2*(0.045*2.5)^5)" office:value-type="float" office:value="0.000394245965569013">
            <text:p>0,0004</text:p>
          </table:table-cell>
          <table:table-cell table:formula="oooc:=[.H774]/(2*3.1416/60*[.B674]*(0.045*2.5))" office:value-type="float" office:value="0.055091318360942">
            <text:p>0,0551</text:p>
          </table:table-cell>
          <table:table-cell/>
          <table:table-cell table:formula="oooc:=[.G774]*[.I774]/[.J774]" office:value-type="float" office:value="0.452184838397851">
            <text:p>0,45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.76455116">
            <text:p>17,7646</text:p>
          </table:table-cell>
          <table:table-cell/>
          <table:table-cell office:value-type="float" office:value="20.50029373">
            <text:p>20,5003</text:p>
          </table:table-cell>
          <table:table-cell table:number-columns-repeated="2"/>
          <table:table-cell office:value-type="float" office:value="0.0539118413976534">
            <text:p>0,0539</text:p>
          </table:table-cell>
          <table:table-cell table:formula="oooc:=([.B775]*2/[.$E$739])^(1/2)" office:value-type="float" office:value="5.53558959619149">
            <text:p>5,5356</text:p>
          </table:table-cell>
          <table:table-cell table:formula="oooc:=[.E572]/([.$E$739]*(2*3.1416/60*[.B675])^2*(0.045*2.5)^4)" office:value-type="float" office:value="0.00323460893039296">
            <text:p>0,0032</text:p>
          </table:table-cell>
          <table:table-cell table:formula="oooc:=ABS([.C572])/([.$E$739]*(2*3.1416/60*[.B675])^2*(0.045*2.5)^5)" office:value-type="float" office:value="0.000386391817140532">
            <text:p>0,0004</text:p>
          </table:table-cell>
          <table:table-cell table:formula="oooc:=[.H775]/(2*3.1416/60*[.B675]*(0.045*2.5))" office:value-type="float" office:value="0.0539118413976534">
            <text:p>0,0539</text:p>
          </table:table-cell>
          <table:table-cell/>
          <table:table-cell table:formula="oooc:=[.G775]*[.I775]/[.J775]" office:value-type="float" office:value="0.45131319014283">
            <text:p>0,45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.23505783">
            <text:p>20,2351</text:p>
          </table:table-cell>
          <table:table-cell table:number-columns-repeated="4"/>
          <table:table-cell office:value-type="float" office:value="0.0586519511483556">
            <text:p>0,0587</text:p>
          </table:table-cell>
          <table:table-cell table:formula="oooc:=([.B776]*2/[.$E$769])^(1/2)" office:value-type="float" office:value="5.9199999550614">
            <text:p>5,92</text:p>
          </table:table-cell>
          <table:table-cell table:formula="oooc:=[.E573]/([.$E$769]*(2*3.1416/60*[.B676])^2*(0.045*2.5)^4)" office:value-type="float" office:value="0.00318854269029219">
            <text:p>0,0032</text:p>
          </table:table-cell>
          <table:table-cell table:formula="oooc:=ABS([.C573])/([.$E$769]*(2*3.1416/60*[.B676])^2*(0.045*2.5)^5)" office:value-type="float" office:value="0.00040226637642516">
            <text:p>0,0004</text:p>
          </table:table-cell>
          <table:table-cell table:formula="oooc:=[.H776]/(2*3.1416/60*[.B676]*(0.045*2.5))" office:value-type="float" office:value="0.0586519511483556">
            <text:p>0,0587</text:p>
          </table:table-cell>
          <table:table-cell/>
          <table:table-cell table:formula="oooc:=[.G776]*[.I776]/[.J776]" office:value-type="float" office:value="0.464901520647617">
            <text:p>0,464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.56386757">
            <text:p>20,5639</text:p>
          </table:table-cell>
          <table:table-cell table:number-columns-repeated="4"/>
          <table:table-cell office:value-type="float" office:value="0.0592669421845001">
            <text:p>0,0593</text:p>
          </table:table-cell>
          <table:table-cell table:formula="oooc:=([.B777]*2/[.$E$769])^(1/2)" office:value-type="float" office:value="5.96790467640778">
            <text:p>5,9679</text:p>
          </table:table-cell>
          <table:table-cell table:formula="oooc:=[.E574]/([.$E$769]*(2*3.1416/60*[.B677])^2*(0.045*2.5)^4)" office:value-type="float" office:value="0.00316779134680949">
            <text:p>0,0032</text:p>
          </table:table-cell>
          <table:table-cell table:formula="oooc:=ABS([.C574])/([.$E$769]*(2*3.1416/60*[.B677])^2*(0.045*2.5)^5)" office:value-type="float" office:value="0.000426558027842794">
            <text:p>0,0004</text:p>
          </table:table-cell>
          <table:table-cell table:formula="oooc:=[.H777]/(2*3.1416/60*[.B677]*(0.045*2.5))" office:value-type="float" office:value="0.0592669421845001">
            <text:p>0,0593</text:p>
          </table:table-cell>
          <table:table-cell/>
          <table:table-cell table:formula="oooc:=[.G777]*[.I777]/[.J777]" office:value-type="float" office:value="0.44014013182073">
            <text:p>0,44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.21933556">
            <text:p>20,2193</text:p>
          </table:table-cell>
          <table:table-cell table:number-columns-repeated="4"/>
          <table:table-cell office:value-type="float" office:value="0.0589293431591391">
            <text:p>0,0589</text:p>
          </table:table-cell>
          <table:table-cell table:formula="oooc:=([.B778]*2/[.$E$769])^(1/2)" office:value-type="float" office:value="5.91769964228101">
            <text:p>5,9177</text:p>
          </table:table-cell>
          <table:table-cell table:formula="oooc:=[.E575]/([.$E$769]*(2*3.1416/60*[.B678])^2*(0.045*2.5)^4)" office:value-type="float" office:value="0.00333988326911975">
            <text:p>0,0033</text:p>
          </table:table-cell>
          <table:table-cell table:formula="oooc:=ABS([.C575])/([.$E$769]*(2*3.1416/60*[.B678])^2*(0.045*2.5)^5)" office:value-type="float" office:value="0.000441463661946643">
            <text:p>0,0004</text:p>
          </table:table-cell>
          <table:table-cell table:formula="oooc:=[.H778]/(2*3.1416/60*[.B678]*(0.045*2.5))" office:value-type="float" office:value="0.0589293431591391">
            <text:p>0,0589</text:p>
          </table:table-cell>
          <table:table-cell/>
          <table:table-cell table:formula="oooc:=[.G778]*[.I778]/[.J778]" office:value-type="float" office:value="0.44582860208597">
            <text:p>0,445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.28837967">
            <text:p>20,2884</text:p>
          </table:table-cell>
          <table:table-cell table:number-columns-repeated="4"/>
          <table:table-cell office:value-type="float" office:value="0.059161432467715">
            <text:p>0,0592</text:p>
          </table:table-cell>
          <table:table-cell table:formula="oooc:=([.B779]*2/[.$E$769])^(1/2)" office:value-type="float" office:value="5.92779478353389">
            <text:p>5,9278</text:p>
          </table:table-cell>
          <table:table-cell table:formula="oooc:=[.E576]/([.$E$769]*(2*3.1416/60*[.B679])^2*(0.045*2.5)^4)" office:value-type="float" office:value="0.00340696596699311">
            <text:p>0,0034</text:p>
          </table:table-cell>
          <table:table-cell table:formula="oooc:=ABS([.C576])/([.$E$769]*(2*3.1416/60*[.B679])^2*(0.045*2.5)^5)" office:value-type="float" office:value="0.000438535482141447">
            <text:p>0,0004</text:p>
          </table:table-cell>
          <table:table-cell table:formula="oooc:=[.H779]/(2*3.1416/60*[.B679]*(0.045*2.5))" office:value-type="float" office:value="0.059161432467715">
            <text:p>0,0592</text:p>
          </table:table-cell>
          <table:table-cell/>
          <table:table-cell table:formula="oooc:=[.G779]*[.I779]/[.J779]" office:value-type="float" office:value="0.459622984192312">
            <text:p>0,459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.22138596">
            <text:p>20,2214</text:p>
          </table:table-cell>
          <table:table-cell table:number-columns-repeated="4"/>
          <table:table-cell office:value-type="float" office:value="0.0591240262685286">
            <text:p>0,0591</text:p>
          </table:table-cell>
          <table:table-cell table:formula="oooc:=([.B780]*2/[.$E$769])^(1/2)" office:value-type="float" office:value="5.91799968536883">
            <text:p>5,918</text:p>
          </table:table-cell>
          <table:table-cell table:formula="oooc:=[.E577]/([.$E$769]*(2*3.1416/60*[.B680])^2*(0.045*2.5)^4)" office:value-type="float" office:value="0.00333033115960653">
            <text:p>0,0033</text:p>
          </table:table-cell>
          <table:table-cell table:formula="oooc:=ABS([.C577])/([.$E$769]*(2*3.1416/60*[.B680])^2*(0.045*2.5)^5)" office:value-type="float" office:value="0.000438636274279823">
            <text:p>0,0004</text:p>
          </table:table-cell>
          <table:table-cell table:formula="oooc:=[.H780]/(2*3.1416/60*[.B680]*(0.045*2.5))" office:value-type="float" office:value="0.0591240262685286">
            <text:p>0,0591</text:p>
          </table:table-cell>
          <table:table-cell/>
          <table:table-cell table:formula="oooc:=[.G780]*[.I780]/[.J780]" office:value-type="float" office:value="0.448897180897228">
            <text:p>0,448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.24941444">
            <text:p>20,2494</text:p>
          </table:table-cell>
          <table:table-cell table:number-columns-repeated="4"/>
          <table:table-cell office:value-type="float" office:value="0.0593344620445605">
            <text:p>0,0593</text:p>
          </table:table-cell>
          <table:table-cell table:formula="oooc:=([.B781]*2/[.$E$769])^(1/2)" office:value-type="float" office:value="5.9220996787559">
            <text:p>5,9221</text:p>
          </table:table-cell>
          <table:table-cell table:formula="oooc:=[.E578]/([.$E$769]*(2*3.1416/60*[.B681])^2*(0.045*2.5)^4)" office:value-type="float" office:value="0.00349758730032138">
            <text:p>0,0035</text:p>
          </table:table-cell>
          <table:table-cell table:formula="oooc:=ABS([.C578])/([.$E$769]*(2*3.1416/60*[.B681])^2*(0.045*2.5)^5)" office:value-type="float" office:value="0.000450762208342209">
            <text:p>0,0005</text:p>
          </table:table-cell>
          <table:table-cell table:formula="oooc:=[.H781]/(2*3.1416/60*[.B681]*(0.045*2.5))" office:value-type="float" office:value="0.0593344620445605">
            <text:p>0,0593</text:p>
          </table:table-cell>
          <table:table-cell/>
          <table:table-cell table:formula="oooc:=[.G781]*[.I781]/[.J781]" office:value-type="float" office:value="0.460392324551098">
            <text:p>0,460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.32119179">
            <text:p>20,3212</text:p>
          </table:table-cell>
          <table:table-cell table:number-columns-repeated="4"/>
          <table:table-cell office:value-type="float" office:value="0.0595784601930102">
            <text:p>0,0596</text:p>
          </table:table-cell>
          <table:table-cell table:formula="oooc:=([.B782]*2/[.$E$769])^(1/2)" office:value-type="float" office:value="5.93258631786274">
            <text:p>5,9326</text:p>
          </table:table-cell>
          <table:table-cell table:formula="oooc:=[.E579]/([.$E$769]*(2*3.1416/60*[.B682])^2*(0.045*2.5)^4)" office:value-type="float" office:value="0.00372253732382255">
            <text:p>0,0037</text:p>
          </table:table-cell>
          <table:table-cell table:formula="oooc:=ABS([.C579])/([.$E$769]*(2*3.1416/60*[.B682])^2*(0.045*2.5)^5)" office:value-type="float" office:value="0.000471588738028343">
            <text:p>0,0005</text:p>
          </table:table-cell>
          <table:table-cell table:formula="oooc:=[.H782]/(2*3.1416/60*[.B682]*(0.045*2.5))" office:value-type="float" office:value="0.0595784601930102">
            <text:p>0,0596</text:p>
          </table:table-cell>
          <table:table-cell/>
          <table:table-cell table:formula="oooc:=[.G782]*[.I782]/[.J782]" office:value-type="float" office:value="0.470289097003473">
            <text:p>0,470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.16533279">
            <text:p>20,1653</text:p>
          </table:table-cell>
          <table:table-cell table:number-columns-repeated="4"/>
          <table:table-cell office:value-type="float" office:value="0.0593513265926929">
            <text:p>0,0594</text:p>
          </table:table-cell>
          <table:table-cell table:formula="oooc:=([.B783]*2/[.$E$769])^(1/2)" office:value-type="float" office:value="5.90979172069374">
            <text:p>5,9098</text:p>
          </table:table-cell>
          <table:table-cell table:formula="oooc:=[.E580]/([.$E$769]*(2*3.1416/60*[.B683])^2*(0.045*2.5)^4)" office:value-type="float" office:value="0.00353984682096896">
            <text:p>0,0035</text:p>
          </table:table-cell>
          <table:table-cell table:formula="oooc:=ABS([.C580])/([.$E$769]*(2*3.1416/60*[.B683])^2*(0.045*2.5)^5)" office:value-type="float" office:value="0.000470075319668304">
            <text:p>0,0005</text:p>
          </table:table-cell>
          <table:table-cell table:formula="oooc:=[.H783]/(2*3.1416/60*[.B683]*(0.045*2.5))" office:value-type="float" office:value="0.0593513265926929">
            <text:p>0,0594</text:p>
          </table:table-cell>
          <table:table-cell/>
          <table:table-cell table:formula="oooc:=[.G783]*[.I783]/[.J783]" office:value-type="float" office:value="0.446938173456292">
            <text:p>0,44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.19199181">
            <text:p>20,192</text:p>
          </table:table-cell>
          <table:table-cell table:number-columns-repeated="4"/>
          <table:table-cell office:value-type="float" office:value="0.05962546912149">
            <text:p>0,0596</text:p>
          </table:table-cell>
          <table:table-cell table:formula="oooc:=([.B784]*2/[.$E$769])^(1/2)" office:value-type="float" office:value="5.91369686872182">
            <text:p>5,9137</text:p>
          </table:table-cell>
          <table:table-cell table:formula="oooc:=[.E581]/([.$E$769]*(2*3.1416/60*[.B684])^2*(0.045*2.5)^4)" office:value-type="float" office:value="0.00345441607455083">
            <text:p>0,0035</text:p>
          </table:table-cell>
          <table:table-cell table:formula="oooc:=ABS([.C581])/([.$E$769]*(2*3.1416/60*[.B684])^2*(0.045*2.5)^5)" office:value-type="float" office:value="0.000463184824877589">
            <text:p>0,0005</text:p>
          </table:table-cell>
          <table:table-cell table:formula="oooc:=[.H784]/(2*3.1416/60*[.B684]*(0.045*2.5))" office:value-type="float" office:value="0.05962546912149">
            <text:p>0,0596</text:p>
          </table:table-cell>
          <table:table-cell/>
          <table:table-cell table:formula="oooc:=[.G784]*[.I784]/[.J784]" office:value-type="float" office:value="0.444684644062646">
            <text:p>0,44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.13798904">
            <text:p>20,138</text:p>
          </table:table-cell>
          <table:table-cell/>
          <table:table-cell>
            <draw:frame table:end-cell-address="Sheet1.G801" table:end-x="1.619cm" table:end-y="0.029cm" draw:z-index="12" svg:width="8.001cm" svg:height="6.987cm" svg:x="0.391cm" svg:y="0.267cm">
              <draw:object draw:notify-on-update-of-ranges="Sheet1.G710:Sheet1.G805 Sheet1.I710:Sheet1.I80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"/>
          <table:table-cell office:value-type="float" office:value="0.0596611882704715">
            <text:p>0,0597</text:p>
          </table:table-cell>
          <table:table-cell table:formula="oooc:=([.B785]*2/[.$E$769])^(1/2)" office:value-type="float" office:value="5.90578358737075">
            <text:p>5,9058</text:p>
          </table:table-cell>
          <table:table-cell table:formula="oooc:=[.E582]/([.$E$769]*(2*3.1416/60*[.B685])^2*(0.045*2.5)^4)" office:value-type="float" office:value="0.00348614407296012">
            <text:p>0,0035</text:p>
          </table:table-cell>
          <table:table-cell table:formula="oooc:=ABS([.C582])/([.$E$769]*(2*3.1416/60*[.B685])^2*(0.045*2.5)^5)" office:value-type="float" office:value="0.000460415139765594">
            <text:p>0,0005</text:p>
          </table:table-cell>
          <table:table-cell table:formula="oooc:=[.H785]/(2*3.1416/60*[.B685]*(0.045*2.5))" office:value-type="float" office:value="0.0596611882704715">
            <text:p>0,0597</text:p>
          </table:table-cell>
          <table:table-cell/>
          <table:table-cell table:formula="oooc:=[.G785]*[.I785]/[.J785]" office:value-type="float" office:value="0.451739050068494">
            <text:p>0,45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.17626953">
            <text:p>20,1763</text:p>
          </table:table-cell>
          <table:table-cell table:number-columns-repeated="4"/>
          <table:table-cell office:value-type="float" office:value="0.0597884670879573">
            <text:p>0,0598</text:p>
          </table:table-cell>
          <table:table-cell table:formula="oooc:=([.B786]*2/[.$E$769])^(1/2)" office:value-type="float" office:value="5.91139410174422">
            <text:p>5,9114</text:p>
          </table:table-cell>
          <table:table-cell table:formula="oooc:=[.E583]/([.$E$769]*(2*3.1416/60*[.B686])^2*(0.045*2.5)^4)" office:value-type="float" office:value="0.003506097732398">
            <text:p>0,0035</text:p>
          </table:table-cell>
          <table:table-cell table:formula="oooc:=ABS([.C583])/([.$E$769]*(2*3.1416/60*[.B686])^2*(0.045*2.5)^5)" office:value-type="float" office:value="0.000467971190851438">
            <text:p>0,0005</text:p>
          </table:table-cell>
          <table:table-cell table:formula="oooc:=[.H786]/(2*3.1416/60*[.B686]*(0.045*2.5))" office:value-type="float" office:value="0.0597884670879573">
            <text:p>0,0598</text:p>
          </table:table-cell>
          <table:table-cell/>
          <table:table-cell table:formula="oooc:=[.G786]*[.I786]/[.J786]" office:value-type="float" office:value="0.447942550692585">
            <text:p>0,447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.17285156">
            <text:p>20,1729</text:p>
          </table:table-cell>
          <table:table-cell table:number-columns-repeated="4"/>
          <table:table-cell office:value-type="float" office:value="0.0600933829232742">
            <text:p>0,0601</text:p>
          </table:table-cell>
          <table:table-cell table:formula="oooc:=([.B787]*2/[.$E$769])^(1/2)" office:value-type="float" office:value="5.91089336935045">
            <text:p>5,9109</text:p>
          </table:table-cell>
          <table:table-cell table:formula="oooc:=[.E584]/([.$E$769]*(2*3.1416/60*[.B687])^2*(0.045*2.5)^4)" office:value-type="float" office:value="0.00339417155678332">
            <text:p>0,0034</text:p>
          </table:table-cell>
          <table:table-cell table:formula="oooc:=ABS([.C584])/([.$E$769]*(2*3.1416/60*[.B687])^2*(0.045*2.5)^5)" office:value-type="float" office:value="0.000464547159239912">
            <text:p>0,0005</text:p>
          </table:table-cell>
          <table:table-cell table:formula="oooc:=[.H787]/(2*3.1416/60*[.B687]*(0.045*2.5))" office:value-type="float" office:value="0.0600933829232742">
            <text:p>0,0601</text:p>
          </table:table-cell>
          <table:table-cell/>
          <table:table-cell table:formula="oooc:=[.G787]*[.I787]/[.J787]" office:value-type="float" office:value="0.439066835330121">
            <text:p>0,439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.20156288">
            <text:p>20,2016</text:p>
          </table:table-cell>
          <table:table-cell table:number-columns-repeated="4"/>
          <table:table-cell office:value-type="float" office:value="0.0601682938782443">
            <text:p>0,0602</text:p>
          </table:table-cell>
          <table:table-cell table:formula="oooc:=([.B788]*2/[.$E$769])^(1/2)" office:value-type="float" office:value="5.9150982584811">
            <text:p>5,9151</text:p>
          </table:table-cell>
          <table:table-cell table:formula="oooc:=[.E585]/([.$E$769]*(2*3.1416/60*[.B688])^2*(0.045*2.5)^4)" office:value-type="float" office:value="0.00353618666033233">
            <text:p>0,0035</text:p>
          </table:table-cell>
          <table:table-cell table:formula="oooc:=ABS([.C585])/([.$E$769]*(2*3.1416/60*[.B688])^2*(0.045*2.5)^5)" office:value-type="float" office:value="0.000442246106394233">
            <text:p>0,0004</text:p>
          </table:table-cell>
          <table:table-cell table:formula="oooc:=[.H788]/(2*3.1416/60*[.B688]*(0.045*2.5))" office:value-type="float" office:value="0.0601682938782443">
            <text:p>0,0602</text:p>
          </table:table-cell>
          <table:table-cell/>
          <table:table-cell table:formula="oooc:=[.G788]*[.I788]/[.J788]" office:value-type="float" office:value="0.481103881099037">
            <text:p>0,48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.1776371">
            <text:p>20,1776</text:p>
          </table:table-cell>
          <table:table-cell table:number-columns-repeated="4"/>
          <table:table-cell office:value-type="float" office:value="0.0602162299605869">
            <text:p>0,0602</text:p>
          </table:table-cell>
          <table:table-cell table:formula="oooc:=([.B789]*2/[.$E$769])^(1/2)" office:value-type="float" office:value="5.91159443878459">
            <text:p>5,9116</text:p>
          </table:table-cell>
          <table:table-cell table:formula="oooc:=[.E586]/([.$E$769]*(2*3.1416/60*[.B689])^2*(0.045*2.5)^4)" office:value-type="float" office:value="0.00348896418652533">
            <text:p>0,0035</text:p>
          </table:table-cell>
          <table:table-cell table:formula="oooc:=ABS([.C586])/([.$E$769]*(2*3.1416/60*[.B689])^2*(0.045*2.5)^5)" office:value-type="float" office:value="0.000430605496196102">
            <text:p>0,0004</text:p>
          </table:table-cell>
          <table:table-cell table:formula="oooc:=[.H789]/(2*3.1416/60*[.B689]*(0.045*2.5))" office:value-type="float" office:value="0.0602162299605869">
            <text:p>0,0602</text:p>
          </table:table-cell>
          <table:table-cell/>
          <table:table-cell table:formula="oooc:=[.G789]*[.I789]/[.J789]" office:value-type="float" office:value="0.487899647440597">
            <text:p>0,487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.08808517">
            <text:p>20,0881</text:p>
          </table:table-cell>
          <table:table-cell table:number-columns-repeated="4"/>
          <table:table-cell office:value-type="float" office:value="0.0602106655031978">
            <text:p>0,0602</text:p>
          </table:table-cell>
          <table:table-cell table:formula="oooc:=([.B790]*2/[.$E$769])^(1/2)" office:value-type="float" office:value="5.89846149901806">
            <text:p>5,8985</text:p>
          </table:table-cell>
          <table:table-cell table:formula="oooc:=[.E587]/([.$E$769]*(2*3.1416/60*[.B690])^2*(0.045*2.5)^4)" office:value-type="float" office:value="0.0036224698787595">
            <text:p>0,0036</text:p>
          </table:table-cell>
          <table:table-cell table:formula="oooc:=ABS([.C587])/([.$E$769]*(2*3.1416/60*[.B690])^2*(0.045*2.5)^5)" office:value-type="float" office:value="0.000414471328844656">
            <text:p>0,0004</text:p>
          </table:table-cell>
          <table:table-cell table:formula="oooc:=[.H790]/(2*3.1416/60*[.B690]*(0.045*2.5))" office:value-type="float" office:value="0.0602106655031978">
            <text:p>0,0602</text:p>
          </table:table-cell>
          <table:table-cell/>
          <table:table-cell table:formula="oooc:=[.G790]*[.I790]/[.J790]" office:value-type="float" office:value="0.526239831289142">
            <text:p>0,526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9.85224533">
            <text:p>19,8522</text:p>
          </table:table-cell>
          <table:table-cell table:number-columns-repeated="4"/>
          <table:table-cell office:value-type="float" office:value="0.0598520999571446">
            <text:p>0,0599</text:p>
          </table:table-cell>
          <table:table-cell table:formula="oooc:=([.B791]*2/[.$E$769])^(1/2)" office:value-type="float" office:value="5.86373446296908">
            <text:p>5,8637</text:p>
          </table:table-cell>
          <table:table-cell table:formula="oooc:=[.E588]/([.$E$769]*(2*3.1416/60*[.B691])^2*(0.045*2.5)^4)" office:value-type="float" office:value="0.00359814964639923">
            <text:p>0,0036</text:p>
          </table:table-cell>
          <table:table-cell table:formula="oooc:=ABS([.C588])/([.$E$769]*(2*3.1416/60*[.B691])^2*(0.045*2.5)^5)" office:value-type="float" office:value="0.000411311190127057">
            <text:p>0,0004</text:p>
          </table:table-cell>
          <table:table-cell table:formula="oooc:=[.H791]/(2*3.1416/60*[.B691]*(0.045*2.5))" office:value-type="float" office:value="0.0598520999571446">
            <text:p>0,0599</text:p>
          </table:table-cell>
          <table:table-cell/>
          <table:table-cell table:formula="oooc:=[.G791]*[.I791]/[.J791]" office:value-type="float" office:value="0.523586076592096">
            <text:p>0,523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9.99853516">
            <text:p>19,9985</text:p>
          </table:table-cell>
          <table:table-cell table:number-columns-repeated="4"/>
          <table:table-cell office:value-type="float" office:value="0.0602453371841294">
            <text:p>0,0602</text:p>
          </table:table-cell>
          <table:table-cell table:formula="oooc:=([.B792]*2/[.$E$769])^(1/2)" office:value-type="float" office:value="5.88529953591995">
            <text:p>5,8853</text:p>
          </table:table-cell>
          <table:table-cell table:formula="oooc:=[.E589]/([.$E$769]*(2*3.1416/60*[.B692])^2*(0.045*2.5)^4)" office:value-type="float" office:value="0.00362609412031412">
            <text:p>0,0036</text:p>
          </table:table-cell>
          <table:table-cell table:formula="oooc:=ABS([.C589])/([.$E$769]*(2*3.1416/60*[.B692])^2*(0.045*2.5)^5)" office:value-type="float" office:value="0.000404135728300764">
            <text:p>0,0004</text:p>
          </table:table-cell>
          <table:table-cell table:formula="oooc:=[.H792]/(2*3.1416/60*[.B692]*(0.045*2.5))" office:value-type="float" office:value="0.0602453371841294">
            <text:p>0,0602</text:p>
          </table:table-cell>
          <table:table-cell/>
          <table:table-cell table:formula="oooc:=[.G792]*[.I792]/[.J792]" office:value-type="float" office:value="0.540549245319721">
            <text:p>0,54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.14482498">
            <text:p>20,1448</text:p>
          </table:table-cell>
          <table:table-cell table:number-columns-repeated="4"/>
          <table:table-cell office:value-type="float" office:value="0.0606454113459974">
            <text:p>0,0606</text:p>
          </table:table-cell>
          <table:table-cell table:formula="oooc:=([.B793]*2/[.$E$769])^(1/2)" office:value-type="float" office:value="5.906785876047">
            <text:p>5,9068</text:p>
          </table:table-cell>
          <table:table-cell table:formula="oooc:=[.E590]/([.$E$769]*(2*3.1416/60*[.B693])^2*(0.045*2.5)^4)" office:value-type="float" office:value="0.00382364020726328">
            <text:p>0,0038</text:p>
          </table:table-cell>
          <table:table-cell table:formula="oooc:=ABS([.C590])/([.$E$769]*(2*3.1416/60*[.B693])^2*(0.045*2.5)^5)" office:value-type="float" office:value="0.000416554876797287">
            <text:p>0,0004</text:p>
          </table:table-cell>
          <table:table-cell table:formula="oooc:=[.H793]/(2*3.1416/60*[.B693]*(0.045*2.5))" office:value-type="float" office:value="0.0606454113459974">
            <text:p>0,0606</text:p>
          </table:table-cell>
          <table:table-cell/>
          <table:table-cell table:formula="oooc:=[.G793]*[.I793]/[.J793]" office:value-type="float" office:value="0.556676313554294">
            <text:p>0,55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.88095665">
            <text:p>19,881</text:p>
          </table:table-cell>
          <table:table-cell table:number-columns-repeated="4"/>
          <table:table-cell office:value-type="float" office:value="0.0604676938744294">
            <text:p>0,0605</text:p>
          </table:table-cell>
          <table:table-cell table:formula="oooc:=([.B794]*2/[.$E$769])^(1/2)" office:value-type="float" office:value="5.86797314546227">
            <text:p>5,868</text:p>
          </table:table-cell>
          <table:table-cell table:formula="oooc:=[.E591]/([.$E$769]*(2*3.1416/60*[.B694])^2*(0.045*2.5)^4)" office:value-type="float" office:value="0.00371268971560907">
            <text:p>0,0037</text:p>
          </table:table-cell>
          <table:table-cell table:formula="oooc:=ABS([.C591])/([.$E$769]*(2*3.1416/60*[.B694])^2*(0.045*2.5)^5)" office:value-type="float" office:value="0.000396354466055458">
            <text:p>0,0004</text:p>
          </table:table-cell>
          <table:table-cell table:formula="oooc:=[.H794]/(2*3.1416/60*[.B694]*(0.045*2.5))" office:value-type="float" office:value="0.0604676938744294">
            <text:p>0,0605</text:p>
          </table:table-cell>
          <table:table-cell/>
          <table:table-cell table:formula="oooc:=[.G794]*[.I794]/[.J794]" office:value-type="float" office:value="0.566406599144463">
            <text:p>0,56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.89531326">
            <text:p>19,8953</text:p>
          </table:table-cell>
          <table:table-cell table:number-columns-repeated="4"/>
          <table:table-cell office:value-type="float" office:value="0.0607393222583477">
            <text:p>0,0607</text:p>
          </table:table-cell>
          <table:table-cell table:formula="oooc:=([.B795]*2/[.$E$769])^(1/2)" office:value-type="float" office:value="5.87009147910491">
            <text:p>5,8701</text:p>
          </table:table-cell>
          <table:table-cell table:formula="oooc:=[.E592]/([.$E$769]*(2*3.1416/60*[.B695])^2*(0.045*2.5)^4)" office:value-type="float" office:value="0.00383972452422333">
            <text:p>0,0038</text:p>
          </table:table-cell>
          <table:table-cell table:formula="oooc:=ABS([.C592])/([.$E$769]*(2*3.1416/60*[.B695])^2*(0.045*2.5)^5)" office:value-type="float" office:value="0.000414463035976978">
            <text:p>0,0004</text:p>
          </table:table-cell>
          <table:table-cell table:formula="oooc:=[.H795]/(2*3.1416/60*[.B695]*(0.045*2.5))" office:value-type="float" office:value="0.0607393222583477">
            <text:p>0,0607</text:p>
          </table:table-cell>
          <table:table-cell/>
          <table:table-cell table:formula="oooc:=[.G795]*[.I795]/[.J795]" office:value-type="float" office:value="0.562709445753893">
            <text:p>0,56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.89667892">
            <text:p>19,8967</text:p>
          </table:table-cell>
          <table:table-cell table:number-columns-repeated="4"/>
          <table:table-cell office:value-type="float" office:value="0.0610000718427888">
            <text:p>0,061</text:p>
          </table:table-cell>
          <table:table-cell table:formula="oooc:=([.B796]*2/[.$E$769])^(1/2)" office:value-type="float" office:value="5.87029294392883">
            <text:p>5,8703</text:p>
          </table:table-cell>
          <table:table-cell table:formula="oooc:=[.E593]/([.$E$769]*(2*3.1416/60*[.B696])^2*(0.045*2.5)^4)" office:value-type="float" office:value="0.00380368243844398">
            <text:p>0,0038</text:p>
          </table:table-cell>
          <table:table-cell table:formula="oooc:=ABS([.C593])/([.$E$769]*(2*3.1416/60*[.B696])^2*(0.045*2.5)^5)" office:value-type="float" office:value="0.000422430258379225">
            <text:p>0,0004</text:p>
          </table:table-cell>
          <table:table-cell table:formula="oooc:=[.H796]/(2*3.1416/60*[.B696]*(0.045*2.5))" office:value-type="float" office:value="0.0610000718427888">
            <text:p>0,061</text:p>
          </table:table-cell>
          <table:table-cell/>
          <table:table-cell table:formula="oooc:=[.G796]*[.I796]/[.J796]" office:value-type="float" office:value="0.54926203180252">
            <text:p>0,549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.95136642">
            <text:p>19,9514</text:p>
          </table:table-cell>
          <table:table-cell table:number-columns-repeated="4"/>
          <table:table-cell office:value-type="float" office:value="0.06130973789194">
            <text:p>0,0613</text:p>
          </table:table-cell>
          <table:table-cell table:formula="oooc:=([.B797]*2/[.$E$769])^(1/2)" office:value-type="float" office:value="5.87835487613547">
            <text:p>5,8784</text:p>
          </table:table-cell>
          <table:table-cell table:formula="oooc:=[.E594]/([.$E$769]*(2*3.1416/60*[.B697])^2*(0.045*2.5)^4)" office:value-type="float" office:value="0.00386263716575373">
            <text:p>0,0039</text:p>
          </table:table-cell>
          <table:table-cell table:formula="oooc:=ABS([.C594])/([.$E$769]*(2*3.1416/60*[.B697])^2*(0.045*2.5)^5)" office:value-type="float" office:value="0.000435235403180525">
            <text:p>0,0004</text:p>
          </table:table-cell>
          <table:table-cell table:formula="oooc:=[.H797]/(2*3.1416/60*[.B697]*(0.045*2.5))" office:value-type="float" office:value="0.06130973789194">
            <text:p>0,0613</text:p>
          </table:table-cell>
          <table:table-cell/>
          <table:table-cell table:formula="oooc:=[.G797]*[.I797]/[.J797]" office:value-type="float" office:value="0.544113071853674">
            <text:p>0,544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.99785233">
            <text:p>19,9979</text:p>
          </table:table-cell>
          <table:table-cell table:number-columns-repeated="4"/>
          <table:table-cell office:value-type="float" office:value="0.0615986574853978">
            <text:p>0,0616</text:p>
          </table:table-cell>
          <table:table-cell table:formula="oooc:=([.B798]*2/[.$E$769])^(1/2)" office:value-type="float" office:value="5.88519906122634">
            <text:p>5,8852</text:p>
          </table:table-cell>
          <table:table-cell table:formula="oooc:=[.E595]/([.$E$769]*(2*3.1416/60*[.B698])^2*(0.045*2.5)^4)" office:value-type="float" office:value="0.00406934949670433">
            <text:p>0,0041</text:p>
          </table:table-cell>
          <table:table-cell table:formula="oooc:=ABS([.C595])/([.$E$769]*(2*3.1416/60*[.B698])^2*(0.045*2.5)^5)" office:value-type="float" office:value="0.000405680401049195">
            <text:p>0,0004</text:p>
          </table:table-cell>
          <table:table-cell table:formula="oooc:=[.H798]/(2*3.1416/60*[.B698]*(0.045*2.5))" office:value-type="float" office:value="0.0615986574853978">
            <text:p>0,0616</text:p>
          </table:table-cell>
          <table:table-cell/>
          <table:table-cell table:formula="oooc:=[.G798]*[.I798]/[.J798]" office:value-type="float" office:value="0.61789148597659">
            <text:p>0,617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.00947189">
            <text:p>20,0095</text:p>
          </table:table-cell>
          <table:table-cell table:number-columns-repeated="4"/>
          <table:table-cell office:value-type="float" office:value="0.0618272439444462">
            <text:p>0,0618</text:p>
          </table:table-cell>
          <table:table-cell table:formula="oooc:=([.B799]*2/[.$E$769])^(1/2)" office:value-type="float" office:value="5.88690858212832">
            <text:p>5,8869</text:p>
          </table:table-cell>
          <table:table-cell table:formula="oooc:=[.E596]/([.$E$769]*(2*3.1416/60*[.B699])^2*(0.045*2.5)^4)" office:value-type="float" office:value="0.00386460380068086">
            <text:p>0,0039</text:p>
          </table:table-cell>
          <table:table-cell table:formula="oooc:=ABS([.C596])/([.$E$769]*(2*3.1416/60*[.B699])^2*(0.045*2.5)^5)" office:value-type="float" office:value="0.000411768017307356">
            <text:p>0,0004</text:p>
          </table:table-cell>
          <table:table-cell table:formula="oooc:=[.H799]/(2*3.1416/60*[.B699]*(0.045*2.5))" office:value-type="float" office:value="0.0618272439444462">
            <text:p>0,0618</text:p>
          </table:table-cell>
          <table:table-cell/>
          <table:table-cell table:formula="oooc:=[.G799]*[.I799]/[.J799]" office:value-type="float" office:value="0.580272852408006">
            <text:p>0,580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.93974686">
            <text:p>19,9397</text:p>
          </table:table-cell>
          <table:table-cell table:number-columns-repeated="4"/>
          <table:table-cell office:value-type="float" office:value="0.0619068785786042">
            <text:p>0,0619</text:p>
          </table:table-cell>
          <table:table-cell table:formula="oooc:=([.B800]*2/[.$E$769])^(1/2)" office:value-type="float" office:value="5.87664286695295">
            <text:p>5,8766</text:p>
          </table:table-cell>
          <table:table-cell table:formula="oooc:=[.E597]/([.$E$769]*(2*3.1416/60*[.B700])^2*(0.045*2.5)^4)" office:value-type="float" office:value="0.00391917634994478">
            <text:p>0,0039</text:p>
          </table:table-cell>
          <table:table-cell table:formula="oooc:=ABS([.C597])/([.$E$769]*(2*3.1416/60*[.B700])^2*(0.045*2.5)^5)" office:value-type="float" office:value="0.000411696573931515">
            <text:p>0,0004</text:p>
          </table:table-cell>
          <table:table-cell table:formula="oooc:=[.H800]/(2*3.1416/60*[.B700]*(0.045*2.5))" office:value-type="float" office:value="0.0619068785786042">
            <text:p>0,0619</text:p>
          </table:table-cell>
          <table:table-cell/>
          <table:table-cell table:formula="oooc:=[.G800]*[.I800]/[.J800]" office:value-type="float" office:value="0.589327164195757">
            <text:p>0,589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.56513596">
            <text:p>19,5651</text:p>
          </table:table-cell>
          <table:table-cell table:number-columns-repeated="4"/>
          <table:table-cell office:value-type="float" office:value="0.0614651834472256">
            <text:p>0,0615</text:p>
          </table:table-cell>
          <table:table-cell table:formula="oooc:=([.B801]*2/[.$E$769])^(1/2)" office:value-type="float" office:value="5.82117845879031">
            <text:p>5,8212</text:p>
          </table:table-cell>
          <table:table-cell table:formula="oooc:=[.E598]/([.$E$769]*(2*3.1416/60*[.B701])^2*(0.045*2.5)^4)" office:value-type="float" office:value="0.00402623693869818">
            <text:p>0,004</text:p>
          </table:table-cell>
          <table:table-cell table:formula="oooc:=ABS([.C598])/([.$E$769]*(2*3.1416/60*[.B701])^2*(0.045*2.5)^5)" office:value-type="float" office:value="0.000423464931608895">
            <text:p>0,0004</text:p>
          </table:table-cell>
          <table:table-cell table:formula="oooc:=[.H801]/(2*3.1416/60*[.B701]*(0.045*2.5))" office:value-type="float" office:value="0.0614651834472256">
            <text:p>0,0615</text:p>
          </table:table-cell>
          <table:table-cell/>
          <table:table-cell table:formula="oooc:=[.G801]*[.I801]/[.J801]" office:value-type="float" office:value="0.584401147690884">
            <text:p>0,584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.92265701">
            <text:p>19,9227</text:p>
          </table:table-cell>
          <table:table-cell>
            <draw:frame table:end-cell-address="Sheet1.G818" table:end-x="1.059cm" table:end-y="0.119cm" draw:z-index="11" svg:width="7.999cm" svg:height="6.999cm" svg:x="2.091cm" svg:y="0.345cm">
              <draw:object draw:notify-on-update-of-ranges="Sheet1.A710:Sheet1.A805 Sheet1.I710:Sheet1.I80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 office:value-type="float" office:value="0.0622685526292888">
            <text:p>0,0623</text:p>
          </table:table-cell>
          <table:table-cell table:formula="oooc:=([.B802]*2/[.$E$769])^(1/2)" office:value-type="float" office:value="5.87412396653174">
            <text:p>5,8741</text:p>
          </table:table-cell>
          <table:table-cell table:formula="oooc:=[.E599]/([.$E$769]*(2*3.1416/60*[.B702])^2*(0.045*2.5)^4)" office:value-type="float" office:value="0.00403653395138183">
            <text:p>0,004</text:p>
          </table:table-cell>
          <table:table-cell table:formula="oooc:=ABS([.C599])/([.$E$769]*(2*3.1416/60*[.B702])^2*(0.045*2.5)^5)" office:value-type="float" office:value="0.00041766600288184">
            <text:p>0,0004</text:p>
          </table:table-cell>
          <table:table-cell table:formula="oooc:=[.H802]/(2*3.1416/60*[.B702]*(0.045*2.5))" office:value-type="float" office:value="0.0622685526292888">
            <text:p>0,0623</text:p>
          </table:table-cell>
          <table:table-cell/>
          <table:table-cell table:formula="oooc:=[.G802]*[.I802]/[.J802]" office:value-type="float" office:value="0.601794556074123">
            <text:p>0,601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.84882736">
            <text:p>19,8488</text:p>
          </table:table-cell>
          <table:table-cell table:number-columns-repeated="4"/>
          <table:table-cell office:value-type="float" office:value="0.0623042009535362">
            <text:p>0,0623</text:p>
          </table:table-cell>
          <table:table-cell table:formula="oooc:=([.B803]*2/[.$E$769])^(1/2)" office:value-type="float" office:value="5.86322966034131">
            <text:p>5,8632</text:p>
          </table:table-cell>
          <table:table-cell table:formula="oooc:=[.E600]/([.$E$769]*(2*3.1416/60*[.B703])^2*(0.045*2.5)^4)" office:value-type="float" office:value="0.00412215772187975">
            <text:p>0,0041</text:p>
          </table:table-cell>
          <table:table-cell table:formula="oooc:=ABS([.C600])/([.$E$769]*(2*3.1416/60*[.B703])^2*(0.045*2.5)^5)" office:value-type="float" office:value="0.000423663184431493">
            <text:p>0,0004</text:p>
          </table:table-cell>
          <table:table-cell table:formula="oooc:=[.H803]/(2*3.1416/60*[.B703]*(0.045*2.5))" office:value-type="float" office:value="0.0623042009535362">
            <text:p>0,0623</text:p>
          </table:table-cell>
          <table:table-cell/>
          <table:table-cell table:formula="oooc:=[.G803]*[.I803]/[.J803]" office:value-type="float" office:value="0.606207365907425">
            <text:p>0,60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.83652306">
            <text:p>19,8365</text:p>
          </table:table-cell>
          <table:table-cell table:number-columns-repeated="4"/>
          <table:table-cell office:value-type="float" office:value="0.0624846463420045">
            <text:p>0,0625</text:p>
          </table:table-cell>
          <table:table-cell table:formula="oooc:=([.B804]*2/[.$E$769])^(1/2)" office:value-type="float" office:value="5.86141206882242">
            <text:p>5,8614</text:p>
          </table:table-cell>
          <table:table-cell table:formula="oooc:=[.E601]/([.$E$769]*(2*3.1416/60*[.B704])^2*(0.045*2.5)^4)" office:value-type="float" office:value="0.00422137194069214">
            <text:p>0,0042</text:p>
          </table:table-cell>
          <table:table-cell table:formula="oooc:=ABS([.C601])/([.$E$769]*(2*3.1416/60*[.B704])^2*(0.045*2.5)^5)" office:value-type="float" office:value="0.000447621297738588">
            <text:p>0,0004</text:p>
          </table:table-cell>
          <table:table-cell table:formula="oooc:=[.H804]/(2*3.1416/60*[.B704]*(0.045*2.5))" office:value-type="float" office:value="0.0624846463420045">
            <text:p>0,0625</text:p>
          </table:table-cell>
          <table:table-cell/>
          <table:table-cell table:formula="oooc:=[.G804]*[.I804]/[.J804]" office:value-type="float" office:value="0.589272525960666">
            <text:p>0,589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.82421875">
            <text:p>19,8242</text:p>
          </table:table-cell>
          <table:table-cell table:number-columns-repeated="4"/>
          <table:table-cell office:value-type="float" office:value="0.0626586914847693">
            <text:p>0,0627</text:p>
          </table:table-cell>
          <table:table-cell table:formula="oooc:=([.B805]*2/[.$E$769])^(1/2)" office:value-type="float" office:value="5.85959391202569">
            <text:p>5,8596</text:p>
          </table:table-cell>
          <table:table-cell table:formula="oooc:=[.E602]/([.$E$769]*(2*3.1416/60*[.B705])^2*(0.045*2.5)^4)" office:value-type="float" office:value="0.00439270955629384">
            <text:p>0,0044</text:p>
          </table:table-cell>
          <table:table-cell table:formula="oooc:=ABS([.C602])/([.$E$769]*(2*3.1416/60*[.B705])^2*(0.045*2.5)^5)" office:value-type="float" office:value="0.00045717888939211">
            <text:p>0,0005</text:p>
          </table:table-cell>
          <table:table-cell table:formula="oooc:=[.H805]/(2*3.1416/60*[.B705]*(0.045*2.5))" office:value-type="float" office:value="0.0626586914847693">
            <text:p>0,0627</text:p>
          </table:table-cell>
          <table:table-cell/>
          <table:table-cell table:formula="oooc:=[.G805]*[.I805]/[.J805]" office:value-type="float" office:value="0.602043181031367">
            <text:p>0,6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3:2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1T16:57:13</meta:creation-date>
    <dc:date>2006-12-03T13:23:01</dc:date>
    <dc:language>fr-FR</dc:language>
    <meta:editing-cycles>9</meta:editing-cycles>
    <meta:editing-duration>PT1H12M3S</meta:editing-duration>
    <meta:user-defined meta:name="Info 1"/>
    <meta:user-defined meta:name="Info 2"/>
    <meta:user-defined meta:name="Info 3"/>
    <meta:user-defined meta:name="Info 4"/>
    <meta:document-statistic meta:table-count="3" meta:cell-count="297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1:.$B$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26641832">
                <text:p>-0.2664183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26562947">
                <text:p>-0.2656294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2623878">
                <text:p>-0.262387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2589179">
                <text:p>-0.258917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25888826">
                <text:p>-0.2588882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25260666">
                <text:p>-0.2526066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24792298">
                <text:p>-0.2479229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24429949">
                <text:p>-0.2442994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2429028">
                <text:p>-0.242902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24272866">
                <text:p>-0.2427286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23941226">
                <text:p>-0.2394122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23631065">
                <text:p>-0.2363106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22533242">
                <text:p>-0.22533242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2214392">
                <text:p>-0.221439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21804694">
                <text:p>-0.21804694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2182862">
                <text:p>-0.218286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21528309">
                <text:p>-0.2152830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21347882">
                <text:p>-0.2134788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21172115">
                <text:p>-0.2117211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21147978">
                <text:p>-0.2114797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20936966">
                <text:p>-0.2093696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2071997">
                <text:p>-0.207199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20757647">
                <text:p>-0.2075764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20496299">
                <text:p>-0.2049629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20311711">
                <text:p>-0.2031171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20312193">
                <text:p>-0.2031219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20048989">
                <text:p>-0.2004898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19725232">
                <text:p>-0.19725232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19487327">
                <text:p>-0.1948732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19138988">
                <text:p>-0.1913898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1891407">
                <text:p>-0.189140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18714323">
                <text:p>-0.1871432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18558797">
                <text:p>-0.1855879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18423543">
                <text:p>-0.1842354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18327553">
                <text:p>-0.1832755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1860164">
                <text:p>-0.186016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1870305">
                <text:p>-0.187030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1876323">
                <text:p>-0.187632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18158684">
                <text:p>-0.1815868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17723274">
                <text:p>-0.1772327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17116587">
                <text:p>-0.17116587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16593094">
                <text:p>-0.1659309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15981782">
                <text:p>-0.1598178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15504854">
                <text:p>-0.1550485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15394557">
                <text:p>-0.15394557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14767094">
                <text:p>-0.1476709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14169075">
                <text:p>-0.1416907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13484457">
                <text:p>-0.1348445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13018593">
                <text:p>-0.13018593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12776532">
                <text:p>-0.12776532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12613383">
                <text:p>-0.12613383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12002972">
                <text:p>-0.1200297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1153803">
                <text:p>-0.1153803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10974394">
                <text:p>-0.10974394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10343651">
                <text:p>-0.1034365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09706028">
                <text:p>-0.09706028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09053794">
                <text:p>-0.09053794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08068039">
                <text:p>-0.08068039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7293879">
                <text:p>-0.0729387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6445037">
                <text:p>-0.0644503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5387719">
                <text:p>-0.0538771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404746">
                <text:p>-0.0404746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3194979">
                <text:p>-0.0319497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-0.02403819">
                <text:p>-0.02403819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-0.01693352">
                <text:p>-0.0169335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-0.01129987">
                <text:p>-0.01129987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0.0121624">
                <text:p>0.0121624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0.02663182">
                <text:p>0.02663182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0.03432392">
                <text:p>0.0343239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4358252">
                <text:p>0.04358252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4969798">
                <text:p>0.04969798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4891748">
                <text:p>0.04891748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4137329">
                <text:p>0.0413732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5547612">
                <text:p>0.0554761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07069918">
                <text:p>0.07069918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06761609">
                <text:p>0.06761609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06740527">
                <text:p>0.0674052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08371095">
                <text:p>0.0837109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0.07290345">
                <text:p>0.0729034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0.08185966">
                <text:p>0.08185966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0.07867181">
                <text:p>0.0786718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09013973">
                <text:p>0.09013973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0.10063527">
                <text:p>0.1006352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11207417">
                <text:p>0.1120741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11881845">
                <text:p>0.11881845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12621051">
                <text:p>0.1262105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13593821">
                <text:p>0.13593821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14502496">
                <text:p>0.14502496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14220579">
                <text:p>0.14220579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1523963">
                <text:p>0.1523963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15882701">
                <text:p>0.1588270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16614257">
                <text:p>0.16614257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16778864">
                <text:p>0.16778864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17159155">
                <text:p>0.17159155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18167605">
                <text:p>0.1816760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1891833">
                <text:p>0.189183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6.988cm" chart:class="chart:scatter" chart:style-name="ch1">
        <chart:title svg:x="3.038cm" svg:y="0.138cm" chart:style-name="ch2">
          <text:p>Main Title</text:p>
        </chart:title>
        <chart:legend chart:legend-position="end" svg:x="6.634cm" svg:y="3.303cm" chart:style-name="ch3"/>
        <chart:plot-area chart:style-name="ch4" table:cell-range-address="Sheet1.$A$506:.$A$602 Sheet1.$F$506:.$F$602" chart:data-source-has-labels="row" chart:table-number-list="0 0" svg:x="0.615cm" svg:y="0.782cm" svg:width="6.153cm" svg:height="5.90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rtanc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87149301208149">
                <text:p>0.287149301208149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90788925034772">
                <text:p>0.19078892503477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39247303202533">
                <text:p>0.23924730320253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77663922134386">
                <text:p>0.17766392213438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200653873959038">
                <text:p>0.20065387395903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7238497">
                <text:p>0.27238497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38182368898933">
                <text:p>0.23818236889893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85344605556453">
                <text:p>0.285344605556453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78238599790115">
                <text:p>0.278238599790115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3054112535436">
                <text:p>0.2305411253543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42996791170823">
                <text:p>0.242996791170823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33504212932589">
                <text:p>0.23350421293258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41143221952171">
                <text:p>0.241143221952171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29023354930776">
                <text:p>0.22902335493077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23950617509062">
                <text:p>0.22395061750906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20145797649537">
                <text:p>0.220145797649537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22172881841195">
                <text:p>0.222172881841195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22251075684922">
                <text:p>0.22225107568492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23420702831857">
                <text:p>0.223420702831857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23313428887207">
                <text:p>0.223313428887207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22895137821734">
                <text:p>0.22289513782173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20601694813856">
                <text:p>0.22060169481385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20774079311674">
                <text:p>0.220774079311674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2157395281915">
                <text:p>0.22157395281915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21278065885272">
                <text:p>0.22127806588527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20818598971044">
                <text:p>0.220818598971044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19289684597988">
                <text:p>0.21928968459798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217823463612016">
                <text:p>0.21782346361201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216436870174259">
                <text:p>0.21643687017425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215391918585494">
                <text:p>0.21539191858549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215008298461547">
                <text:p>0.215008298461547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214299978483339">
                <text:p>0.214299978483339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214155393024832">
                <text:p>0.21415539302483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213406445442335">
                <text:p>0.213406445442335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216004048620688">
                <text:p>0.21600404862068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32045852970329">
                <text:p>0.23204585297032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32065112984767">
                <text:p>0.232065112984767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42434465901956">
                <text:p>0.24243446590195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43414370915721">
                <text:p>0.24341437091572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41924095271201">
                <text:p>0.241924095271201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40734602627229">
                <text:p>0.240734602627229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39894871217347">
                <text:p>0.239894871217347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32017758089936">
                <text:p>0.232017758089936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3005522341393">
                <text:p>0.2300552234139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20203644242323">
                <text:p>0.220203644242323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211662351790105">
                <text:p>0.211662351790105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209641267077858">
                <text:p>0.20964126707785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203233221837079">
                <text:p>0.20323322183707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94571538070252">
                <text:p>0.194571538070252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93733650204189">
                <text:p>0.193733650204189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9168315268387">
                <text:p>0.1916831526838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87558464509175">
                <text:p>0.18755846450917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8381159515343">
                <text:p>0.1838115951534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82646270263377">
                <text:p>0.18264627026337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8016942905119">
                <text:p>0.1801694290511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81203965666411">
                <text:p>0.18120396566641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94812508816204">
                <text:p>0.194812508816204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84694846250799">
                <text:p>0.184694846250799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7858278253716">
                <text:p>0.17858278253716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71931119833392">
                <text:p>0.17193111983339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69913907762455">
                <text:p>0.16991390776245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70603675031109">
                <text:p>0.17060367503110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73136184855315">
                <text:p>0.17313618485531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76210995480547">
                <text:p>0.17621099548054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75947118983883">
                <text:p>0.17594711898388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7663654024022">
                <text:p>0.17663654024022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64177922420928">
                <text:p>0.164177922420928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61342340989297">
                <text:p>0.16134234098929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65322889626273">
                <text:p>0.16532288962627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70299774960561">
                <text:p>0.17029977496056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60332647746594">
                <text:p>0.160332647746594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69725951374364">
                <text:p>0.16972595137436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96789590121992">
                <text:p>0.196789590121992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80214307086522">
                <text:p>0.180214307086522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63179777127492">
                <text:p>0.16317977712749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67694391310893">
                <text:p>0.167694391310893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64667206254468">
                <text:p>0.16466720625446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4211149805306">
                <text:p>0.14211149805306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53758695296938">
                <text:p>0.153758695296938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31236676639192">
                <text:p>0.131236676639192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58906615026545">
                <text:p>0.15890661502654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54643921141798">
                <text:p>0.154643921141798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42358566202768">
                <text:p>0.14235856620276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157274130254609">
                <text:p>0.157274130254609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41878077704727">
                <text:p>0.14187807770472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156621539792387">
                <text:p>0.15662153979238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138994134666931">
                <text:p>0.13899413466693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140837935611907">
                <text:p>0.14083793561190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151911848659931">
                <text:p>0.151911848659931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2157456523065">
                <text:p>0.12157456523065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134792825970103">
                <text:p>0.134792825970103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13420326687993">
                <text:p>0.1342032668799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129306954883524">
                <text:p>0.129306954883524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134824840094673">
                <text:p>0.13482484009467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142057321652972">
                <text:p>0.142057321652972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136137847371191">
                <text:p>0.136137847371191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6.1000003814697pt" style:font-family-asian="'Lucida Sans Unicode'" style:font-family-generic-asian="system" style:font-pitch-asian="variable" style:font-size-asian="26.1000003814697pt" style:font-family-complex="Tahoma" style:font-family-generic-complex="system" style:font-pitch-complex="variable" style:font-size-complex="26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2pt" style:font-family-asian="'Lucida Sans Unicode'" style:font-family-generic-asian="system" style:font-pitch-asian="variable" style:font-size-asian="12pt" style:font-family-complex="Tahoma" style:font-family-generic-complex="system" style:font-pitch-complex="variable" style:font-size-complex="12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12pt" style:font-family-asian="'Lucida Sans Unicode'" style:font-family-generic-asian="system" style:font-pitch-asian="variable" style:font-size-asian="12pt" style:font-family-complex="Tahoma" style:font-family-generic-complex="system" style:font-pitch-complex="variable" style:font-size-complex="12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418cm" svg:height="14.081cm" chart:class="chart:scatter" chart:style-name="ch1">
        <chart:title svg:x="5.727cm" svg:y="0.28cm" chart:style-name="ch2">
          <text:p>Main Title</text:p>
        </chart:title>
        <chart:legend chart:legend-position="end" svg:x="12.565cm" svg:y="6.658cm" chart:style-name="ch3"/>
        <chart:plot-area chart:style-name="ch4" table:cell-range-address="Sheet1.$A$610:.$B$705" chart:table-number-list="0" svg:x="0.308cm" svg:y="1.869cm" svg:width="11.642cm" svg:height="11.932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-5">
                <text:p>-5</text:p>
              </table:table-cell>
              <table:table-cell office:value-type="float" office:value="8784.23828125">
                <text:p>8784.2382812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-4">
                <text:p>-4</text:p>
              </table:table-cell>
              <table:table-cell office:value-type="float" office:value="8793.828125">
                <text:p>8793.828125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-3">
                <text:p>-3</text:p>
              </table:table-cell>
              <table:table-cell office:value-type="float" office:value="8785.0390625">
                <text:p>8785.039062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-2">
                <text:p>-2</text:p>
              </table:table-cell>
              <table:table-cell office:value-type="float" office:value="8784.74609375">
                <text:p>8784.7460937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-1">
                <text:p>-1</text:p>
              </table:table-cell>
              <table:table-cell office:value-type="float" office:value="8783.9453125">
                <text:p>8783.945312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0">
                <text:p>0</text:p>
              </table:table-cell>
              <table:table-cell office:value-type="float" office:value="8785.46875">
                <text:p>8785.46875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">
                <text:p>1</text:p>
              </table:table-cell>
              <table:table-cell office:value-type="float" office:value="8784.35546875">
                <text:p>8784.3554687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2">
                <text:p>2</text:p>
              </table:table-cell>
              <table:table-cell office:value-type="float" office:value="8786.640625">
                <text:p>8786.64062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3">
                <text:p>3</text:p>
              </table:table-cell>
              <table:table-cell office:value-type="float" office:value="8784.53125">
                <text:p>8784.53125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4">
                <text:p>4</text:p>
              </table:table-cell>
              <table:table-cell office:value-type="float" office:value="8785.25390625">
                <text:p>8785.2539062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5">
                <text:p>5</text:p>
              </table:table-cell>
              <table:table-cell office:value-type="float" office:value="8794.55078125">
                <text:p>8794.5507812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">
                <text:p>6</text:p>
              </table:table-cell>
              <table:table-cell office:value-type="float" office:value="8784.2578125">
                <text:p>8784.257812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7">
                <text:p>7</text:p>
              </table:table-cell>
              <table:table-cell office:value-type="float" office:value="8768.49609375">
                <text:p>8768.4960937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8">
                <text:p>8</text:p>
              </table:table-cell>
              <table:table-cell office:value-type="float" office:value="8764.39453125">
                <text:p>8764.3945312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9">
                <text:p>9</text:p>
              </table:table-cell>
              <table:table-cell office:value-type="float" office:value="8774.47265625">
                <text:p>8774.4726562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">
                <text:p>10</text:p>
              </table:table-cell>
              <table:table-cell office:value-type="float" office:value="8793.73046875">
                <text:p>8793.7304687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1">
                <text:p>11</text:p>
              </table:table-cell>
              <table:table-cell office:value-type="float" office:value="8784.58984375">
                <text:p>8784.5898437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">
                <text:p>12</text:p>
              </table:table-cell>
              <table:table-cell office:value-type="float" office:value="8790.56640625">
                <text:p>8790.56640625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3">
                <text:p>13</text:p>
              </table:table-cell>
              <table:table-cell office:value-type="float" office:value="8784.21875">
                <text:p>8784.21875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4">
                <text:p>14</text:p>
              </table:table-cell>
              <table:table-cell office:value-type="float" office:value="8784.51171875">
                <text:p>8784.5117187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5">
                <text:p>15</text:p>
              </table:table-cell>
              <table:table-cell office:value-type="float" office:value="8790.25390625">
                <text:p>8790.2539062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6">
                <text:p>16</text:p>
              </table:table-cell>
              <table:table-cell office:value-type="float" office:value="8783.73046875">
                <text:p>8783.7304687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7">
                <text:p>17</text:p>
              </table:table-cell>
              <table:table-cell office:value-type="float" office:value="8785.0390625">
                <text:p>8785.0390625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8">
                <text:p>18</text:p>
              </table:table-cell>
              <table:table-cell office:value-type="float" office:value="8774.86328125">
                <text:p>8774.86328125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9">
                <text:p>19</text:p>
              </table:table-cell>
              <table:table-cell office:value-type="float" office:value="8784.27734375">
                <text:p>8784.27734375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20">
                <text:p>20</text:p>
              </table:table-cell>
              <table:table-cell office:value-type="float" office:value="8785.625">
                <text:p>8785.62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21">
                <text:p>21</text:p>
              </table:table-cell>
              <table:table-cell office:value-type="float" office:value="8784.4140625">
                <text:p>8784.414062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22">
                <text:p>22</text:p>
              </table:table-cell>
              <table:table-cell office:value-type="float" office:value="8783.76953125">
                <text:p>8783.7695312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23">
                <text:p>23</text:p>
              </table:table-cell>
              <table:table-cell office:value-type="float" office:value="8783.41796875">
                <text:p>8783.4179687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24">
                <text:p>24</text:p>
              </table:table-cell>
              <table:table-cell office:value-type="float" office:value="8774.31640625">
                <text:p>8774.31640625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25">
                <text:p>25</text:p>
              </table:table-cell>
              <table:table-cell office:value-type="float" office:value="8774.6875">
                <text:p>8774.687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26">
                <text:p>26</text:p>
              </table:table-cell>
              <table:table-cell office:value-type="float" office:value="8764.765625">
                <text:p>8764.765625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27">
                <text:p>27</text:p>
              </table:table-cell>
              <table:table-cell office:value-type="float" office:value="8745.05859375">
                <text:p>8745.05859375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28">
                <text:p>28</text:p>
              </table:table-cell>
              <table:table-cell office:value-type="float" office:value="8735.7421875">
                <text:p>8735.742187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29">
                <text:p>29</text:p>
              </table:table-cell>
              <table:table-cell office:value-type="float" office:value="8753.92578125">
                <text:p>8753.9257812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30">
                <text:p>30</text:p>
              </table:table-cell>
              <table:table-cell office:value-type="float" office:value="8755.4296875">
                <text:p>8755.429687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31">
                <text:p>31</text:p>
              </table:table-cell>
              <table:table-cell office:value-type="float" office:value="8765.5078125">
                <text:p>8765.5078125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32">
                <text:p>32</text:p>
              </table:table-cell>
              <table:table-cell office:value-type="float" office:value="8766.30859375">
                <text:p>8766.3085937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33">
                <text:p>33</text:p>
              </table:table-cell>
              <table:table-cell office:value-type="float" office:value="8755.625">
                <text:p>8755.625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34">
                <text:p>34</text:p>
              </table:table-cell>
              <table:table-cell office:value-type="float" office:value="8745.3515625">
                <text:p>8745.3515625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35">
                <text:p>35</text:p>
              </table:table-cell>
              <table:table-cell office:value-type="float" office:value="8755.05859375">
                <text:p>8755.05859375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36">
                <text:p>36</text:p>
              </table:table-cell>
              <table:table-cell office:value-type="float" office:value="8765.6640625">
                <text:p>8765.6640625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37">
                <text:p>37</text:p>
              </table:table-cell>
              <table:table-cell office:value-type="float" office:value="8759.6875">
                <text:p>8759.6875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38">
                <text:p>38</text:p>
              </table:table-cell>
              <table:table-cell office:value-type="float" office:value="8775.13671875">
                <text:p>8775.13671875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39">
                <text:p>39</text:p>
              </table:table-cell>
              <table:table-cell office:value-type="float" office:value="8812.16796875">
                <text:p>8812.16796875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40">
                <text:p>40</text:p>
              </table:table-cell>
              <table:table-cell office:value-type="float" office:value="8823.8671875">
                <text:p>8823.867187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41">
                <text:p>41</text:p>
              </table:table-cell>
              <table:table-cell office:value-type="float" office:value="8816.640625">
                <text:p>8816.640625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42">
                <text:p>42</text:p>
              </table:table-cell>
              <table:table-cell office:value-type="float" office:value="8816.30859375">
                <text:p>8816.30859375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43">
                <text:p>43</text:p>
              </table:table-cell>
              <table:table-cell office:value-type="float" office:value="8785.625">
                <text:p>8785.625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44">
                <text:p>44</text:p>
              </table:table-cell>
              <table:table-cell office:value-type="float" office:value="8785.625">
                <text:p>8785.62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45">
                <text:p>45</text:p>
              </table:table-cell>
              <table:table-cell office:value-type="float" office:value="8806.9921875">
                <text:p>8806.9921875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46">
                <text:p>46</text:p>
              </table:table-cell>
              <table:table-cell office:value-type="float" office:value="8807.01171875">
                <text:p>8807.01171875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47">
                <text:p>47</text:p>
              </table:table-cell>
              <table:table-cell office:value-type="float" office:value="8807.20703125">
                <text:p>8807.20703125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48">
                <text:p>48</text:p>
              </table:table-cell>
              <table:table-cell office:value-type="float" office:value="8805.859375">
                <text:p>8805.85937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49">
                <text:p>49</text:p>
              </table:table-cell>
              <table:table-cell office:value-type="float" office:value="8795.8984375">
                <text:p>8795.898437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50">
                <text:p>50</text:p>
              </table:table-cell>
              <table:table-cell office:value-type="float" office:value="8796.15234375">
                <text:p>8796.1523437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51">
                <text:p>51</text:p>
              </table:table-cell>
              <table:table-cell office:value-type="float" office:value="8784.6875">
                <text:p>8784.6875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52">
                <text:p>52</text:p>
              </table:table-cell>
              <table:table-cell office:value-type="float" office:value="8765.9375">
                <text:p>8765.9375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53">
                <text:p>53</text:p>
              </table:table-cell>
              <table:table-cell office:value-type="float" office:value="8776.484375">
                <text:p>8776.484375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54">
                <text:p>54</text:p>
              </table:table-cell>
              <table:table-cell office:value-type="float" office:value="8766.09375">
                <text:p>8766.09375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55">
                <text:p>55</text:p>
              </table:table-cell>
              <table:table-cell office:value-type="float" office:value="8755.37109375">
                <text:p>8755.37109375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56">
                <text:p>56</text:p>
              </table:table-cell>
              <table:table-cell office:value-type="float" office:value="8726.11328125">
                <text:p>8726.11328125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57">
                <text:p>57</text:p>
              </table:table-cell>
              <table:table-cell office:value-type="float" office:value="8715.56640625">
                <text:p>8715.56640625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58">
                <text:p>58</text:p>
              </table:table-cell>
              <table:table-cell office:value-type="float" office:value="8705.56640625">
                <text:p>8705.56640625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59">
                <text:p>59</text:p>
              </table:table-cell>
              <table:table-cell office:value-type="float" office:value="8725.3125">
                <text:p>8725.3125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0">
                <text:p>60</text:p>
              </table:table-cell>
              <table:table-cell office:value-type="float" office:value="8715.60546875">
                <text:p>8715.60546875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1">
                <text:p>61</text:p>
              </table:table-cell>
              <table:table-cell office:value-type="float" office:value="8567.55859375">
                <text:p>8567.55859375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2">
                <text:p>62</text:p>
              </table:table-cell>
              <table:table-cell office:value-type="float" office:value="8547.265625">
                <text:p>8547.265625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3">
                <text:p>63</text:p>
              </table:table-cell>
              <table:table-cell office:value-type="float" office:value="8523.91601563">
                <text:p>8523.91601563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4">
                <text:p>64</text:p>
              </table:table-cell>
              <table:table-cell office:value-type="float" office:value="8504.9609375">
                <text:p>8504.960937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5">
                <text:p>65</text:p>
              </table:table-cell>
              <table:table-cell office:value-type="float" office:value="8496.27929688">
                <text:p>8496.27929688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6">
                <text:p>66</text:p>
              </table:table-cell>
              <table:table-cell office:value-type="float" office:value="8472.01171875">
                <text:p>8472.01171875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7">
                <text:p>67</text:p>
              </table:table-cell>
              <table:table-cell office:value-type="float" office:value="8452.25585938">
                <text:p>8452.25585938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">
                <text:p>68</text:p>
              </table:table-cell>
              <table:table-cell office:value-type="float" office:value="8452.00195313">
                <text:p>8452.00195313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9">
                <text:p>69</text:p>
              </table:table-cell>
              <table:table-cell office:value-type="float" office:value="8418.70117188">
                <text:p>8418.70117188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0">
                <text:p>70</text:p>
              </table:table-cell>
              <table:table-cell office:value-type="float" office:value="8402.40234375">
                <text:p>8402.40234375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1">
                <text:p>71</text:p>
              </table:table-cell>
              <table:table-cell office:value-type="float" office:value="8392.48046875">
                <text:p>8392.48046875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2">
                <text:p>72</text:p>
              </table:table-cell>
              <table:table-cell office:value-type="float" office:value="8349.18945313">
                <text:p>8349.18945313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3">
                <text:p>73</text:p>
              </table:table-cell>
              <table:table-cell office:value-type="float" office:value="8344.7265625">
                <text:p>8344.7265625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4">
                <text:p>74</text:p>
              </table:table-cell>
              <table:table-cell office:value-type="float" office:value="8333.14453125">
                <text:p>8333.14453125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">
                <text:p>75</text:p>
              </table:table-cell>
              <table:table-cell office:value-type="float" office:value="8315.40039063">
                <text:p>8315.40039063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6">
                <text:p>76</text:p>
              </table:table-cell>
              <table:table-cell office:value-type="float" office:value="8315.96679688">
                <text:p>8315.96679688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">
                <text:p>77</text:p>
              </table:table-cell>
              <table:table-cell office:value-type="float" office:value="8292.0703125">
                <text:p>8292.0703125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8">
                <text:p>78</text:p>
              </table:table-cell>
              <table:table-cell office:value-type="float" office:value="8267.44140625">
                <text:p>8267.44140625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9">
                <text:p>79</text:p>
              </table:table-cell>
              <table:table-cell office:value-type="float" office:value="8237.25585938">
                <text:p>8237.25585938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80">
                <text:p>80</text:p>
              </table:table-cell>
              <table:table-cell office:value-type="float" office:value="8203.37890625">
                <text:p>8203.37890625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81">
                <text:p>81</text:p>
              </table:table-cell>
              <table:table-cell office:value-type="float" office:value="8168.59326172">
                <text:p>8168.59326172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82">
                <text:p>82</text:p>
              </table:table-cell>
              <table:table-cell office:value-type="float" office:value="8138.49658203">
                <text:p>8138.49658203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83">
                <text:p>83</text:p>
              </table:table-cell>
              <table:table-cell office:value-type="float" office:value="8109.75537109">
                <text:p>8109.75537109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84">
                <text:p>84</text:p>
              </table:table-cell>
              <table:table-cell office:value-type="float" office:value="8082.11914063">
                <text:p>8082.11914063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85">
                <text:p>85</text:p>
              </table:table-cell>
              <table:table-cell office:value-type="float" office:value="8057.64697266">
                <text:p>8057.64697266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86">
                <text:p>86</text:p>
              </table:table-cell>
              <table:table-cell office:value-type="float" office:value="8038.95458984">
                <text:p>8038.95458984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87">
                <text:p>87</text:p>
              </table:table-cell>
              <table:table-cell office:value-type="float" office:value="8007.41210938">
                <text:p>8007.41210938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88">
                <text:p>88</text:p>
              </table:table-cell>
              <table:table-cell office:value-type="float" office:value="7987.98828125">
                <text:p>7987.98828125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89">
                <text:p>89</text:p>
              </table:table-cell>
              <table:table-cell office:value-type="float" office:value="7962.45117188">
                <text:p>7962.45117188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0">
                <text:p>90</text:p>
              </table:table-cell>
              <table:table-cell office:value-type="float" office:value="7937.87109375">
                <text:p>7937.87109375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643cm" svg:y="3.309cm" chart:style-name="ch3"/>
        <chart:plot-area chart:style-name="ch4" table:cell-range-address="Sheet1.$A$710:.$A$805 Sheet1.$I$710:.$I$805" chart:table-number-list="0 0" svg:x="0.16cm" svg:y="0.941cm" svg:width="6.164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-5">
                <text:p>-5</text:p>
              </table:table-cell>
              <table:table-cell office:value-type="float" office:value="0.00312392433028701">
                <text:p>0.00312392433028701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-4">
                <text:p>-4</text:p>
              </table:table-cell>
              <table:table-cell office:value-type="float" office:value="0.00312598602840667">
                <text:p>0.00312598602840667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-3">
                <text:p>-3</text:p>
              </table:table-cell>
              <table:table-cell office:value-type="float" office:value="0.00312421158086797">
                <text:p>0.00312421158086797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-2">
                <text:p>-2</text:p>
              </table:table-cell>
              <table:table-cell office:value-type="float" office:value="0.00311159921508698">
                <text:p>0.00311159921508698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-1">
                <text:p>-1</text:p>
              </table:table-cell>
              <table:table-cell office:value-type="float" office:value="0.00311883422789453">
                <text:p>0.00311883422789453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">
                <text:p>0</text:p>
              </table:table-cell>
              <table:table-cell office:value-type="float" office:value="0.00308851136824781">
                <text:p>0.00308851136824781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">
                <text:p>1</text:p>
              </table:table-cell>
              <table:table-cell office:value-type="float" office:value="0.00307553136530605">
                <text:p>0.00307553136530605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2">
                <text:p>2</text:p>
              </table:table-cell>
              <table:table-cell office:value-type="float" office:value="0.00307395163703509">
                <text:p>0.00307395163703509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3">
                <text:p>3</text:p>
              </table:table-cell>
              <table:table-cell office:value-type="float" office:value="0.00309792510882041">
                <text:p>0.00309792510882041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4">
                <text:p>4</text:p>
              </table:table-cell>
              <table:table-cell office:value-type="float" office:value="0.00309439741363646">
                <text:p>0.00309439741363646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5">
                <text:p>5</text:p>
              </table:table-cell>
              <table:table-cell office:value-type="float" office:value="0.00308376931356551">
                <text:p>0.00308376931356551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6">
                <text:p>6</text:p>
              </table:table-cell>
              <table:table-cell office:value-type="float" office:value="0.00308932399547671">
                <text:p>0.00308932399547671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7">
                <text:p>7</text:p>
              </table:table-cell>
              <table:table-cell office:value-type="float" office:value="0.00308687243598136">
                <text:p>0.00308687243598136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8">
                <text:p>8</text:p>
              </table:table-cell>
              <table:table-cell office:value-type="float" office:value="0.00309340793128458">
                <text:p>0.00309340793128458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9">
                <text:p>9</text:p>
              </table:table-cell>
              <table:table-cell office:value-type="float" office:value="0.00309615439582302">
                <text:p>0.00309615439582302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0">
                <text:p>10</text:p>
              </table:table-cell>
              <table:table-cell office:value-type="float" office:value="0.00309691247755504">
                <text:p>0.00309691247755504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1">
                <text:p>11</text:p>
              </table:table-cell>
              <table:table-cell office:value-type="float" office:value="0.0030921500358996">
                <text:p>0.0030921500358996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2">
                <text:p>12</text:p>
              </table:table-cell>
              <table:table-cell office:value-type="float" office:value="0.00309259531397138">
                <text:p>0.00309259531397138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13">
                <text:p>13</text:p>
              </table:table-cell>
              <table:table-cell office:value-type="float" office:value="0.00310034167409318">
                <text:p>0.00310034167409318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14">
                <text:p>14</text:p>
              </table:table-cell>
              <table:table-cell office:value-type="float" office:value="0.0031143861660622">
                <text:p>0.0031143861660622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15">
                <text:p>15</text:p>
              </table:table-cell>
              <table:table-cell office:value-type="float" office:value="0.00311495793163254">
                <text:p>0.00311495793163254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16">
                <text:p>16</text:p>
              </table:table-cell>
              <table:table-cell office:value-type="float" office:value="0.0031216384279733">
                <text:p>0.0031216384279733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17">
                <text:p>17</text:p>
              </table:table-cell>
              <table:table-cell office:value-type="float" office:value="0.00311711837756735">
                <text:p>0.00311711837756735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18">
                <text:p>18</text:p>
              </table:table-cell>
              <table:table-cell office:value-type="float" office:value="0.00312788280659108">
                <text:p>0.00312788280659108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19">
                <text:p>19</text:p>
              </table:table-cell>
              <table:table-cell office:value-type="float" office:value="0.00314212789544064">
                <text:p>0.00314212789544064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20">
                <text:p>20</text:p>
              </table:table-cell>
              <table:table-cell office:value-type="float" office:value="0.00315582798204022">
                <text:p>0.00315582798204022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21">
                <text:p>21</text:p>
              </table:table-cell>
              <table:table-cell office:value-type="float" office:value="0.00316422024697338">
                <text:p>0.00316422024697338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22">
                <text:p>22</text:p>
              </table:table-cell>
              <table:table-cell office:value-type="float" office:value="0.00316149386230008">
                <text:p>0.00316149386230008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23">
                <text:p>23</text:p>
              </table:table-cell>
              <table:table-cell office:value-type="float" office:value="0.00316758912093544">
                <text:p>0.00316758912093544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24">
                <text:p>24</text:p>
              </table:table-cell>
              <table:table-cell office:value-type="float" office:value="0.00316782160361281">
                <text:p>0.00316782160361281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25">
                <text:p>25</text:p>
              </table:table-cell>
              <table:table-cell office:value-type="float" office:value="0.00316931777436298">
                <text:p>0.0031693177743629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26">
                <text:p>26</text:p>
              </table:table-cell>
              <table:table-cell office:value-type="float" office:value="0.00318529752465173">
                <text:p>0.00318529752465173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27">
                <text:p>27</text:p>
              </table:table-cell>
              <table:table-cell office:value-type="float" office:value="0.00319137093647905">
                <text:p>0.00319137093647905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28">
                <text:p>28</text:p>
              </table:table-cell>
              <table:table-cell office:value-type="float" office:value="0.00320668865375926">
                <text:p>0.00320668865375926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29">
                <text:p>29</text:p>
              </table:table-cell>
              <table:table-cell office:value-type="float" office:value="0.00323021749653231">
                <text:p>0.00323021749653231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30">
                <text:p>30</text:p>
              </table:table-cell>
              <table:table-cell office:value-type="float" office:value="0.00329184596458546">
                <text:p>0.00329184596458546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31">
                <text:p>31</text:p>
              </table:table-cell>
              <table:table-cell office:value-type="float" office:value="0.00332239989270983">
                <text:p>0.0033223998927098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32">
                <text:p>32</text:p>
              </table:table-cell>
              <table:table-cell office:value-type="float" office:value="0.00335104649203571">
                <text:p>0.00335104649203571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33">
                <text:p>33</text:p>
              </table:table-cell>
              <table:table-cell office:value-type="float" office:value="0.00331763449943963">
                <text:p>0.00331763449943963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34">
                <text:p>34</text:p>
              </table:table-cell>
              <table:table-cell office:value-type="float" office:value="0.00330580926884099">
                <text:p>0.00330580926884099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35">
                <text:p>35</text:p>
              </table:table-cell>
              <table:table-cell office:value-type="float" office:value="0.00326817321059676">
                <text:p>0.00326817321059676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36">
                <text:p>36</text:p>
              </table:table-cell>
              <table:table-cell office:value-type="float" office:value="0.00326659664517241">
                <text:p>0.00326659664517241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37">
                <text:p>37</text:p>
              </table:table-cell>
              <table:table-cell office:value-type="float" office:value="0.00324615309530124">
                <text:p>0.00324615309530124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38">
                <text:p>38</text:p>
              </table:table-cell>
              <table:table-cell office:value-type="float" office:value="0.00323017875798062">
                <text:p>0.00323017875798062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39">
                <text:p>39</text:p>
              </table:table-cell>
              <table:table-cell office:value-type="float" office:value="0.00324858525652396">
                <text:p>0.00324858525652396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40">
                <text:p>40</text:p>
              </table:table-cell>
              <table:table-cell office:value-type="float" office:value="0.00324571718666898">
                <text:p>0.00324571718666898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41">
                <text:p>41</text:p>
              </table:table-cell>
              <table:table-cell office:value-type="float" office:value="0.00325750180534919">
                <text:p>0.00325750180534919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42">
                <text:p>42</text:p>
              </table:table-cell>
              <table:table-cell office:value-type="float" office:value="0.00325872151502442">
                <text:p>0.00325872151502442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43">
                <text:p>43</text:p>
              </table:table-cell>
              <table:table-cell office:value-type="float" office:value="0.00327990693983461">
                <text:p>0.00327990693983461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44">
                <text:p>44</text:p>
              </table:table-cell>
              <table:table-cell office:value-type="float" office:value="0.00328634305643894">
                <text:p>0.00328634305643894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45">
                <text:p>45</text:p>
              </table:table-cell>
              <table:table-cell office:value-type="float" office:value="0.00328651237810719">
                <text:p>0.00328651237810719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46">
                <text:p>46</text:p>
              </table:table-cell>
              <table:table-cell office:value-type="float" office:value="0.00326755100848985">
                <text:p>0.00326755100848985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47">
                <text:p>47</text:p>
              </table:table-cell>
              <table:table-cell office:value-type="float" office:value="0.00326692908101546">
                <text:p>0.00326692908101546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48">
                <text:p>48</text:p>
              </table:table-cell>
              <table:table-cell office:value-type="float" office:value="0.00327518459375113">
                <text:p>0.00327518459375113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49">
                <text:p>49</text:p>
              </table:table-cell>
              <table:table-cell office:value-type="float" office:value="0.00325560987260912">
                <text:p>0.00325560987260912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50">
                <text:p>50</text:p>
              </table:table-cell>
              <table:table-cell office:value-type="float" office:value="0.00327327254969515">
                <text:p>0.00327327254969515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51">
                <text:p>51</text:p>
              </table:table-cell>
              <table:table-cell office:value-type="float" office:value="0.00333907817095831">
                <text:p>0.00333907817095831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52">
                <text:p>52</text:p>
              </table:table-cell>
              <table:table-cell office:value-type="float" office:value="0.0032873366213433">
                <text:p>0.0032873366213433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53">
                <text:p>53</text:p>
              </table:table-cell>
              <table:table-cell office:value-type="float" office:value="0.00326528637667046">
                <text:p>0.00326528637667046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54">
                <text:p>54</text:p>
              </table:table-cell>
              <table:table-cell office:value-type="float" office:value="0.00326006283462575">
                <text:p>0.00326006283462575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55">
                <text:p>55</text:p>
              </table:table-cell>
              <table:table-cell office:value-type="float" office:value="0.00323276895158883">
                <text:p>0.00323276895158883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56">
                <text:p>56</text:p>
              </table:table-cell>
              <table:table-cell office:value-type="float" office:value="0.00323675759711457">
                <text:p>0.0032367575971145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57">
                <text:p>57</text:p>
              </table:table-cell>
              <table:table-cell office:value-type="float" office:value="0.00324829653447391">
                <text:p>0.00324829653447391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58">
                <text:p>58</text:p>
              </table:table-cell>
              <table:table-cell office:value-type="float" office:value="0.0032719036290014">
                <text:p>0.003271903629001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59">
                <text:p>59</text:p>
              </table:table-cell>
              <table:table-cell office:value-type="float" office:value="0.00323593723174028">
                <text:p>0.00323593723174028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60">
                <text:p>60</text:p>
              </table:table-cell>
              <table:table-cell office:value-type="float" office:value="0.00323460893039296">
                <text:p>0.00323460893039296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61">
                <text:p>61</text:p>
              </table:table-cell>
              <table:table-cell office:value-type="float" office:value="0.00318854269029219">
                <text:p>0.00318854269029219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62">
                <text:p>62</text:p>
              </table:table-cell>
              <table:table-cell office:value-type="float" office:value="0.00316779134680949">
                <text:p>0.00316779134680949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63">
                <text:p>63</text:p>
              </table:table-cell>
              <table:table-cell office:value-type="float" office:value="0.00333988326911975">
                <text:p>0.00333988326911975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64">
                <text:p>64</text:p>
              </table:table-cell>
              <table:table-cell office:value-type="float" office:value="0.00340696596699311">
                <text:p>0.00340696596699311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65">
                <text:p>65</text:p>
              </table:table-cell>
              <table:table-cell office:value-type="float" office:value="0.00333033115960653">
                <text:p>0.0033303311596065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66">
                <text:p>66</text:p>
              </table:table-cell>
              <table:table-cell office:value-type="float" office:value="0.00349758730032138">
                <text:p>0.00349758730032138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67">
                <text:p>67</text:p>
              </table:table-cell>
              <table:table-cell office:value-type="float" office:value="0.00372253732382255">
                <text:p>0.00372253732382255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68">
                <text:p>68</text:p>
              </table:table-cell>
              <table:table-cell office:value-type="float" office:value="0.00353984682096896">
                <text:p>0.00353984682096896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69">
                <text:p>69</text:p>
              </table:table-cell>
              <table:table-cell office:value-type="float" office:value="0.00345441607455083">
                <text:p>0.00345441607455083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70">
                <text:p>70</text:p>
              </table:table-cell>
              <table:table-cell office:value-type="float" office:value="0.00348614407296012">
                <text:p>0.00348614407296012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71">
                <text:p>71</text:p>
              </table:table-cell>
              <table:table-cell office:value-type="float" office:value="0.003506097732398">
                <text:p>0.003506097732398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72">
                <text:p>72</text:p>
              </table:table-cell>
              <table:table-cell office:value-type="float" office:value="0.00339417155678332">
                <text:p>0.0033941715567833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73">
                <text:p>73</text:p>
              </table:table-cell>
              <table:table-cell office:value-type="float" office:value="0.00353618666033233">
                <text:p>0.00353618666033233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74">
                <text:p>74</text:p>
              </table:table-cell>
              <table:table-cell office:value-type="float" office:value="0.00348896418652533">
                <text:p>0.00348896418652533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75">
                <text:p>75</text:p>
              </table:table-cell>
              <table:table-cell office:value-type="float" office:value="0.0036224698787595">
                <text:p>0.0036224698787595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76">
                <text:p>76</text:p>
              </table:table-cell>
              <table:table-cell office:value-type="float" office:value="0.00359814964639923">
                <text:p>0.00359814964639923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77">
                <text:p>77</text:p>
              </table:table-cell>
              <table:table-cell office:value-type="float" office:value="0.00362609412031412">
                <text:p>0.00362609412031412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78">
                <text:p>78</text:p>
              </table:table-cell>
              <table:table-cell office:value-type="float" office:value="0.00382364020726328">
                <text:p>0.00382364020726328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79">
                <text:p>79</text:p>
              </table:table-cell>
              <table:table-cell office:value-type="float" office:value="0.00371268971560907">
                <text:p>0.00371268971560907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80">
                <text:p>80</text:p>
              </table:table-cell>
              <table:table-cell office:value-type="float" office:value="0.00383972452422333">
                <text:p>0.00383972452422333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81">
                <text:p>81</text:p>
              </table:table-cell>
              <table:table-cell office:value-type="float" office:value="0.00380368243844398">
                <text:p>0.00380368243844398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82">
                <text:p>82</text:p>
              </table:table-cell>
              <table:table-cell office:value-type="float" office:value="0.00386263716575373">
                <text:p>0.00386263716575373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83">
                <text:p>83</text:p>
              </table:table-cell>
              <table:table-cell office:value-type="float" office:value="0.00406934949670433">
                <text:p>0.00406934949670433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84">
                <text:p>84</text:p>
              </table:table-cell>
              <table:table-cell office:value-type="float" office:value="0.00386460380068086">
                <text:p>0.00386460380068086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85">
                <text:p>85</text:p>
              </table:table-cell>
              <table:table-cell office:value-type="float" office:value="0.00391917634994478">
                <text:p>0.00391917634994478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86">
                <text:p>86</text:p>
              </table:table-cell>
              <table:table-cell office:value-type="float" office:value="0.00402623693869818">
                <text:p>0.00402623693869818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87">
                <text:p>87</text:p>
              </table:table-cell>
              <table:table-cell office:value-type="float" office:value="0.00403653395138183">
                <text:p>0.00403653395138183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88">
                <text:p>88</text:p>
              </table:table-cell>
              <table:table-cell office:value-type="float" office:value="0.00412215772187975">
                <text:p>0.00412215772187975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89">
                <text:p>89</text:p>
              </table:table-cell>
              <table:table-cell office:value-type="float" office:value="0.00422137194069214">
                <text:p>0.00422137194069214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90">
                <text:p>90</text:p>
              </table:table-cell>
              <table:table-cell office:value-type="float" office:value="0.00439270955629384">
                <text:p>0.00439270955629384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6.988cm" chart:class="chart:scatter" chart:style-name="ch1">
        <chart:title svg:x="3.047cm" svg:y="0.138cm" chart:style-name="ch2">
          <text:p>Main Title</text:p>
        </chart:title>
        <chart:legend chart:legend-position="end" svg:x="6.646cm" svg:y="3.303cm" chart:style-name="ch3"/>
        <chart:plot-area chart:style-name="ch4" table:cell-range-address="Sheet1.$G$710:.$G$805 Sheet1.$I$710:.$I$805" chart:table-number-list="0 0" svg:x="0.16cm" svg:y="0.935cm" svg:width="6.167cm" svg:height="5.91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552118453113925">
                <text:p>0.0552118453113925</text:p>
              </table:table-cell>
              <table:table-cell office:value-type="float" office:value="0.00312392433028701">
                <text:p>0.00312392433028701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556105017104372">
                <text:p>0.0556105017104372</text:p>
              </table:table-cell>
              <table:table-cell office:value-type="float" office:value="0.00312598602840667">
                <text:p>0.00312598602840667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556027360008652">
                <text:p>0.0556027360008652</text:p>
              </table:table-cell>
              <table:table-cell office:value-type="float" office:value="0.00312421158086797">
                <text:p>0.00312421158086797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560685540088438">
                <text:p>0.0560685540088438</text:p>
              </table:table-cell>
              <table:table-cell office:value-type="float" office:value="0.00311159921508698">
                <text:p>0.00311159921508698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553831674465145">
                <text:p>0.0553831674465145</text:p>
              </table:table-cell>
              <table:table-cell office:value-type="float" office:value="0.00311883422789453">
                <text:p>0.00311883422789453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55564320443334">
                <text:p>0.055564320443334</text:p>
              </table:table-cell>
              <table:table-cell office:value-type="float" office:value="0.00308851136824781">
                <text:p>0.00308851136824781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552300739642336">
                <text:p>0.0552300739642336</text:p>
              </table:table-cell>
              <table:table-cell office:value-type="float" office:value="0.00307553136530605">
                <text:p>0.00307553136530605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554149160844442">
                <text:p>0.0554149160844442</text:p>
              </table:table-cell>
              <table:table-cell office:value-type="float" office:value="0.00307395163703509">
                <text:p>0.00307395163703509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555980198507726">
                <text:p>0.0555980198507726</text:p>
              </table:table-cell>
              <table:table-cell office:value-type="float" office:value="0.00309792510882041">
                <text:p>0.00309792510882041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560220426035102">
                <text:p>0.0560220426035102</text:p>
              </table:table-cell>
              <table:table-cell office:value-type="float" office:value="0.00309439741363646">
                <text:p>0.00309439741363646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556563521037096">
                <text:p>0.0556563521037096</text:p>
              </table:table-cell>
              <table:table-cell office:value-type="float" office:value="0.00308376931356551">
                <text:p>0.00308376931356551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555332816304298">
                <text:p>0.0555332816304298</text:p>
              </table:table-cell>
              <table:table-cell office:value-type="float" office:value="0.00308932399547671">
                <text:p>0.00308932399547671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56047239977992">
                <text:p>0.056047239977992</text:p>
              </table:table-cell>
              <table:table-cell office:value-type="float" office:value="0.00308687243598136">
                <text:p>0.00308687243598136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557317204997257">
                <text:p>0.0557317204997257</text:p>
              </table:table-cell>
              <table:table-cell office:value-type="float" office:value="0.00309340793128458">
                <text:p>0.00309340793128458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556667171625262">
                <text:p>0.0556667171625262</text:p>
              </table:table-cell>
              <table:table-cell office:value-type="float" office:value="0.00309615439582302">
                <text:p>0.00309615439582302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555705510691133">
                <text:p>0.0555705510691133</text:p>
              </table:table-cell>
              <table:table-cell office:value-type="float" office:value="0.00309691247755504">
                <text:p>0.00309691247755504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556372922428283">
                <text:p>0.0556372922428283</text:p>
              </table:table-cell>
              <table:table-cell office:value-type="float" office:value="0.0030921500358996">
                <text:p>0.0030921500358996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557576490061879">
                <text:p>0.0557576490061879</text:p>
              </table:table-cell>
              <table:table-cell office:value-type="float" office:value="0.00309259531397138">
                <text:p>0.00309259531397138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557376409045676">
                <text:p>0.0557376409045676</text:p>
              </table:table-cell>
              <table:table-cell office:value-type="float" office:value="0.00310034167409318">
                <text:p>0.00310034167409318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555197631112879">
                <text:p>0.0555197631112879</text:p>
              </table:table-cell>
              <table:table-cell office:value-type="float" office:value="0.0031143861660622">
                <text:p>0.0031143861660622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551411228970136">
                <text:p>0.0551411228970136</text:p>
              </table:table-cell>
              <table:table-cell office:value-type="float" office:value="0.00311495793163254">
                <text:p>0.00311495793163254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55166087964971">
                <text:p>0.055166087964971</text:p>
              </table:table-cell>
              <table:table-cell office:value-type="float" office:value="0.0031216384279733">
                <text:p>0.0031216384279733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556978128394242">
                <text:p>0.0556978128394242</text:p>
              </table:table-cell>
              <table:table-cell office:value-type="float" office:value="0.00311711837756735">
                <text:p>0.00311711837756735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550424712753276">
                <text:p>0.0550424712753276</text:p>
              </table:table-cell>
              <table:table-cell office:value-type="float" office:value="0.00312788280659108">
                <text:p>0.00312788280659108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550245746423236">
                <text:p>0.0550245746423236</text:p>
              </table:table-cell>
              <table:table-cell office:value-type="float" office:value="0.00314212789544064">
                <text:p>0.00314212789544064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554153567544739">
                <text:p>0.0554153567544739</text:p>
              </table:table-cell>
              <table:table-cell office:value-type="float" office:value="0.00315582798204022">
                <text:p>0.00315582798204022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54825000499817">
                <text:p>0.054825000499817</text:p>
              </table:table-cell>
              <table:table-cell office:value-type="float" office:value="0.00316422024697338">
                <text:p>0.00316422024697338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548451082730948">
                <text:p>0.0548451082730948</text:p>
              </table:table-cell>
              <table:table-cell office:value-type="float" office:value="0.00316149386230008">
                <text:p>0.00316149386230008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550259493111922">
                <text:p>0.0550259493111922</text:p>
              </table:table-cell>
              <table:table-cell office:value-type="float" office:value="0.00316758912093544">
                <text:p>0.00316758912093544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554937479966378">
                <text:p>0.0554937479966378</text:p>
              </table:table-cell>
              <table:table-cell office:value-type="float" office:value="0.00316782160361281">
                <text:p>0.00316782160361281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554804470163478">
                <text:p>0.0554804470163478</text:p>
              </table:table-cell>
              <table:table-cell office:value-type="float" office:value="0.00316931777436298">
                <text:p>0.0031693177743629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553425134661921">
                <text:p>0.0553425134661921</text:p>
              </table:table-cell>
              <table:table-cell office:value-type="float" office:value="0.00318529752465173">
                <text:p>0.00318529752465173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548571975856811">
                <text:p>0.0548571975856811</text:p>
              </table:table-cell>
              <table:table-cell office:value-type="float" office:value="0.00319137093647905">
                <text:p>0.00319137093647905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553202123489176">
                <text:p>0.0553202123489176</text:p>
              </table:table-cell>
              <table:table-cell office:value-type="float" office:value="0.00320668865375926">
                <text:p>0.00320668865375926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552354579813589">
                <text:p>0.0552354579813589</text:p>
              </table:table-cell>
              <table:table-cell office:value-type="float" office:value="0.00323021749653231">
                <text:p>0.00323021749653231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545709984036144">
                <text:p>0.0545709984036144</text:p>
              </table:table-cell>
              <table:table-cell office:value-type="float" office:value="0.00329184596458546">
                <text:p>0.00329184596458546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569378618648904">
                <text:p>0.0569378618648904</text:p>
              </table:table-cell>
              <table:table-cell office:value-type="float" office:value="0.00332239989270983">
                <text:p>0.0033223998927098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566289237159003">
                <text:p>0.0566289237159003</text:p>
              </table:table-cell>
              <table:table-cell office:value-type="float" office:value="0.00335104649203571">
                <text:p>0.00335104649203571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55814484855525">
                <text:p>0.055814484855525</text:p>
              </table:table-cell>
              <table:table-cell office:value-type="float" office:value="0.00331763449943963">
                <text:p>0.00331763449943963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564201392435971">
                <text:p>0.0564201392435971</text:p>
              </table:table-cell>
              <table:table-cell office:value-type="float" office:value="0.00330580926884099">
                <text:p>0.00330580926884099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566234459252045">
                <text:p>0.0566234459252045</text:p>
              </table:table-cell>
              <table:table-cell office:value-type="float" office:value="0.00326817321059676">
                <text:p>0.00326817321059676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565842566888248">
                <text:p>0.0565842566888248</text:p>
              </table:table-cell>
              <table:table-cell office:value-type="float" office:value="0.00326659664517241">
                <text:p>0.00326659664517241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564946367043163">
                <text:p>0.0564946367043163</text:p>
              </table:table-cell>
              <table:table-cell office:value-type="float" office:value="0.00324615309530124">
                <text:p>0.00324615309530124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565221970236912">
                <text:p>0.0565221970236912</text:p>
              </table:table-cell>
              <table:table-cell office:value-type="float" office:value="0.00323017875798062">
                <text:p>0.00323017875798062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562350869220631">
                <text:p>0.0562350869220631</text:p>
              </table:table-cell>
              <table:table-cell office:value-type="float" office:value="0.00324858525652396">
                <text:p>0.00324858525652396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554566597128428">
                <text:p>0.0554566597128428</text:p>
              </table:table-cell>
              <table:table-cell office:value-type="float" office:value="0.00324571718666898">
                <text:p>0.00324571718666898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555591919097238">
                <text:p>0.0555591919097238</text:p>
              </table:table-cell>
              <table:table-cell office:value-type="float" office:value="0.00325750180534919">
                <text:p>0.00325750180534919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560918784474985">
                <text:p>0.0560918784474985</text:p>
              </table:table-cell>
              <table:table-cell office:value-type="float" office:value="0.00325872151502442">
                <text:p>0.00325872151502442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556021253326382">
                <text:p>0.0556021253326382</text:p>
              </table:table-cell>
              <table:table-cell office:value-type="float" office:value="0.00327990693983461">
                <text:p>0.00327990693983461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559346886564989">
                <text:p>0.0559346886564989</text:p>
              </table:table-cell>
              <table:table-cell office:value-type="float" office:value="0.00328634305643894">
                <text:p>0.00328634305643894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55234703208485">
                <text:p>0.055234703208485</text:p>
              </table:table-cell>
              <table:table-cell office:value-type="float" office:value="0.00328651237810719">
                <text:p>0.00328651237810719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557360051623216">
                <text:p>0.0557360051623216</text:p>
              </table:table-cell>
              <table:table-cell office:value-type="float" office:value="0.00326755100848985">
                <text:p>0.00326755100848985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557121654155691">
                <text:p>0.0557121654155691</text:p>
              </table:table-cell>
              <table:table-cell office:value-type="float" office:value="0.00326692908101546">
                <text:p>0.00326692908101546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544909719049975">
                <text:p>0.0544909719049975</text:p>
              </table:table-cell>
              <table:table-cell office:value-type="float" office:value="0.00327518459375113">
                <text:p>0.00327518459375113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549138141786619">
                <text:p>0.0549138141786619</text:p>
              </table:table-cell>
              <table:table-cell office:value-type="float" office:value="0.00325560987260912">
                <text:p>0.00325560987260912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54660698737423">
                <text:p>0.054660698737423</text:p>
              </table:table-cell>
              <table:table-cell office:value-type="float" office:value="0.00327327254969515">
                <text:p>0.00327327254969515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538366496457607">
                <text:p>0.0538366496457607</text:p>
              </table:table-cell>
              <table:table-cell office:value-type="float" office:value="0.00333907817095831">
                <text:p>0.00333907817095831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555322299557589">
                <text:p>0.0555322299557589</text:p>
              </table:table-cell>
              <table:table-cell office:value-type="float" office:value="0.0032873366213433">
                <text:p>0.0032873366213433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548717077697537">
                <text:p>0.0548717077697537</text:p>
              </table:table-cell>
              <table:table-cell office:value-type="float" office:value="0.00326528637667046">
                <text:p>0.00326528637667046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54007167703714">
                <text:p>0.054007167703714</text:p>
              </table:table-cell>
              <table:table-cell office:value-type="float" office:value="0.00326006283462575">
                <text:p>0.00326006283462575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547849704803742">
                <text:p>0.0547849704803742</text:p>
              </table:table-cell>
              <table:table-cell office:value-type="float" office:value="0.00323276895158883">
                <text:p>0.00323276895158883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556915845707283">
                <text:p>0.0556915845707283</text:p>
              </table:table-cell>
              <table:table-cell office:value-type="float" office:value="0.00323675759711457">
                <text:p>0.0032367575971145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551093070380362">
                <text:p>0.0551093070380362</text:p>
              </table:table-cell>
              <table:table-cell office:value-type="float" office:value="0.00324829653447391">
                <text:p>0.00324829653447391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558922677727107">
                <text:p>0.0558922677727107</text:p>
              </table:table-cell>
              <table:table-cell office:value-type="float" office:value="0.0032719036290014">
                <text:p>0.003271903629001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55091318360942">
                <text:p>0.055091318360942</text:p>
              </table:table-cell>
              <table:table-cell office:value-type="float" office:value="0.00323593723174028">
                <text:p>0.00323593723174028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539118413976534">
                <text:p>0.0539118413976534</text:p>
              </table:table-cell>
              <table:table-cell office:value-type="float" office:value="0.00323460893039296">
                <text:p>0.00323460893039296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0586519511483556">
                <text:p>0.0586519511483556</text:p>
              </table:table-cell>
              <table:table-cell office:value-type="float" office:value="0.00318854269029219">
                <text:p>0.00318854269029219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0592669421845001">
                <text:p>0.0592669421845001</text:p>
              </table:table-cell>
              <table:table-cell office:value-type="float" office:value="0.00316779134680949">
                <text:p>0.00316779134680949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0589293431591391">
                <text:p>0.0589293431591391</text:p>
              </table:table-cell>
              <table:table-cell office:value-type="float" office:value="0.00333988326911975">
                <text:p>0.00333988326911975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059161432467715">
                <text:p>0.059161432467715</text:p>
              </table:table-cell>
              <table:table-cell office:value-type="float" office:value="0.00340696596699311">
                <text:p>0.00340696596699311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0591240262685286">
                <text:p>0.0591240262685286</text:p>
              </table:table-cell>
              <table:table-cell office:value-type="float" office:value="0.00333033115960653">
                <text:p>0.0033303311596065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0593344620445605">
                <text:p>0.0593344620445605</text:p>
              </table:table-cell>
              <table:table-cell office:value-type="float" office:value="0.00349758730032138">
                <text:p>0.00349758730032138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0595784601930102">
                <text:p>0.0595784601930102</text:p>
              </table:table-cell>
              <table:table-cell office:value-type="float" office:value="0.00372253732382255">
                <text:p>0.00372253732382255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0593513265926929">
                <text:p>0.0593513265926929</text:p>
              </table:table-cell>
              <table:table-cell office:value-type="float" office:value="0.00353984682096896">
                <text:p>0.00353984682096896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05962546912149">
                <text:p>0.05962546912149</text:p>
              </table:table-cell>
              <table:table-cell office:value-type="float" office:value="0.00345441607455083">
                <text:p>0.00345441607455083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0596611882704715">
                <text:p>0.0596611882704715</text:p>
              </table:table-cell>
              <table:table-cell office:value-type="float" office:value="0.00348614407296012">
                <text:p>0.00348614407296012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0597884670879573">
                <text:p>0.0597884670879573</text:p>
              </table:table-cell>
              <table:table-cell office:value-type="float" office:value="0.003506097732398">
                <text:p>0.003506097732398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0600933829232742">
                <text:p>0.0600933829232742</text:p>
              </table:table-cell>
              <table:table-cell office:value-type="float" office:value="0.00339417155678332">
                <text:p>0.0033941715567833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0601682938782443">
                <text:p>0.0601682938782443</text:p>
              </table:table-cell>
              <table:table-cell office:value-type="float" office:value="0.00353618666033233">
                <text:p>0.00353618666033233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0602162299605869">
                <text:p>0.0602162299605869</text:p>
              </table:table-cell>
              <table:table-cell office:value-type="float" office:value="0.00348896418652533">
                <text:p>0.00348896418652533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0602106655031978">
                <text:p>0.0602106655031978</text:p>
              </table:table-cell>
              <table:table-cell office:value-type="float" office:value="0.0036224698787595">
                <text:p>0.0036224698787595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0598520999571446">
                <text:p>0.0598520999571446</text:p>
              </table:table-cell>
              <table:table-cell office:value-type="float" office:value="0.00359814964639923">
                <text:p>0.00359814964639923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0602453371841294">
                <text:p>0.0602453371841294</text:p>
              </table:table-cell>
              <table:table-cell office:value-type="float" office:value="0.00362609412031412">
                <text:p>0.00362609412031412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0606454113459974">
                <text:p>0.0606454113459974</text:p>
              </table:table-cell>
              <table:table-cell office:value-type="float" office:value="0.00382364020726328">
                <text:p>0.00382364020726328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0604676938744294">
                <text:p>0.0604676938744294</text:p>
              </table:table-cell>
              <table:table-cell office:value-type="float" office:value="0.00371268971560907">
                <text:p>0.00371268971560907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0607393222583477">
                <text:p>0.0607393222583477</text:p>
              </table:table-cell>
              <table:table-cell office:value-type="float" office:value="0.00383972452422333">
                <text:p>0.00383972452422333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0610000718427888">
                <text:p>0.0610000718427888</text:p>
              </table:table-cell>
              <table:table-cell office:value-type="float" office:value="0.00380368243844398">
                <text:p>0.00380368243844398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06130973789194">
                <text:p>0.06130973789194</text:p>
              </table:table-cell>
              <table:table-cell office:value-type="float" office:value="0.00386263716575373">
                <text:p>0.00386263716575373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0615986574853978">
                <text:p>0.0615986574853978</text:p>
              </table:table-cell>
              <table:table-cell office:value-type="float" office:value="0.00406934949670433">
                <text:p>0.00406934949670433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0618272439444462">
                <text:p>0.0618272439444462</text:p>
              </table:table-cell>
              <table:table-cell office:value-type="float" office:value="0.00386460380068086">
                <text:p>0.00386460380068086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0619068785786042">
                <text:p>0.0619068785786042</text:p>
              </table:table-cell>
              <table:table-cell office:value-type="float" office:value="0.00391917634994478">
                <text:p>0.00391917634994478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0614651834472256">
                <text:p>0.0614651834472256</text:p>
              </table:table-cell>
              <table:table-cell office:value-type="float" office:value="0.00402623693869818">
                <text:p>0.00402623693869818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0622685526292888">
                <text:p>0.0622685526292888</text:p>
              </table:table-cell>
              <table:table-cell office:value-type="float" office:value="0.00403653395138183">
                <text:p>0.00403653395138183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0623042009535362">
                <text:p>0.0623042009535362</text:p>
              </table:table-cell>
              <table:table-cell office:value-type="float" office:value="0.00412215772187975">
                <text:p>0.00412215772187975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0624846463420045">
                <text:p>0.0624846463420045</text:p>
              </table:table-cell>
              <table:table-cell office:value-type="float" office:value="0.00422137194069214">
                <text:p>0.00422137194069214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0.0626586914847693">
                <text:p>0.0626586914847693</text:p>
              </table:table-cell>
              <table:table-cell office:value-type="float" office:value="0.00439270955629384">
                <text:p>0.00439270955629384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4.832cm" svg:height="6.988cm" chart:class="chart:scatter" chart:style-name="ch1">
        <chart:title svg:x="6.462cm" svg:y="0.138cm" chart:style-name="ch2">
          <text:p>Main Title</text:p>
        </chart:title>
        <chart:legend chart:legend-position="end" svg:x="13.29cm" svg:y="3.303cm" chart:style-name="ch3"/>
        <chart:plot-area chart:style-name="ch4" table:cell-range-address="Sheet1.$G$710:.$G$805 Sheet1.$J$710:.$J$805" chart:table-number-list="0 0" svg:x="0.826cm" svg:y="0.935cm" svg:width="12.403cm" svg:height="5.91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552118453113925">
                <text:p>0.0552118453113925</text:p>
              </table:table-cell>
              <table:table-cell office:value-type="float" office:value="0.000475711402648923">
                <text:p>0.000475711402648923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556105017104372">
                <text:p>0.0556105017104372</text:p>
              </table:table-cell>
              <table:table-cell office:value-type="float" office:value="0.000472046256181359">
                <text:p>0.000472046256181359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556027360008652">
                <text:p>0.0556027360008652</text:p>
              </table:table-cell>
              <table:table-cell office:value-type="float" office:value="0.000470503701343607">
                <text:p>0.000470503701343607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560685540088438">
                <text:p>0.0560685540088438</text:p>
              </table:table-cell>
              <table:table-cell office:value-type="float" office:value="0.000471834172645209">
                <text:p>0.000471834172645209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553831674465145">
                <text:p>0.0553831674465145</text:p>
              </table:table-cell>
              <table:table-cell office:value-type="float" office:value="0.000472255802938509">
                <text:p>0.000472255802938509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55564320443334">
                <text:p>0.055564320443334</text:p>
              </table:table-cell>
              <table:table-cell office:value-type="float" office:value="0.000470224114568631">
                <text:p>0.000470224114568631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552300739642336">
                <text:p>0.0552300739642336</text:p>
              </table:table-cell>
              <table:table-cell office:value-type="float" office:value="0.000467802119937532">
                <text:p>0.000467802119937532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554149160844442">
                <text:p>0.0554149160844442</text:p>
              </table:table-cell>
              <table:table-cell office:value-type="float" office:value="0.000465399009791706">
                <text:p>0.000465399009791706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555980198507726">
                <text:p>0.0555980198507726</text:p>
              </table:table-cell>
              <table:table-cell office:value-type="float" office:value="0.000464091793595178">
                <text:p>0.000464091793595178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560220426035102">
                <text:p>0.0560220426035102</text:p>
              </table:table-cell>
              <table:table-cell office:value-type="float" office:value="0.000461435359470381">
                <text:p>0.000461435359470381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556563521037096">
                <text:p>0.0556563521037096</text:p>
              </table:table-cell>
              <table:table-cell office:value-type="float" office:value="0.000455859837778209">
                <text:p>0.000455859837778209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555332816304298">
                <text:p>0.0555332816304298</text:p>
              </table:table-cell>
              <table:table-cell office:value-type="float" office:value="0.00045373558085777">
                <text:p>0.00045373558085777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56047239977992">
                <text:p>0.056047239977992</text:p>
              </table:table-cell>
              <table:table-cell office:value-type="float" office:value="0.000456431562780051">
                <text:p>0.000456431562780051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557317204997257">
                <text:p>0.0557317204997257</text:p>
              </table:table-cell>
              <table:table-cell office:value-type="float" office:value="0.00044622089452041">
                <text:p>0.00044622089452041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556667171625262">
                <text:p>0.0556667171625262</text:p>
              </table:table-cell>
              <table:table-cell office:value-type="float" office:value="0.000440874677498164">
                <text:p>0.000440874677498164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555705510691133">
                <text:p>0.0555705510691133</text:p>
              </table:table-cell>
              <table:table-cell office:value-type="float" office:value="0.000438920427828993">
                <text:p>0.000438920427828993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556372922428283">
                <text:p>0.0556372922428283</text:p>
              </table:table-cell>
              <table:table-cell office:value-type="float" office:value="0.00043989774634695">
                <text:p>0.00043989774634695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557576490061879">
                <text:p>0.0557576490061879</text:p>
              </table:table-cell>
              <table:table-cell office:value-type="float" office:value="0.000440214886946647">
                <text:p>0.000440214886946647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557376409045676">
                <text:p>0.0557376409045676</text:p>
              </table:table-cell>
              <table:table-cell office:value-type="float" office:value="0.000447782560497174">
                <text:p>0.000447782560497174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555197631112879">
                <text:p>0.0555197631112879</text:p>
              </table:table-cell>
              <table:table-cell office:value-type="float" office:value="0.000446736016718579">
                <text:p>0.000446736016718579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551411228970136">
                <text:p>0.0551411228970136</text:p>
              </table:table-cell>
              <table:table-cell office:value-type="float" office:value="0.00044589254534436">
                <text:p>0.00044589254534436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55166087964971">
                <text:p>0.055166087964971</text:p>
              </table:table-cell>
              <table:table-cell office:value-type="float" office:value="0.000446817519070225">
                <text:p>0.00044681751907022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556978128394242">
                <text:p>0.0556978128394242</text:p>
              </table:table-cell>
              <table:table-cell office:value-type="float" office:value="0.000444837826524819">
                <text:p>0.000444837826524819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550424712753276">
                <text:p>0.0550424712753276</text:p>
              </table:table-cell>
              <table:table-cell office:value-type="float" office:value="0.000445903763458645">
                <text:p>0.000445903763458645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550245746423236">
                <text:p>0.0550245746423236</text:p>
              </table:table-cell>
              <table:table-cell office:value-type="float" office:value="0.000441707275505362">
                <text:p>0.000441707275505362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554153567544739">
                <text:p>0.0554153567544739</text:p>
              </table:table-cell>
              <table:table-cell office:value-type="float" office:value="0.000441288655332699">
                <text:p>0.000441288655332699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54825000499817">
                <text:p>0.054825000499817</text:p>
              </table:table-cell>
              <table:table-cell office:value-type="float" office:value="0.00044668435411783">
                <text:p>0.00044668435411783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548451082730948">
                <text:p>0.0548451082730948</text:p>
              </table:table-cell>
              <table:table-cell office:value-type="float" office:value="0.000444768242676772">
                <text:p>0.000444768242676772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550259493111922">
                <text:p>0.0550259493111922</text:p>
              </table:table-cell>
              <table:table-cell office:value-type="float" office:value="0.000440470653538581">
                <text:p>0.000440470653538581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554937479966378">
                <text:p>0.0554937479966378</text:p>
              </table:table-cell>
              <table:table-cell office:value-type="float" office:value="0.000442840533387987">
                <text:p>0.000442840533387987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554804470163478">
                <text:p>0.0554804470163478</text:p>
              </table:table-cell>
              <table:table-cell office:value-type="float" office:value="0.000440864812233726">
                <text:p>0.000440864812233726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553425134661921">
                <text:p>0.0553425134661921</text:p>
              </table:table-cell>
              <table:table-cell office:value-type="float" office:value="0.000442375854805763">
                <text:p>0.000442375854805763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548571975856811">
                <text:p>0.0548571975856811</text:p>
              </table:table-cell>
              <table:table-cell office:value-type="float" office:value="0.000445495466528846">
                <text:p>0.000445495466528846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553202123489176">
                <text:p>0.0553202123489176</text:p>
              </table:table-cell>
              <table:table-cell office:value-type="float" office:value="0.000442914826798012">
                <text:p>0.000442914826798012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552354579813589">
                <text:p>0.0552354579813589</text:p>
              </table:table-cell>
              <table:table-cell office:value-type="float" office:value="0.000445202348617639">
                <text:p>0.000445202348617639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545709984036144">
                <text:p>0.0545709984036144</text:p>
              </table:table-cell>
              <table:table-cell office:value-type="float" office:value="0.00044406101708815">
                <text:p>0.00044406101708815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569378618648904">
                <text:p>0.0569378618648904</text:p>
              </table:table-cell>
              <table:table-cell office:value-type="float" office:value="0.000426248977708934">
                <text:p>0.000426248977708934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566289237159003">
                <text:p>0.0566289237159003</text:p>
              </table:table-cell>
              <table:table-cell office:value-type="float" office:value="0.000418364397982935">
                <text:p>0.000418364397982935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55814484855525">
                <text:p>0.055814484855525</text:p>
              </table:table-cell>
              <table:table-cell office:value-type="float" office:value="0.000421200250452972">
                <text:p>0.000421200250452972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564201392435971">
                <text:p>0.0564201392435971</text:p>
              </table:table-cell>
              <table:table-cell office:value-type="float" office:value="0.000419254391638021">
                <text:p>0.00041925439163802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566234459252045">
                <text:p>0.0566234459252045</text:p>
              </table:table-cell>
              <table:table-cell office:value-type="float" office:value="0.000423087197156794">
                <text:p>0.000423087197156794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565842566888248">
                <text:p>0.0565842566888248</text:p>
              </table:table-cell>
              <table:table-cell office:value-type="float" office:value="0.000421384772617908">
                <text:p>0.000421384772617908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564946367043163">
                <text:p>0.0564946367043163</text:p>
              </table:table-cell>
              <table:table-cell office:value-type="float" office:value="0.000435353120725241">
                <text:p>0.000435353120725241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565221970236912">
                <text:p>0.0565221970236912</text:p>
              </table:table-cell>
              <table:table-cell office:value-type="float" office:value="0.000436608213685253">
                <text:p>0.000436608213685253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562350869220631">
                <text:p>0.0562350869220631</text:p>
              </table:table-cell>
              <table:table-cell office:value-type="float" office:value="0.000442305080996549">
                <text:p>0.000442305080996549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554566597128428">
                <text:p>0.0554566597128428</text:p>
              </table:table-cell>
              <table:table-cell office:value-type="float" office:value="0.0004442638270345">
                <text:p>0.0004442638270345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555591919097238">
                <text:p>0.0555591919097238</text:p>
              </table:table-cell>
              <table:table-cell office:value-type="float" office:value="0.000448903503692621">
                <text:p>0.000448903503692621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560918784474985">
                <text:p>0.0560918784474985</text:p>
              </table:table-cell>
              <table:table-cell office:value-type="float" office:value="0.000454689262921049">
                <text:p>0.000454689262921049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556021253326382">
                <text:p>0.0556021253326382</text:p>
              </table:table-cell>
              <table:table-cell office:value-type="float" office:value="0.000457896114592322">
                <text:p>0.000457896114592322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559346886564989">
                <text:p>0.0559346886564989</text:p>
              </table:table-cell>
              <table:table-cell office:value-type="float" office:value="0.00046454847101289">
                <text:p>0.00046454847101289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55234703208485">
                <text:p>0.055234703208485</text:p>
              </table:table-cell>
              <table:table-cell office:value-type="float" office:value="0.000464797128807495">
                <text:p>0.000464797128807495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557360051623216">
                <text:p>0.0557360051623216</text:p>
              </table:table-cell>
              <table:table-cell office:value-type="float" office:value="0.000462945758726276">
                <text:p>0.000462945758726276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557121654155691">
                <text:p>0.0557121654155691</text:p>
              </table:table-cell>
              <table:table-cell office:value-type="float" office:value="0.000453683323465652">
                <text:p>0.000453683323465652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544909719049975">
                <text:p>0.0544909719049975</text:p>
              </table:table-cell>
              <table:table-cell office:value-type="float" office:value="0.000446911033809712">
                <text:p>0.000446911033809712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549138141786619">
                <text:p>0.0549138141786619</text:p>
              </table:table-cell>
              <table:table-cell office:value-type="float" office:value="0.000443016327120607">
                <text:p>0.000443016327120607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54660698737423">
                <text:p>0.054660698737423</text:p>
              </table:table-cell>
              <table:table-cell office:value-type="float" office:value="0.000436991821092271">
                <text:p>0.000436991821092271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538366496457607">
                <text:p>0.0538366496457607</text:p>
              </table:table-cell>
              <table:table-cell office:value-type="float" office:value="0.000441189182751339">
                <text:p>0.000441189182751339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555322299557589">
                <text:p>0.0555322299557589</text:p>
              </table:table-cell>
              <table:table-cell office:value-type="float" office:value="0.000434579938550674">
                <text:p>0.000434579938550674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548717077697537">
                <text:p>0.0548717077697537</text:p>
              </table:table-cell>
              <table:table-cell office:value-type="float" office:value="0.000428013777809913">
                <text:p>0.000428013777809913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54007167703714">
                <text:p>0.054007167703714</text:p>
              </table:table-cell>
              <table:table-cell office:value-type="float" office:value="0.000431041625770488">
                <text:p>0.000431041625770488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547849704803742">
                <text:p>0.0547849704803742</text:p>
              </table:table-cell>
              <table:table-cell office:value-type="float" office:value="0.000419640321192842">
                <text:p>0.00041964032119284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556915845707283">
                <text:p>0.0556915845707283</text:p>
              </table:table-cell>
              <table:table-cell office:value-type="float" office:value="0.00041839378022699">
                <text:p>0.00041839378022699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551093070380362">
                <text:p>0.0551093070380362</text:p>
              </table:table-cell>
              <table:table-cell office:value-type="float" office:value="0.000407960415799905">
                <text:p>0.000407960415799905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558922677727107">
                <text:p>0.0558922677727107</text:p>
              </table:table-cell>
              <table:table-cell office:value-type="float" office:value="0.000398323316430742">
                <text:p>0.000398323316430742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55091318360942">
                <text:p>0.055091318360942</text:p>
              </table:table-cell>
              <table:table-cell office:value-type="float" office:value="0.000394245965569013">
                <text:p>0.000394245965569013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539118413976534">
                <text:p>0.0539118413976534</text:p>
              </table:table-cell>
              <table:table-cell office:value-type="float" office:value="0.000386391817140532">
                <text:p>0.000386391817140532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0586519511483556">
                <text:p>0.0586519511483556</text:p>
              </table:table-cell>
              <table:table-cell office:value-type="float" office:value="0.00040226637642516">
                <text:p>0.00040226637642516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0592669421845001">
                <text:p>0.0592669421845001</text:p>
              </table:table-cell>
              <table:table-cell office:value-type="float" office:value="0.000426558027842794">
                <text:p>0.000426558027842794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0589293431591391">
                <text:p>0.0589293431591391</text:p>
              </table:table-cell>
              <table:table-cell office:value-type="float" office:value="0.000441463661946643">
                <text:p>0.000441463661946643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059161432467715">
                <text:p>0.059161432467715</text:p>
              </table:table-cell>
              <table:table-cell office:value-type="float" office:value="0.000438535482141447">
                <text:p>0.00043853548214144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0591240262685286">
                <text:p>0.0591240262685286</text:p>
              </table:table-cell>
              <table:table-cell office:value-type="float" office:value="0.000438636274279823">
                <text:p>0.00043863627427982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0593344620445605">
                <text:p>0.0593344620445605</text:p>
              </table:table-cell>
              <table:table-cell office:value-type="float" office:value="0.000450762208342209">
                <text:p>0.000450762208342209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0595784601930102">
                <text:p>0.0595784601930102</text:p>
              </table:table-cell>
              <table:table-cell office:value-type="float" office:value="0.000471588738028343">
                <text:p>0.000471588738028343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0593513265926929">
                <text:p>0.0593513265926929</text:p>
              </table:table-cell>
              <table:table-cell office:value-type="float" office:value="0.000470075319668304">
                <text:p>0.000470075319668304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05962546912149">
                <text:p>0.05962546912149</text:p>
              </table:table-cell>
              <table:table-cell office:value-type="float" office:value="0.000463184824877589">
                <text:p>0.000463184824877589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0596611882704715">
                <text:p>0.0596611882704715</text:p>
              </table:table-cell>
              <table:table-cell office:value-type="float" office:value="0.000460415139765594">
                <text:p>0.000460415139765594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0597884670879573">
                <text:p>0.0597884670879573</text:p>
              </table:table-cell>
              <table:table-cell office:value-type="float" office:value="0.000467971190851438">
                <text:p>0.000467971190851438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0600933829232742">
                <text:p>0.0600933829232742</text:p>
              </table:table-cell>
              <table:table-cell office:value-type="float" office:value="0.000464547159239912">
                <text:p>0.00046454715923991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0601682938782443">
                <text:p>0.0601682938782443</text:p>
              </table:table-cell>
              <table:table-cell office:value-type="float" office:value="0.000442246106394233">
                <text:p>0.000442246106394233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0602162299605869">
                <text:p>0.0602162299605869</text:p>
              </table:table-cell>
              <table:table-cell office:value-type="float" office:value="0.000430605496196102">
                <text:p>0.000430605496196102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0602106655031978">
                <text:p>0.0602106655031978</text:p>
              </table:table-cell>
              <table:table-cell office:value-type="float" office:value="0.000414471328844656">
                <text:p>0.000414471328844656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0598520999571446">
                <text:p>0.0598520999571446</text:p>
              </table:table-cell>
              <table:table-cell office:value-type="float" office:value="0.000411311190127057">
                <text:p>0.000411311190127057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0602453371841294">
                <text:p>0.0602453371841294</text:p>
              </table:table-cell>
              <table:table-cell office:value-type="float" office:value="0.000404135728300764">
                <text:p>0.000404135728300764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0606454113459974">
                <text:p>0.0606454113459974</text:p>
              </table:table-cell>
              <table:table-cell office:value-type="float" office:value="0.000416554876797287">
                <text:p>0.000416554876797287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0604676938744294">
                <text:p>0.0604676938744294</text:p>
              </table:table-cell>
              <table:table-cell office:value-type="float" office:value="0.000396354466055458">
                <text:p>0.000396354466055458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0607393222583477">
                <text:p>0.0607393222583477</text:p>
              </table:table-cell>
              <table:table-cell office:value-type="float" office:value="0.000414463035976978">
                <text:p>0.000414463035976978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0610000718427888">
                <text:p>0.0610000718427888</text:p>
              </table:table-cell>
              <table:table-cell office:value-type="float" office:value="0.000422430258379225">
                <text:p>0.000422430258379225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06130973789194">
                <text:p>0.06130973789194</text:p>
              </table:table-cell>
              <table:table-cell office:value-type="float" office:value="0.000435235403180525">
                <text:p>0.000435235403180525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0615986574853978">
                <text:p>0.0615986574853978</text:p>
              </table:table-cell>
              <table:table-cell office:value-type="float" office:value="0.000405680401049195">
                <text:p>0.000405680401049195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0618272439444462">
                <text:p>0.0618272439444462</text:p>
              </table:table-cell>
              <table:table-cell office:value-type="float" office:value="0.000411768017307356">
                <text:p>0.000411768017307356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0619068785786042">
                <text:p>0.0619068785786042</text:p>
              </table:table-cell>
              <table:table-cell office:value-type="float" office:value="0.000411696573931515">
                <text:p>0.000411696573931515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0614651834472256">
                <text:p>0.0614651834472256</text:p>
              </table:table-cell>
              <table:table-cell office:value-type="float" office:value="0.000423464931608895">
                <text:p>0.000423464931608895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0622685526292888">
                <text:p>0.0622685526292888</text:p>
              </table:table-cell>
              <table:table-cell office:value-type="float" office:value="0.00041766600288184">
                <text:p>0.00041766600288184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0623042009535362">
                <text:p>0.0623042009535362</text:p>
              </table:table-cell>
              <table:table-cell office:value-type="float" office:value="0.000423663184431493">
                <text:p>0.000423663184431493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0624846463420045">
                <text:p>0.0624846463420045</text:p>
              </table:table-cell>
              <table:table-cell office:value-type="float" office:value="0.000447621297738588">
                <text:p>0.000447621297738588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0.0626586914847693">
                <text:p>0.0626586914847693</text:p>
              </table:table-cell>
              <table:table-cell office:value-type="float" office:value="0.00045717888939211">
                <text:p>0.00045717888939211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542cm" svg:y="3.309cm" chart:style-name="ch3"/>
        <chart:plot-area chart:style-name="ch4" table:cell-range-address="Sheet1.$K$710:.$K$805 Sheet1.$M$710:.$M$805" chart:table-number-list="0 0" svg:x="0.16cm" svg:y="0.941cm" svg:width="6.063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552118453113925">
                <text:p>0.0552118453113925</text:p>
              </table:table-cell>
              <table:table-cell office:value-type="float" office:value="0.362567779388696">
                <text:p>0.362567779388696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556105017104372">
                <text:p>0.0556105017104372</text:p>
              </table:table-cell>
              <table:table-cell office:value-type="float" office:value="0.368264018839551">
                <text:p>0.368264018839551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556027360008652">
                <text:p>0.0556027360008652</text:p>
              </table:table-cell>
              <table:table-cell office:value-type="float" office:value="0.369210085373982">
                <text:p>0.369210085373982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560685540088438">
                <text:p>0.0560685540088438</text:p>
              </table:table-cell>
              <table:table-cell office:value-type="float" office:value="0.369754627281237">
                <text:p>0.369754627281237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553831674465145">
                <text:p>0.0553831674465145</text:p>
              </table:table-cell>
              <table:table-cell office:value-type="float" office:value="0.365757111308369">
                <text:p>0.365757111308369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55564320443334">
                <text:p>0.055564320443334</text:p>
              </table:table-cell>
              <table:table-cell office:value-type="float" office:value="0.364955837102553">
                <text:p>0.364955837102553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552300739642336">
                <text:p>0.0552300739642336</text:p>
              </table:table-cell>
              <table:table-cell office:value-type="float" office:value="0.363106145837595">
                <text:p>0.363106145837595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554149160844442">
                <text:p>0.0554149160844442</text:p>
              </table:table-cell>
              <table:table-cell office:value-type="float" office:value="0.366014470228842">
                <text:p>0.366014470228842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555980198507726">
                <text:p>0.0555980198507726</text:p>
              </table:table-cell>
              <table:table-cell office:value-type="float" office:value="0.371130246372435">
                <text:p>0.371130246372435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560220426035102">
                <text:p>0.0560220426035102</text:p>
              </table:table-cell>
              <table:table-cell office:value-type="float" office:value="0.375685261610431">
                <text:p>0.375685261610431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556563521037096">
                <text:p>0.0556563521037096</text:p>
              </table:table-cell>
              <table:table-cell office:value-type="float" office:value="0.376500267185023">
                <text:p>0.376500267185023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555332816304298">
                <text:p>0.0555332816304298</text:p>
              </table:table-cell>
              <table:table-cell office:value-type="float" office:value="0.378106339300357">
                <text:p>0.378106339300357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56047239977992">
                <text:p>0.056047239977992</text:p>
              </table:table-cell>
              <table:table-cell office:value-type="float" office:value="0.379050649230118">
                <text:p>0.379050649230118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557317204997257">
                <text:p>0.0557317204997257</text:p>
              </table:table-cell>
              <table:table-cell office:value-type="float" office:value="0.386357851761469">
                <text:p>0.386357851761469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556667171625262">
                <text:p>0.0556667171625262</text:p>
              </table:table-cell>
              <table:table-cell office:value-type="float" office:value="0.390933659474035">
                <text:p>0.390933659474035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555705510691133">
                <text:p>0.0555705510691133</text:p>
              </table:table-cell>
              <table:table-cell office:value-type="float" office:value="0.392091873786282">
                <text:p>0.392091873786282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556372922428283">
                <text:p>0.0556372922428283</text:p>
              </table:table-cell>
              <table:table-cell office:value-type="float" office:value="0.39108828502688">
                <text:p>0.39108828502688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557576490061879">
                <text:p>0.0557576490061879</text:p>
              </table:table-cell>
              <table:table-cell office:value-type="float" office:value="0.391708343238052">
                <text:p>0.391708343238052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557376409045676">
                <text:p>0.0557376409045676</text:p>
              </table:table-cell>
              <table:table-cell office:value-type="float" office:value="0.385914383803168">
                <text:p>0.385914383803168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555197631112879">
                <text:p>0.0555197631112879</text:p>
              </table:table-cell>
              <table:table-cell office:value-type="float" office:value="0.387051806225353">
                <text:p>0.387051806225353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551411228970136">
                <text:p>0.0551411228970136</text:p>
              </table:table-cell>
              <table:table-cell office:value-type="float" office:value="0.385210024075478">
                <text:p>0.385210024075478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55166087964971">
                <text:p>0.055166087964971</text:p>
              </table:table-cell>
              <table:table-cell office:value-type="float" office:value="0.385411432548023">
                <text:p>0.385411432548023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556978128394242">
                <text:p>0.0556978128394242</text:p>
              </table:table-cell>
              <table:table-cell office:value-type="float" office:value="0.39029206969293">
                <text:p>0.39029206969293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550424712753276">
                <text:p>0.0550424712753276</text:p>
              </table:table-cell>
              <table:table-cell office:value-type="float" office:value="0.386106630271462">
                <text:p>0.386106630271462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550245746423236">
                <text:p>0.0550245746423236</text:p>
              </table:table-cell>
              <table:table-cell office:value-type="float" office:value="0.391422692145134">
                <text:p>0.391422692145134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554153567544739">
                <text:p>0.0554153567544739</text:p>
              </table:table-cell>
              <table:table-cell office:value-type="float" office:value="0.396296916694272">
                <text:p>0.396296916694272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54825000499817">
                <text:p>0.054825000499817</text:p>
              </table:table-cell>
              <table:table-cell office:value-type="float" office:value="0.38836904633576">
                <text:p>0.38836904633576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548451082730948">
                <text:p>0.0548451082730948</text:p>
              </table:table-cell>
              <table:table-cell office:value-type="float" office:value="0.389849041691996">
                <text:p>0.389849041691996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550259493111922">
                <text:p>0.0550259493111922</text:p>
              </table:table-cell>
              <table:table-cell office:value-type="float" office:value="0.395712170622533">
                <text:p>0.395712170622533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554937479966378">
                <text:p>0.0554937479966378</text:p>
              </table:table-cell>
              <table:table-cell office:value-type="float" office:value="0.396969745348886">
                <text:p>0.396969745348886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554804470163478">
                <text:p>0.0554804470163478</text:p>
              </table:table-cell>
              <table:table-cell office:value-type="float" office:value="0.398841463367448">
                <text:p>0.39884146336744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553425134661921">
                <text:p>0.0553425134661921</text:p>
              </table:table-cell>
              <table:table-cell office:value-type="float" office:value="0.398490037909661">
                <text:p>0.398490037909661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548571975856811">
                <text:p>0.0548571975856811</text:p>
              </table:table-cell>
              <table:table-cell office:value-type="float" office:value="0.392977435653199">
                <text:p>0.392977435653199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553202123489176">
                <text:p>0.0553202123489176</text:p>
              </table:table-cell>
              <table:table-cell office:value-type="float" office:value="0.400516502338104">
                <text:p>0.40051650233810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552354579813589">
                <text:p>0.0552354579813589</text:p>
              </table:table-cell>
              <table:table-cell office:value-type="float" office:value="0.400767299081791">
                <text:p>0.400767299081791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545709984036144">
                <text:p>0.0545709984036144</text:p>
              </table:table-cell>
              <table:table-cell office:value-type="float" office:value="0.40453747112568">
                <text:p>0.40453747112568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569378618648904">
                <text:p>0.0569378618648904</text:p>
              </table:table-cell>
              <table:table-cell office:value-type="float" office:value="0.443802462982597">
                <text:p>0.443802462982597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566289237159003">
                <text:p>0.0566289237159003</text:p>
              </table:table-cell>
              <table:table-cell office:value-type="float" office:value="0.453590594899679">
                <text:p>0.453590594899679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55814484855525">
                <text:p>0.055814484855525</text:p>
              </table:table-cell>
              <table:table-cell office:value-type="float" office:value="0.43962951191506">
                <text:p>0.43962951191506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564201392435971">
                <text:p>0.0564201392435971</text:p>
              </table:table-cell>
              <table:table-cell office:value-type="float" office:value="0.444871235652592">
                <text:p>0.444871235652592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566234459252045">
                <text:p>0.0566234459252045</text:p>
              </table:table-cell>
              <table:table-cell office:value-type="float" office:value="0.437392646972125">
                <text:p>0.437392646972125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565842566888248">
                <text:p>0.0565842566888248</text:p>
              </table:table-cell>
              <table:table-cell office:value-type="float" office:value="0.438644096987557">
                <text:p>0.438644096987557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564946367043163">
                <text:p>0.0564946367043163</text:p>
              </table:table-cell>
              <table:table-cell office:value-type="float" office:value="0.421244803528987">
                <text:p>0.421244803528987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565221970236912">
                <text:p>0.0565221970236912</text:p>
              </table:table-cell>
              <table:table-cell office:value-type="float" office:value="0.418170786663076">
                <text:p>0.418170786663076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562350869220631">
                <text:p>0.0562350869220631</text:p>
              </table:table-cell>
              <table:table-cell office:value-type="float" office:value="0.413028206374557">
                <text:p>0.413028206374557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554566597128428">
                <text:p>0.0554566597128428</text:p>
              </table:table-cell>
              <table:table-cell office:value-type="float" office:value="0.405157076925935">
                <text:p>0.405157076925935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555591919097238">
                <text:p>0.0555591919097238</text:p>
              </table:table-cell>
              <table:table-cell office:value-type="float" office:value="0.403169426081364">
                <text:p>0.403169426081364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560918784474985">
                <text:p>0.0560918784474985</text:p>
              </table:table-cell>
              <table:table-cell office:value-type="float" office:value="0.402005998427847">
                <text:p>0.402005998427847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556021253326382">
                <text:p>0.0556021253326382</text:p>
              </table:table-cell>
              <table:table-cell office:value-type="float" office:value="0.398277668091687">
                <text:p>0.398277668091687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559346886564989">
                <text:p>0.0559346886564989</text:p>
              </table:table-cell>
              <table:table-cell office:value-type="float" office:value="0.395697299960026">
                <text:p>0.395697299960026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55234703208485">
                <text:p>0.055234703208485</text:p>
              </table:table-cell>
              <table:table-cell office:value-type="float" office:value="0.390556491305149">
                <text:p>0.390556491305149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557360051623216">
                <text:p>0.0557360051623216</text:p>
              </table:table-cell>
              <table:table-cell office:value-type="float" office:value="0.393394337121513">
                <text:p>0.393394337121513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557121654155691">
                <text:p>0.0557121654155691</text:p>
              </table:table-cell>
              <table:table-cell office:value-type="float" office:value="0.401177834733099">
                <text:p>0.401177834733099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544909719049975">
                <text:p>0.0544909719049975</text:p>
              </table:table-cell>
              <table:table-cell office:value-type="float" office:value="0.399336731877966">
                <text:p>0.399336731877966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549138141786619">
                <text:p>0.0549138141786619</text:p>
              </table:table-cell>
              <table:table-cell office:value-type="float" office:value="0.403547103432157">
                <text:p>0.403547103432157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54660698737423">
                <text:p>0.054660698737423</text:p>
              </table:table-cell>
              <table:table-cell office:value-type="float" office:value="0.409434126884">
                <text:p>0.409434126884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538366496457607">
                <text:p>0.0538366496457607</text:p>
              </table:table-cell>
              <table:table-cell office:value-type="float" office:value="0.407455097853132">
                <text:p>0.407455097853132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555322299557589">
                <text:p>0.0555322299557589</text:p>
              </table:table-cell>
              <table:table-cell office:value-type="float" office:value="0.420068017422156">
                <text:p>0.420068017422156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548717077697537">
                <text:p>0.0548717077697537</text:p>
              </table:table-cell>
              <table:table-cell office:value-type="float" office:value="0.418612318421188">
                <text:p>0.418612318421188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54007167703714">
                <text:p>0.054007167703714</text:p>
              </table:table-cell>
              <table:table-cell office:value-type="float" office:value="0.408468114696715">
                <text:p>0.408468114696715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547849704803742">
                <text:p>0.0547849704803742</text:p>
              </table:table-cell>
              <table:table-cell office:value-type="float" office:value="0.422045124451413">
                <text:p>0.422045124451413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556915845707283">
                <text:p>0.0556915845707283</text:p>
              </table:table-cell>
              <table:table-cell office:value-type="float" office:value="0.430838525746864">
                <text:p>0.430838525746864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551093070380362">
                <text:p>0.0551093070380362</text:p>
              </table:table-cell>
              <table:table-cell office:value-type="float" office:value="0.43879593248751">
                <text:p>0.43879593248751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558922677727107">
                <text:p>0.0558922677727107</text:p>
              </table:table-cell>
              <table:table-cell office:value-type="float" office:value="0.459109738785396">
                <text:p>0.459109738785396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55091318360942">
                <text:p>0.055091318360942</text:p>
              </table:table-cell>
              <table:table-cell office:value-type="float" office:value="0.452184838397851">
                <text:p>0.452184838397851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539118413976534">
                <text:p>0.0539118413976534</text:p>
              </table:table-cell>
              <table:table-cell office:value-type="float" office:value="0.45131319014283">
                <text:p>0.45131319014283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0586519511483556">
                <text:p>0.0586519511483556</text:p>
              </table:table-cell>
              <table:table-cell office:value-type="float" office:value="0.464901520647617">
                <text:p>0.464901520647617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0592669421845001">
                <text:p>0.0592669421845001</text:p>
              </table:table-cell>
              <table:table-cell office:value-type="float" office:value="0.44014013182073">
                <text:p>0.44014013182073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0589293431591391">
                <text:p>0.0589293431591391</text:p>
              </table:table-cell>
              <table:table-cell office:value-type="float" office:value="0.44582860208597">
                <text:p>0.44582860208597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059161432467715">
                <text:p>0.059161432467715</text:p>
              </table:table-cell>
              <table:table-cell office:value-type="float" office:value="0.459622984192312">
                <text:p>0.459622984192312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0591240262685286">
                <text:p>0.0591240262685286</text:p>
              </table:table-cell>
              <table:table-cell office:value-type="float" office:value="0.448897180897228">
                <text:p>0.448897180897228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0593344620445605">
                <text:p>0.0593344620445605</text:p>
              </table:table-cell>
              <table:table-cell office:value-type="float" office:value="0.460392324551098">
                <text:p>0.460392324551098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0595784601930102">
                <text:p>0.0595784601930102</text:p>
              </table:table-cell>
              <table:table-cell office:value-type="float" office:value="0.470289097003473">
                <text:p>0.470289097003473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0593513265926929">
                <text:p>0.0593513265926929</text:p>
              </table:table-cell>
              <table:table-cell office:value-type="float" office:value="0.446938173456292">
                <text:p>0.446938173456292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05962546912149">
                <text:p>0.05962546912149</text:p>
              </table:table-cell>
              <table:table-cell office:value-type="float" office:value="0.444684644062646">
                <text:p>0.444684644062646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0596611882704715">
                <text:p>0.0596611882704715</text:p>
              </table:table-cell>
              <table:table-cell office:value-type="float" office:value="0.451739050068494">
                <text:p>0.451739050068494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0597884670879573">
                <text:p>0.0597884670879573</text:p>
              </table:table-cell>
              <table:table-cell office:value-type="float" office:value="0.447942550692585">
                <text:p>0.447942550692585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0600933829232742">
                <text:p>0.0600933829232742</text:p>
              </table:table-cell>
              <table:table-cell office:value-type="float" office:value="0.439066835330121">
                <text:p>0.439066835330121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0601682938782443">
                <text:p>0.0601682938782443</text:p>
              </table:table-cell>
              <table:table-cell office:value-type="float" office:value="0.481103881099037">
                <text:p>0.481103881099037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0602162299605869">
                <text:p>0.0602162299605869</text:p>
              </table:table-cell>
              <table:table-cell office:value-type="float" office:value="0.487899647440597">
                <text:p>0.487899647440597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0602106655031978">
                <text:p>0.0602106655031978</text:p>
              </table:table-cell>
              <table:table-cell office:value-type="float" office:value="0.526239831289142">
                <text:p>0.526239831289142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0598520999571446">
                <text:p>0.0598520999571446</text:p>
              </table:table-cell>
              <table:table-cell office:value-type="float" office:value="0.523586076592096">
                <text:p>0.523586076592096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0602453371841294">
                <text:p>0.0602453371841294</text:p>
              </table:table-cell>
              <table:table-cell office:value-type="float" office:value="0.540549245319721">
                <text:p>0.540549245319721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0606454113459974">
                <text:p>0.0606454113459974</text:p>
              </table:table-cell>
              <table:table-cell office:value-type="float" office:value="0.556676313554294">
                <text:p>0.556676313554294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0604676938744294">
                <text:p>0.0604676938744294</text:p>
              </table:table-cell>
              <table:table-cell office:value-type="float" office:value="0.566406599144463">
                <text:p>0.566406599144463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0607393222583477">
                <text:p>0.0607393222583477</text:p>
              </table:table-cell>
              <table:table-cell office:value-type="float" office:value="0.562709445753893">
                <text:p>0.562709445753893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0610000718427888">
                <text:p>0.0610000718427888</text:p>
              </table:table-cell>
              <table:table-cell office:value-type="float" office:value="0.54926203180252">
                <text:p>0.54926203180252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06130973789194">
                <text:p>0.06130973789194</text:p>
              </table:table-cell>
              <table:table-cell office:value-type="float" office:value="0.544113071853674">
                <text:p>0.544113071853674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0615986574853978">
                <text:p>0.0615986574853978</text:p>
              </table:table-cell>
              <table:table-cell office:value-type="float" office:value="0.61789148597659">
                <text:p>0.61789148597659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0618272439444462">
                <text:p>0.0618272439444462</text:p>
              </table:table-cell>
              <table:table-cell office:value-type="float" office:value="0.580272852408006">
                <text:p>0.580272852408006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0619068785786042">
                <text:p>0.0619068785786042</text:p>
              </table:table-cell>
              <table:table-cell office:value-type="float" office:value="0.589327164195757">
                <text:p>0.589327164195757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0614651834472256">
                <text:p>0.0614651834472256</text:p>
              </table:table-cell>
              <table:table-cell office:value-type="float" office:value="0.584401147690884">
                <text:p>0.584401147690884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0622685526292888">
                <text:p>0.0622685526292888</text:p>
              </table:table-cell>
              <table:table-cell office:value-type="float" office:value="0.601794556074123">
                <text:p>0.601794556074123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0623042009535362">
                <text:p>0.0623042009535362</text:p>
              </table:table-cell>
              <table:table-cell office:value-type="float" office:value="0.606207365907425">
                <text:p>0.606207365907425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0624846463420045">
                <text:p>0.0624846463420045</text:p>
              </table:table-cell>
              <table:table-cell office:value-type="float" office:value="0.589272525960666">
                <text:p>0.589272525960666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0.0626586914847693">
                <text:p>0.0626586914847693</text:p>
              </table:table-cell>
              <table:table-cell office:value-type="float" office:value="0.602043181031367">
                <text:p>0.602043181031367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101:.$B$1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21695457">
                <text:p>-0.21695457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22084923">
                <text:p>-0.22084923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22440707">
                <text:p>-0.2244070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22723219">
                <text:p>-0.2272321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22952303">
                <text:p>-0.22952303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23225619">
                <text:p>-0.2322561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23568302">
                <text:p>-0.2356830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24001742">
                <text:p>-0.24001742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24558022">
                <text:p>-0.24558022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24570768">
                <text:p>-0.24570768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24858663">
                <text:p>-0.24858663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25138962">
                <text:p>-0.25138962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26052492">
                <text:p>-0.26052492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26476129">
                <text:p>-0.2647612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26943589">
                <text:p>-0.2694358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27072425">
                <text:p>-0.27072425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27118862">
                <text:p>-0.2711886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27266435">
                <text:p>-0.27266435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2735421">
                <text:p>-0.273542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27440066">
                <text:p>-0.27440066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27540773">
                <text:p>-0.2754077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27555047">
                <text:p>-0.27555047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27282186">
                <text:p>-0.27282186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27356528">
                <text:p>-0.27356528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27544421">
                <text:p>-0.27544421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27477464">
                <text:p>-0.2747746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27557989">
                <text:p>-0.27557989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274667">
                <text:p>-0.274667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27464326">
                <text:p>-0.27464326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27283432">
                <text:p>-0.27283432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27192498">
                <text:p>-0.27192498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27066413">
                <text:p>-0.27066413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26723454">
                <text:p>-0.26723454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26563079">
                <text:p>-0.26563079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26661058">
                <text:p>-0.26661058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26846588">
                <text:p>-0.2684658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26422404">
                <text:p>-0.26422404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26403762">
                <text:p>-0.26403762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26203535">
                <text:p>-0.26203535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25783546">
                <text:p>-0.25783546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25455846">
                <text:p>-0.25455846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25334041">
                <text:p>-0.2533404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24859904">
                <text:p>-0.2485990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24584697">
                <text:p>-0.24584697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24088888">
                <text:p>-0.24088888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23589003">
                <text:p>-0.2358900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23253716">
                <text:p>-0.23253716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22797501">
                <text:p>-0.2279750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2182953">
                <text:p>-0.218295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21214551">
                <text:p>-0.21214551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2070453">
                <text:p>-0.207045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199587">
                <text:p>-0.19958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19198063">
                <text:p>-0.19198063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18670457">
                <text:p>-0.1867045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17873145">
                <text:p>-0.17873145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17386328">
                <text:p>-0.17386328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17120617">
                <text:p>-0.17120617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16116489">
                <text:p>-0.16116489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1563427">
                <text:p>-0.1563427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15119067">
                <text:p>-0.15119067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14731042">
                <text:p>-0.1473104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14514342">
                <text:p>-0.14514342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13945372">
                <text:p>-0.1394537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13379491">
                <text:p>-0.13379491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12906599">
                <text:p>-0.12906599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12500065">
                <text:p>-0.12500065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12772747">
                <text:p>-0.12772747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12999984">
                <text:p>-0.12999984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13649573">
                <text:p>-0.13649573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13889479">
                <text:p>-0.13889479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12971736">
                <text:p>-0.12971736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12562872">
                <text:p>-0.12562872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11579927">
                <text:p>-0.11579927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11153764">
                <text:p>-0.1115376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11006346">
                <text:p>-0.11006346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09613413">
                <text:p>-0.09613413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08329903">
                <text:p>-0.08329903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08164675">
                <text:p>-0.0816467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06505323">
                <text:p>-0.0650532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-0.06051061">
                <text:p>-0.0605106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-0.05106149">
                <text:p>-0.05106149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-0.05169665">
                <text:p>-0.05169665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-0.04927262">
                <text:p>-0.04927262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-0.05325181">
                <text:p>-0.05325181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-0.04614522">
                <text:p>-0.04614522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-0.04700938">
                <text:p>-0.04700938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-0.04582477">
                <text:p>-0.04582477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-0.04425976">
                <text:p>-0.04425976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-0.03167676">
                <text:p>-0.03167676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-0.0283957">
                <text:p>-0.0283957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-0.0253513">
                <text:p>-0.0253513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-0.02610915">
                <text:p>-0.02610915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-0.01659171">
                <text:p>-0.01659171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-0.01383191">
                <text:p>-0.01383191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-0.01507154">
                <text:p>-0.01507154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-0.01308313">
                <text:p>-0.0130831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201:.$B$2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7734447">
                <text:p>0.07734447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8147487">
                <text:p>0.0814748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8600787">
                <text:p>0.08600787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9112903">
                <text:p>0.0911290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9604885">
                <text:p>0.09604885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9964566">
                <text:p>0.09964566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10343473">
                <text:p>0.10343473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10778599">
                <text:p>0.10778599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11111244">
                <text:p>0.11111244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11494071">
                <text:p>0.11494071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11832814">
                <text:p>0.11832814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12231583">
                <text:p>0.12231583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12435417">
                <text:p>0.12435417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12539922">
                <text:p>0.12539922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1276685">
                <text:p>0.1276685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13258509">
                <text:p>0.13258509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13675223">
                <text:p>0.13675223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14150172">
                <text:p>0.14150172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14827116">
                <text:p>0.14827116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15312975">
                <text:p>0.15312975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15784374">
                <text:p>0.15784374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16328609">
                <text:p>0.16328609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6753576">
                <text:p>0.16753576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7216904">
                <text:p>0.17216904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7688722">
                <text:p>0.17688722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8235555">
                <text:p>0.18235555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8836272">
                <text:p>0.18836272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9282903">
                <text:p>0.19282903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19601509">
                <text:p>0.19601509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20170999">
                <text:p>0.20170999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20537306">
                <text:p>0.20537306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21108722">
                <text:p>0.21108722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2161702">
                <text:p>0.216170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22018287">
                <text:p>0.22018287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22766136">
                <text:p>0.22766136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23423323">
                <text:p>0.23423323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24072016">
                <text:p>0.24072016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2432359">
                <text:p>0.2432359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24357976">
                <text:p>0.24357976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24708179">
                <text:p>0.24708179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25112328">
                <text:p>0.25112328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2556376">
                <text:p>0.2556376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2644843">
                <text:p>0.2644843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26978616">
                <text:p>0.26978616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28501124">
                <text:p>0.28501124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29397156">
                <text:p>0.29397156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30129444">
                <text:p>0.30129444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30972079">
                <text:p>0.30972079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32044514">
                <text:p>0.32044514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33084071">
                <text:p>0.33084071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33978994">
                <text:p>0.33978994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34548732">
                <text:p>0.34548732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35035503">
                <text:p>0.35035503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35438499">
                <text:p>0.35438499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35807883">
                <text:p>0.35807883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36266277">
                <text:p>0.36266277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37257662">
                <text:p>0.37257662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37165875">
                <text:p>0.3716587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37208781">
                <text:p>0.37208781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37595301">
                <text:p>0.37595301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36861622">
                <text:p>0.36861622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36338391">
                <text:p>0.36338391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3617502">
                <text:p>0.3617502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36143605">
                <text:p>0.36143605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36093269">
                <text:p>0.36093269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35803607">
                <text:p>0.35803607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32701532">
                <text:p>0.32701532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32409585">
                <text:p>0.32409585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33060925">
                <text:p>0.33060925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3218207">
                <text:p>0.321820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32102873">
                <text:p>0.32102873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34486634">
                <text:p>0.34486634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39479296">
                <text:p>0.39479296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37330842">
                <text:p>0.37330842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34456915">
                <text:p>0.34456915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36916241">
                <text:p>0.36916241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39874756">
                <text:p>0.39874756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36609796">
                <text:p>0.36609796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40652182">
                <text:p>0.40652182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39128799">
                <text:p>0.39128799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41335906">
                <text:p>0.4133590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39323121">
                <text:p>0.39323121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37446353">
                <text:p>0.37446353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36910529">
                <text:p>0.36910529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33783161">
                <text:p>0.33783161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34580346">
                <text:p>0.34580346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32653584">
                <text:p>0.32653584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32289974">
                <text:p>0.32289974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34078989">
                <text:p>0.34078989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30726841">
                <text:p>0.30726841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28901957">
                <text:p>0.28901957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27208004">
                <text:p>0.27208004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30416596">
                <text:p>0.30416596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33418414">
                <text:p>0.33418414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3459557">
                <text:p>0.345955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34602345">
                <text:p>0.3460234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301:.$B$3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7775583">
                <text:p>-0.17775583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7303107">
                <text:p>-0.17303107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6801052">
                <text:p>-0.16801052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6428461">
                <text:p>-0.16428461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6002383">
                <text:p>-0.16002383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5588544">
                <text:p>-0.15588544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15096814">
                <text:p>-0.1509681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14549424">
                <text:p>-0.14549424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1412381">
                <text:p>-0.1412381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13620608">
                <text:p>-0.13620608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13005508">
                <text:p>-0.13005508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12395998">
                <text:p>-0.12395998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12025871">
                <text:p>-0.12025871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11220913">
                <text:p>-0.11220913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10615379">
                <text:p>-0.10615379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10082388">
                <text:p>-0.10082388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9585738">
                <text:p>-0.09585738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9076966">
                <text:p>-0.09076966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8712184">
                <text:p>-0.08712184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8132689">
                <text:p>-0.08132689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7559122">
                <text:p>-0.07559122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6961125">
                <text:p>-0.06961125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652729">
                <text:p>-0.0652729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5971086">
                <text:p>-0.05971086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5200502">
                <text:p>-0.05200502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4677122">
                <text:p>-0.04677122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-0.0427592">
                <text:p>-0.0427592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-0.03647202">
                <text:p>-0.03647202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-0.03003695">
                <text:p>-0.03003695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-0.02478469">
                <text:p>-0.02478469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-0.01971908">
                <text:p>-0.01971908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-0.01438475">
                <text:p>-0.01438475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-0.0114423">
                <text:p>-0.0114423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-0.00606025">
                <text:p>-0.00606025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-0.000778379999999995">
                <text:p>-0.000778379999999995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0.00509290999999999">
                <text:p>0.00509290999999999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0.01773416">
                <text:p>0.01773416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0.02370154">
                <text:p>0.02370154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0.02438822">
                <text:p>0.02438822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0.02876923">
                <text:p>0.02876923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3040343">
                <text:p>0.03040343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3699055">
                <text:p>0.03699055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0.03649221">
                <text:p>0.03649221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0.03993627">
                <text:p>0.03993627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0.04382917">
                <text:p>0.04382917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0.0496498">
                <text:p>0.0496498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0.05429845">
                <text:p>0.05429845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0.05829416">
                <text:p>0.05829416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06190244">
                <text:p>0.06190244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06089699">
                <text:p>0.06089699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06125956">
                <text:p>0.06125956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06344394">
                <text:p>0.06344394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0687171">
                <text:p>0.0687171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07472747">
                <text:p>0.07472747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07636989">
                <text:p>0.07636989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08335327">
                <text:p>0.08335327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09077604">
                <text:p>0.09077604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09227286">
                <text:p>0.09227286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09655199">
                <text:p>0.09655199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0980507">
                <text:p>0.0980507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10665876">
                <text:p>0.10665876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11690028">
                <text:p>0.11690028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12615219">
                <text:p>0.12615219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13546376">
                <text:p>0.13546376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13670095">
                <text:p>0.13670095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14111677">
                <text:p>0.14111677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15173554">
                <text:p>0.15173554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1526054">
                <text:p>0.1526054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16977671">
                <text:p>0.16977671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18786892">
                <text:p>0.18786892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17971633">
                <text:p>0.17971633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17838594">
                <text:p>0.17838594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15964346">
                <text:p>0.15964346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15726165">
                <text:p>0.15726165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1722736">
                <text:p>0.1722736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15174202">
                <text:p>0.15174202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12555913">
                <text:p>0.12555913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13920672">
                <text:p>0.13920672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11818239">
                <text:p>0.11818239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12608349">
                <text:p>0.12608349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12004151">
                <text:p>0.12004151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13654252">
                <text:p>0.13654252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15643526">
                <text:p>0.15643526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18536782">
                <text:p>0.18536782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19685079">
                <text:p>0.19685079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20038595">
                <text:p>0.20038595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20897856">
                <text:p>0.20897856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21532055">
                <text:p>0.21532055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21973459">
                <text:p>0.21973459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22063924">
                <text:p>0.22063924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24077457">
                <text:p>0.24077457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26678808">
                <text:p>0.26678808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22947123">
                <text:p>0.22947123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20518138">
                <text:p>0.20518138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19991976">
                <text:p>0.19991976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21541347">
                <text:p>0.2154134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37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401:.$B$4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2924876">
                <text:p>-0.22924876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3339079">
                <text:p>-0.13339079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18283391">
                <text:p>-0.18283391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215193">
                <text:p>-0.1215193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4521259">
                <text:p>-0.14521259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1614519">
                <text:p>-0.21614519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18221611">
                <text:p>-0.18221611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3075691">
                <text:p>-0.23075691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22589">
                <text:p>-0.222589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17525596">
                <text:p>-0.17525596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8878257">
                <text:p>-0.18878257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8089051">
                <text:p>-0.18089051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18599704">
                <text:p>-0.18599704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7441905">
                <text:p>-0.17441905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6894133">
                <text:p>-0.16894133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6650871">
                <text:p>-0.16650871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694932">
                <text:p>-0.1694932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7079967">
                <text:p>-0.17079967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7384229">
                <text:p>-0.17384229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7543832">
                <text:p>-0.17543832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7687535">
                <text:p>-0.17687535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7758375">
                <text:p>-0.17758375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7811366">
                <text:p>-0.17811366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18065467">
                <text:p>-0.18065467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18355218">
                <text:p>-0.18355218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18477594">
                <text:p>-0.18477594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18461413">
                <text:p>-0.18461413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18601107">
                <text:p>-0.18601107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18576583">
                <text:p>-0.18576583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18820423">
                <text:p>-0.18820423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18841317">
                <text:p>-0.18841317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19040545">
                <text:p>-0.19040545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19099217">
                <text:p>-0.19099217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1912661">
                <text:p>-0.1912661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19633126">
                <text:p>-0.19633126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1206723">
                <text:p>-0.21206723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21190435237945">
                <text:p>-0.221190435237945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29461662004156">
                <text:p>-0.229461662004156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26537267420656">
                <text:p>-0.226537267420656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27327905313041">
                <text:p>-0.227327905313041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27162338576346">
                <text:p>-0.227162338576346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30194501361092">
                <text:p>-0.230194501361092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26596884609453">
                <text:p>-0.226596884609453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27303907749103">
                <text:p>-0.227303907749103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2728327036373">
                <text:p>-0.22728327036373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28343346079741">
                <text:p>-0.228343346079741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32495028564213">
                <text:p>-0.232495028564213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33947942063634">
                <text:p>-0.233947942063634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36539228635822">
                <text:p>-0.236539228635822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39404265838146">
                <text:p>-0.239404265838146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3967475155251">
                <text:p>-0.23967475155251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41712959660825">
                <text:p>-0.241712959660825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244828546672717">
                <text:p>-0.244828546672717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249474374592335">
                <text:p>-0.249474374592335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252238571796642">
                <text:p>-0.252238571796642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260358062251856">
                <text:p>-0.260358062251856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282996407979737">
                <text:p>-0.282996407979737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279742984364578">
                <text:p>-0.279742984364578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277504914913578">
                <text:p>-0.277504914913578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276086244058622">
                <text:p>-0.276086244058622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277717195060553">
                <text:p>-0.277717195060553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285290873005031">
                <text:p>-0.285290873005031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295115792646901">
                <text:p>-0.295115792646901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056777172279">
                <text:p>-0.3056777172279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07101385049435">
                <text:p>-0.307101385049435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08173247371191">
                <text:p>-0.308173247371191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295205457371191">
                <text:p>-0.295205457371191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293871477371191">
                <text:p>-0.293871477371191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01457612371191">
                <text:p>-0.301457612371191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08066897371191">
                <text:p>-0.308066897371191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299434467371191">
                <text:p>-0.299434467371191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12472622371191">
                <text:p>-0.312472622371191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44915682371191">
                <text:p>-0.344915682371191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26990017371191">
                <text:p>-0.326990017371191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11649932371191">
                <text:p>-0.31164993237119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19056007371191">
                <text:p>-0.319056007371191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20336922371191">
                <text:p>-0.320336922371191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00222402371191">
                <text:p>-0.300222402371191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14674562371191">
                <text:p>-0.314674562371191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294365607371191">
                <text:p>-0.294365607371191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23630362371191">
                <text:p>-0.323630362371191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20108942371191">
                <text:p>-0.320108942371191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11831037371191">
                <text:p>-0.311831037371191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30092522371191">
                <text:p>-0.330092522371191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15238307371191">
                <text:p>-0.315238307371191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29464222371191">
                <text:p>-0.329464222371191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11771037371191">
                <text:p>-0.311771037371191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15528282371191">
                <text:p>-0.315528282371191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29927762371191">
                <text:p>-0.329927762371191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00077252371191">
                <text:p>-0.300077252371191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13935222371191">
                <text:p>-0.313935222371191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11485112371191">
                <text:p>-0.311485112371191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08225087371191">
                <text:p>-0.308225087371191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11311962371191">
                <text:p>-0.311311962371191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18163297371191">
                <text:p>-0.318163297371191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12238017371191">
                <text:p>-0.31223801737119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961cm" svg:y="3.309cm" chart:style-name="ch3"/>
        <chart:plot-area chart:style-name="ch4" table:cell-range-address="Sheet1.$A$506:.$B$602" chart:data-source-has-labels="row" chart:table-number-list="0" svg:x="0.16cm" svg:y="0.941cm" svg:width="6.48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cet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0878867254722767">
                <text:p>-0.00087886725472276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0874825921601873">
                <text:p>-0.000874825921601873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0800617460031871">
                <text:p>-0.000800617460031871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0739459514125587">
                <text:p>-0.00073945951412558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0808979373942767">
                <text:p>-0.000808979373942767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0661390274999999">
                <text:p>-0.000661390274999999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054203623762788">
                <text:p>-0.0005420362376278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0426361455986289">
                <text:p>-0.000426361455986289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0342330824237371">
                <text:p>-0.000342330824237371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0472788914180418">
                <text:p>-0.00047278891418041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0406528371366748">
                <text:p>-0.00040652837136674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0349260149377597">
                <text:p>-0.00034926014937759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016637950444684">
                <text:p>0.0001663795044468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0319533224225927">
                <text:p>0.000319533224225927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0460798061743331">
                <text:p>0.00046079806174333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0361086566789865">
                <text:p>0.000361086566789865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0341067413505616">
                <text:p>0.00034106741350561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00312008086756742">
                <text:p>0.00031200808675674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0023674883444613">
                <text:p>0.0002367488344461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00140779150615868">
                <text:p>0.00014077915061586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00109540076442557">
                <text:p>0.000109540076442557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000490025287205134">
                <text:p>0.0000490025287205134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018434611119447">
                <text:p>-0.00018434611119447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0208330681542539">
                <text:p>-0.000208330681542539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0199335746256895">
                <text:p>-0.00019933574625689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0358619555737133">
                <text:p>-0.00035861955573713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0413534366040187">
                <text:p>-0.00041353436604018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0458901423653963">
                <text:p>-0.000458901423653963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048414943627862">
                <text:p>-0.0004841494362786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0575915847178173">
                <text:p>-0.000575915847178173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0653250368227333">
                <text:p>-0.000653250368227333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0772600347874691">
                <text:p>-0.00077260034787469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0994054297416872">
                <text:p>-0.00099405429741687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111627340285728">
                <text:p>-0.0011162734028572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123055746362657">
                <text:p>-0.00123055746362657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140292151321345">
                <text:p>-0.00140292151321345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158205131039972">
                <text:p>-0.00158205131039972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167505326179376">
                <text:p>-0.0016750532617937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168709031585232">
                <text:p>-0.00168709031585232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179582490621293">
                <text:p>-0.0017958249062129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189437606858122">
                <text:p>-0.0018943760685812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187855735430831">
                <text:p>-0.0018785573543083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215491997514667">
                <text:p>-0.00215491997514667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227368645173258">
                <text:p>-0.00227368645173258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273692745184325">
                <text:p>-0.00273692745184325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29076858340821">
                <text:p>-0.002907685834082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303814203576335">
                <text:p>-0.0030381420357633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321840508620252">
                <text:p>-0.00321840508620252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363631396405217">
                <text:p>-0.0036363139640521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412167065777033">
                <text:p>-0.0041216706577703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454147431893006">
                <text:p>-0.0045414743189300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479764669062537">
                <text:p>-0.0047976466906253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499640840340248">
                <text:p>-0.00499640840340248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508070309097589">
                <text:p>-0.00508070309097589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530434159541337">
                <text:p>-0.0053043415954133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34935289195401">
                <text:p>-0.0053493528919540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546760567061585">
                <text:p>-0.00546760567061585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554475609074195">
                <text:p>-0.0055447560907419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552041633371728">
                <text:p>-0.0055204163337172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564989822951548">
                <text:p>-0.00564989822951548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523223641770649">
                <text:p>-0.0052322364177064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473895919026069">
                <text:p>-0.0047389591902606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451874410513463">
                <text:p>-0.0045187441051346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433787802537563">
                <text:p>-0.0043378780253756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436967777427443">
                <text:p>-0.0043696777742744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425773511706198">
                <text:p>-0.0042577351170619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277820384075157">
                <text:p>-0.0027782038407515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253119651927499">
                <text:p>-0.0025311965192749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213695118562095">
                <text:p>-0.00213695118562095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131307392799342">
                <text:p>-0.00131307392799342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169807070564369">
                <text:p>-0.0016980707056436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26355250270988">
                <text:p>-0.0026355250270988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503893143976841">
                <text:p>-0.0050389314397684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447689519186395">
                <text:p>-0.00447689519186395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312234703304468">
                <text:p>-0.0031223470330446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4819830027265">
                <text:p>-0.00481983002726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680030696748182">
                <text:p>-0.00680030696748182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535236171734983">
                <text:p>-0.0053523617173498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76506865022634">
                <text:p>-0.0076506865022634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700987178679846">
                <text:p>-0.00700987178679846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811673031080718">
                <text:p>-0.00811673031080718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697939492171315">
                <text:p>-0.0069793949217131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580834415378583">
                <text:p>-0.00580834415378583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472384774574364">
                <text:p>-0.00472384774574364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347470672608846">
                <text:p>-0.00347470672608846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367669162372084">
                <text:p>-0.00367669162372084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284946870869894">
                <text:p>-0.00284946870869894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260613909631806">
                <text:p>-0.00260613909631806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321626564846187">
                <text:p>-0.0032162656484618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218584263337358">
                <text:p>-0.00218584263337358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104029951360978">
                <text:p>-0.0010402995136097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00264281322728472">
                <text:p>0.000264281322728472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211063585001295">
                <text:p>-0.00211063585001295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397972216113256">
                <text:p>-0.0039797221611325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463384932116473">
                <text:p>-0.0046338493211647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424482435">
                <text:p>-0.0042448243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91cm" svg:y="3.309cm" chart:style-name="ch3"/>
        <chart:plot-area chart:style-name="ch4" table:cell-range-address="Sheet1.$A$506:.$A$602 Sheet1.$C$506:.$C$602" chart:data-source-has-labels="row" chart:table-number-list="0 0" svg:x="0.16cm" svg:y="0.941cm" svg:width="6.431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ulis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839932002688832">
                <text:p>-0.00839932002688832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835281485861548">
                <text:p>-0.0083528148586154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830888579456523">
                <text:p>-0.0083088857945652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833182558790462">
                <text:p>-0.0083318255879046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833775061663715">
                <text:p>-0.00833775061663715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830476075">
                <text:p>-0.0083047607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825989145975419">
                <text:p>-0.00825989145975419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822173613428186">
                <text:p>-0.0082217361342818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819470689996496">
                <text:p>-0.0081947068999649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814914148660842">
                <text:p>-0.00814914148660842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806772349144279">
                <text:p>-0.00806772349144279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801134317445526">
                <text:p>-0.0080113431744552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80300499354948">
                <text:p>-0.008030049935494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784307002299412">
                <text:p>-0.0078430700229941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776693295646074">
                <text:p>-0.0077669329564607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776648389079879">
                <text:p>-0.0077664838907987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776760381547972">
                <text:p>-0.00776760381547972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77837843421122">
                <text:p>-0.007783784342112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790616386764848">
                <text:p>-0.0079061638676484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788821196642145">
                <text:p>-0.00788821196642145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788361492231849">
                <text:p>-0.00788361492231849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788824782001032">
                <text:p>-0.0078882478200103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785563787732689">
                <text:p>-0.00785563787732689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785623030906698">
                <text:p>-0.00785623030906698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77990011188302">
                <text:p>-0.007799001118830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779400066696494">
                <text:p>-0.00779400066696494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788712437427878">
                <text:p>-0.0078871243742787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785213913088782">
                <text:p>-0.00785213913088782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777564509036586">
                <text:p>-0.00777564509036586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780128778705259">
                <text:p>-0.00780128778705259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776713950336347">
                <text:p>-0.00776713950336347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777614555110901">
                <text:p>-0.0077761455511090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77958071621022">
                <text:p>-0.007795807162102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773414281469744">
                <text:p>-0.0077341428146974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780648480434905">
                <text:p>-0.0078064848043490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77891475399171">
                <text:p>-0.007789147539917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750405239842224">
                <text:p>-0.0075040523984222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736659127739672">
                <text:p>-0.0073665912773967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739845899635144">
                <text:p>-0.0073984589963514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734700797431629">
                <text:p>-0.00734700797431629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743064208032066">
                <text:p>-0.0074306420803206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741868323939113">
                <text:p>-0.00741868323939113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765415465924413">
                <text:p>-0.00765415465924413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770332161320721">
                <text:p>-0.0077033216132072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786983825955274">
                <text:p>-0.0078698382595527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792569259855329">
                <text:p>-0.0079256925985532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799535254249815">
                <text:p>-0.0079953525424981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809779187293007">
                <text:p>-0.00809779187293007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809823971182702">
                <text:p>-0.00809823971182702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821589167528654">
                <text:p>-0.00821589167528654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826032251126023">
                <text:p>-0.0082603225112602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82274566614576">
                <text:p>-0.008227456661457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806320259166977">
                <text:p>-0.0080632025916697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794040974611283">
                <text:p>-0.0079404097461128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785341395132593">
                <text:p>-0.0078534139513259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77470639100598">
                <text:p>-0.007747063910059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780109981189673">
                <text:p>-0.0078010998118967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765146787344005">
                <text:p>-0.0076514678734400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755400490309748">
                <text:p>-0.0075540049030974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758944082627875">
                <text:p>-0.0075894408262787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737063105159535">
                <text:p>-0.0073706310515953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729970413811307">
                <text:p>-0.00729970413811307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710047828253809">
                <text:p>-0.0071004782825380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691684653043366">
                <text:p>-0.00691684653043366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68771355358645">
                <text:p>-0.006877135535864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672514095207843">
                <text:p>-0.0067251409520784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673815222306946">
                <text:p>-0.0067381522230694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711124169362274">
                <text:p>-0.0071112416936227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731958070410301">
                <text:p>-0.00731958070410301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723872874483608">
                <text:p>-0.00723872874483608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722561841970262">
                <text:p>-0.0072256184197026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738301093376254">
                <text:p>-0.0073830109337625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768814584876759">
                <text:p>-0.00768814584876759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766301270444786">
                <text:p>-0.00766301270444786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74913041292453">
                <text:p>-0.0074913041292453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741770335591324">
                <text:p>-0.0074177033559132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752164296152231">
                <text:p>-0.0075216429615223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738977743202998">
                <text:p>-0.00738977743202998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702750489638447">
                <text:p>-0.0070275048963844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682354901547039">
                <text:p>-0.0068235490154703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653993967908185">
                <text:p>-0.0065399396790818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649096005376824">
                <text:p>-0.00649096005376824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634112211539257">
                <text:p>-0.0063411221153925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649721730873288">
                <text:p>-0.00649721730873288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613708002000767">
                <text:p>-0.0061370800200076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636479272845925">
                <text:p>-0.0063647927284592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643224355495189">
                <text:p>-0.00643224355495189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657847916660223">
                <text:p>-0.0065784791666022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608853003742077">
                <text:p>-0.0060885300374207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613784653695438">
                <text:p>-0.00613784653695438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609967425386666">
                <text:p>-0.00609967425386666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624495797059591">
                <text:p>-0.00624495797059591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611119870592543">
                <text:p>-0.00611119870592543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616891068414971">
                <text:p>-0.0061689106841497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647615484647318">
                <text:p>-0.00647615484647318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6573658975">
                <text:p>-0.00657365897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37cm" svg:y="0.14cm" chart:style-name="ch2">
          <text:p>Main Title</text:p>
        </chart:title>
        <chart:legend chart:legend-position="end" svg:x="6.669cm" svg:y="3.309cm" chart:style-name="ch3"/>
        <chart:plot-area chart:style-name="ch4" table:cell-range-address="Sheet1.$A$506:.$A$602 Sheet1.$D$506:.$D$602" chart:data-source-has-labels="row" chart:table-number-list="0 0" svg:x="0.16cm" svg:y="0.941cm" svg:width="6.19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83399008">
                <text:p>0.018339900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06712632">
                <text:p>0.010671263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46267128">
                <text:p>0.014626712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9721544">
                <text:p>0.009721544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16170072">
                <text:p>0.011617007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72916152">
                <text:p>0.017291615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45772888">
                <text:p>0.014577288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84605528">
                <text:p>0.018460552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780712">
                <text:p>0.0178071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40204768">
                <text:p>0.014020476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51026056">
                <text:p>0.015102605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44712408">
                <text:p>0.0144712408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48797632">
                <text:p>0.014879763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3953524">
                <text:p>0.01395352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35153064">
                <text:p>0.013515306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33206968">
                <text:p>0.013320696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3559456">
                <text:p>0.01355945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36639736">
                <text:p>0.013663973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39073832">
                <text:p>0.013907383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40350656">
                <text:p>0.014035065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4150028">
                <text:p>0.01415002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42067">
                <text:p>0.014206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42490928">
                <text:p>0.014249092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44523736">
                <text:p>0.014452373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46841744">
                <text:p>0.0146841744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47820752">
                <text:p>0.0147820752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47691304">
                <text:p>0.014769130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48808856">
                <text:p>0.014880885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48612664">
                <text:p>0.014861266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50563384">
                <text:p>0.015056338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50730536">
                <text:p>0.015073053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5232436">
                <text:p>0.015232436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52793736">
                <text:p>0.0152793736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5301288">
                <text:p>0.01530128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57065008">
                <text:p>0.015706500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69653784">
                <text:p>0.016965378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176952348190356">
                <text:p>0.017695234819035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183569329603325">
                <text:p>0.018356932960332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181229813936525">
                <text:p>0.018122981393652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181862324250433">
                <text:p>0.018186232425043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181729870861077">
                <text:p>0.018172987086107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184155601088874">
                <text:p>0.018415560108887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181277507687562">
                <text:p>0.018127750768756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181843126199282">
                <text:p>0.0181843126199282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181826616290984">
                <text:p>0.018182661629098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182674676863793">
                <text:p>0.018267467686379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185996022851371">
                <text:p>0.018599602285137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187158353650908">
                <text:p>0.018715835365090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189231382908658">
                <text:p>0.0189231382908658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191523412670517">
                <text:p>0.019152341267051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191739801242008">
                <text:p>0.019173980124200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19337036772866">
                <text:p>0.01933703677286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195862837338174">
                <text:p>0.0195862837338174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199579499673868">
                <text:p>0.0199579499673868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01790857437314">
                <text:p>0.020179085743731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08286449801485">
                <text:p>0.020828644980148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2639712638379">
                <text:p>0.02263971263837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23794387491662">
                <text:p>0.0223794387491662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22003931930862">
                <text:p>0.022200393193086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20868995246898">
                <text:p>0.0220868995246898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22173756048443">
                <text:p>0.0222173756048443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28232698404025">
                <text:p>0.022823269840402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36092634117521">
                <text:p>0.0236092634117521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4454217378232">
                <text:p>0.02445421737823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45681108039548">
                <text:p>0.0245681108039548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246538597896953">
                <text:p>0.024653859789695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36164365896953">
                <text:p>0.0236164365896953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235097181896953">
                <text:p>0.0235097181896953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241166089896953">
                <text:p>0.024116608989695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246453517896953">
                <text:p>0.0246453517896953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239547573896953">
                <text:p>0.0239547573896953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249978097896953">
                <text:p>0.0249978097896953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275932545896953">
                <text:p>0.0275932545896953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261592013896953">
                <text:p>0.0261592013896953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249319945896953">
                <text:p>0.0249319945896953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255244805896953">
                <text:p>0.0255244805896953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256269537896953">
                <text:p>0.0256269537896953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240177921896953">
                <text:p>0.024017792189695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251739649896953">
                <text:p>0.025173964989695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235492485896953">
                <text:p>0.0235492485896953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258904289896953">
                <text:p>0.0258904289896953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256087153896953">
                <text:p>0.025608715389695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49464829896953">
                <text:p>0.0249464829896953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264074017896953">
                <text:p>0.0264074017896953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252190645896953">
                <text:p>0.025219064589695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263571377896953">
                <text:p>0.0263571377896953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49416829896953">
                <text:p>0.0249416829896953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252422625896953">
                <text:p>0.025242262589695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263942209896953">
                <text:p>0.026394220989695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240061801896953">
                <text:p>0.0240061801896953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51148177896953">
                <text:p>0.0251148177896953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249188089896953">
                <text:p>0.024918808989695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246580069896953">
                <text:p>0.0246580069896953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49049569896953">
                <text:p>0.024904956989695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254530637896953">
                <text:p>0.025453063789695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49790413896953">
                <text:p>0.0249790413896953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38cm" svg:y="0.14cm" chart:style-name="ch2">
          <text:p>Main Title</text:p>
        </chart:title>
        <chart:legend chart:legend-position="end" svg:x="6.669cm" svg:y="3.309cm" chart:style-name="ch3"/>
        <chart:plot-area chart:style-name="ch4" table:cell-range-address="Sheet1.$A$506:.$A$602 Sheet1.$E$506:.$E$602" chart:data-source-has-labels="row" chart:table-number-list="0 0" svg:x="0.16cm" svg:y="0.941cm" svg:width="6.19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ussé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490284936880387">
                <text:p>0.49028493688038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491680299998546">
                <text:p>0.49168029999854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490419421651219">
                <text:p>0.490419421651219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488407033423487">
                <text:p>0.48840703342348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489453419947637">
                <text:p>0.489453419947637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48486285">
                <text:p>0.4848628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482702772073132">
                <text:p>0.48270277207313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482705878277701">
                <text:p>0.48270587827770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486236915774559">
                <text:p>0.486236915774559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485763136400421">
                <text:p>0.485763136400421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4851198367268">
                <text:p>0.485119836726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484856736419137">
                <text:p>0.48485673641913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482734944084831">
                <text:p>0.482734944084831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483304525980748">
                <text:p>0.48330452598074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484846749580667">
                <text:p>0.484846749580667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487096558700985">
                <text:p>0.487096558700985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485336959758843">
                <text:p>0.485336959758843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486067563721895">
                <text:p>0.486067563721895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486581588346804">
                <text:p>0.48658158834680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488818398413778">
                <text:p>0.48881839841377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489547519685684">
                <text:p>0.48954751968568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489869532332892">
                <text:p>0.48986953233289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489305974443722">
                <text:p>0.48930597444372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489858918191423">
                <text:p>0.48985891819142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493146285001878">
                <text:p>0.49314628500187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495448452307211">
                <text:p>0.49544845230721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496629063163807">
                <text:p>0.49662906316380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496128341034935">
                <text:p>0.496128341034935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497045070587899">
                <text:p>0.49704507058789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496051911834949">
                <text:p>0.496051911834949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496328178432191">
                <text:p>0.49632817843219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497703216870084">
                <text:p>0.497703216870084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49641233234098">
                <text:p>0.4964123323409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497732777096754">
                <text:p>0.49773277709675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503474309148439">
                <text:p>0.503474309148439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513256270049872">
                <text:p>0.51325627004987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51991445140636">
                <text:p>0.5199144514063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52449310754822">
                <text:p>0.5244931075482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517998696082619">
                <text:p>0.517998696082619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514941817223058">
                <text:p>0.514941817223058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510210042282496">
                <text:p>0.51021004228249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511200158380156">
                <text:p>0.51120015838015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507308392631886">
                <text:p>0.507308392631886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506594141147899">
                <text:p>0.50659414114789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513789973675773">
                <text:p>0.513789973675773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514700302297463">
                <text:p>0.51470030229746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515723314993074">
                <text:p>0.515723314993074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515877560101506">
                <text:p>0.51587756010150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515623460039167">
                <text:p>0.51562346003916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516635260914501">
                <text:p>0.516635260914501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519178043214308">
                <text:p>0.51917804321430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516184960807283">
                <text:p>0.51618496080728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516109603728215">
                <text:p>0.51610960372821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517255475447355">
                <text:p>0.517255475447355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513001448949353">
                <text:p>0.51300144894935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5158144165241">
                <text:p>0.515814416524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524813554109537">
                <text:p>0.524813554109537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514477919503427">
                <text:p>0.51447791950342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512257430914147">
                <text:p>0.51225743091414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510227679887785">
                <text:p>0.51022767988778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504718943848194">
                <text:p>0.50471894384819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501969918554456">
                <text:p>0.501969918554456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502542416807818">
                <text:p>0.502542416807818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505033738074636">
                <text:p>0.505033738074636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501750590505578">
                <text:p>0.501750590505578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500429299811149">
                <text:p>0.50042929981114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474751994666375">
                <text:p>0.47475199466637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469430567091825">
                <text:p>0.46943056709182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492232186053454">
                <text:p>0.492232186053454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499888145019455">
                <text:p>0.499888145019455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487646798479303">
                <text:p>0.487646798479303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509216015838917">
                <text:p>0.50921601583891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539441962695116">
                <text:p>0.539441962695116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512937017649288">
                <text:p>0.51293701764928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496621171285914">
                <text:p>0.496621171285914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499243793133857">
                <text:p>0.49924379313385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500916216816577">
                <text:p>0.50091621681657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479935435748649">
                <text:p>0.47993543574864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499481949292979">
                <text:p>0.49948194929297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491444790603713">
                <text:p>0.491444790603713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508079309662935">
                <text:p>0.50807930966293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504736963326004">
                <text:p>0.504736963326004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505737806135308">
                <text:p>0.50573780613530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530126685892421">
                <text:p>0.53012668589242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510992072343969">
                <text:p>0.510992072343969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524138433687502">
                <text:p>0.52413843368750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514824481321466">
                <text:p>0.51482448132146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518958561782967">
                <text:p>0.51895856178296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542876315211445">
                <text:p>0.542876315211445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512054124495144">
                <text:p>0.51205412449514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516144938704255">
                <text:p>0.516144938704255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527787226757567">
                <text:p>0.52778722675756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524992822864891">
                <text:p>0.524992822864891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533531221062417">
                <text:p>0.53353122106241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54288467090063">
                <text:p>0.5428846709006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56143692">
                <text:p>0.56143692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